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onsolas2" svg:font-family="Consolas"/>
    <style:font-face style:name="Consolas1" svg:font-family="Consolas1"/>
    <style:font-face style:name="Consolas" svg:font-family="Consolas" style:font-family-generic="modern"/>
    <style:font-face style:name="Arial2" svg:font-family="Arial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8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17.727cm"/>
    </style:style>
    <style:style style:name="co4" style:family="table-column">
      <style:table-column-properties fo:break-before="auto" style:column-width="4.022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5.239cm"/>
    </style:style>
    <style:style style:name="co7" style:family="table-column">
      <style:table-column-properties fo:break-before="auto" style:column-width="3.254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10" style:family="table-cell" style:parent-style-name="Default" style:data-style-name="N0">
      <style:text-properties style:font-name="Consolas" fo:font-size="10pt" style:font-name-asian="Consolas2" style:font-size-asian="10pt" style:font-name-complex="Consolas2" style:font-size-complex="10pt"/>
    </style:style>
    <style:style style:name="ce11" style:family="table-cell" style:parent-style-name="Default" style:data-style-name="N0">
      <style:text-properties style:font-name="Consolas1" fo:font-size="9pt" style:font-name-asian="Consolas1" style:font-size-asian="9pt" style:font-name-complex="Consolas1" style:font-size-complex="9pt"/>
    </style:style>
    <style:style style:name="ce12" style:family="table-cell" style:parent-style-name="Default" style:data-style-name="N0">
      <style:table-cell-properties fo:background-color="#e6e6ff"/>
    </style:style>
    <style:style style:name="ce13" style:family="table-cell" style:parent-style-name="Default" style:data-style-name="N0">
      <style:text-properties fo:color="#008000" style:font-name="Consolas1" fo:font-size="9pt" style:font-name-asian="Consolas1" style:font-size-asian="9pt" style:font-name-complex="Consolas1" style:font-size-complex="9pt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0">
      <style:text-properties fo:color="#0000c0" style:font-name="Consolas1" fo:font-size="10pt" style:font-name-asian="Consolas1" style:font-size-asian="10pt" style:font-name-complex="Consolas1" style:font-size-complex="10pt"/>
    </style:style>
    <style:style style:name="ce16" style:family="table-cell" style:parent-style-name="Default" style:data-style-name="N0">
      <style:text-properties fo:color="#3f7f5f" style:font-name="Consolas1" fo:font-size="10pt" style:font-name-asian="Consolas1" style:font-size-asian="10pt" style:font-name-complex="Consolas1" style:font-size-complex="1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e6e6ff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font-name="Consolas" fo:font-size="9pt" style:font-name-asian="Consolas2" style:font-size-asian="9pt" style:font-name-complex="Consolas2" style:font-size-complex="9pt"/>
    </style:style>
    <style:style style:name="ce6" style:family="table-cell" style:parent-style-name="Default" style:data-style-name="N0">
      <style:text-properties style:font-name="Consolas" fo:font-size="9pt" style:font-name-asian="Consolas2" style:font-size-asian="9pt" style:font-name-complex="Consolas2" style:font-size-complex="9pt"/>
    </style:style>
    <style:style style:name="ce7" style:family="table-cell" style:parent-style-name="Default" style:data-style-name="N0">
      <style:text-properties fo:color="#008000" style:font-name="Consolas" fo:font-size="9pt" style:font-name-asian="Consolas2" style:font-size-asian="9pt" style:font-name-complex="Consolas2" style:font-size-complex="9pt"/>
    </style:style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 style:data-style-name="N30"/>
    <style:style style:name="T4" style:family="text">
      <style:text-properties fo:color="#0000c0" style:text-outline="false" style:text-line-through-style="none" style:font-name="Arial2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8000" style:text-outline="false" style:text-line-through-style="none" style:font-name="Consolas" fo:font-size="9pt" fo:font-style="normal" fo:text-shadow="none" style:text-underline-style="none" fo:font-weight="normal" style:font-name-asian="Consolas2" style:font-size-asian="9pt" style:font-style-asian="normal" style:font-weight-asian="normal" style:font-name-complex="Consolas2" style:font-size-complex="9pt" style:font-style-complex="normal" style:font-weight-complex="normal"/>
    </style:style>
  </office:automatic-styles>
  <office:body>
    <office:spreadsheet>
      <table:tracked-changes>
        <table:insertion table:id="ct1" table:acceptance-state="accepted" table:type="row" table:position="60" table:count="432" table:table="0">
          <office:change-info>
            <dc:creator>Paul</dc:creator>
            <dc:date>2021-01-25T11:55:16.47</dc:date>
          </office:change-info>
          <table:dependencies>
            <table:dependence table:id="ct3135"/>
            <table:dependence table:id="ct3134"/>
            <table:dependence table:id="ct3133"/>
            <table:dependence table:id="ct3132"/>
            <table:dependence table:id="ct3131"/>
            <table:dependence table:id="ct3130"/>
            <table:dependence table:id="ct3129"/>
            <table:dependence table:id="ct3128"/>
            <table:dependence table:id="ct3127"/>
            <table:dependence table:id="ct3126"/>
            <table:dependence table:id="ct3125"/>
            <table:dependence table:id="ct3124"/>
            <table:dependence table:id="ct3123"/>
            <table:dependence table:id="ct3122"/>
            <table:dependence table:id="ct3121"/>
            <table:dependence table:id="ct3120"/>
            <table:dependence table:id="ct3119"/>
            <table:dependence table:id="ct3118"/>
            <table:dependence table:id="ct3117"/>
            <table:dependence table:id="ct3116"/>
            <table:dependence table:id="ct3115"/>
            <table:dependence table:id="ct3114"/>
            <table:dependence table:id="ct3113"/>
            <table:dependence table:id="ct3112"/>
            <table:dependence table:id="ct3111"/>
            <table:dependence table:id="ct3110"/>
            <table:dependence table:id="ct3109"/>
            <table:dependence table:id="ct3108"/>
            <table:dependence table:id="ct3107"/>
            <table:dependence table:id="ct3106"/>
            <table:dependence table:id="ct3105"/>
            <table:dependence table:id="ct3104"/>
            <table:dependence table:id="ct3103"/>
            <table:dependence table:id="ct3102"/>
            <table:dependence table:id="ct3101"/>
            <table:dependence table:id="ct3100"/>
            <table:dependence table:id="ct3099"/>
            <table:dependence table:id="ct3098"/>
            <table:dependence table:id="ct3097"/>
            <table:dependence table:id="ct3096"/>
            <table:dependence table:id="ct3095"/>
            <table:dependence table:id="ct3094"/>
            <table:dependence table:id="ct3093"/>
            <table:dependence table:id="ct3092"/>
            <table:dependence table:id="ct3091"/>
            <table:dependence table:id="ct3090"/>
            <table:dependence table:id="ct3089"/>
            <table:dependence table:id="ct3088"/>
            <table:dependence table:id="ct3087"/>
            <table:dependence table:id="ct3086"/>
            <table:dependence table:id="ct3085"/>
            <table:dependence table:id="ct3084"/>
            <table:dependence table:id="ct3083"/>
            <table:dependence table:id="ct3082"/>
            <table:dependence table:id="ct3081"/>
            <table:dependence table:id="ct3080"/>
            <table:dependence table:id="ct3079"/>
            <table:dependence table:id="ct3078"/>
            <table:dependence table:id="ct3077"/>
            <table:dependence table:id="ct3076"/>
            <table:dependence table:id="ct3075"/>
            <table:dependence table:id="ct3074"/>
            <table:dependence table:id="ct3073"/>
            <table:dependence table:id="ct3072"/>
            <table:dependence table:id="ct3071"/>
            <table:dependence table:id="ct3070"/>
            <table:dependence table:id="ct3069"/>
            <table:dependence table:id="ct3068"/>
            <table:dependence table:id="ct3067"/>
            <table:dependence table:id="ct3066"/>
            <table:dependence table:id="ct3065"/>
            <table:dependence table:id="ct3064"/>
            <table:dependence table:id="ct3063"/>
            <table:dependence table:id="ct3062"/>
            <table:dependence table:id="ct3061"/>
            <table:dependence table:id="ct3060"/>
            <table:dependence table:id="ct3059"/>
            <table:dependence table:id="ct3058"/>
            <table:dependence table:id="ct3057"/>
            <table:dependence table:id="ct3056"/>
            <table:dependence table:id="ct3055"/>
            <table:dependence table:id="ct3054"/>
            <table:dependence table:id="ct3053"/>
            <table:dependence table:id="ct3052"/>
            <table:dependence table:id="ct3051"/>
            <table:dependence table:id="ct3050"/>
            <table:dependence table:id="ct3049"/>
            <table:dependence table:id="ct3048"/>
            <table:dependence table:id="ct3047"/>
            <table:dependence table:id="ct3046"/>
            <table:dependence table:id="ct3045"/>
            <table:dependence table:id="ct3044"/>
            <table:dependence table:id="ct3043"/>
            <table:dependence table:id="ct3042"/>
            <table:dependence table:id="ct3041"/>
            <table:dependence table:id="ct3040"/>
            <table:dependence table:id="ct3039"/>
            <table:dependence table:id="ct3038"/>
            <table:dependence table:id="ct3037"/>
            <table:dependence table:id="ct3036"/>
            <table:dependence table:id="ct3035"/>
            <table:dependence table:id="ct3034"/>
            <table:dependence table:id="ct3033"/>
            <table:dependence table:id="ct3032"/>
            <table:dependence table:id="ct3031"/>
            <table:dependence table:id="ct3030"/>
            <table:dependence table:id="ct3029"/>
            <table:dependence table:id="ct3028"/>
            <table:dependence table:id="ct3027"/>
            <table:dependence table:id="ct3026"/>
            <table:dependence table:id="ct3025"/>
            <table:dependence table:id="ct3024"/>
            <table:dependence table:id="ct3023"/>
            <table:dependence table:id="ct3022"/>
            <table:dependence table:id="ct3021"/>
            <table:dependence table:id="ct3020"/>
            <table:dependence table:id="ct3019"/>
            <table:dependence table:id="ct3018"/>
            <table:dependence table:id="ct3017"/>
            <table:dependence table:id="ct3016"/>
            <table:dependence table:id="ct3015"/>
            <table:dependence table:id="ct3014"/>
            <table:dependence table:id="ct3013"/>
            <table:dependence table:id="ct3012"/>
            <table:dependence table:id="ct3011"/>
            <table:dependence table:id="ct3010"/>
            <table:dependence table:id="ct3009"/>
            <table:dependence table:id="ct3008"/>
            <table:dependence table:id="ct3007"/>
            <table:dependence table:id="ct3006"/>
            <table:dependence table:id="ct3005"/>
            <table:dependence table:id="ct3004"/>
            <table:dependence table:id="ct3003"/>
            <table:dependence table:id="ct3002"/>
            <table:dependence table:id="ct3001"/>
            <table:dependence table:id="ct3000"/>
            <table:dependence table:id="ct2999"/>
            <table:dependence table:id="ct2998"/>
            <table:dependence table:id="ct2997"/>
            <table:dependence table:id="ct2996"/>
            <table:dependence table:id="ct2995"/>
            <table:dependence table:id="ct2994"/>
            <table:dependence table:id="ct2993"/>
            <table:dependence table:id="ct2992"/>
            <table:dependence table:id="ct2991"/>
            <table:dependence table:id="ct2990"/>
            <table:dependence table:id="ct2989"/>
            <table:dependence table:id="ct2988"/>
            <table:dependence table:id="ct2987"/>
            <table:dependence table:id="ct2986"/>
            <table:dependence table:id="ct2985"/>
            <table:dependence table:id="ct2984"/>
            <table:dependence table:id="ct2983"/>
            <table:dependence table:id="ct2982"/>
            <table:dependence table:id="ct2981"/>
            <table:dependence table:id="ct2980"/>
            <table:dependence table:id="ct2979"/>
            <table:dependence table:id="ct2978"/>
            <table:dependence table:id="ct2977"/>
            <table:dependence table:id="ct2976"/>
            <table:dependence table:id="ct2975"/>
            <table:dependence table:id="ct2974"/>
            <table:dependence table:id="ct2973"/>
            <table:dependence table:id="ct2972"/>
            <table:dependence table:id="ct2971"/>
            <table:dependence table:id="ct2970"/>
            <table:dependence table:id="ct2969"/>
            <table:dependence table:id="ct2968"/>
            <table:dependence table:id="ct2967"/>
            <table:dependence table:id="ct2966"/>
            <table:dependence table:id="ct2965"/>
            <table:dependence table:id="ct2964"/>
            <table:dependence table:id="ct2963"/>
            <table:dependence table:id="ct2962"/>
            <table:dependence table:id="ct2961"/>
            <table:dependence table:id="ct2960"/>
            <table:dependence table:id="ct2959"/>
            <table:dependence table:id="ct2958"/>
            <table:dependence table:id="ct2957"/>
            <table:dependence table:id="ct2956"/>
            <table:dependence table:id="ct2955"/>
            <table:dependence table:id="ct2954"/>
            <table:dependence table:id="ct2953"/>
            <table:dependence table:id="ct2952"/>
            <table:dependence table:id="ct2951"/>
            <table:dependence table:id="ct2950"/>
            <table:dependence table:id="ct2949"/>
            <table:dependence table:id="ct2948"/>
            <table:dependence table:id="ct2947"/>
            <table:dependence table:id="ct2946"/>
            <table:dependence table:id="ct2945"/>
            <table:dependence table:id="ct2944"/>
            <table:dependence table:id="ct2943"/>
            <table:dependence table:id="ct2942"/>
            <table:dependence table:id="ct2941"/>
            <table:dependence table:id="ct2940"/>
            <table:dependence table:id="ct2939"/>
            <table:dependence table:id="ct2938"/>
            <table:dependence table:id="ct2937"/>
            <table:dependence table:id="ct2936"/>
            <table:dependence table:id="ct2935"/>
            <table:dependence table:id="ct2934"/>
            <table:dependence table:id="ct2933"/>
            <table:dependence table:id="ct2932"/>
            <table:dependence table:id="ct2931"/>
            <table:dependence table:id="ct2930"/>
            <table:dependence table:id="ct2929"/>
            <table:dependence table:id="ct2928"/>
            <table:dependence table:id="ct2927"/>
            <table:dependence table:id="ct2926"/>
            <table:dependence table:id="ct2925"/>
            <table:dependence table:id="ct2924"/>
            <table:dependence table:id="ct2923"/>
            <table:dependence table:id="ct2922"/>
            <table:dependence table:id="ct2921"/>
            <table:dependence table:id="ct2920"/>
            <table:dependence table:id="ct2919"/>
            <table:dependence table:id="ct2918"/>
            <table:dependence table:id="ct2917"/>
            <table:dependence table:id="ct2916"/>
            <table:dependence table:id="ct2915"/>
            <table:dependence table:id="ct2914"/>
            <table:dependence table:id="ct2913"/>
            <table:dependence table:id="ct2912"/>
            <table:dependence table:id="ct2911"/>
            <table:dependence table:id="ct2910"/>
            <table:dependence table:id="ct2909"/>
            <table:dependence table:id="ct2908"/>
            <table:dependence table:id="ct2907"/>
            <table:dependence table:id="ct2906"/>
            <table:dependence table:id="ct2905"/>
            <table:dependence table:id="ct2904"/>
            <table:dependence table:id="ct2903"/>
            <table:dependence table:id="ct2902"/>
            <table:dependence table:id="ct2901"/>
            <table:dependence table:id="ct2900"/>
            <table:dependence table:id="ct2899"/>
            <table:dependence table:id="ct2898"/>
            <table:dependence table:id="ct2897"/>
            <table:dependence table:id="ct2896"/>
            <table:dependence table:id="ct2895"/>
            <table:dependence table:id="ct2894"/>
            <table:dependence table:id="ct2893"/>
            <table:dependence table:id="ct2892"/>
            <table:dependence table:id="ct2891"/>
            <table:dependence table:id="ct2890"/>
            <table:dependence table:id="ct2889"/>
            <table:dependence table:id="ct2888"/>
            <table:dependence table:id="ct2887"/>
            <table:dependence table:id="ct2886"/>
            <table:dependence table:id="ct2885"/>
            <table:dependence table:id="ct2884"/>
            <table:dependence table:id="ct2883"/>
            <table:dependence table:id="ct2882"/>
            <table:dependence table:id="ct2881"/>
            <table:dependence table:id="ct2880"/>
            <table:dependence table:id="ct2879"/>
            <table:dependence table:id="ct2878"/>
            <table:dependence table:id="ct2877"/>
            <table:dependence table:id="ct2876"/>
            <table:dependence table:id="ct2875"/>
            <table:dependence table:id="ct2874"/>
            <table:dependence table:id="ct2873"/>
            <table:dependence table:id="ct2872"/>
            <table:dependence table:id="ct2871"/>
            <table:dependence table:id="ct2870"/>
            <table:dependence table:id="ct2869"/>
            <table:dependence table:id="ct2868"/>
            <table:dependence table:id="ct2867"/>
            <table:dependence table:id="ct2866"/>
            <table:dependence table:id="ct2865"/>
            <table:dependence table:id="ct2864"/>
            <table:dependence table:id="ct2863"/>
            <table:dependence table:id="ct2862"/>
            <table:dependence table:id="ct2861"/>
            <table:dependence table:id="ct2860"/>
            <table:dependence table:id="ct2859"/>
            <table:dependence table:id="ct2858"/>
            <table:dependence table:id="ct2857"/>
            <table:dependence table:id="ct2856"/>
            <table:dependence table:id="ct2855"/>
            <table:dependence table:id="ct2854"/>
            <table:dependence table:id="ct2853"/>
            <table:dependence table:id="ct2852"/>
            <table:dependence table:id="ct2851"/>
            <table:dependence table:id="ct2850"/>
            <table:dependence table:id="ct2849"/>
            <table:dependence table:id="ct2848"/>
            <table:dependence table:id="ct2847"/>
            <table:dependence table:id="ct2846"/>
            <table:dependence table:id="ct2845"/>
            <table:dependence table:id="ct2844"/>
            <table:dependence table:id="ct2843"/>
            <table:dependence table:id="ct2842"/>
            <table:dependence table:id="ct2841"/>
            <table:dependence table:id="ct2840"/>
            <table:dependence table:id="ct2839"/>
            <table:dependence table:id="ct2838"/>
            <table:dependence table:id="ct2837"/>
            <table:dependence table:id="ct2836"/>
            <table:dependence table:id="ct2835"/>
            <table:dependence table:id="ct2834"/>
            <table:dependence table:id="ct2833"/>
            <table:dependence table:id="ct2832"/>
            <table:dependence table:id="ct2831"/>
            <table:dependence table:id="ct2830"/>
            <table:dependence table:id="ct2829"/>
            <table:dependence table:id="ct2828"/>
            <table:dependence table:id="ct2827"/>
            <table:dependence table:id="ct2826"/>
            <table:dependence table:id="ct2825"/>
            <table:dependence table:id="ct2824"/>
            <table:dependence table:id="ct2823"/>
            <table:dependence table:id="ct2822"/>
            <table:dependence table:id="ct2821"/>
            <table:dependence table:id="ct2820"/>
            <table:dependence table:id="ct2819"/>
            <table:dependence table:id="ct2818"/>
            <table:dependence table:id="ct2817"/>
            <table:dependence table:id="ct2816"/>
            <table:dependence table:id="ct2815"/>
            <table:dependence table:id="ct2814"/>
            <table:dependence table:id="ct2813"/>
            <table:dependence table:id="ct2812"/>
            <table:dependence table:id="ct2811"/>
            <table:dependence table:id="ct2810"/>
            <table:dependence table:id="ct2809"/>
            <table:dependence table:id="ct2808"/>
            <table:dependence table:id="ct2807"/>
            <table:dependence table:id="ct2806"/>
            <table:dependence table:id="ct2805"/>
            <table:dependence table:id="ct2804"/>
            <table:dependence table:id="ct2803"/>
            <table:dependence table:id="ct2802"/>
            <table:dependence table:id="ct2801"/>
            <table:dependence table:id="ct2800"/>
            <table:dependence table:id="ct2799"/>
            <table:dependence table:id="ct2798"/>
            <table:dependence table:id="ct2797"/>
            <table:dependence table:id="ct2796"/>
            <table:dependence table:id="ct2795"/>
            <table:dependence table:id="ct2794"/>
            <table:dependence table:id="ct2793"/>
            <table:dependence table:id="ct2792"/>
            <table:dependence table:id="ct2791"/>
            <table:dependence table:id="ct2790"/>
            <table:dependence table:id="ct2789"/>
            <table:dependence table:id="ct2788"/>
            <table:dependence table:id="ct2787"/>
            <table:dependence table:id="ct2786"/>
            <table:dependence table:id="ct2785"/>
            <table:dependence table:id="ct2784"/>
            <table:dependence table:id="ct2783"/>
            <table:dependence table:id="ct2782"/>
            <table:dependence table:id="ct2781"/>
            <table:dependence table:id="ct2780"/>
            <table:dependence table:id="ct2779"/>
            <table:dependence table:id="ct2778"/>
            <table:dependence table:id="ct2777"/>
            <table:dependence table:id="ct2776"/>
            <table:dependence table:id="ct2775"/>
            <table:dependence table:id="ct2774"/>
            <table:dependence table:id="ct2773"/>
            <table:dependence table:id="ct2772"/>
            <table:dependence table:id="ct2771"/>
            <table:dependence table:id="ct2770"/>
            <table:dependence table:id="ct2769"/>
            <table:dependence table:id="ct2768"/>
            <table:dependence table:id="ct2767"/>
            <table:dependence table:id="ct2766"/>
            <table:dependence table:id="ct2765"/>
            <table:dependence table:id="ct2764"/>
            <table:dependence table:id="ct2763"/>
            <table:dependence table:id="ct2762"/>
            <table:dependence table:id="ct2761"/>
            <table:dependence table:id="ct2760"/>
            <table:dependence table:id="ct2759"/>
            <table:dependence table:id="ct2758"/>
            <table:dependence table:id="ct2757"/>
            <table:dependence table:id="ct2756"/>
            <table:dependence table:id="ct2755"/>
            <table:dependence table:id="ct2754"/>
            <table:dependence table:id="ct2753"/>
            <table:dependence table:id="ct2752"/>
            <table:dependence table:id="ct2751"/>
            <table:dependence table:id="ct2750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744"/>
            <table:dependence table:id="ct2743"/>
            <table:dependence table:id="ct2742"/>
            <table:dependence table:id="ct2741"/>
            <table:dependence table:id="ct2740"/>
            <table:dependence table:id="ct2739"/>
            <table:dependence table:id="ct2738"/>
            <table:dependence table:id="ct2737"/>
            <table:dependence table:id="ct2736"/>
            <table:dependence table:id="ct2735"/>
            <table:dependence table:id="ct2734"/>
            <table:dependence table:id="ct2733"/>
            <table:dependence table:id="ct2732"/>
            <table:dependence table:id="ct2731"/>
            <table:dependence table:id="ct2730"/>
            <table:dependence table:id="ct2729"/>
            <table:dependence table:id="ct2728"/>
            <table:dependence table:id="ct2727"/>
            <table:dependence table:id="ct2726"/>
            <table:dependence table:id="ct2725"/>
            <table:dependence table:id="ct2724"/>
            <table:dependence table:id="ct2723"/>
            <table:dependence table:id="ct2722"/>
            <table:dependence table:id="ct2721"/>
            <table:dependence table:id="ct2720"/>
            <table:dependence table:id="ct2719"/>
            <table:dependence table:id="ct2718"/>
            <table:dependence table:id="ct2717"/>
            <table:dependence table:id="ct2716"/>
            <table:dependence table:id="ct2715"/>
            <table:dependence table:id="ct2714"/>
            <table:dependence table:id="ct2713"/>
            <table:dependence table:id="ct2712"/>
            <table:dependence table:id="ct2711"/>
            <table:dependence table:id="ct2710"/>
            <table:dependence table:id="ct2709"/>
            <table:dependence table:id="ct2708"/>
            <table:dependence table:id="ct2707"/>
            <table:dependence table:id="ct2706"/>
            <table:dependence table:id="ct2705"/>
            <table:dependence table:id="ct2704"/>
            <table:dependence table:id="ct2703"/>
            <table:dependence table:id="ct2702"/>
            <table:dependence table:id="ct2701"/>
            <table:dependence table:id="ct2700"/>
            <table:dependence table:id="ct2699"/>
            <table:dependence table:id="ct2698"/>
            <table:dependence table:id="ct2697"/>
            <table:dependence table:id="ct2696"/>
            <table:dependence table:id="ct2695"/>
            <table:dependence table:id="ct2694"/>
            <table:dependence table:id="ct2693"/>
            <table:dependence table:id="ct2692"/>
            <table:dependence table:id="ct2691"/>
            <table:dependence table:id="ct2690"/>
            <table:dependence table:id="ct2689"/>
            <table:dependence table:id="ct2688"/>
            <table:dependence table:id="ct2687"/>
            <table:dependence table:id="ct2686"/>
            <table:dependence table:id="ct2685"/>
            <table:dependence table:id="ct2684"/>
            <table:dependence table:id="ct2683"/>
            <table:dependence table:id="ct2682"/>
            <table:dependence table:id="ct2681"/>
            <table:dependence table:id="ct2680"/>
            <table:dependence table:id="ct2679"/>
            <table:dependence table:id="ct2678"/>
            <table:dependence table:id="ct2677"/>
            <table:dependence table:id="ct2676"/>
            <table:dependence table:id="ct2675"/>
            <table:dependence table:id="ct2674"/>
            <table:dependence table:id="ct2673"/>
            <table:dependence table:id="ct2672"/>
            <table:dependence table:id="ct2671"/>
            <table:dependence table:id="ct2670"/>
            <table:dependence table:id="ct2669"/>
            <table:dependence table:id="ct2668"/>
            <table:dependence table:id="ct2667"/>
            <table:dependence table:id="ct2666"/>
            <table:dependence table:id="ct2665"/>
            <table:dependence table:id="ct2664"/>
            <table:dependence table:id="ct2663"/>
            <table:dependence table:id="ct2662"/>
            <table:dependence table:id="ct2661"/>
            <table:dependence table:id="ct2660"/>
            <table:dependence table:id="ct2659"/>
            <table:dependence table:id="ct2658"/>
            <table:dependence table:id="ct2657"/>
            <table:dependence table:id="ct2656"/>
            <table:dependence table:id="ct2655"/>
            <table:dependence table:id="ct2654"/>
            <table:dependence table:id="ct2653"/>
            <table:dependence table:id="ct2652"/>
            <table:dependence table:id="ct2651"/>
            <table:dependence table:id="ct2650"/>
            <table:dependence table:id="ct2649"/>
            <table:dependence table:id="ct2648"/>
            <table:dependence table:id="ct2647"/>
            <table:dependence table:id="ct2646"/>
            <table:dependence table:id="ct2645"/>
            <table:dependence table:id="ct2644"/>
            <table:dependence table:id="ct2643"/>
            <table:dependence table:id="ct2642"/>
            <table:dependence table:id="ct2641"/>
            <table:dependence table:id="ct2640"/>
            <table:dependence table:id="ct2639"/>
            <table:dependence table:id="ct2638"/>
            <table:dependence table:id="ct2637"/>
            <table:dependence table:id="ct2636"/>
            <table:dependence table:id="ct2635"/>
            <table:dependence table:id="ct2634"/>
            <table:dependence table:id="ct2633"/>
            <table:dependence table:id="ct2632"/>
            <table:dependence table:id="ct2631"/>
            <table:dependence table:id="ct2630"/>
            <table:dependence table:id="ct2629"/>
            <table:dependence table:id="ct2628"/>
            <table:dependence table:id="ct2627"/>
            <table:dependence table:id="ct2626"/>
            <table:dependence table:id="ct2625"/>
            <table:dependence table:id="ct2624"/>
            <table:dependence table:id="ct2623"/>
            <table:dependence table:id="ct2622"/>
            <table:dependence table:id="ct2621"/>
            <table:dependence table:id="ct2620"/>
            <table:dependence table:id="ct2619"/>
            <table:dependence table:id="ct2618"/>
            <table:dependence table:id="ct2617"/>
            <table:dependence table:id="ct2616"/>
            <table:dependence table:id="ct2615"/>
            <table:dependence table:id="ct2614"/>
            <table:dependence table:id="ct2613"/>
            <table:dependence table:id="ct2612"/>
            <table:dependence table:id="ct2611"/>
            <table:dependence table:id="ct2610"/>
            <table:dependence table:id="ct2609"/>
            <table:dependence table:id="ct2608"/>
            <table:dependence table:id="ct2607"/>
            <table:dependence table:id="ct2606"/>
            <table:dependence table:id="ct2605"/>
            <table:dependence table:id="ct2604"/>
            <table:dependence table:id="ct2603"/>
            <table:dependence table:id="ct2602"/>
            <table:dependence table:id="ct2601"/>
            <table:dependence table:id="ct2600"/>
            <table:dependence table:id="ct2599"/>
            <table:dependence table:id="ct2598"/>
            <table:dependence table:id="ct2597"/>
            <table:dependence table:id="ct2596"/>
            <table:dependence table:id="ct2595"/>
            <table:dependence table:id="ct2594"/>
            <table:dependence table:id="ct2593"/>
            <table:dependence table:id="ct2592"/>
            <table:dependence table:id="ct2591"/>
            <table:dependence table:id="ct2590"/>
            <table:dependence table:id="ct2589"/>
            <table:dependence table:id="ct2588"/>
            <table:dependence table:id="ct2587"/>
            <table:dependence table:id="ct2586"/>
            <table:dependence table:id="ct2585"/>
            <table:dependence table:id="ct2584"/>
            <table:dependence table:id="ct2583"/>
            <table:dependence table:id="ct2582"/>
            <table:dependence table:id="ct2581"/>
            <table:dependence table:id="ct2580"/>
            <table:dependence table:id="ct2579"/>
            <table:dependence table:id="ct2578"/>
            <table:dependence table:id="ct2577"/>
            <table:dependence table:id="ct2576"/>
            <table:dependence table:id="ct2575"/>
            <table:dependence table:id="ct2574"/>
            <table:dependence table:id="ct2573"/>
            <table:dependence table:id="ct2572"/>
            <table:dependence table:id="ct2571"/>
            <table:dependence table:id="ct2570"/>
            <table:dependence table:id="ct2569"/>
            <table:dependence table:id="ct2568"/>
            <table:dependence table:id="ct2567"/>
            <table:dependence table:id="ct2566"/>
            <table:dependence table:id="ct2565"/>
            <table:dependence table:id="ct2564"/>
            <table:dependence table:id="ct2563"/>
            <table:dependence table:id="ct2562"/>
            <table:dependence table:id="ct2561"/>
            <table:dependence table:id="ct2560"/>
            <table:dependence table:id="ct2559"/>
            <table:dependence table:id="ct2558"/>
            <table:dependence table:id="ct2557"/>
            <table:dependence table:id="ct2556"/>
            <table:dependence table:id="ct2555"/>
            <table:dependence table:id="ct2554"/>
            <table:dependence table:id="ct2553"/>
            <table:dependence table:id="ct2552"/>
            <table:dependence table:id="ct2551"/>
            <table:dependence table:id="ct2550"/>
            <table:dependence table:id="ct2549"/>
            <table:dependence table:id="ct2548"/>
            <table:dependence table:id="ct2547"/>
            <table:dependence table:id="ct2546"/>
            <table:dependence table:id="ct2545"/>
            <table:dependence table:id="ct2544"/>
            <table:dependence table:id="ct2543"/>
            <table:dependence table:id="ct2542"/>
            <table:dependence table:id="ct2541"/>
            <table:dependence table:id="ct2540"/>
            <table:dependence table:id="ct2539"/>
            <table:dependence table:id="ct2538"/>
            <table:dependence table:id="ct2537"/>
            <table:dependence table:id="ct2536"/>
            <table:dependence table:id="ct2535"/>
            <table:dependence table:id="ct2534"/>
            <table:dependence table:id="ct2533"/>
            <table:dependence table:id="ct2532"/>
            <table:dependence table:id="ct2531"/>
            <table:dependence table:id="ct2530"/>
            <table:dependence table:id="ct2529"/>
            <table:dependence table:id="ct2528"/>
            <table:dependence table:id="ct2527"/>
            <table:dependence table:id="ct2526"/>
            <table:dependence table:id="ct2525"/>
            <table:dependence table:id="ct2524"/>
            <table:dependence table:id="ct2523"/>
            <table:dependence table:id="ct2522"/>
            <table:dependence table:id="ct2521"/>
            <table:dependence table:id="ct2520"/>
            <table:dependence table:id="ct2519"/>
            <table:dependence table:id="ct2518"/>
            <table:dependence table:id="ct2517"/>
            <table:dependence table:id="ct2516"/>
            <table:dependence table:id="ct2515"/>
            <table:dependence table:id="ct2514"/>
            <table:dependence table:id="ct2513"/>
            <table:dependence table:id="ct2512"/>
            <table:dependence table:id="ct2511"/>
            <table:dependence table:id="ct2510"/>
            <table:dependence table:id="ct2509"/>
            <table:dependence table:id="ct2508"/>
            <table:dependence table:id="ct2507"/>
            <table:dependence table:id="ct2506"/>
            <table:dependence table:id="ct2505"/>
            <table:dependence table:id="ct2504"/>
            <table:dependence table:id="ct2503"/>
            <table:dependence table:id="ct2502"/>
            <table:dependence table:id="ct2501"/>
            <table:dependence table:id="ct2500"/>
            <table:dependence table:id="ct2499"/>
            <table:dependence table:id="ct2498"/>
            <table:dependence table:id="ct2497"/>
            <table:dependence table:id="ct2496"/>
            <table:dependence table:id="ct2495"/>
            <table:dependence table:id="ct2494"/>
            <table:dependence table:id="ct2493"/>
            <table:dependence table:id="ct2492"/>
            <table:dependence table:id="ct2491"/>
            <table:dependence table:id="ct2490"/>
            <table:dependence table:id="ct2489"/>
            <table:dependence table:id="ct2488"/>
            <table:dependence table:id="ct2487"/>
            <table:dependence table:id="ct2486"/>
            <table:dependence table:id="ct2485"/>
            <table:dependence table:id="ct2484"/>
            <table:dependence table:id="ct2483"/>
            <table:dependence table:id="ct2482"/>
            <table:dependence table:id="ct2481"/>
            <table:dependence table:id="ct2480"/>
            <table:dependence table:id="ct2479"/>
            <table:dependence table:id="ct2478"/>
            <table:dependence table:id="ct2477"/>
            <table:dependence table:id="ct2476"/>
            <table:dependence table:id="ct2475"/>
            <table:dependence table:id="ct2474"/>
            <table:dependence table:id="ct2473"/>
            <table:dependence table:id="ct2472"/>
            <table:dependence table:id="ct2471"/>
            <table:dependence table:id="ct2470"/>
            <table:dependence table:id="ct2469"/>
            <table:dependence table:id="ct2468"/>
            <table:dependence table:id="ct2467"/>
            <table:dependence table:id="ct2466"/>
            <table:dependence table:id="ct2465"/>
            <table:dependence table:id="ct2464"/>
            <table:dependence table:id="ct2463"/>
            <table:dependence table:id="ct2462"/>
            <table:dependence table:id="ct2461"/>
            <table:dependence table:id="ct2460"/>
            <table:dependence table:id="ct2459"/>
            <table:dependence table:id="ct2458"/>
            <table:dependence table:id="ct2457"/>
            <table:dependence table:id="ct2456"/>
            <table:dependence table:id="ct2455"/>
            <table:dependence table:id="ct2454"/>
            <table:dependence table:id="ct2453"/>
            <table:dependence table:id="ct2452"/>
            <table:dependence table:id="ct2451"/>
            <table:dependence table:id="ct2450"/>
            <table:dependence table:id="ct2449"/>
            <table:dependence table:id="ct2448"/>
            <table:dependence table:id="ct2447"/>
            <table:dependence table:id="ct2446"/>
            <table:dependence table:id="ct2445"/>
            <table:dependence table:id="ct2444"/>
            <table:dependence table:id="ct2443"/>
            <table:dependence table:id="ct2442"/>
            <table:dependence table:id="ct2441"/>
            <table:dependence table:id="ct2440"/>
            <table:dependence table:id="ct2439"/>
            <table:dependence table:id="ct2438"/>
            <table:dependence table:id="ct2437"/>
            <table:dependence table:id="ct2436"/>
            <table:dependence table:id="ct2435"/>
            <table:dependence table:id="ct2434"/>
            <table:dependence table:id="ct2433"/>
            <table:dependence table:id="ct2432"/>
            <table:dependence table:id="ct2431"/>
            <table:dependence table:id="ct2430"/>
            <table:dependence table:id="ct2429"/>
            <table:dependence table:id="ct2428"/>
            <table:dependence table:id="ct2427"/>
            <table:dependence table:id="ct2426"/>
            <table:dependence table:id="ct2425"/>
            <table:dependence table:id="ct2424"/>
            <table:dependence table:id="ct2423"/>
            <table:dependence table:id="ct2422"/>
            <table:dependence table:id="ct2421"/>
            <table:dependence table:id="ct2420"/>
            <table:dependence table:id="ct2419"/>
            <table:dependence table:id="ct2418"/>
            <table:dependence table:id="ct2417"/>
            <table:dependence table:id="ct2416"/>
            <table:dependence table:id="ct2415"/>
            <table:dependence table:id="ct2414"/>
            <table:dependence table:id="ct2413"/>
            <table:dependence table:id="ct2412"/>
            <table:dependence table:id="ct2411"/>
            <table:dependence table:id="ct2410"/>
            <table:dependence table:id="ct2409"/>
            <table:dependence table:id="ct2408"/>
            <table:dependence table:id="ct2407"/>
            <table:dependence table:id="ct2406"/>
            <table:dependence table:id="ct2405"/>
            <table:dependence table:id="ct2404"/>
            <table:dependence table:id="ct2403"/>
            <table:dependence table:id="ct2402"/>
            <table:dependence table:id="ct2401"/>
            <table:dependence table:id="ct2400"/>
            <table:dependence table:id="ct2399"/>
            <table:dependence table:id="ct2398"/>
            <table:dependence table:id="ct2397"/>
            <table:dependence table:id="ct2396"/>
            <table:dependence table:id="ct2395"/>
            <table:dependence table:id="ct2394"/>
            <table:dependence table:id="ct2393"/>
            <table:dependence table:id="ct2392"/>
            <table:dependence table:id="ct2391"/>
            <table:dependence table:id="ct2390"/>
            <table:dependence table:id="ct2389"/>
            <table:dependence table:id="ct2388"/>
            <table:dependence table:id="ct2387"/>
            <table:dependence table:id="ct2386"/>
            <table:dependence table:id="ct2385"/>
            <table:dependence table:id="ct2384"/>
            <table:dependence table:id="ct2383"/>
            <table:dependence table:id="ct2382"/>
            <table:dependence table:id="ct2381"/>
            <table:dependence table:id="ct2380"/>
            <table:dependence table:id="ct2379"/>
            <table:dependence table:id="ct2378"/>
            <table:dependence table:id="ct2377"/>
            <table:dependence table:id="ct2376"/>
            <table:dependence table:id="ct2375"/>
            <table:dependence table:id="ct2374"/>
            <table:dependence table:id="ct2373"/>
            <table:dependence table:id="ct2372"/>
            <table:dependence table:id="ct2371"/>
            <table:dependence table:id="ct2370"/>
            <table:dependence table:id="ct2369"/>
            <table:dependence table:id="ct2368"/>
            <table:dependence table:id="ct2367"/>
            <table:dependence table:id="ct2366"/>
            <table:dependence table:id="ct2365"/>
            <table:dependence table:id="ct2364"/>
            <table:dependence table:id="ct2363"/>
            <table:dependence table:id="ct2362"/>
            <table:dependence table:id="ct2361"/>
            <table:dependence table:id="ct2360"/>
            <table:dependence table:id="ct2359"/>
            <table:dependence table:id="ct2358"/>
            <table:dependence table:id="ct2357"/>
            <table:dependence table:id="ct2356"/>
            <table:dependence table:id="ct2355"/>
            <table:dependence table:id="ct2354"/>
            <table:dependence table:id="ct2353"/>
            <table:dependence table:id="ct2352"/>
            <table:dependence table:id="ct2351"/>
            <table:dependence table:id="ct2350"/>
            <table:dependence table:id="ct2349"/>
            <table:dependence table:id="ct2348"/>
            <table:dependence table:id="ct2347"/>
            <table:dependence table:id="ct2346"/>
            <table:dependence table:id="ct2345"/>
            <table:dependence table:id="ct2344"/>
            <table:dependence table:id="ct2343"/>
            <table:dependence table:id="ct2342"/>
            <table:dependence table:id="ct2341"/>
            <table:dependence table:id="ct2340"/>
            <table:dependence table:id="ct2339"/>
            <table:dependence table:id="ct2338"/>
            <table:dependence table:id="ct2337"/>
            <table:dependence table:id="ct2336"/>
            <table:dependence table:id="ct2335"/>
            <table:dependence table:id="ct2334"/>
            <table:dependence table:id="ct2333"/>
            <table:dependence table:id="ct2332"/>
            <table:dependence table:id="ct2331"/>
            <table:dependence table:id="ct2330"/>
            <table:dependence table:id="ct2329"/>
            <table:dependence table:id="ct2328"/>
            <table:dependence table:id="ct2327"/>
            <table:dependence table:id="ct2326"/>
            <table:dependence table:id="ct2325"/>
            <table:dependence table:id="ct2324"/>
            <table:dependence table:id="ct2323"/>
            <table:dependence table:id="ct2322"/>
            <table:dependence table:id="ct2321"/>
            <table:dependence table:id="ct2320"/>
            <table:dependence table:id="ct2319"/>
            <table:dependence table:id="ct2318"/>
            <table:dependence table:id="ct2317"/>
            <table:dependence table:id="ct2316"/>
            <table:dependence table:id="ct2315"/>
            <table:dependence table:id="ct2314"/>
            <table:dependence table:id="ct2313"/>
            <table:dependence table:id="ct2312"/>
            <table:dependence table:id="ct2311"/>
            <table:dependence table:id="ct2310"/>
            <table:dependence table:id="ct2309"/>
            <table:dependence table:id="ct2308"/>
            <table:dependence table:id="ct2307"/>
            <table:dependence table:id="ct2306"/>
            <table:dependence table:id="ct2305"/>
            <table:dependence table:id="ct2304"/>
            <table:dependence table:id="ct2303"/>
            <table:dependence table:id="ct2302"/>
            <table:dependence table:id="ct2301"/>
            <table:dependence table:id="ct2300"/>
            <table:dependence table:id="ct2299"/>
            <table:dependence table:id="ct2298"/>
            <table:dependence table:id="ct2297"/>
            <table:dependence table:id="ct2296"/>
            <table:dependence table:id="ct2295"/>
            <table:dependence table:id="ct2294"/>
            <table:dependence table:id="ct2293"/>
            <table:dependence table:id="ct2292"/>
            <table:dependence table:id="ct2291"/>
            <table:dependence table:id="ct2290"/>
            <table:dependence table:id="ct2289"/>
            <table:dependence table:id="ct2288"/>
            <table:dependence table:id="ct2287"/>
            <table:dependence table:id="ct2286"/>
            <table:dependence table:id="ct2285"/>
            <table:dependence table:id="ct2284"/>
            <table:dependence table:id="ct2283"/>
            <table:dependence table:id="ct2282"/>
            <table:dependence table:id="ct2281"/>
            <table:dependence table:id="ct2280"/>
            <table:dependence table:id="ct2279"/>
            <table:dependence table:id="ct2278"/>
            <table:dependence table:id="ct2277"/>
            <table:dependence table:id="ct2276"/>
            <table:dependence table:id="ct2275"/>
            <table:dependence table:id="ct2274"/>
            <table:dependence table:id="ct2273"/>
            <table:dependence table:id="ct2272"/>
            <table:dependence table:id="ct2271"/>
            <table:dependence table:id="ct2270"/>
            <table:dependence table:id="ct2269"/>
            <table:dependence table:id="ct2268"/>
            <table:dependence table:id="ct2267"/>
            <table:dependence table:id="ct2266"/>
            <table:dependence table:id="ct2265"/>
            <table:dependence table:id="ct2264"/>
            <table:dependence table:id="ct2263"/>
            <table:dependence table:id="ct2262"/>
            <table:dependence table:id="ct2261"/>
            <table:dependence table:id="ct2260"/>
            <table:dependence table:id="ct2259"/>
            <table:dependence table:id="ct2258"/>
            <table:dependence table:id="ct2257"/>
            <table:dependence table:id="ct2256"/>
            <table:dependence table:id="ct2255"/>
            <table:dependence table:id="ct2254"/>
            <table:dependence table:id="ct2253"/>
            <table:dependence table:id="ct2252"/>
            <table:dependence table:id="ct2251"/>
            <table:dependence table:id="ct2250"/>
            <table:dependence table:id="ct2249"/>
            <table:dependence table:id="ct2248"/>
            <table:dependence table:id="ct2247"/>
            <table:dependence table:id="ct2246"/>
            <table:dependence table:id="ct2245"/>
            <table:dependence table:id="ct2244"/>
            <table:dependence table:id="ct2243"/>
            <table:dependence table:id="ct2242"/>
            <table:dependence table:id="ct2241"/>
            <table:dependence table:id="ct2240"/>
            <table:dependence table:id="ct2239"/>
            <table:dependence table:id="ct2238"/>
            <table:dependence table:id="ct2237"/>
            <table:dependence table:id="ct2236"/>
            <table:dependence table:id="ct2235"/>
            <table:dependence table:id="ct2234"/>
            <table:dependence table:id="ct2233"/>
            <table:dependence table:id="ct2232"/>
            <table:dependence table:id="ct2231"/>
            <table:dependence table:id="ct2230"/>
            <table:dependence table:id="ct2229"/>
            <table:dependence table:id="ct2228"/>
            <table:dependence table:id="ct2227"/>
            <table:dependence table:id="ct2226"/>
            <table:dependence table:id="ct2225"/>
            <table:dependence table:id="ct2224"/>
            <table:dependence table:id="ct2223"/>
            <table:dependence table:id="ct2222"/>
            <table:dependence table:id="ct2221"/>
            <table:dependence table:id="ct2220"/>
            <table:dependence table:id="ct2219"/>
            <table:dependence table:id="ct2218"/>
            <table:dependence table:id="ct2217"/>
            <table:dependence table:id="ct2216"/>
            <table:dependence table:id="ct2215"/>
            <table:dependence table:id="ct2214"/>
            <table:dependence table:id="ct2213"/>
            <table:dependence table:id="ct2212"/>
            <table:dependence table:id="ct2211"/>
            <table:dependence table:id="ct2210"/>
            <table:dependence table:id="ct2209"/>
            <table:dependence table:id="ct2208"/>
            <table:dependence table:id="ct2207"/>
            <table:dependence table:id="ct2206"/>
            <table:dependence table:id="ct2205"/>
            <table:dependence table:id="ct2204"/>
            <table:dependence table:id="ct2203"/>
            <table:dependence table:id="ct2202"/>
            <table:dependence table:id="ct2201"/>
            <table:dependence table:id="ct2200"/>
            <table:dependence table:id="ct2199"/>
            <table:dependence table:id="ct2198"/>
            <table:dependence table:id="ct2197"/>
            <table:dependence table:id="ct2196"/>
            <table:dependence table:id="ct2195"/>
            <table:dependence table:id="ct2194"/>
            <table:dependence table:id="ct2193"/>
            <table:dependence table:id="ct2192"/>
            <table:dependence table:id="ct2191"/>
            <table:dependence table:id="ct2190"/>
            <table:dependence table:id="ct2189"/>
            <table:dependence table:id="ct2188"/>
            <table:dependence table:id="ct2187"/>
            <table:dependence table:id="ct2186"/>
            <table:dependence table:id="ct2185"/>
            <table:dependence table:id="ct2184"/>
            <table:dependence table:id="ct2183"/>
            <table:dependence table:id="ct2182"/>
            <table:dependence table:id="ct2181"/>
            <table:dependence table:id="ct2180"/>
            <table:dependence table:id="ct2179"/>
            <table:dependence table:id="ct2178"/>
            <table:dependence table:id="ct2177"/>
            <table:dependence table:id="ct2176"/>
            <table:dependence table:id="ct2175"/>
            <table:dependence table:id="ct2174"/>
            <table:dependence table:id="ct2173"/>
            <table:dependence table:id="ct2172"/>
            <table:dependence table:id="ct2171"/>
            <table:dependence table:id="ct2170"/>
            <table:dependence table:id="ct2169"/>
            <table:dependence table:id="ct2168"/>
            <table:dependence table:id="ct2167"/>
            <table:dependence table:id="ct2166"/>
            <table:dependence table:id="ct2165"/>
            <table:dependence table:id="ct2164"/>
            <table:dependence table:id="ct2163"/>
            <table:dependence table:id="ct2162"/>
            <table:dependence table:id="ct2161"/>
            <table:dependence table:id="ct2160"/>
            <table:dependence table:id="ct2159"/>
            <table:dependence table:id="ct2158"/>
            <table:dependence table:id="ct2157"/>
            <table:dependence table:id="ct2156"/>
            <table:dependence table:id="ct2155"/>
            <table:dependence table:id="ct2154"/>
            <table:dependence table:id="ct2153"/>
            <table:dependence table:id="ct2152"/>
            <table:dependence table:id="ct2151"/>
            <table:dependence table:id="ct2150"/>
            <table:dependence table:id="ct2149"/>
            <table:dependence table:id="ct2148"/>
            <table:dependence table:id="ct2147"/>
            <table:dependence table:id="ct2146"/>
            <table:dependence table:id="ct2145"/>
            <table:dependence table:id="ct2144"/>
            <table:dependence table:id="ct2143"/>
            <table:dependence table:id="ct2142"/>
            <table:dependence table:id="ct2141"/>
            <table:dependence table:id="ct2140"/>
            <table:dependence table:id="ct2139"/>
            <table:dependence table:id="ct2138"/>
            <table:dependence table:id="ct2137"/>
            <table:dependence table:id="ct2136"/>
            <table:dependence table:id="ct2135"/>
            <table:dependence table:id="ct2134"/>
            <table:dependence table:id="ct2133"/>
            <table:dependence table:id="ct2132"/>
            <table:dependence table:id="ct2131"/>
            <table:dependence table:id="ct2130"/>
            <table:dependence table:id="ct2129"/>
            <table:dependence table:id="ct2128"/>
            <table:dependence table:id="ct2127"/>
            <table:dependence table:id="ct2126"/>
            <table:dependence table:id="ct2125"/>
            <table:dependence table:id="ct2124"/>
            <table:dependence table:id="ct2123"/>
            <table:dependence table:id="ct2122"/>
            <table:dependence table:id="ct2121"/>
            <table:dependence table:id="ct2120"/>
            <table:dependence table:id="ct2119"/>
            <table:dependence table:id="ct2118"/>
            <table:dependence table:id="ct2117"/>
            <table:dependence table:id="ct2116"/>
            <table:dependence table:id="ct2115"/>
            <table:dependence table:id="ct2114"/>
            <table:dependence table:id="ct2113"/>
            <table:dependence table:id="ct2112"/>
            <table:dependence table:id="ct2111"/>
            <table:dependence table:id="ct2110"/>
            <table:dependence table:id="ct2109"/>
            <table:dependence table:id="ct2108"/>
            <table:dependence table:id="ct2107"/>
            <table:dependence table:id="ct2106"/>
            <table:dependence table:id="ct2105"/>
            <table:dependence table:id="ct2104"/>
            <table:dependence table:id="ct2103"/>
            <table:dependence table:id="ct2102"/>
            <table:dependence table:id="ct2101"/>
            <table:dependence table:id="ct2100"/>
            <table:dependence table:id="ct2099"/>
            <table:dependence table:id="ct2098"/>
            <table:dependence table:id="ct2097"/>
            <table:dependence table:id="ct2096"/>
            <table:dependence table:id="ct2095"/>
            <table:dependence table:id="ct2094"/>
            <table:dependence table:id="ct2093"/>
            <table:dependence table:id="ct2092"/>
            <table:dependence table:id="ct2091"/>
            <table:dependence table:id="ct2090"/>
            <table:dependence table:id="ct2089"/>
            <table:dependence table:id="ct2088"/>
            <table:dependence table:id="ct2087"/>
            <table:dependence table:id="ct2086"/>
            <table:dependence table:id="ct2085"/>
            <table:dependence table:id="ct2084"/>
            <table:dependence table:id="ct2083"/>
            <table:dependence table:id="ct2082"/>
            <table:dependence table:id="ct2081"/>
            <table:dependence table:id="ct2080"/>
            <table:dependence table:id="ct2079"/>
            <table:dependence table:id="ct2078"/>
            <table:dependence table:id="ct2077"/>
            <table:dependence table:id="ct2076"/>
            <table:dependence table:id="ct2075"/>
            <table:dependence table:id="ct2074"/>
            <table:dependence table:id="ct2073"/>
            <table:dependence table:id="ct2072"/>
            <table:dependence table:id="ct2071"/>
            <table:dependence table:id="ct2070"/>
            <table:dependence table:id="ct2069"/>
            <table:dependence table:id="ct2068"/>
            <table:dependence table:id="ct2067"/>
            <table:dependence table:id="ct2066"/>
            <table:dependence table:id="ct2065"/>
            <table:dependence table:id="ct2064"/>
            <table:dependence table:id="ct2063"/>
            <table:dependence table:id="ct2062"/>
            <table:dependence table:id="ct2061"/>
            <table:dependence table:id="ct2060"/>
            <table:dependence table:id="ct2059"/>
            <table:dependence table:id="ct2058"/>
            <table:dependence table:id="ct2057"/>
            <table:dependence table:id="ct2056"/>
            <table:dependence table:id="ct2055"/>
            <table:dependence table:id="ct2054"/>
            <table:dependence table:id="ct2053"/>
            <table:dependence table:id="ct2052"/>
            <table:dependence table:id="ct2051"/>
            <table:dependence table:id="ct2050"/>
            <table:dependence table:id="ct2049"/>
            <table:dependence table:id="ct2048"/>
            <table:dependence table:id="ct2047"/>
            <table:dependence table:id="ct2046"/>
            <table:dependence table:id="ct2045"/>
            <table:dependence table:id="ct2044"/>
            <table:dependence table:id="ct2043"/>
            <table:dependence table:id="ct2042"/>
            <table:dependence table:id="ct2041"/>
            <table:dependence table:id="ct2040"/>
            <table:dependence table:id="ct2039"/>
            <table:dependence table:id="ct2038"/>
            <table:dependence table:id="ct2037"/>
            <table:dependence table:id="ct2036"/>
            <table:dependence table:id="ct2035"/>
            <table:dependence table:id="ct2034"/>
            <table:dependence table:id="ct2033"/>
            <table:dependence table:id="ct2032"/>
            <table:dependence table:id="ct2031"/>
            <table:dependence table:id="ct2030"/>
            <table:dependence table:id="ct2029"/>
            <table:dependence table:id="ct2028"/>
            <table:dependence table:id="ct2027"/>
            <table:dependence table:id="ct2026"/>
            <table:dependence table:id="ct2025"/>
            <table:dependence table:id="ct2024"/>
            <table:dependence table:id="ct2023"/>
            <table:dependence table:id="ct2022"/>
            <table:dependence table:id="ct2021"/>
            <table:dependence table:id="ct2020"/>
            <table:dependence table:id="ct2019"/>
            <table:dependence table:id="ct2018"/>
            <table:dependence table:id="ct2017"/>
            <table:dependence table:id="ct2016"/>
            <table:dependence table:id="ct2015"/>
            <table:dependence table:id="ct2014"/>
            <table:dependence table:id="ct2013"/>
            <table:dependence table:id="ct2012"/>
            <table:dependence table:id="ct2011"/>
            <table:dependence table:id="ct2010"/>
            <table:dependence table:id="ct2009"/>
            <table:dependence table:id="ct2008"/>
            <table:dependence table:id="ct2007"/>
            <table:dependence table:id="ct2006"/>
            <table:dependence table:id="ct2005"/>
            <table:dependence table:id="ct2004"/>
            <table:dependence table:id="ct2003"/>
            <table:dependence table:id="ct2002"/>
            <table:dependence table:id="ct2001"/>
            <table:dependence table:id="ct2000"/>
            <table:dependence table:id="ct1999"/>
            <table:dependence table:id="ct1998"/>
            <table:dependence table:id="ct1997"/>
            <table:dependence table:id="ct1996"/>
            <table:dependence table:id="ct1995"/>
            <table:dependence table:id="ct1994"/>
            <table:dependence table:id="ct1993"/>
            <table:dependence table:id="ct1992"/>
            <table:dependence table:id="ct1991"/>
            <table:dependence table:id="ct1990"/>
            <table:dependence table:id="ct1989"/>
            <table:dependence table:id="ct1988"/>
            <table:dependence table:id="ct1987"/>
            <table:dependence table:id="ct1986"/>
            <table:dependence table:id="ct1985"/>
            <table:dependence table:id="ct1984"/>
            <table:dependence table:id="ct1983"/>
            <table:dependence table:id="ct1982"/>
            <table:dependence table:id="ct1981"/>
            <table:dependence table:id="ct1980"/>
            <table:dependence table:id="ct1979"/>
            <table:dependence table:id="ct1978"/>
            <table:dependence table:id="ct1977"/>
            <table:dependence table:id="ct1976"/>
            <table:dependence table:id="ct1975"/>
            <table:dependence table:id="ct1974"/>
            <table:dependence table:id="ct1973"/>
            <table:dependence table:id="ct1972"/>
            <table:dependence table:id="ct1971"/>
            <table:dependence table:id="ct1970"/>
            <table:dependence table:id="ct1969"/>
            <table:dependence table:id="ct1968"/>
            <table:dependence table:id="ct1967"/>
            <table:dependence table:id="ct1966"/>
            <table:dependence table:id="ct1965"/>
            <table:dependence table:id="ct1964"/>
            <table:dependence table:id="ct1963"/>
            <table:dependence table:id="ct1962"/>
            <table:dependence table:id="ct1961"/>
            <table:dependence table:id="ct1960"/>
            <table:dependence table:id="ct1959"/>
            <table:dependence table:id="ct1958"/>
            <table:dependence table:id="ct1957"/>
            <table:dependence table:id="ct1956"/>
            <table:dependence table:id="ct1955"/>
            <table:dependence table:id="ct1954"/>
            <table:dependence table:id="ct1953"/>
            <table:dependence table:id="ct1952"/>
            <table:dependence table:id="ct1951"/>
            <table:dependence table:id="ct1950"/>
            <table:dependence table:id="ct1949"/>
            <table:dependence table:id="ct1948"/>
            <table:dependence table:id="ct1947"/>
            <table:dependence table:id="ct1946"/>
            <table:dependence table:id="ct1945"/>
            <table:dependence table:id="ct1944"/>
            <table:dependence table:id="ct1943"/>
            <table:dependence table:id="ct1942"/>
            <table:dependence table:id="ct1941"/>
            <table:dependence table:id="ct1940"/>
            <table:dependence table:id="ct1939"/>
            <table:dependence table:id="ct1938"/>
            <table:dependence table:id="ct1937"/>
            <table:dependence table:id="ct1936"/>
            <table:dependence table:id="ct1935"/>
            <table:dependence table:id="ct1934"/>
            <table:dependence table:id="ct1933"/>
            <table:dependence table:id="ct1932"/>
            <table:dependence table:id="ct1931"/>
            <table:dependence table:id="ct1930"/>
            <table:dependence table:id="ct1929"/>
            <table:dependence table:id="ct1928"/>
            <table:dependence table:id="ct1927"/>
            <table:dependence table:id="ct1926"/>
            <table:dependence table:id="ct1925"/>
            <table:dependence table:id="ct1924"/>
            <table:dependence table:id="ct1923"/>
            <table:dependence table:id="ct1922"/>
            <table:dependence table:id="ct1921"/>
            <table:dependence table:id="ct1920"/>
            <table:dependence table:id="ct1919"/>
            <table:dependence table:id="ct1918"/>
            <table:dependence table:id="ct1917"/>
            <table:dependence table:id="ct1916"/>
            <table:dependence table:id="ct1915"/>
            <table:dependence table:id="ct1914"/>
            <table:dependence table:id="ct1913"/>
            <table:dependence table:id="ct1912"/>
            <table:dependence table:id="ct1911"/>
            <table:dependence table:id="ct1910"/>
            <table:dependence table:id="ct1909"/>
            <table:dependence table:id="ct1908"/>
            <table:dependence table:id="ct1907"/>
            <table:dependence table:id="ct1906"/>
            <table:dependence table:id="ct1905"/>
            <table:dependence table:id="ct1904"/>
            <table:dependence table:id="ct1903"/>
            <table:dependence table:id="ct1902"/>
            <table:dependence table:id="ct1901"/>
            <table:dependence table:id="ct1900"/>
            <table:dependence table:id="ct1899"/>
            <table:dependence table:id="ct1898"/>
            <table:dependence table:id="ct1897"/>
            <table:dependence table:id="ct1896"/>
            <table:dependence table:id="ct1895"/>
            <table:dependence table:id="ct1894"/>
            <table:dependence table:id="ct1893"/>
            <table:dependence table:id="ct1892"/>
            <table:dependence table:id="ct1891"/>
            <table:dependence table:id="ct1890"/>
            <table:dependence table:id="ct1889"/>
            <table:dependence table:id="ct1888"/>
            <table:dependence table:id="ct1887"/>
            <table:dependence table:id="ct1886"/>
            <table:dependence table:id="ct1885"/>
            <table:dependence table:id="ct1884"/>
            <table:dependence table:id="ct1883"/>
            <table:dependence table:id="ct1882"/>
            <table:dependence table:id="ct1881"/>
            <table:dependence table:id="ct1880"/>
            <table:dependence table:id="ct1879"/>
            <table:dependence table:id="ct1878"/>
            <table:dependence table:id="ct1877"/>
            <table:dependence table:id="ct1876"/>
            <table:dependence table:id="ct1875"/>
            <table:dependence table:id="ct1874"/>
            <table:dependence table:id="ct1873"/>
            <table:dependence table:id="ct1872"/>
            <table:dependence table:id="ct1871"/>
            <table:dependence table:id="ct1870"/>
            <table:dependence table:id="ct1869"/>
            <table:dependence table:id="ct1868"/>
            <table:dependence table:id="ct1867"/>
            <table:dependence table:id="ct1866"/>
            <table:dependence table:id="ct1865"/>
            <table:dependence table:id="ct1864"/>
            <table:dependence table:id="ct1863"/>
            <table:dependence table:id="ct1862"/>
            <table:dependence table:id="ct1861"/>
            <table:dependence table:id="ct1860"/>
            <table:dependence table:id="ct1859"/>
            <table:dependence table:id="ct1858"/>
            <table:dependence table:id="ct1857"/>
            <table:dependence table:id="ct1856"/>
            <table:dependence table:id="ct1855"/>
            <table:dependence table:id="ct1854"/>
            <table:dependence table:id="ct1853"/>
            <table:dependence table:id="ct1852"/>
            <table:dependence table:id="ct1851"/>
            <table:dependence table:id="ct1850"/>
            <table:dependence table:id="ct1849"/>
            <table:dependence table:id="ct1848"/>
            <table:dependence table:id="ct1847"/>
            <table:dependence table:id="ct1846"/>
            <table:dependence table:id="ct1845"/>
            <table:dependence table:id="ct1844"/>
            <table:dependence table:id="ct1843"/>
            <table:dependence table:id="ct1842"/>
            <table:dependence table:id="ct1841"/>
            <table:dependence table:id="ct1840"/>
            <table:dependence table:id="ct1839"/>
            <table:dependence table:id="ct1838"/>
            <table:dependence table:id="ct1837"/>
            <table:dependence table:id="ct1836"/>
            <table:dependence table:id="ct1835"/>
            <table:dependence table:id="ct1834"/>
            <table:dependence table:id="ct1833"/>
            <table:dependence table:id="ct1832"/>
            <table:dependence table:id="ct1831"/>
            <table:dependence table:id="ct1830"/>
            <table:dependence table:id="ct1829"/>
            <table:dependence table:id="ct1828"/>
            <table:dependence table:id="ct1827"/>
            <table:dependence table:id="ct1826"/>
            <table:dependence table:id="ct1825"/>
            <table:dependence table:id="ct1824"/>
            <table:dependence table:id="ct1823"/>
            <table:dependence table:id="ct1822"/>
            <table:dependence table:id="ct1821"/>
            <table:dependence table:id="ct1820"/>
            <table:dependence table:id="ct1819"/>
            <table:dependence table:id="ct1818"/>
            <table:dependence table:id="ct1817"/>
            <table:dependence table:id="ct1816"/>
            <table:dependence table:id="ct1815"/>
            <table:dependence table:id="ct1814"/>
            <table:dependence table:id="ct1813"/>
            <table:dependence table:id="ct1812"/>
            <table:dependence table:id="ct1811"/>
            <table:dependence table:id="ct1810"/>
            <table:dependence table:id="ct1809"/>
            <table:dependence table:id="ct1808"/>
            <table:dependence table:id="ct1807"/>
            <table:dependence table:id="ct1806"/>
            <table:dependence table:id="ct1805"/>
            <table:dependence table:id="ct1804"/>
            <table:dependence table:id="ct1803"/>
            <table:dependence table:id="ct1802"/>
            <table:dependence table:id="ct1801"/>
            <table:dependence table:id="ct1800"/>
            <table:dependence table:id="ct1799"/>
            <table:dependence table:id="ct1798"/>
            <table:dependence table:id="ct1797"/>
            <table:dependence table:id="ct1796"/>
            <table:dependence table:id="ct1795"/>
            <table:dependence table:id="ct1794"/>
            <table:dependence table:id="ct1793"/>
            <table:dependence table:id="ct1792"/>
            <table:dependence table:id="ct1791"/>
            <table:dependence table:id="ct1790"/>
            <table:dependence table:id="ct1789"/>
            <table:dependence table:id="ct1788"/>
            <table:dependence table:id="ct1787"/>
            <table:dependence table:id="ct1786"/>
            <table:dependence table:id="ct1785"/>
            <table:dependence table:id="ct1784"/>
            <table:dependence table:id="ct1783"/>
            <table:dependence table:id="ct1782"/>
            <table:dependence table:id="ct1781"/>
            <table:dependence table:id="ct1780"/>
            <table:dependence table:id="ct1779"/>
            <table:dependence table:id="ct1778"/>
            <table:dependence table:id="ct1777"/>
            <table:dependence table:id="ct1776"/>
            <table:dependence table:id="ct1775"/>
            <table:dependence table:id="ct1774"/>
            <table:dependence table:id="ct1773"/>
            <table:dependence table:id="ct1772"/>
            <table:dependence table:id="ct1771"/>
            <table:dependence table:id="ct1770"/>
            <table:dependence table:id="ct1769"/>
            <table:dependence table:id="ct1768"/>
            <table:dependence table:id="ct1767"/>
            <table:dependence table:id="ct1766"/>
            <table:dependence table:id="ct1765"/>
            <table:dependence table:id="ct1764"/>
            <table:dependence table:id="ct1763"/>
            <table:dependence table:id="ct1762"/>
            <table:dependence table:id="ct1761"/>
            <table:dependence table:id="ct1760"/>
            <table:dependence table:id="ct1759"/>
            <table:dependence table:id="ct1758"/>
            <table:dependence table:id="ct1757"/>
            <table:dependence table:id="ct1756"/>
            <table:dependence table:id="ct1755"/>
            <table:dependence table:id="ct1754"/>
            <table:dependence table:id="ct1753"/>
            <table:dependence table:id="ct1752"/>
            <table:dependence table:id="ct1751"/>
            <table:dependence table:id="ct1750"/>
            <table:dependence table:id="ct1749"/>
            <table:dependence table:id="ct1748"/>
            <table:dependence table:id="ct1747"/>
            <table:dependence table:id="ct1746"/>
            <table:dependence table:id="ct1745"/>
            <table:dependence table:id="ct1744"/>
            <table:dependence table:id="ct1743"/>
            <table:dependence table:id="ct1742"/>
            <table:dependence table:id="ct1741"/>
            <table:dependence table:id="ct1740"/>
            <table:dependence table:id="ct1739"/>
            <table:dependence table:id="ct1738"/>
            <table:dependence table:id="ct1737"/>
            <table:dependence table:id="ct1736"/>
            <table:dependence table:id="ct1735"/>
            <table:dependence table:id="ct1734"/>
            <table:dependence table:id="ct1733"/>
            <table:dependence table:id="ct1732"/>
            <table:dependence table:id="ct1731"/>
            <table:dependence table:id="ct1730"/>
            <table:dependence table:id="ct1729"/>
            <table:dependence table:id="ct1728"/>
            <table:dependence table:id="ct1727"/>
            <table:dependence table:id="ct1726"/>
            <table:dependence table:id="ct1725"/>
            <table:dependence table:id="ct1724"/>
            <table:dependence table:id="ct1723"/>
            <table:dependence table:id="ct1722"/>
            <table:dependence table:id="ct1721"/>
            <table:dependence table:id="ct1720"/>
            <table:dependence table:id="ct1719"/>
            <table:dependence table:id="ct1718"/>
            <table:dependence table:id="ct1717"/>
            <table:dependence table:id="ct1716"/>
            <table:dependence table:id="ct1715"/>
            <table:dependence table:id="ct1714"/>
            <table:dependence table:id="ct1713"/>
            <table:dependence table:id="ct1712"/>
            <table:dependence table:id="ct1711"/>
            <table:dependence table:id="ct1710"/>
            <table:dependence table:id="ct1709"/>
            <table:dependence table:id="ct1708"/>
            <table:dependence table:id="ct1707"/>
            <table:dependence table:id="ct1706"/>
            <table:dependence table:id="ct1705"/>
            <table:dependence table:id="ct1704"/>
            <table:dependence table:id="ct1703"/>
            <table:dependence table:id="ct1702"/>
            <table:dependence table:id="ct1701"/>
            <table:dependence table:id="ct1700"/>
            <table:dependence table:id="ct1699"/>
            <table:dependence table:id="ct1698"/>
            <table:dependence table:id="ct1697"/>
            <table:dependence table:id="ct1696"/>
            <table:dependence table:id="ct1695"/>
            <table:dependence table:id="ct1694"/>
            <table:dependence table:id="ct1693"/>
            <table:dependence table:id="ct1692"/>
            <table:dependence table:id="ct1691"/>
            <table:dependence table:id="ct1690"/>
            <table:dependence table:id="ct1689"/>
            <table:dependence table:id="ct1688"/>
            <table:dependence table:id="ct1687"/>
            <table:dependence table:id="ct1686"/>
            <table:dependence table:id="ct1685"/>
            <table:dependence table:id="ct1684"/>
            <table:dependence table:id="ct1683"/>
            <table:dependence table:id="ct1682"/>
            <table:dependence table:id="ct1681"/>
            <table:dependence table:id="ct1680"/>
            <table:dependence table:id="ct1679"/>
            <table:dependence table:id="ct1678"/>
            <table:dependence table:id="ct1677"/>
            <table:dependence table:id="ct1676"/>
            <table:dependence table:id="ct1675"/>
            <table:dependence table:id="ct1674"/>
            <table:dependence table:id="ct1673"/>
            <table:dependence table:id="ct1672"/>
            <table:dependence table:id="ct1671"/>
            <table:dependence table:id="ct1670"/>
            <table:dependence table:id="ct1669"/>
            <table:dependence table:id="ct1668"/>
            <table:dependence table:id="ct1667"/>
            <table:dependence table:id="ct1666"/>
            <table:dependence table:id="ct1665"/>
            <table:dependence table:id="ct1664"/>
            <table:dependence table:id="ct1663"/>
            <table:dependence table:id="ct1662"/>
            <table:dependence table:id="ct1661"/>
            <table:dependence table:id="ct1660"/>
            <table:dependence table:id="ct1659"/>
            <table:dependence table:id="ct1658"/>
            <table:dependence table:id="ct1657"/>
            <table:dependence table:id="ct1656"/>
            <table:dependence table:id="ct1655"/>
            <table:dependence table:id="ct1654"/>
            <table:dependence table:id="ct1653"/>
            <table:dependence table:id="ct1652"/>
            <table:dependence table:id="ct1651"/>
            <table:dependence table:id="ct1650"/>
            <table:dependence table:id="ct1649"/>
            <table:dependence table:id="ct1648"/>
            <table:dependence table:id="ct1647"/>
            <table:dependence table:id="ct1646"/>
            <table:dependence table:id="ct1645"/>
            <table:dependence table:id="ct1644"/>
            <table:dependence table:id="ct1643"/>
            <table:dependence table:id="ct1642"/>
            <table:dependence table:id="ct1641"/>
            <table:dependence table:id="ct1640"/>
            <table:dependence table:id="ct1639"/>
            <table:dependence table:id="ct1638"/>
            <table:dependence table:id="ct1637"/>
            <table:dependence table:id="ct1636"/>
            <table:dependence table:id="ct1635"/>
            <table:dependence table:id="ct1634"/>
            <table:dependence table:id="ct1633"/>
            <table:dependence table:id="ct1632"/>
            <table:dependence table:id="ct1631"/>
            <table:dependence table:id="ct1630"/>
            <table:dependence table:id="ct1629"/>
            <table:dependence table:id="ct1628"/>
            <table:dependence table:id="ct1627"/>
            <table:dependence table:id="ct1626"/>
            <table:dependence table:id="ct1625"/>
            <table:dependence table:id="ct1624"/>
            <table:dependence table:id="ct1623"/>
            <table:dependence table:id="ct1622"/>
            <table:dependence table:id="ct1621"/>
            <table:dependence table:id="ct1620"/>
            <table:dependence table:id="ct1619"/>
            <table:dependence table:id="ct1618"/>
            <table:dependence table:id="ct1617"/>
            <table:dependence table:id="ct1616"/>
            <table:dependence table:id="ct1615"/>
            <table:dependence table:id="ct1614"/>
            <table:dependence table:id="ct1613"/>
            <table:dependence table:id="ct1612"/>
            <table:dependence table:id="ct1611"/>
            <table:dependence table:id="ct1610"/>
            <table:dependence table:id="ct1609"/>
            <table:dependence table:id="ct1608"/>
            <table:dependence table:id="ct1607"/>
            <table:dependence table:id="ct1606"/>
            <table:dependence table:id="ct1605"/>
            <table:dependence table:id="ct1604"/>
            <table:dependence table:id="ct1603"/>
            <table:dependence table:id="ct1602"/>
            <table:dependence table:id="ct1601"/>
            <table:dependence table:id="ct1600"/>
            <table:dependence table:id="ct1599"/>
            <table:dependence table:id="ct1598"/>
            <table:dependence table:id="ct1597"/>
            <table:dependence table:id="ct1596"/>
            <table:dependence table:id="ct1595"/>
            <table:dependence table:id="ct1594"/>
            <table:dependence table:id="ct1593"/>
            <table:dependence table:id="ct1592"/>
            <table:dependence table:id="ct1591"/>
            <table:dependence table:id="ct1590"/>
            <table:dependence table:id="ct1589"/>
            <table:dependence table:id="ct1588"/>
            <table:dependence table:id="ct1587"/>
            <table:dependence table:id="ct1586"/>
            <table:dependence table:id="ct1585"/>
            <table:dependence table:id="ct1584"/>
            <table:dependence table:id="ct1583"/>
            <table:dependence table:id="ct1582"/>
            <table:dependence table:id="ct1581"/>
            <table:dependence table:id="ct1580"/>
            <table:dependence table:id="ct1579"/>
            <table:dependence table:id="ct1578"/>
            <table:dependence table:id="ct1577"/>
            <table:dependence table:id="ct1576"/>
            <table:dependence table:id="ct1575"/>
            <table:dependence table:id="ct1574"/>
            <table:dependence table:id="ct1573"/>
            <table:dependence table:id="ct1572"/>
            <table:dependence table:id="ct1571"/>
            <table:dependence table:id="ct1570"/>
            <table:dependence table:id="ct1569"/>
            <table:dependence table:id="ct1568"/>
            <table:dependence table:id="ct1567"/>
            <table:dependence table:id="ct1566"/>
            <table:dependence table:id="ct1565"/>
            <table:dependence table:id="ct1564"/>
            <table:dependence table:id="ct1563"/>
            <table:dependence table:id="ct1562"/>
            <table:dependence table:id="ct1561"/>
            <table:dependence table:id="ct1560"/>
            <table:dependence table:id="ct1559"/>
            <table:dependence table:id="ct1558"/>
            <table:dependence table:id="ct1557"/>
            <table:dependence table:id="ct1556"/>
            <table:dependence table:id="ct1555"/>
            <table:dependence table:id="ct1554"/>
            <table:dependence table:id="ct1553"/>
            <table:dependence table:id="ct1552"/>
            <table:dependence table:id="ct1551"/>
            <table:dependence table:id="ct1550"/>
            <table:dependence table:id="ct1549"/>
            <table:dependence table:id="ct1548"/>
            <table:dependence table:id="ct1547"/>
            <table:dependence table:id="ct1546"/>
            <table:dependence table:id="ct1545"/>
            <table:dependence table:id="ct1544"/>
            <table:dependence table:id="ct1543"/>
            <table:dependence table:id="ct1542"/>
            <table:dependence table:id="ct1541"/>
            <table:dependence table:id="ct1540"/>
            <table:dependence table:id="ct1539"/>
            <table:dependence table:id="ct1538"/>
            <table:dependence table:id="ct1537"/>
            <table:dependence table:id="ct1536"/>
            <table:dependence table:id="ct1535"/>
            <table:dependence table:id="ct1534"/>
            <table:dependence table:id="ct1533"/>
            <table:dependence table:id="ct1532"/>
            <table:dependence table:id="ct1531"/>
            <table:dependence table:id="ct1530"/>
            <table:dependence table:id="ct1529"/>
            <table:dependence table:id="ct1528"/>
            <table:dependence table:id="ct1527"/>
            <table:dependence table:id="ct1526"/>
            <table:dependence table:id="ct1525"/>
            <table:dependence table:id="ct1524"/>
            <table:dependence table:id="ct1523"/>
            <table:dependence table:id="ct1522"/>
            <table:dependence table:id="ct1521"/>
            <table:dependence table:id="ct1520"/>
            <table:dependence table:id="ct1519"/>
            <table:dependence table:id="ct1518"/>
            <table:dependence table:id="ct1517"/>
            <table:dependence table:id="ct1516"/>
            <table:dependence table:id="ct1515"/>
            <table:dependence table:id="ct1514"/>
            <table:dependence table:id="ct1513"/>
            <table:dependence table:id="ct1512"/>
            <table:dependence table:id="ct1511"/>
            <table:dependence table:id="ct1510"/>
            <table:dependence table:id="ct1509"/>
            <table:dependence table:id="ct1508"/>
            <table:dependence table:id="ct1507"/>
            <table:dependence table:id="ct1506"/>
            <table:dependence table:id="ct1505"/>
            <table:dependence table:id="ct1504"/>
            <table:dependence table:id="ct1503"/>
            <table:dependence table:id="ct1502"/>
            <table:dependence table:id="ct1501"/>
            <table:dependence table:id="ct1500"/>
            <table:dependence table:id="ct1499"/>
            <table:dependence table:id="ct1498"/>
            <table:dependence table:id="ct1497"/>
            <table:dependence table:id="ct1496"/>
            <table:dependence table:id="ct1495"/>
            <table:dependence table:id="ct1494"/>
            <table:dependence table:id="ct1493"/>
            <table:dependence table:id="ct1492"/>
            <table:dependence table:id="ct1491"/>
            <table:dependence table:id="ct1490"/>
            <table:dependence table:id="ct1489"/>
            <table:dependence table:id="ct1488"/>
            <table:dependence table:id="ct1487"/>
            <table:dependence table:id="ct1486"/>
            <table:dependence table:id="ct1485"/>
            <table:dependence table:id="ct1484"/>
            <table:dependence table:id="ct1483"/>
            <table:dependence table:id="ct1482"/>
            <table:dependence table:id="ct1481"/>
            <table:dependence table:id="ct1480"/>
            <table:dependence table:id="ct1479"/>
            <table:dependence table:id="ct1478"/>
            <table:dependence table:id="ct1477"/>
            <table:dependence table:id="ct1476"/>
            <table:dependence table:id="ct1475"/>
            <table:dependence table:id="ct1474"/>
            <table:dependence table:id="ct1473"/>
            <table:dependence table:id="ct1472"/>
            <table:dependence table:id="ct1471"/>
            <table:dependence table:id="ct1470"/>
            <table:dependence table:id="ct1469"/>
            <table:dependence table:id="ct1468"/>
            <table:dependence table:id="ct1467"/>
            <table:dependence table:id="ct1466"/>
            <table:dependence table:id="ct1465"/>
            <table:dependence table:id="ct1464"/>
            <table:dependence table:id="ct1463"/>
            <table:dependence table:id="ct1462"/>
            <table:dependence table:id="ct1461"/>
            <table:dependence table:id="ct1460"/>
            <table:dependence table:id="ct1459"/>
            <table:dependence table:id="ct1458"/>
            <table:dependence table:id="ct1457"/>
            <table:dependence table:id="ct1456"/>
            <table:dependence table:id="ct1455"/>
            <table:dependence table:id="ct1454"/>
            <table:dependence table:id="ct1453"/>
            <table:dependence table:id="ct1452"/>
            <table:dependence table:id="ct1451"/>
            <table:dependence table:id="ct1450"/>
            <table:dependence table:id="ct1449"/>
            <table:dependence table:id="ct1448"/>
            <table:dependence table:id="ct1447"/>
            <table:dependence table:id="ct1446"/>
            <table:dependence table:id="ct1445"/>
            <table:dependence table:id="ct1444"/>
            <table:dependence table:id="ct1443"/>
            <table:dependence table:id="ct1442"/>
            <table:dependence table:id="ct1441"/>
            <table:dependence table:id="ct1440"/>
            <table:dependence table:id="ct1439"/>
            <table:dependence table:id="ct1438"/>
            <table:dependence table:id="ct1437"/>
            <table:dependence table:id="ct1436"/>
            <table:dependence table:id="ct1435"/>
            <table:dependence table:id="ct1434"/>
            <table:dependence table:id="ct1433"/>
            <table:dependence table:id="ct1432"/>
            <table:dependence table:id="ct1431"/>
            <table:dependence table:id="ct1430"/>
            <table:dependence table:id="ct1429"/>
            <table:dependence table:id="ct1428"/>
            <table:dependence table:id="ct1427"/>
            <table:dependence table:id="ct1426"/>
            <table:dependence table:id="ct1425"/>
            <table:dependence table:id="ct1424"/>
            <table:dependence table:id="ct1423"/>
            <table:dependence table:id="ct1422"/>
            <table:dependence table:id="ct1421"/>
            <table:dependence table:id="ct1420"/>
            <table:dependence table:id="ct1419"/>
            <table:dependence table:id="ct1418"/>
            <table:dependence table:id="ct1417"/>
            <table:dependence table:id="ct1416"/>
            <table:dependence table:id="ct1415"/>
            <table:dependence table:id="ct1414"/>
            <table:dependence table:id="ct1413"/>
            <table:dependence table:id="ct1412"/>
            <table:dependence table:id="ct1411"/>
            <table:dependence table:id="ct1410"/>
            <table:dependence table:id="ct1409"/>
            <table:dependence table:id="ct1408"/>
            <table:dependence table:id="ct1407"/>
            <table:dependence table:id="ct1406"/>
            <table:dependence table:id="ct1405"/>
            <table:dependence table:id="ct1404"/>
            <table:dependence table:id="ct1403"/>
            <table:dependence table:id="ct1402"/>
            <table:dependence table:id="ct1401"/>
            <table:dependence table:id="ct1400"/>
            <table:dependence table:id="ct1399"/>
            <table:dependence table:id="ct1398"/>
            <table:dependence table:id="ct1397"/>
            <table:dependence table:id="ct1396"/>
            <table:dependence table:id="ct1395"/>
            <table:dependence table:id="ct1394"/>
            <table:dependence table:id="ct1393"/>
            <table:dependence table:id="ct1392"/>
            <table:dependence table:id="ct1391"/>
            <table:dependence table:id="ct1390"/>
            <table:dependence table:id="ct1389"/>
            <table:dependence table:id="ct1388"/>
            <table:dependence table:id="ct1387"/>
            <table:dependence table:id="ct1386"/>
            <table:dependence table:id="ct1385"/>
            <table:dependence table:id="ct1384"/>
            <table:dependence table:id="ct1383"/>
            <table:dependence table:id="ct1382"/>
            <table:dependence table:id="ct1381"/>
            <table:dependence table:id="ct1380"/>
            <table:dependence table:id="ct1379"/>
            <table:dependence table:id="ct1378"/>
            <table:dependence table:id="ct1377"/>
            <table:dependence table:id="ct1376"/>
            <table:dependence table:id="ct1375"/>
            <table:dependence table:id="ct1374"/>
            <table:dependence table:id="ct1373"/>
            <table:dependence table:id="ct1372"/>
            <table:dependence table:id="ct1371"/>
            <table:dependence table:id="ct1370"/>
            <table:dependence table:id="ct1369"/>
            <table:dependence table:id="ct1368"/>
            <table:dependence table:id="ct1367"/>
            <table:dependence table:id="ct1366"/>
            <table:dependence table:id="ct1365"/>
            <table:dependence table:id="ct1364"/>
            <table:dependence table:id="ct1363"/>
            <table:dependence table:id="ct1362"/>
            <table:dependence table:id="ct1361"/>
            <table:dependence table:id="ct1360"/>
            <table:dependence table:id="ct1359"/>
            <table:dependence table:id="ct1358"/>
            <table:dependence table:id="ct1357"/>
            <table:dependence table:id="ct1356"/>
            <table:dependence table:id="ct1355"/>
            <table:dependence table:id="ct1354"/>
            <table:dependence table:id="ct1353"/>
            <table:dependence table:id="ct1352"/>
            <table:dependence table:id="ct1351"/>
            <table:dependence table:id="ct1350"/>
            <table:dependence table:id="ct1349"/>
            <table:dependence table:id="ct1348"/>
            <table:dependence table:id="ct1347"/>
            <table:dependence table:id="ct1346"/>
            <table:dependence table:id="ct1345"/>
            <table:dependence table:id="ct1344"/>
            <table:dependence table:id="ct1343"/>
            <table:dependence table:id="ct1342"/>
            <table:dependence table:id="ct1341"/>
            <table:dependence table:id="ct1340"/>
            <table:dependence table:id="ct1339"/>
            <table:dependence table:id="ct1338"/>
            <table:dependence table:id="ct1337"/>
            <table:dependence table:id="ct1336"/>
            <table:dependence table:id="ct1335"/>
            <table:dependence table:id="ct1334"/>
            <table:dependence table:id="ct1333"/>
            <table:dependence table:id="ct1332"/>
            <table:dependence table:id="ct1331"/>
            <table:dependence table:id="ct1330"/>
            <table:dependence table:id="ct1329"/>
            <table:dependence table:id="ct1328"/>
            <table:dependence table:id="ct1327"/>
            <table:dependence table:id="ct1326"/>
            <table:dependence table:id="ct1325"/>
            <table:dependence table:id="ct1324"/>
            <table:dependence table:id="ct1323"/>
            <table:dependence table:id="ct1322"/>
            <table:dependence table:id="ct1321"/>
            <table:dependence table:id="ct1320"/>
            <table:dependence table:id="ct1319"/>
            <table:dependence table:id="ct1318"/>
            <table:dependence table:id="ct1317"/>
            <table:dependence table:id="ct1316"/>
            <table:dependence table:id="ct1315"/>
            <table:dependence table:id="ct1314"/>
            <table:dependence table:id="ct1313"/>
            <table:dependence table:id="ct1312"/>
            <table:dependence table:id="ct1311"/>
            <table:dependence table:id="ct1310"/>
            <table:dependence table:id="ct1309"/>
            <table:dependence table:id="ct1308"/>
            <table:dependence table:id="ct1307"/>
            <table:dependence table:id="ct1306"/>
            <table:dependence table:id="ct1305"/>
            <table:dependence table:id="ct1304"/>
            <table:dependence table:id="ct1303"/>
            <table:dependence table:id="ct1302"/>
            <table:dependence table:id="ct1301"/>
            <table:dependence table:id="ct1300"/>
            <table:dependence table:id="ct1299"/>
            <table:dependence table:id="ct1298"/>
            <table:dependence table:id="ct1297"/>
            <table:dependence table:id="ct1296"/>
            <table:dependence table:id="ct1295"/>
            <table:dependence table:id="ct1294"/>
            <table:dependence table:id="ct1293"/>
            <table:dependence table:id="ct1292"/>
            <table:dependence table:id="ct1291"/>
            <table:dependence table:id="ct1290"/>
            <table:dependence table:id="ct1289"/>
            <table:dependence table:id="ct1288"/>
            <table:dependence table:id="ct1287"/>
            <table:dependence table:id="ct1286"/>
            <table:dependence table:id="ct1285"/>
            <table:dependence table:id="ct1284"/>
            <table:dependence table:id="ct1283"/>
            <table:dependence table:id="ct1282"/>
            <table:dependence table:id="ct1281"/>
            <table:dependence table:id="ct1280"/>
            <table:dependence table:id="ct1279"/>
            <table:dependence table:id="ct1278"/>
            <table:dependence table:id="ct1277"/>
            <table:dependence table:id="ct1276"/>
            <table:dependence table:id="ct1275"/>
            <table:dependence table:id="ct1274"/>
            <table:dependence table:id="ct1273"/>
            <table:dependence table:id="ct1272"/>
            <table:dependence table:id="ct1271"/>
            <table:dependence table:id="ct1270"/>
            <table:dependence table:id="ct1269"/>
            <table:dependence table:id="ct1268"/>
            <table:dependence table:id="ct1267"/>
            <table:dependence table:id="ct1266"/>
            <table:dependence table:id="ct1265"/>
            <table:dependence table:id="ct1264"/>
            <table:dependence table:id="ct1263"/>
            <table:dependence table:id="ct1262"/>
            <table:dependence table:id="ct1261"/>
            <table:dependence table:id="ct1260"/>
            <table:dependence table:id="ct1259"/>
            <table:dependence table:id="ct1258"/>
            <table:dependence table:id="ct1257"/>
            <table:dependence table:id="ct1256"/>
            <table:dependence table:id="ct1255"/>
            <table:dependence table:id="ct1254"/>
            <table:dependence table:id="ct1253"/>
            <table:dependence table:id="ct1252"/>
            <table:dependence table:id="ct1251"/>
            <table:dependence table:id="ct1250"/>
            <table:dependence table:id="ct1249"/>
            <table:dependence table:id="ct1248"/>
            <table:dependence table:id="ct1247"/>
            <table:dependence table:id="ct1246"/>
            <table:dependence table:id="ct1245"/>
            <table:dependence table:id="ct1244"/>
            <table:dependence table:id="ct1243"/>
            <table:dependence table:id="ct1242"/>
            <table:dependence table:id="ct1241"/>
            <table:dependence table:id="ct1240"/>
            <table:dependence table:id="ct1239"/>
            <table:dependence table:id="ct1238"/>
            <table:dependence table:id="ct1237"/>
            <table:dependence table:id="ct1236"/>
            <table:dependence table:id="ct1235"/>
            <table:dependence table:id="ct1234"/>
            <table:dependence table:id="ct1233"/>
            <table:dependence table:id="ct1232"/>
            <table:dependence table:id="ct1231"/>
            <table:dependence table:id="ct1230"/>
            <table:dependence table:id="ct1229"/>
            <table:dependence table:id="ct1228"/>
            <table:dependence table:id="ct1227"/>
            <table:dependence table:id="ct1226"/>
            <table:dependence table:id="ct1225"/>
            <table:dependence table:id="ct1224"/>
            <table:dependence table:id="ct1223"/>
            <table:dependence table:id="ct1222"/>
            <table:dependence table:id="ct1221"/>
            <table:dependence table:id="ct1220"/>
            <table:dependence table:id="ct1219"/>
            <table:dependence table:id="ct1218"/>
            <table:dependence table:id="ct1217"/>
            <table:dependence table:id="ct1216"/>
            <table:dependence table:id="ct1215"/>
            <table:dependence table:id="ct1214"/>
            <table:dependence table:id="ct1213"/>
            <table:dependence table:id="ct1212"/>
            <table:dependence table:id="ct1211"/>
            <table:dependence table:id="ct1210"/>
            <table:dependence table:id="ct1209"/>
            <table:dependence table:id="ct1208"/>
            <table:dependence table:id="ct1207"/>
            <table:dependence table:id="ct1206"/>
            <table:dependence table:id="ct1205"/>
            <table:dependence table:id="ct1204"/>
            <table:dependence table:id="ct1203"/>
            <table:dependence table:id="ct1202"/>
            <table:dependence table:id="ct1201"/>
            <table:dependence table:id="ct1200"/>
            <table:dependence table:id="ct1199"/>
            <table:dependence table:id="ct1198"/>
            <table:dependence table:id="ct1197"/>
            <table:dependence table:id="ct1196"/>
            <table:dependence table:id="ct1195"/>
            <table:dependence table:id="ct1194"/>
            <table:dependence table:id="ct1193"/>
            <table:dependence table:id="ct1192"/>
            <table:dependence table:id="ct1191"/>
            <table:dependence table:id="ct1190"/>
            <table:dependence table:id="ct1189"/>
            <table:dependence table:id="ct1188"/>
            <table:dependence table:id="ct1187"/>
            <table:dependence table:id="ct1186"/>
            <table:dependence table:id="ct1185"/>
            <table:dependence table:id="ct1184"/>
            <table:dependence table:id="ct1183"/>
            <table:dependence table:id="ct1182"/>
            <table:dependence table:id="ct1181"/>
            <table:dependence table:id="ct1180"/>
            <table:dependence table:id="ct1179"/>
            <table:dependence table:id="ct1178"/>
            <table:dependence table:id="ct1177"/>
            <table:dependence table:id="ct1176"/>
            <table:dependence table:id="ct1175"/>
            <table:dependence table:id="ct1174"/>
            <table:dependence table:id="ct1173"/>
            <table:dependence table:id="ct1172"/>
            <table:dependence table:id="ct1171"/>
            <table:dependence table:id="ct1170"/>
            <table:dependence table:id="ct1169"/>
            <table:dependence table:id="ct1168"/>
            <table:dependence table:id="ct1167"/>
            <table:dependence table:id="ct1166"/>
            <table:dependence table:id="ct1165"/>
            <table:dependence table:id="ct1164"/>
            <table:dependence table:id="ct1163"/>
            <table:dependence table:id="ct1162"/>
            <table:dependence table:id="ct1161"/>
            <table:dependence table:id="ct1160"/>
            <table:dependence table:id="ct1159"/>
            <table:dependence table:id="ct1158"/>
            <table:dependence table:id="ct1157"/>
            <table:dependence table:id="ct1156"/>
            <table:dependence table:id="ct1155"/>
            <table:dependence table:id="ct1154"/>
            <table:dependence table:id="ct1153"/>
            <table:dependence table:id="ct1152"/>
            <table:dependence table:id="ct1151"/>
            <table:dependence table:id="ct1150"/>
            <table:dependence table:id="ct1149"/>
            <table:dependence table:id="ct1148"/>
            <table:dependence table:id="ct1147"/>
            <table:dependence table:id="ct1146"/>
            <table:dependence table:id="ct1145"/>
            <table:dependence table:id="ct1144"/>
            <table:dependence table:id="ct1143"/>
            <table:dependence table:id="ct1142"/>
            <table:dependence table:id="ct1141"/>
            <table:dependence table:id="ct1140"/>
            <table:dependence table:id="ct1139"/>
            <table:dependence table:id="ct1138"/>
            <table:dependence table:id="ct1137"/>
            <table:dependence table:id="ct1136"/>
            <table:dependence table:id="ct1135"/>
            <table:dependence table:id="ct1134"/>
            <table:dependence table:id="ct1133"/>
            <table:dependence table:id="ct1132"/>
            <table:dependence table:id="ct1131"/>
            <table:dependence table:id="ct1130"/>
            <table:dependence table:id="ct1129"/>
            <table:dependence table:id="ct1128"/>
            <table:dependence table:id="ct1127"/>
            <table:dependence table:id="ct1126"/>
            <table:dependence table:id="ct1125"/>
            <table:dependence table:id="ct1124"/>
            <table:dependence table:id="ct1123"/>
            <table:dependence table:id="ct1122"/>
            <table:dependence table:id="ct1121"/>
            <table:dependence table:id="ct1120"/>
            <table:dependence table:id="ct1119"/>
            <table:dependence table:id="ct1118"/>
            <table:dependence table:id="ct1117"/>
            <table:dependence table:id="ct1116"/>
            <table:dependence table:id="ct1115"/>
            <table:dependence table:id="ct1114"/>
            <table:dependence table:id="ct1113"/>
            <table:dependence table:id="ct1112"/>
            <table:dependence table:id="ct1111"/>
            <table:dependence table:id="ct1110"/>
            <table:dependence table:id="ct1109"/>
            <table:dependence table:id="ct1108"/>
            <table:dependence table:id="ct1107"/>
            <table:dependence table:id="ct1106"/>
            <table:dependence table:id="ct1105"/>
            <table:dependence table:id="ct1104"/>
            <table:dependence table:id="ct1103"/>
            <table:dependence table:id="ct1102"/>
            <table:dependence table:id="ct1101"/>
            <table:dependence table:id="ct1100"/>
            <table:dependence table:id="ct1099"/>
            <table:dependence table:id="ct1098"/>
            <table:dependence table:id="ct1097"/>
            <table:dependence table:id="ct1096"/>
            <table:dependence table:id="ct1095"/>
            <table:dependence table:id="ct1094"/>
            <table:dependence table:id="ct1093"/>
            <table:dependence table:id="ct1092"/>
            <table:dependence table:id="ct1091"/>
            <table:dependence table:id="ct1090"/>
            <table:dependence table:id="ct1089"/>
            <table:dependence table:id="ct1088"/>
            <table:dependence table:id="ct1087"/>
            <table:dependence table:id="ct1086"/>
            <table:dependence table:id="ct1085"/>
            <table:dependence table:id="ct1084"/>
            <table:dependence table:id="ct1083"/>
            <table:dependence table:id="ct1082"/>
            <table:dependence table:id="ct1081"/>
            <table:dependence table:id="ct1080"/>
            <table:dependence table:id="ct1079"/>
            <table:dependence table:id="ct1078"/>
            <table:dependence table:id="ct1077"/>
            <table:dependence table:id="ct1076"/>
            <table:dependence table:id="ct1075"/>
            <table:dependence table:id="ct1074"/>
            <table:dependence table:id="ct1073"/>
            <table:dependence table:id="ct1072"/>
            <table:dependence table:id="ct1071"/>
            <table:dependence table:id="ct1070"/>
            <table:dependence table:id="ct1069"/>
            <table:dependence table:id="ct1068"/>
            <table:dependence table:id="ct1067"/>
            <table:dependence table:id="ct1066"/>
            <table:dependence table:id="ct1065"/>
            <table:dependence table:id="ct1064"/>
            <table:dependence table:id="ct1063"/>
            <table:dependence table:id="ct1062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56"/>
            <table:dependence table:id="ct1055"/>
            <table:dependence table:id="ct1054"/>
            <table:dependence table:id="ct1053"/>
            <table:dependence table:id="ct1052"/>
            <table:dependence table:id="ct1051"/>
            <table:dependence table:id="ct1050"/>
            <table:dependence table:id="ct1049"/>
            <table:dependence table:id="ct1048"/>
            <table:dependence table:id="ct1047"/>
            <table:dependence table:id="ct1046"/>
            <table:dependence table:id="ct1045"/>
            <table:dependence table:id="ct1044"/>
            <table:dependence table:id="ct1043"/>
            <table:dependence table:id="ct1042"/>
            <table:dependence table:id="ct1041"/>
            <table:dependence table:id="ct1040"/>
            <table:dependence table:id="ct1039"/>
            <table:dependence table:id="ct1038"/>
            <table:dependence table:id="ct1037"/>
            <table:dependence table:id="ct1036"/>
            <table:dependence table:id="ct1035"/>
            <table:dependence table:id="ct1034"/>
            <table:dependence table:id="ct1033"/>
            <table:dependence table:id="ct1032"/>
            <table:dependence table:id="ct1031"/>
            <table:dependence table:id="ct1030"/>
            <table:dependence table:id="ct1029"/>
            <table:dependence table:id="ct1028"/>
            <table:dependence table:id="ct1027"/>
            <table:dependence table:id="ct1026"/>
            <table:dependence table:id="ct1025"/>
            <table:dependence table:id="ct1024"/>
            <table:dependence table:id="ct1023"/>
            <table:dependence table:id="ct1022"/>
            <table:dependence table:id="ct1021"/>
            <table:dependence table:id="ct1020"/>
            <table:dependence table:id="ct1019"/>
            <table:dependence table:id="ct1018"/>
            <table:dependence table:id="ct1017"/>
            <table:dependence table:id="ct1016"/>
            <table:dependence table:id="ct1015"/>
            <table:dependence table:id="ct1014"/>
            <table:dependence table:id="ct1013"/>
            <table:dependence table:id="ct1012"/>
            <table:dependence table:id="ct1011"/>
            <table:dependence table:id="ct1010"/>
            <table:dependence table:id="ct1009"/>
            <table:dependence table:id="ct1008"/>
            <table:dependence table:id="ct1007"/>
            <table:dependence table:id="ct1006"/>
            <table:dependence table:id="ct1005"/>
            <table:dependence table:id="ct1004"/>
            <table:dependence table:id="ct1003"/>
            <table:dependence table:id="ct1002"/>
            <table:dependence table:id="ct1001"/>
            <table:dependence table:id="ct1000"/>
            <table:dependence table:id="ct999"/>
            <table:dependence table:id="ct998"/>
            <table:dependence table:id="ct997"/>
            <table:dependence table:id="ct996"/>
            <table:dependence table:id="ct995"/>
            <table:dependence table:id="ct994"/>
            <table:dependence table:id="ct993"/>
            <table:dependence table:id="ct992"/>
            <table:dependence table:id="ct991"/>
            <table:dependence table:id="ct990"/>
            <table:dependence table:id="ct989"/>
            <table:dependence table:id="ct988"/>
            <table:dependence table:id="ct987"/>
            <table:dependence table:id="ct986"/>
            <table:dependence table:id="ct985"/>
            <table:dependence table:id="ct984"/>
            <table:dependence table:id="ct983"/>
            <table:dependence table:id="ct982"/>
            <table:dependence table:id="ct981"/>
            <table:dependence table:id="ct980"/>
            <table:dependence table:id="ct979"/>
            <table:dependence table:id="ct978"/>
            <table:dependence table:id="ct977"/>
            <table:dependence table:id="ct976"/>
            <table:dependence table:id="ct975"/>
            <table:dependence table:id="ct974"/>
            <table:dependence table:id="ct973"/>
            <table:dependence table:id="ct972"/>
            <table:dependence table:id="ct971"/>
            <table:dependence table:id="ct970"/>
            <table:dependence table:id="ct969"/>
            <table:dependence table:id="ct968"/>
            <table:dependence table:id="ct967"/>
            <table:dependence table:id="ct966"/>
            <table:dependence table:id="ct965"/>
            <table:dependence table:id="ct964"/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8"/>
            <table:dependence table:id="ct957"/>
            <table:dependence table:id="ct956"/>
            <table:dependence table:id="ct955"/>
            <table:dependence table:id="ct954"/>
            <table:dependence table:id="ct953"/>
            <table:dependence table:id="ct952"/>
            <table:dependence table:id="ct951"/>
            <table:dependence table:id="ct950"/>
            <table:dependence table:id="ct949"/>
            <table:dependence table:id="ct948"/>
            <table:dependence table:id="ct947"/>
            <table:dependence table:id="ct946"/>
            <table:dependence table:id="ct945"/>
            <table:dependence table:id="ct944"/>
            <table:dependence table:id="ct943"/>
            <table:dependence table:id="ct942"/>
            <table:dependence table:id="ct941"/>
            <table:dependence table:id="ct940"/>
            <table:dependence table:id="ct939"/>
            <table:dependence table:id="ct938"/>
            <table:dependence table:id="ct937"/>
            <table:dependence table:id="ct936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928"/>
            <table:dependence table:id="ct927"/>
            <table:dependence table:id="ct926"/>
            <table:dependence table:id="ct925"/>
            <table:dependence table:id="ct924"/>
            <table:dependence table:id="ct923"/>
            <table:dependence table:id="ct922"/>
            <table:dependence table:id="ct921"/>
            <table:dependence table:id="ct920"/>
            <table:dependence table:id="ct919"/>
            <table:dependence table:id="ct918"/>
            <table:dependence table:id="ct917"/>
            <table:dependence table:id="ct916"/>
            <table:dependence table:id="ct915"/>
            <table:dependence table:id="ct914"/>
            <table:dependence table:id="ct913"/>
            <table:dependence table:id="ct912"/>
            <table:dependence table:id="ct911"/>
            <table:dependence table:id="ct910"/>
            <table:dependence table:id="ct909"/>
            <table:dependence table:id="ct908"/>
            <table:dependence table:id="ct907"/>
            <table:dependence table:id="ct906"/>
            <table:dependence table:id="ct905"/>
            <table:dependence table:id="ct904"/>
            <table:dependence table:id="ct903"/>
            <table:dependence table:id="ct902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90"/>
            <table:dependence table:id="ct889"/>
            <table:dependence table:id="ct888"/>
            <table:dependence table:id="ct887"/>
            <table:dependence table:id="ct886"/>
            <table:dependence table:id="ct885"/>
            <table:dependence table:id="ct884"/>
            <table:dependence table:id="ct883"/>
            <table:dependence table:id="ct882"/>
            <table:dependence table:id="ct881"/>
            <table:dependence table:id="ct880"/>
            <table:dependence table:id="ct879"/>
            <table:dependence table:id="ct878"/>
            <table:dependence table:id="ct877"/>
            <table:dependence table:id="ct876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  <table:dependence table:id="ct865"/>
            <table:dependence table:id="ct864"/>
            <table:dependence table:id="ct863"/>
            <table:dependence table:id="ct862"/>
            <table:dependence table:id="ct861"/>
            <table:dependence table:id="ct860"/>
            <table:dependence table:id="ct859"/>
            <table:dependence table:id="ct858"/>
            <table:dependence table:id="ct857"/>
            <table:dependence table:id="ct856"/>
            <table:dependence table:id="ct855"/>
            <table:dependence table:id="ct854"/>
            <table:dependence table:id="ct853"/>
            <table:dependence table:id="ct852"/>
            <table:dependence table:id="ct851"/>
            <table:dependence table:id="ct850"/>
            <table:dependence table:id="ct849"/>
            <table:dependence table:id="ct848"/>
            <table:dependence table:id="ct847"/>
            <table:dependence table:id="ct846"/>
            <table:dependence table:id="ct845"/>
            <table:dependence table:id="ct844"/>
            <table:dependence table:id="ct843"/>
            <table:dependence table:id="ct842"/>
            <table:dependence table:id="ct841"/>
            <table:dependence table:id="ct840"/>
            <table:dependence table:id="ct839"/>
            <table:dependence table:id="ct838"/>
            <table:dependence table:id="ct837"/>
            <table:dependence table:id="ct836"/>
            <table:dependence table:id="ct835"/>
            <table:dependence table:id="ct834"/>
            <table:dependence table:id="ct833"/>
            <table:dependence table:id="ct832"/>
            <table:dependence table:id="ct831"/>
            <table:dependence table:id="ct830"/>
            <table:dependence table:id="ct829"/>
            <table:dependence table:id="ct828"/>
            <table:dependence table:id="ct827"/>
            <table:dependence table:id="ct826"/>
            <table:dependence table:id="ct825"/>
            <table:dependence table:id="ct824"/>
            <table:dependence table:id="ct823"/>
            <table:dependence table:id="ct822"/>
            <table:dependence table:id="ct821"/>
            <table:dependence table:id="ct820"/>
            <table:dependence table:id="ct819"/>
            <table:dependence table:id="ct818"/>
            <table:dependence table:id="ct817"/>
            <table:dependence table:id="ct816"/>
            <table:dependence table:id="ct815"/>
            <table:dependence table:id="ct814"/>
            <table:dependence table:id="ct813"/>
            <table:dependence table:id="ct812"/>
            <table:dependence table:id="ct811"/>
            <table:dependence table:id="ct810"/>
            <table:dependence table:id="ct809"/>
            <table:dependence table:id="ct808"/>
            <table:dependence table:id="ct807"/>
            <table:dependence table:id="ct806"/>
            <table:dependence table:id="ct805"/>
            <table:dependence table:id="ct804"/>
            <table:dependence table:id="ct803"/>
            <table:dependence table:id="ct802"/>
            <table:dependence table:id="ct801"/>
            <table:dependence table:id="ct800"/>
            <table:dependence table:id="ct799"/>
            <table:dependence table:id="ct798"/>
            <table:dependence table:id="ct797"/>
            <table:dependence table:id="ct796"/>
            <table:dependence table:id="ct795"/>
            <table:dependence table:id="ct794"/>
            <table:dependence table:id="ct793"/>
            <table:dependence table:id="ct792"/>
            <table:dependence table:id="ct791"/>
            <table:dependence table:id="ct790"/>
            <table:dependence table:id="ct789"/>
            <table:dependence table:id="ct788"/>
            <table:dependence table:id="ct787"/>
            <table:dependence table:id="ct786"/>
            <table:dependence table:id="ct785"/>
            <table:dependence table:id="ct784"/>
            <table:dependence table:id="ct783"/>
            <table:dependence table:id="ct782"/>
            <table:dependence table:id="ct781"/>
            <table:dependence table:id="ct780"/>
            <table:dependence table:id="ct779"/>
            <table:dependence table:id="ct778"/>
            <table:dependence table:id="ct777"/>
            <table:dependence table:id="ct776"/>
            <table:dependence table:id="ct775"/>
            <table:dependence table:id="ct774"/>
            <table:dependence table:id="ct773"/>
            <table:dependence table:id="ct772"/>
            <table:dependence table:id="ct771"/>
            <table:dependence table:id="ct770"/>
            <table:dependence table:id="ct769"/>
            <table:dependence table:id="ct768"/>
            <table:dependence table:id="ct767"/>
            <table:dependence table:id="ct766"/>
            <table:dependence table:id="ct765"/>
            <table:dependence table:id="ct764"/>
            <table:dependence table:id="ct763"/>
            <table:dependence table:id="ct762"/>
            <table:dependence table:id="ct761"/>
            <table:dependence table:id="ct760"/>
            <table:dependence table:id="ct759"/>
            <table:dependence table:id="ct758"/>
            <table:dependence table:id="ct757"/>
            <table:dependence table:id="ct756"/>
            <table:dependence table:id="ct755"/>
            <table:dependence table:id="ct754"/>
            <table:dependence table:id="ct753"/>
            <table:dependence table:id="ct752"/>
            <table:dependence table:id="ct751"/>
            <table:dependence table:id="ct750"/>
            <table:dependence table:id="ct749"/>
            <table:dependence table:id="ct748"/>
            <table:dependence table:id="ct747"/>
            <table:dependence table:id="ct746"/>
            <table:dependence table:id="ct745"/>
            <table:dependence table:id="ct744"/>
            <table:dependence table:id="ct743"/>
            <table:dependence table:id="ct742"/>
            <table:dependence table:id="ct741"/>
            <table:dependence table:id="ct740"/>
            <table:dependence table:id="ct739"/>
            <table:dependence table:id="ct738"/>
            <table:dependence table:id="ct737"/>
            <table:dependence table:id="ct736"/>
            <table:dependence table:id="ct735"/>
            <table:dependence table:id="ct734"/>
            <table:dependence table:id="ct733"/>
            <table:dependence table:id="ct732"/>
            <table:dependence table:id="ct731"/>
            <table:dependence table:id="ct730"/>
            <table:dependence table:id="ct729"/>
            <table:dependence table:id="ct728"/>
            <table:dependence table:id="ct727"/>
            <table:dependence table:id="ct726"/>
            <table:dependence table:id="ct725"/>
            <table:dependence table:id="ct724"/>
            <table:dependence table:id="ct723"/>
            <table:dependence table:id="ct722"/>
            <table:dependence table:id="ct721"/>
            <table:dependence table:id="ct720"/>
            <table:dependence table:id="ct719"/>
            <table:dependence table:id="ct718"/>
            <table:dependence table:id="ct717"/>
            <table:dependence table:id="ct716"/>
            <table:dependence table:id="ct715"/>
            <table:dependence table:id="ct714"/>
            <table:dependence table:id="ct713"/>
            <table:dependence table:id="ct712"/>
            <table:dependence table:id="ct711"/>
            <table:dependence table:id="ct710"/>
            <table:dependence table:id="ct709"/>
            <table:dependence table:id="ct708"/>
            <table:dependence table:id="ct707"/>
            <table:dependence table:id="ct706"/>
            <table:dependence table:id="ct705"/>
            <table:dependence table:id="ct704"/>
            <table:dependence table:id="ct703"/>
            <table:dependence table:id="ct702"/>
            <table:dependence table:id="ct701"/>
            <table:dependence table:id="ct700"/>
            <table:dependence table:id="ct699"/>
          </table:dependencies>
        </table:insertion>
        <table:deletion table:id="ct2" table:acceptance-state="accepted" table:type="row" table:position="58" table:table="0" table:multi-deletion-spanned="9">
          <office:change-info>
            <dc:creator>Paul</dc:creator>
            <dc:date>2021-01-25T11:55:16.47</dc:date>
          </office:change-info>
        </table:deletion>
        <table:deletion table:id="ct3" table:acceptance-state="accepted" table:type="row" table:position="58" table:table="0">
          <office:change-info>
            <dc:creator>Paul</dc:creator>
            <dc:date>2021-01-25T11:55:16.47</dc:date>
          </office:change-info>
          <table:deletions>
            <table:change-deletion table:id="ct2"/>
          </table:deletions>
        </table:deletion>
        <table:deletion table:id="ct4" table:acceptance-state="accepted" table:type="row" table:position="58" table:table="0">
          <office:change-info>
            <dc:creator>Paul</dc:creator>
            <dc:date>2021-01-25T11:55:16.47</dc:date>
          </office:change-info>
          <table:deletions>
            <table:change-deletion table:id="ct3"/>
          </table:deletions>
        </table:deletion>
        <table:deletion table:id="ct5" table:acceptance-state="accepted" table:type="row" table:position="58" table:table="0">
          <office:change-info>
            <dc:creator>Paul</dc:creator>
            <dc:date>2021-01-25T11:55:16.47</dc:date>
          </office:change-info>
          <table:deletions>
            <table:change-deletion table:id="ct4"/>
          </table:deletions>
        </table:deletion>
        <table:deletion table:id="ct6" table:acceptance-state="accepted" table:type="row" table:position="58" table:table="0">
          <office:change-info>
            <dc:creator>Paul</dc:creator>
            <dc:date>2021-01-25T11:55:16.47</dc:date>
          </office:change-info>
          <table:deletions>
            <table:change-deletion table:id="ct5"/>
          </table:deletions>
        </table:deletion>
        <table:deletion table:id="ct7" table:acceptance-state="accepted" table:type="row" table:position="58" table:table="0">
          <office:change-info>
            <dc:creator>Paul</dc:creator>
            <dc:date>2021-01-25T11:55:16.47</dc:date>
          </office:change-info>
          <table:deletions>
            <table:change-deletion table:id="ct6"/>
          </table:deletions>
        </table:deletion>
        <table:deletion table:id="ct8" table:acceptance-state="accepted" table:type="row" table:position="58" table:table="0">
          <office:change-info>
            <dc:creator>Paul</dc:creator>
            <dc:date>2021-01-25T11:55:16.47</dc:date>
          </office:change-info>
          <table:deletions>
            <table:change-deletion table:id="ct7"/>
          </table:deletions>
        </table:deletion>
        <table:deletion table:id="ct9" table:acceptance-state="accepted" table:type="row" table:position="58" table:table="0">
          <office:change-info>
            <dc:creator>Paul</dc:creator>
            <dc:date>2021-01-25T11:55:16.47</dc:date>
          </office:change-info>
          <table:deletions>
            <table:change-deletion table:id="ct8"/>
          </table:deletions>
        </table:deletion>
        <table:deletion table:id="ct10" table:acceptance-state="accepted" table:type="row" table:position="58" table:table="0">
          <office:change-info>
            <dc:creator>Paul</dc:creator>
            <dc:date>2021-01-25T11:55:16.47</dc:date>
          </office:change-info>
          <table:deletions>
            <table:change-deletion table:id="ct9"/>
          </table:deletions>
        </table:deletion>
        <table:insertion table:id="ct11" table:acceptance-state="accepted" table:type="row" table:position="45" table:count="6" table:table="0">
          <office:change-info>
            <dc:creator>Paul</dc:creator>
            <dc:date>2021-01-25T11:55:16.47</dc:date>
          </office:change-info>
          <table:dependencies>
            <table:dependence table:id="ct648"/>
            <table:dependence table:id="ct647"/>
            <table:dependence table:id="ct646"/>
            <table:dependence table:id="ct645"/>
            <table:dependence table:id="ct644"/>
            <table:dependence table:id="ct643"/>
            <table:dependence table:id="ct642"/>
            <table:dependence table:id="ct641"/>
            <table:dependence table:id="ct640"/>
            <table:dependence table:id="ct639"/>
            <table:dependence table:id="ct638"/>
            <table:dependence table:id="ct637"/>
            <table:dependence table:id="ct636"/>
            <table:dependence table:id="ct635"/>
            <table:dependence table:id="ct634"/>
            <table:dependence table:id="ct633"/>
            <table:dependence table:id="ct632"/>
            <table:dependence table:id="ct631"/>
            <table:dependence table:id="ct630"/>
            <table:dependence table:id="ct629"/>
            <table:dependence table:id="ct628"/>
            <table:dependence table:id="ct627"/>
            <table:dependence table:id="ct626"/>
            <table:dependence table:id="ct625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616"/>
            <table:dependence table:id="ct615"/>
            <table:dependence table:id="ct614"/>
            <table:dependence table:id="ct613"/>
          </table:dependencies>
        </table:insertion>
        <table:deletion table:id="ct12" table:acceptance-state="accepted" table:type="row" table:position="37" table:table="0" table:multi-deletion-spanned="29">
          <office:change-info>
            <dc:creator>Paul</dc:creator>
            <dc:date>2021-01-25T11:55:16.47</dc:date>
          </office:change-info>
        </table:deletion>
        <table:deletion table:id="ct13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12"/>
          </table:deletions>
        </table:deletion>
        <table:deletion table:id="ct14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13"/>
          </table:deletions>
        </table:deletion>
        <table:deletion table:id="ct15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14"/>
          </table:deletions>
        </table:deletion>
        <table:deletion table:id="ct16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15"/>
          </table:deletions>
        </table:deletion>
        <table:deletion table:id="ct17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16"/>
          </table:deletions>
        </table:deletion>
        <table:deletion table:id="ct18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17"/>
          </table:deletions>
        </table:deletion>
        <table:deletion table:id="ct19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18"/>
          </table:deletions>
        </table:deletion>
        <table:deletion table:id="ct20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19"/>
          </table:deletions>
        </table:deletion>
        <table:deletion table:id="ct21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20"/>
          </table:deletions>
        </table:deletion>
        <table:deletion table:id="ct22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21"/>
          </table:deletions>
        </table:deletion>
        <table:deletion table:id="ct23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22"/>
          </table:deletions>
        </table:deletion>
        <table:deletion table:id="ct24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23"/>
          </table:deletions>
        </table:deletion>
        <table:deletion table:id="ct25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24"/>
          </table:deletions>
        </table:deletion>
        <table:deletion table:id="ct26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25"/>
          </table:deletions>
        </table:deletion>
        <table:deletion table:id="ct27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26"/>
          </table:deletions>
        </table:deletion>
        <table:deletion table:id="ct28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27"/>
          </table:deletions>
        </table:deletion>
        <table:deletion table:id="ct29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28"/>
          </table:deletions>
        </table:deletion>
        <table:deletion table:id="ct30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29"/>
          </table:deletions>
        </table:deletion>
        <table:deletion table:id="ct31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30"/>
          </table:deletions>
        </table:deletion>
        <table:deletion table:id="ct32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31"/>
          </table:deletions>
        </table:deletion>
        <table:deletion table:id="ct33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32"/>
          </table:deletions>
        </table:deletion>
        <table:deletion table:id="ct34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33"/>
          </table:deletions>
        </table:deletion>
        <table:deletion table:id="ct35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34"/>
          </table:deletions>
        </table:deletion>
        <table:deletion table:id="ct36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35"/>
          </table:deletions>
        </table:deletion>
        <table:deletion table:id="ct37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36"/>
          </table:deletions>
        </table:deletion>
        <table:deletion table:id="ct38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37"/>
          </table:deletions>
        </table:deletion>
        <table:deletion table:id="ct39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38"/>
          </table:deletions>
        </table:deletion>
        <table:deletion table:id="ct40" table:acceptance-state="accepted" table:type="row" table:position="37" table:table="0">
          <office:change-info>
            <dc:creator>Paul</dc:creator>
            <dc:date>2021-01-25T11:55:16.47</dc:date>
          </office:change-info>
          <table:deletions>
            <table:change-deletion table:id="ct39"/>
          </table:deletions>
        </table:deletion>
        <table:deletion table:id="ct41" table:acceptance-state="accepted" table:type="row" table:position="36" table:table="0" table:multi-deletion-spanned="6">
          <office:change-info>
            <dc:creator>Paul</dc:creator>
            <dc:date>2021-01-25T11:55:16.47</dc:date>
          </office:change-info>
        </table:deletion>
        <table:deletion table:id="ct42" table:acceptance-state="accepted" table:type="row" table:position="36" table:table="0">
          <office:change-info>
            <dc:creator>Paul</dc:creator>
            <dc:date>2021-01-25T11:55:16.47</dc:date>
          </office:change-info>
          <table:deletions>
            <table:change-deletion table:id="ct41"/>
          </table:deletions>
        </table:deletion>
        <table:deletion table:id="ct43" table:acceptance-state="accepted" table:type="row" table:position="36" table:table="0">
          <office:change-info>
            <dc:creator>Paul</dc:creator>
            <dc:date>2021-01-25T11:55:16.47</dc:date>
          </office:change-info>
          <table:deletions>
            <table:change-deletion table:id="ct42"/>
          </table:deletions>
        </table:deletion>
        <table:deletion table:id="ct44" table:acceptance-state="accepted" table:type="row" table:position="36" table:table="0">
          <office:change-info>
            <dc:creator>Paul</dc:creator>
            <dc:date>2021-01-25T11:55:16.47</dc:date>
          </office:change-info>
          <table:deletions>
            <table:change-deletion table:id="ct43"/>
          </table:deletions>
        </table:deletion>
        <table:deletion table:id="ct45" table:acceptance-state="accepted" table:type="row" table:position="36" table:table="0">
          <office:change-info>
            <dc:creator>Paul</dc:creator>
            <dc:date>2021-01-25T11:55:16.47</dc:date>
          </office:change-info>
          <table:deletions>
            <table:change-deletion table:id="ct44"/>
          </table:deletions>
        </table:deletion>
        <table:deletion table:id="ct46" table:acceptance-state="accepted" table:type="row" table:position="36" table:table="0">
          <office:change-info>
            <dc:creator>Paul</dc:creator>
            <dc:date>2021-01-25T11:55:16.47</dc:date>
          </office:change-info>
          <table:deletions>
            <table:change-deletion table:id="ct45"/>
          </table:deletions>
        </table:deletion>
        <table:deletion table:id="ct47" table:acceptance-state="accepted" table:type="row" table:position="29" table:table="0" table:multi-deletion-spanned="4">
          <office:change-info>
            <dc:creator>Paul</dc:creator>
            <dc:date>2021-01-25T11:55:16.47</dc:date>
          </office:change-info>
        </table:deletion>
        <table:deletion table:id="ct48" table:acceptance-state="accepted" table:type="row" table:position="29" table:table="0">
          <office:change-info>
            <dc:creator>Paul</dc:creator>
            <dc:date>2021-01-25T11:55:16.47</dc:date>
          </office:change-info>
          <table:deletions>
            <table:change-deletion table:id="ct47"/>
          </table:deletions>
        </table:deletion>
        <table:deletion table:id="ct49" table:acceptance-state="accepted" table:type="row" table:position="29" table:table="0">
          <office:change-info>
            <dc:creator>Paul</dc:creator>
            <dc:date>2021-01-25T11:55:16.47</dc:date>
          </office:change-info>
          <table:deletions>
            <table:change-deletion table:id="ct48"/>
          </table:deletions>
        </table:deletion>
        <table:deletion table:id="ct50" table:acceptance-state="accepted" table:type="row" table:position="29" table:table="0">
          <office:change-info>
            <dc:creator>Paul</dc:creator>
            <dc:date>2021-01-25T11:55:16.47</dc:date>
          </office:change-info>
          <table:deletions>
            <table:change-deletion table:id="ct49"/>
          </table:deletions>
        </table:deletion>
        <table:deletion table:id="ct51" table:acceptance-state="accepted" table:type="row" table:position="28" table:table="0" table:multi-deletion-spanned="43">
          <office:change-info>
            <dc:creator>Paul</dc:creator>
            <dc:date>2021-01-25T11:55:16.47</dc:date>
          </office:change-info>
        </table:deletion>
        <table:deletion table:id="ct52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51"/>
          </table:deletions>
        </table:deletion>
        <table:deletion table:id="ct53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52"/>
          </table:deletions>
        </table:deletion>
        <table:deletion table:id="ct54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53"/>
          </table:deletions>
        </table:deletion>
        <table:deletion table:id="ct55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54"/>
          </table:deletions>
        </table:deletion>
        <table:deletion table:id="ct56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55"/>
          </table:deletions>
        </table:deletion>
        <table:deletion table:id="ct57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56"/>
          </table:deletions>
        </table:deletion>
        <table:deletion table:id="ct58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57"/>
          </table:deletions>
        </table:deletion>
        <table:deletion table:id="ct59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58"/>
          </table:deletions>
        </table:deletion>
        <table:deletion table:id="ct60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59"/>
          </table:deletions>
        </table:deletion>
        <table:deletion table:id="ct61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60"/>
          </table:deletions>
        </table:deletion>
        <table:deletion table:id="ct62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61"/>
          </table:deletions>
        </table:deletion>
        <table:deletion table:id="ct63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62"/>
          </table:deletions>
        </table:deletion>
        <table:deletion table:id="ct64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63"/>
          </table:deletions>
        </table:deletion>
        <table:deletion table:id="ct65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64"/>
          </table:deletions>
        </table:deletion>
        <table:deletion table:id="ct66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65"/>
          </table:deletions>
        </table:deletion>
        <table:deletion table:id="ct67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66"/>
          </table:deletions>
        </table:deletion>
        <table:deletion table:id="ct68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67"/>
          </table:deletions>
        </table:deletion>
        <table:deletion table:id="ct69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68"/>
          </table:deletions>
        </table:deletion>
        <table:deletion table:id="ct70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69"/>
          </table:deletions>
        </table:deletion>
        <table:deletion table:id="ct71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70"/>
          </table:deletions>
        </table:deletion>
        <table:deletion table:id="ct72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71"/>
          </table:deletions>
        </table:deletion>
        <table:deletion table:id="ct73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72"/>
          </table:deletions>
        </table:deletion>
        <table:deletion table:id="ct74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73"/>
          </table:deletions>
        </table:deletion>
        <table:deletion table:id="ct75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74"/>
          </table:deletions>
        </table:deletion>
        <table:deletion table:id="ct76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75"/>
          </table:deletions>
        </table:deletion>
        <table:deletion table:id="ct77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76"/>
          </table:deletions>
        </table:deletion>
        <table:deletion table:id="ct78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77"/>
          </table:deletions>
        </table:deletion>
        <table:deletion table:id="ct79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78"/>
          </table:deletions>
        </table:deletion>
        <table:deletion table:id="ct80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79"/>
          </table:deletions>
        </table:deletion>
        <table:deletion table:id="ct81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80"/>
          </table:deletions>
        </table:deletion>
        <table:deletion table:id="ct82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81"/>
          </table:deletions>
        </table:deletion>
        <table:deletion table:id="ct83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82"/>
          </table:deletions>
        </table:deletion>
        <table:deletion table:id="ct84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83"/>
          </table:deletions>
        </table:deletion>
        <table:deletion table:id="ct85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84"/>
          </table:deletions>
        </table:deletion>
        <table:deletion table:id="ct86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85"/>
          </table:deletions>
        </table:deletion>
        <table:deletion table:id="ct87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86"/>
          </table:deletions>
        </table:deletion>
        <table:deletion table:id="ct88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87"/>
          </table:deletions>
        </table:deletion>
        <table:deletion table:id="ct89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88"/>
          </table:deletions>
        </table:deletion>
        <table:deletion table:id="ct90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89"/>
          </table:deletions>
        </table:deletion>
        <table:deletion table:id="ct91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90"/>
          </table:deletions>
        </table:deletion>
        <table:deletion table:id="ct92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91"/>
          </table:deletions>
        </table:deletion>
        <table:deletion table:id="ct93" table:acceptance-state="accepted" table:type="row" table:position="28" table:table="0">
          <office:change-info>
            <dc:creator>Paul</dc:creator>
            <dc:date>2021-01-25T11:55:16.47</dc:date>
          </office:change-info>
          <table:deletions>
            <table:change-deletion table:id="ct92"/>
          </table:deletions>
        </table:deletion>
        <table:deletion table:id="ct94" table:acceptance-state="accepted" table:type="row" table:position="22" table:table="0" table:multi-deletion-spanned="13">
          <office:change-info>
            <dc:creator>Paul</dc:creator>
            <dc:date>2021-01-25T11:55:16.47</dc:date>
          </office:change-info>
        </table:deletion>
        <table:deletion table:id="ct95" table:acceptance-state="accepted" table:type="row" table:position="22" table:table="0">
          <office:change-info>
            <dc:creator>Paul</dc:creator>
            <dc:date>2021-01-25T11:55:16.47</dc:date>
          </office:change-info>
          <table:deletions>
            <table:change-deletion table:id="ct94"/>
          </table:deletions>
        </table:deletion>
        <table:deletion table:id="ct96" table:acceptance-state="accepted" table:type="row" table:position="22" table:table="0">
          <office:change-info>
            <dc:creator>Paul</dc:creator>
            <dc:date>2021-01-25T11:55:16.47</dc:date>
          </office:change-info>
          <table:deletions>
            <table:change-deletion table:id="ct95"/>
          </table:deletions>
        </table:deletion>
        <table:deletion table:id="ct97" table:acceptance-state="accepted" table:type="row" table:position="22" table:table="0">
          <office:change-info>
            <dc:creator>Paul</dc:creator>
            <dc:date>2021-01-25T11:55:16.47</dc:date>
          </office:change-info>
          <table:deletions>
            <table:change-deletion table:id="ct96"/>
          </table:deletions>
        </table:deletion>
        <table:deletion table:id="ct98" table:acceptance-state="accepted" table:type="row" table:position="22" table:table="0">
          <office:change-info>
            <dc:creator>Paul</dc:creator>
            <dc:date>2021-01-25T11:55:16.47</dc:date>
          </office:change-info>
          <table:deletions>
            <table:change-deletion table:id="ct97"/>
          </table:deletions>
        </table:deletion>
        <table:deletion table:id="ct99" table:acceptance-state="accepted" table:type="row" table:position="22" table:table="0">
          <office:change-info>
            <dc:creator>Paul</dc:creator>
            <dc:date>2021-01-25T11:55:16.47</dc:date>
          </office:change-info>
          <table:deletions>
            <table:change-deletion table:id="ct98"/>
          </table:deletions>
        </table:deletion>
        <table:deletion table:id="ct100" table:acceptance-state="accepted" table:type="row" table:position="22" table:table="0">
          <office:change-info>
            <dc:creator>Paul</dc:creator>
            <dc:date>2021-01-25T11:55:16.47</dc:date>
          </office:change-info>
          <table:deletions>
            <table:change-deletion table:id="ct99"/>
          </table:deletions>
        </table:deletion>
        <table:deletion table:id="ct101" table:acceptance-state="accepted" table:type="row" table:position="22" table:table="0">
          <office:change-info>
            <dc:creator>Paul</dc:creator>
            <dc:date>2021-01-25T11:55:16.47</dc:date>
          </office:change-info>
          <table:deletions>
            <table:change-deletion table:id="ct100"/>
          </table:deletions>
        </table:deletion>
        <table:deletion table:id="ct102" table:acceptance-state="accepted" table:type="row" table:position="22" table:table="0">
          <office:change-info>
            <dc:creator>Paul</dc:creator>
            <dc:date>2021-01-25T11:55:16.47</dc:date>
          </office:change-info>
          <table:deletions>
            <table:change-deletion table:id="ct101"/>
          </table:deletions>
        </table:deletion>
        <table:deletion table:id="ct103" table:acceptance-state="accepted" table:type="row" table:position="22" table:table="0">
          <office:change-info>
            <dc:creator>Paul</dc:creator>
            <dc:date>2021-01-25T11:55:16.47</dc:date>
          </office:change-info>
          <table:deletions>
            <table:change-deletion table:id="ct102"/>
          </table:deletions>
        </table:deletion>
        <table:deletion table:id="ct104" table:acceptance-state="accepted" table:type="row" table:position="22" table:table="0">
          <office:change-info>
            <dc:creator>Paul</dc:creator>
            <dc:date>2021-01-25T11:55:16.47</dc:date>
          </office:change-info>
          <table:deletions>
            <table:change-deletion table:id="ct103"/>
          </table:deletions>
        </table:deletion>
        <table:deletion table:id="ct105" table:acceptance-state="accepted" table:type="row" table:position="22" table:table="0">
          <office:change-info>
            <dc:creator>Paul</dc:creator>
            <dc:date>2021-01-25T11:55:16.47</dc:date>
          </office:change-info>
          <table:deletions>
            <table:change-deletion table:id="ct104"/>
          </table:deletions>
        </table:deletion>
        <table:deletion table:id="ct106" table:acceptance-state="accepted" table:type="row" table:position="22" table:table="0">
          <office:change-info>
            <dc:creator>Paul</dc:creator>
            <dc:date>2021-01-25T11:55:16.47</dc:date>
          </office:change-info>
          <table:deletions>
            <table:change-deletion table:id="ct105"/>
          </table:deletions>
        </table:deletion>
        <table:insertion table:id="ct107" table:acceptance-state="accepted" table:type="row" table:position="20" table:table="0">
          <office:change-info>
            <dc:creator>Paul</dc:creator>
            <dc:date>2021-01-25T11:55:16.47</dc:date>
          </office:change-info>
          <table:dependencies>
            <table:dependence table:id="ct486"/>
            <table:dependence table:id="ct485"/>
            <table:dependence table:id="ct484"/>
            <table:dependence table:id="ct483"/>
            <table:dependence table:id="ct482"/>
            <table:dependence table:id="ct481"/>
            <table:dependence table:id="ct480"/>
          </table:dependencies>
        </table:insertion>
        <table:deletion table:id="ct108" table:acceptance-state="accepted" table:type="row" table:position="19" table:table="0" table:multi-deletion-spanned="49">
          <office:change-info>
            <dc:creator>Paul</dc:creator>
            <dc:date>2021-01-25T11:55:16.47</dc:date>
          </office:change-info>
        </table:deletion>
        <table:deletion table:id="ct109" table:acceptance-state="accepted" table:type="row" table:position="19" table:table="0">
          <office:change-info>
            <dc:creator>Paul</dc:creator>
            <dc:date>2021-01-25T11:55:16.47</dc:date>
          </office:change-info>
          <table:deletions>
            <table:change-deletion table:id="ct108"/>
          </table:deletions>
        </table:deletion>
        <table:deletion table:id="ct110" table:acceptance-state="accepted" table:type="row" table:position="19" table:table="0">
          <office:change-info>
            <dc:creator>Paul</dc:creator>
            <dc:date>2021-01-25T11:55:16.47</dc:date>
          </office:change-info>
          <table:deletions>
            <table:change-deletion table:id="ct109"/>
          </table:deletions>
        </table:deletion>
        <table:deletion table:id="ct111" table:acceptance-state="accepted" table:type="row" table:position="19" table:table="0">
          <office:change-info>
            <dc:creator>Paul</dc:creator>
            <dc:date>2021-01-25T11:55:16.47</dc:date>
          </office:change-info>
          <table:deletions>
            <table:change-deletion table:id="ct110"/>
          </table:deletions>
        </table:deletion>
        <table:deletion table:id="ct112" table:acceptance-state="accepted" table:type="row" table:position="19" table:table="0">
          <office:change-info>
            <dc:creator>Paul</dc:creator>
            <dc:date>2021-01-25T11:55:16.47</dc:date>
          </office:change-info>
          <table:deletions>
            <table:change-deletion table:id="ct111"/>
          </table:deletions>
        </table:deletion>
        <table:deletion table:id="ct113" table:acceptance-state="accepted" table:type="row" table:position="19" table:table="0">
          <office:change-info>
            <dc:creator>Paul</dc:creator>
            <dc:date>2021-01-25T11:55:16.47</dc:date>
          </office:change-info>
          <table:deletions>
            <table:change-deletion table:id="ct112"/>
          </table:deletions>
        </table:deletion>
        <table:deletion table:id="ct114" table:acceptance-state="accepted" table:type="row" table:position="19" table:table="0">
          <office:change-info>
            <dc:creator>Paul</dc:creator>
            <dc:date>2021-01-25T11:55:16.47</dc:date>
          </office:change-info>
          <table:deletions>
            <table:change-deletion table:id="ct113"/>
          </table:deletions>
        </table:deletion>
        <table:deletion table:id="ct115" table:acceptance-state="accepted" table:type="row" table:position="19" table:table="0">
          <office:change-info>
            <dc:creator>Paul</dc:creator>
            <dc:date>2021-01-25T11:55:16.47</dc:date>
          </office:change-info>
          <table:deletions>
            <table:change-deletion table:id="ct114"/>
          </table:deletions>
        </table:deletion>
        <table:deletion table:id="ct116" table:acceptance-state="accepted" table:type="row" table:position="19" table:table="0">
          <office:change-info>
            <dc:creator>Paul</dc:creator>
            <dc:date>2021-01-25T11:55:16.47</dc:date>
          </office:change-info>
          <table:deletions>
            <table:change-deletion table:id="ct115"/>
          </table:deletions>
        </table:deletion>
        <table:deletion table:id="ct117" table:acceptance-state="accepted" table:type="row" table:position="19" table:table="0">
          <office:change-info>
            <dc:creator>Paul</dc:creator>
            <dc:date>2021-01-25T11:55:16.47</dc:date>
          </office:change-info>
          <table:deletions>
            <table:change-deletion table:id="ct116"/>
          </table:deletions>
        </table:deletion>
        <table:deletion table:id="ct118" table:acceptance-state="accepted" table:type="row" table:position="19" table:table="0">
          <office:change-info>
            <dc:creator>Paul</dc:creator>
            <dc:date>2021-01-25T11:55:16.47</dc:date>
          </office:change-info>
          <table:deletions>
            <table:change-deletion table:id="ct117"/>
          </table:deletions>
        </table:deletion>
        <table:deletion table:id="ct119" table:acceptance-state="accepted" table:type="row" table:position="19" table:table="0">
          <office:change-info>
            <dc:creator>Paul</dc:creator>
            <dc:date>2021-01-25T11:55:16.47</dc:date>
          </office:change-info>
          <table:deletions>
            <table:change-deletion table:id="ct118"/>
          </table:deletions>
        </table:deletion>
        <table:deletion table:id="ct120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19"/>
          </table:deletions>
        </table:deletion>
        <table:deletion table:id="ct121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20"/>
          </table:deletions>
        </table:deletion>
        <table:deletion table:id="ct122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21"/>
          </table:deletions>
        </table:deletion>
        <table:deletion table:id="ct123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22"/>
          </table:deletions>
        </table:deletion>
        <table:deletion table:id="ct124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23"/>
          </table:deletions>
        </table:deletion>
        <table:deletion table:id="ct125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24"/>
          </table:deletions>
        </table:deletion>
        <table:deletion table:id="ct126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25"/>
          </table:deletions>
        </table:deletion>
        <table:deletion table:id="ct127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26"/>
          </table:deletions>
        </table:deletion>
        <table:deletion table:id="ct128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27"/>
          </table:deletions>
        </table:deletion>
        <table:deletion table:id="ct129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28"/>
          </table:deletions>
        </table:deletion>
        <table:deletion table:id="ct130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29"/>
          </table:deletions>
        </table:deletion>
        <table:deletion table:id="ct131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30"/>
          </table:deletions>
        </table:deletion>
        <table:deletion table:id="ct132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31"/>
          </table:deletions>
        </table:deletion>
        <table:deletion table:id="ct133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32"/>
          </table:deletions>
        </table:deletion>
        <table:deletion table:id="ct134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33"/>
          </table:deletions>
        </table:deletion>
        <table:deletion table:id="ct135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34"/>
          </table:deletions>
        </table:deletion>
        <table:deletion table:id="ct136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35"/>
          </table:deletions>
        </table:deletion>
        <table:deletion table:id="ct137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36"/>
          </table:deletions>
        </table:deletion>
        <table:deletion table:id="ct138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37"/>
          </table:deletions>
        </table:deletion>
        <table:deletion table:id="ct139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38"/>
          </table:deletions>
        </table:deletion>
        <table:deletion table:id="ct140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39"/>
          </table:deletions>
        </table:deletion>
        <table:deletion table:id="ct141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40"/>
          </table:deletions>
        </table:deletion>
        <table:deletion table:id="ct142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41"/>
          </table:deletions>
        </table:deletion>
        <table:deletion table:id="ct143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42"/>
          </table:deletions>
        </table:deletion>
        <table:deletion table:id="ct144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43"/>
          </table:deletions>
        </table:deletion>
        <table:deletion table:id="ct145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44"/>
          </table:deletions>
        </table:deletion>
        <table:deletion table:id="ct146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45"/>
          </table:deletions>
        </table:deletion>
        <table:deletion table:id="ct147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46"/>
          </table:deletions>
        </table:deletion>
        <table:deletion table:id="ct148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47"/>
          </table:deletions>
        </table:deletion>
        <table:deletion table:id="ct149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48"/>
          </table:deletions>
        </table:deletion>
        <table:deletion table:id="ct150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49"/>
          </table:deletions>
        </table:deletion>
        <table:deletion table:id="ct151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50"/>
          </table:deletions>
        </table:deletion>
        <table:deletion table:id="ct152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51"/>
          </table:deletions>
        </table:deletion>
        <table:deletion table:id="ct153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52"/>
          </table:deletions>
        </table:deletion>
        <table:deletion table:id="ct154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53"/>
          </table:deletions>
        </table:deletion>
        <table:deletion table:id="ct155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54"/>
          </table:deletions>
        </table:deletion>
        <table:deletion table:id="ct156" table:acceptance-state="accepted" table:type="row" table:position="19" table:table="0">
          <office:change-info>
            <dc:creator>Paul</dc:creator>
            <dc:date>2021-01-25T11:55:16.48</dc:date>
          </office:change-info>
          <table:deletions>
            <table:change-deletion table:id="ct155"/>
          </table:deletions>
        </table:deletion>
        <table:deletion table:id="ct157" table:acceptance-state="accepted" table:type="row" table:position="15" table:table="0" table:multi-deletion-spanned="86">
          <office:change-info>
            <dc:creator>Paul</dc:creator>
            <dc:date>2021-01-25T11:55:16.48</dc:date>
          </office:change-info>
        </table:deletion>
        <table:deletion table:id="ct158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57"/>
          </table:deletions>
        </table:deletion>
        <table:deletion table:id="ct159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58"/>
          </table:deletions>
        </table:deletion>
        <table:deletion table:id="ct160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59"/>
          </table:deletions>
        </table:deletion>
        <table:deletion table:id="ct161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60"/>
          </table:deletions>
        </table:deletion>
        <table:deletion table:id="ct162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61"/>
          </table:deletions>
        </table:deletion>
        <table:deletion table:id="ct163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62"/>
          </table:deletions>
        </table:deletion>
        <table:deletion table:id="ct164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63"/>
          </table:deletions>
        </table:deletion>
        <table:deletion table:id="ct165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64"/>
          </table:deletions>
        </table:deletion>
        <table:deletion table:id="ct166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65"/>
          </table:deletions>
        </table:deletion>
        <table:deletion table:id="ct167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66"/>
          </table:deletions>
        </table:deletion>
        <table:deletion table:id="ct168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67"/>
          </table:deletions>
        </table:deletion>
        <table:deletion table:id="ct169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68"/>
          </table:deletions>
        </table:deletion>
        <table:deletion table:id="ct170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69"/>
          </table:deletions>
        </table:deletion>
        <table:deletion table:id="ct171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70"/>
          </table:deletions>
        </table:deletion>
        <table:deletion table:id="ct172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71"/>
          </table:deletions>
        </table:deletion>
        <table:deletion table:id="ct173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72"/>
          </table:deletions>
        </table:deletion>
        <table:deletion table:id="ct174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73"/>
          </table:deletions>
        </table:deletion>
        <table:deletion table:id="ct175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74"/>
          </table:deletions>
        </table:deletion>
        <table:deletion table:id="ct176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75"/>
          </table:deletions>
        </table:deletion>
        <table:deletion table:id="ct177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76"/>
          </table:deletions>
        </table:deletion>
        <table:deletion table:id="ct178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77"/>
          </table:deletions>
        </table:deletion>
        <table:deletion table:id="ct179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78"/>
          </table:deletions>
        </table:deletion>
        <table:deletion table:id="ct180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79"/>
          </table:deletions>
        </table:deletion>
        <table:deletion table:id="ct181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80"/>
          </table:deletions>
        </table:deletion>
        <table:deletion table:id="ct182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81"/>
          </table:deletions>
        </table:deletion>
        <table:deletion table:id="ct183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82"/>
          </table:deletions>
        </table:deletion>
        <table:deletion table:id="ct184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83"/>
          </table:deletions>
        </table:deletion>
        <table:deletion table:id="ct185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84"/>
          </table:deletions>
        </table:deletion>
        <table:deletion table:id="ct186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85"/>
          </table:deletions>
        </table:deletion>
        <table:deletion table:id="ct187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86"/>
          </table:deletions>
        </table:deletion>
        <table:deletion table:id="ct188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87"/>
          </table:deletions>
        </table:deletion>
        <table:deletion table:id="ct189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88"/>
          </table:deletions>
        </table:deletion>
        <table:deletion table:id="ct190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89"/>
          </table:deletions>
        </table:deletion>
        <table:deletion table:id="ct191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90"/>
          </table:deletions>
        </table:deletion>
        <table:deletion table:id="ct192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91"/>
          </table:deletions>
        </table:deletion>
        <table:deletion table:id="ct193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92"/>
          </table:deletions>
        </table:deletion>
        <table:deletion table:id="ct194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93"/>
          </table:deletions>
        </table:deletion>
        <table:deletion table:id="ct195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94"/>
          </table:deletions>
        </table:deletion>
        <table:deletion table:id="ct196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95"/>
          </table:deletions>
        </table:deletion>
        <table:deletion table:id="ct197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96"/>
          </table:deletions>
        </table:deletion>
        <table:deletion table:id="ct198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97"/>
          </table:deletions>
        </table:deletion>
        <table:deletion table:id="ct199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98"/>
          </table:deletions>
        </table:deletion>
        <table:deletion table:id="ct200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199"/>
          </table:deletions>
        </table:deletion>
        <table:deletion table:id="ct201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00"/>
          </table:deletions>
        </table:deletion>
        <table:deletion table:id="ct202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01"/>
          </table:deletions>
        </table:deletion>
        <table:deletion table:id="ct203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02"/>
          </table:deletions>
        </table:deletion>
        <table:deletion table:id="ct204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03"/>
          </table:deletions>
        </table:deletion>
        <table:deletion table:id="ct205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04"/>
          </table:deletions>
        </table:deletion>
        <table:deletion table:id="ct206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05"/>
          </table:deletions>
        </table:deletion>
        <table:deletion table:id="ct207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06"/>
          </table:deletions>
        </table:deletion>
        <table:deletion table:id="ct208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07"/>
          </table:deletions>
        </table:deletion>
        <table:deletion table:id="ct209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08"/>
          </table:deletions>
        </table:deletion>
        <table:deletion table:id="ct210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09"/>
          </table:deletions>
        </table:deletion>
        <table:deletion table:id="ct211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10"/>
          </table:deletions>
        </table:deletion>
        <table:deletion table:id="ct212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11"/>
          </table:deletions>
        </table:deletion>
        <table:deletion table:id="ct213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12"/>
          </table:deletions>
        </table:deletion>
        <table:deletion table:id="ct214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13"/>
          </table:deletions>
        </table:deletion>
        <table:deletion table:id="ct215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14"/>
          </table:deletions>
        </table:deletion>
        <table:deletion table:id="ct216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15"/>
          </table:deletions>
        </table:deletion>
        <table:deletion table:id="ct217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16"/>
          </table:deletions>
        </table:deletion>
        <table:deletion table:id="ct218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17"/>
          </table:deletions>
        </table:deletion>
        <table:deletion table:id="ct219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18"/>
          </table:deletions>
        </table:deletion>
        <table:deletion table:id="ct220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19"/>
          </table:deletions>
        </table:deletion>
        <table:deletion table:id="ct221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20"/>
          </table:deletions>
        </table:deletion>
        <table:deletion table:id="ct222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21"/>
          </table:deletions>
        </table:deletion>
        <table:deletion table:id="ct223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22"/>
          </table:deletions>
        </table:deletion>
        <table:deletion table:id="ct224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23"/>
          </table:deletions>
        </table:deletion>
        <table:deletion table:id="ct225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24"/>
          </table:deletions>
        </table:deletion>
        <table:deletion table:id="ct226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25"/>
          </table:deletions>
        </table:deletion>
        <table:deletion table:id="ct227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26"/>
          </table:deletions>
        </table:deletion>
        <table:deletion table:id="ct228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27"/>
          </table:deletions>
        </table:deletion>
        <table:deletion table:id="ct229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28"/>
          </table:deletions>
        </table:deletion>
        <table:deletion table:id="ct230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29"/>
          </table:deletions>
        </table:deletion>
        <table:deletion table:id="ct231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30"/>
          </table:deletions>
        </table:deletion>
        <table:deletion table:id="ct232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31"/>
          </table:deletions>
        </table:deletion>
        <table:deletion table:id="ct233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32"/>
          </table:deletions>
        </table:deletion>
        <table:deletion table:id="ct234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33"/>
          </table:deletions>
        </table:deletion>
        <table:deletion table:id="ct235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34"/>
          </table:deletions>
        </table:deletion>
        <table:deletion table:id="ct236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35"/>
          </table:deletions>
        </table:deletion>
        <table:deletion table:id="ct237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36"/>
          </table:deletions>
        </table:deletion>
        <table:deletion table:id="ct238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37"/>
          </table:deletions>
        </table:deletion>
        <table:deletion table:id="ct239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38"/>
          </table:deletions>
        </table:deletion>
        <table:deletion table:id="ct240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39"/>
          </table:deletions>
        </table:deletion>
        <table:deletion table:id="ct241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40"/>
          </table:deletions>
        </table:deletion>
        <table:deletion table:id="ct242" table:acceptance-state="accepted" table:type="row" table:position="15" table:table="0">
          <office:change-info>
            <dc:creator>Paul</dc:creator>
            <dc:date>2021-01-25T11:55:16.48</dc:date>
          </office:change-info>
          <table:deletions>
            <table:change-deletion table:id="ct241"/>
          </table:deletions>
        </table:deletion>
        <table:insertion table:id="ct243" table:acceptance-state="accepted" table:type="row" table:position="11" table:table="0">
          <office:change-info>
            <dc:creator>Paul</dc:creator>
            <dc:date>2021-01-25T11:55:16.48</dc:date>
          </office:change-info>
          <table:dependencies>
            <table:dependence table:id="ct439"/>
            <table:dependence table:id="ct438"/>
            <table:dependence table:id="ct437"/>
            <table:dependence table:id="ct436"/>
            <table:dependence table:id="ct435"/>
            <table:dependence table:id="ct434"/>
            <table:dependence table:id="ct433"/>
          </table:dependencies>
        </table:insertion>
        <table:deletion table:id="ct244" table:acceptance-state="accepted" table:type="row" table:position="10" table:table="0" table:multi-deletion-spanned="12">
          <office:change-info>
            <dc:creator>Paul</dc:creator>
            <dc:date>2021-01-25T11:55:16.48</dc:date>
          </office:change-info>
        </table:deletion>
        <table:deletion table:id="ct245" table:acceptance-state="accepted" table:type="row" table:position="10" table:table="0">
          <office:change-info>
            <dc:creator>Paul</dc:creator>
            <dc:date>2021-01-25T11:55:16.48</dc:date>
          </office:change-info>
          <table:deletions>
            <table:change-deletion table:id="ct244"/>
          </table:deletions>
        </table:deletion>
        <table:deletion table:id="ct246" table:acceptance-state="accepted" table:type="row" table:position="10" table:table="0">
          <office:change-info>
            <dc:creator>Paul</dc:creator>
            <dc:date>2021-01-25T11:55:16.48</dc:date>
          </office:change-info>
          <table:deletions>
            <table:change-deletion table:id="ct245"/>
          </table:deletions>
        </table:deletion>
        <table:deletion table:id="ct247" table:acceptance-state="accepted" table:type="row" table:position="10" table:table="0">
          <office:change-info>
            <dc:creator>Paul</dc:creator>
            <dc:date>2021-01-25T11:55:16.48</dc:date>
          </office:change-info>
          <table:deletions>
            <table:change-deletion table:id="ct246"/>
          </table:deletions>
        </table:deletion>
        <table:deletion table:id="ct248" table:acceptance-state="accepted" table:type="row" table:position="10" table:table="0">
          <office:change-info>
            <dc:creator>Paul</dc:creator>
            <dc:date>2021-01-25T11:55:16.48</dc:date>
          </office:change-info>
          <table:deletions>
            <table:change-deletion table:id="ct247"/>
          </table:deletions>
        </table:deletion>
        <table:deletion table:id="ct249" table:acceptance-state="accepted" table:type="row" table:position="10" table:table="0">
          <office:change-info>
            <dc:creator>Paul</dc:creator>
            <dc:date>2021-01-25T11:55:16.48</dc:date>
          </office:change-info>
          <table:deletions>
            <table:change-deletion table:id="ct248"/>
          </table:deletions>
        </table:deletion>
        <table:deletion table:id="ct250" table:acceptance-state="accepted" table:type="row" table:position="10" table:table="0">
          <office:change-info>
            <dc:creator>Paul</dc:creator>
            <dc:date>2021-01-25T11:55:16.48</dc:date>
          </office:change-info>
          <table:deletions>
            <table:change-deletion table:id="ct249"/>
          </table:deletions>
        </table:deletion>
        <table:deletion table:id="ct251" table:acceptance-state="accepted" table:type="row" table:position="10" table:table="0">
          <office:change-info>
            <dc:creator>Paul</dc:creator>
            <dc:date>2021-01-25T11:55:16.48</dc:date>
          </office:change-info>
          <table:deletions>
            <table:change-deletion table:id="ct250"/>
          </table:deletions>
        </table:deletion>
        <table:deletion table:id="ct252" table:acceptance-state="accepted" table:type="row" table:position="10" table:table="0">
          <office:change-info>
            <dc:creator>Paul</dc:creator>
            <dc:date>2021-01-25T11:55:16.48</dc:date>
          </office:change-info>
          <table:deletions>
            <table:change-deletion table:id="ct251"/>
          </table:deletions>
        </table:deletion>
        <table:deletion table:id="ct253" table:acceptance-state="accepted" table:type="row" table:position="10" table:table="0">
          <office:change-info>
            <dc:creator>Paul</dc:creator>
            <dc:date>2021-01-25T11:55:16.48</dc:date>
          </office:change-info>
          <table:deletions>
            <table:change-deletion table:id="ct252"/>
          </table:deletions>
        </table:deletion>
        <table:deletion table:id="ct254" table:acceptance-state="accepted" table:type="row" table:position="10" table:table="0">
          <office:change-info>
            <dc:creator>Paul</dc:creator>
            <dc:date>2021-01-25T11:55:16.48</dc:date>
          </office:change-info>
          <table:deletions>
            <table:change-deletion table:id="ct253"/>
          </table:deletions>
        </table:deletion>
        <table:deletion table:id="ct255" table:acceptance-state="accepted" table:type="row" table:position="10" table:table="0">
          <office:change-info>
            <dc:creator>Paul</dc:creator>
            <dc:date>2021-01-25T11:55:16.48</dc:date>
          </office:change-info>
          <table:deletions>
            <table:change-deletion table:id="ct254"/>
          </table:deletions>
        </table:deletion>
        <table:deletion table:id="ct256" table:acceptance-state="accepted" table:type="row" table:position="9" table:table="0" table:multi-deletion-spanned="41">
          <office:change-info>
            <dc:creator>Paul</dc:creator>
            <dc:date>2021-01-25T11:55:16.48</dc:date>
          </office:change-info>
        </table:deletion>
        <table:deletion table:id="ct257" table:acceptance-state="accepted" table:type="row" table:position="9" table:table="0">
          <office:change-info>
            <dc:creator>Paul</dc:creator>
            <dc:date>2021-01-25T11:55:16.48</dc:date>
          </office:change-info>
          <table:deletions>
            <table:change-deletion table:id="ct256"/>
          </table:deletions>
        </table:deletion>
        <table:deletion table:id="ct258" table:acceptance-state="accepted" table:type="row" table:position="9" table:table="0">
          <office:change-info>
            <dc:creator>Paul</dc:creator>
            <dc:date>2021-01-25T11:55:16.48</dc:date>
          </office:change-info>
          <table:deletions>
            <table:change-deletion table:id="ct257"/>
          </table:deletions>
        </table:deletion>
        <table:deletion table:id="ct259" table:acceptance-state="accepted" table:type="row" table:position="9" table:table="0">
          <office:change-info>
            <dc:creator>Paul</dc:creator>
            <dc:date>2021-01-25T11:55:16.48</dc:date>
          </office:change-info>
          <table:deletions>
            <table:change-deletion table:id="ct258"/>
          </table:deletions>
        </table:deletion>
        <table:deletion table:id="ct260" table:acceptance-state="accepted" table:type="row" table:position="9" table:table="0">
          <office:change-info>
            <dc:creator>Paul</dc:creator>
            <dc:date>2021-01-25T11:55:16.48</dc:date>
          </office:change-info>
          <table:deletions>
            <table:change-deletion table:id="ct259"/>
          </table:deletions>
        </table:deletion>
        <table:deletion table:id="ct261" table:acceptance-state="accepted" table:type="row" table:position="9" table:table="0">
          <office:change-info>
            <dc:creator>Paul</dc:creator>
            <dc:date>2021-01-25T11:55:16.48</dc:date>
          </office:change-info>
          <table:deletions>
            <table:change-deletion table:id="ct260"/>
          </table:deletions>
        </table:deletion>
        <table:deletion table:id="ct262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61"/>
          </table:deletions>
        </table:deletion>
        <table:deletion table:id="ct263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62"/>
          </table:deletions>
        </table:deletion>
        <table:deletion table:id="ct264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63"/>
          </table:deletions>
        </table:deletion>
        <table:deletion table:id="ct265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64"/>
          </table:deletions>
        </table:deletion>
        <table:deletion table:id="ct266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65"/>
          </table:deletions>
        </table:deletion>
        <table:deletion table:id="ct267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66"/>
          </table:deletions>
        </table:deletion>
        <table:deletion table:id="ct268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67"/>
          </table:deletions>
        </table:deletion>
        <table:deletion table:id="ct269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68"/>
          </table:deletions>
        </table:deletion>
        <table:deletion table:id="ct270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69"/>
          </table:deletions>
        </table:deletion>
        <table:deletion table:id="ct271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70"/>
          </table:deletions>
        </table:deletion>
        <table:deletion table:id="ct272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71"/>
          </table:deletions>
        </table:deletion>
        <table:deletion table:id="ct273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72"/>
          </table:deletions>
        </table:deletion>
        <table:deletion table:id="ct274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73"/>
          </table:deletions>
        </table:deletion>
        <table:deletion table:id="ct275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74"/>
          </table:deletions>
        </table:deletion>
        <table:deletion table:id="ct276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75"/>
          </table:deletions>
        </table:deletion>
        <table:deletion table:id="ct277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76"/>
          </table:deletions>
        </table:deletion>
        <table:deletion table:id="ct278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77"/>
          </table:deletions>
        </table:deletion>
        <table:deletion table:id="ct279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78"/>
          </table:deletions>
        </table:deletion>
        <table:deletion table:id="ct280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79"/>
          </table:deletions>
        </table:deletion>
        <table:deletion table:id="ct281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80"/>
          </table:deletions>
        </table:deletion>
        <table:deletion table:id="ct282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81"/>
          </table:deletions>
        </table:deletion>
        <table:deletion table:id="ct283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82"/>
          </table:deletions>
        </table:deletion>
        <table:deletion table:id="ct284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83"/>
          </table:deletions>
        </table:deletion>
        <table:deletion table:id="ct285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84"/>
          </table:deletions>
        </table:deletion>
        <table:deletion table:id="ct286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85"/>
          </table:deletions>
        </table:deletion>
        <table:deletion table:id="ct287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86"/>
          </table:deletions>
        </table:deletion>
        <table:deletion table:id="ct288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87"/>
          </table:deletions>
        </table:deletion>
        <table:deletion table:id="ct289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88"/>
          </table:deletions>
        </table:deletion>
        <table:deletion table:id="ct290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89"/>
          </table:deletions>
        </table:deletion>
        <table:deletion table:id="ct291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90"/>
          </table:deletions>
        </table:deletion>
        <table:deletion table:id="ct292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91"/>
          </table:deletions>
        </table:deletion>
        <table:deletion table:id="ct293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92"/>
          </table:deletions>
        </table:deletion>
        <table:deletion table:id="ct294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93"/>
          </table:deletions>
        </table:deletion>
        <table:deletion table:id="ct295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94"/>
          </table:deletions>
        </table:deletion>
        <table:deletion table:id="ct296" table:acceptance-state="accepted" table:type="row" table:position="9" table:table="0">
          <office:change-info>
            <dc:creator>Paul</dc:creator>
            <dc:date>2021-01-25T11:55:16.49</dc:date>
          </office:change-info>
          <table:deletions>
            <table:change-deletion table:id="ct295"/>
          </table:deletions>
        </table:deletion>
        <table:deletion table:id="ct297" table:acceptance-state="accepted" table:type="row" table:position="8" table:table="0" table:multi-deletion-spanned="73">
          <office:change-info>
            <dc:creator>Paul</dc:creator>
            <dc:date>2021-01-25T11:55:16.49</dc:date>
          </office:change-info>
        </table:deletion>
        <table:deletion table:id="ct298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297"/>
          </table:deletions>
        </table:deletion>
        <table:deletion table:id="ct299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298"/>
          </table:deletions>
        </table:deletion>
        <table:deletion table:id="ct300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299"/>
          </table:deletions>
        </table:deletion>
        <table:deletion table:id="ct301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00"/>
          </table:deletions>
        </table:deletion>
        <table:deletion table:id="ct302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01"/>
          </table:deletions>
        </table:deletion>
        <table:deletion table:id="ct303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02"/>
          </table:deletions>
        </table:deletion>
        <table:deletion table:id="ct304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03"/>
          </table:deletions>
        </table:deletion>
        <table:deletion table:id="ct305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04"/>
          </table:deletions>
        </table:deletion>
        <table:deletion table:id="ct306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05"/>
          </table:deletions>
        </table:deletion>
        <table:deletion table:id="ct307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06"/>
          </table:deletions>
        </table:deletion>
        <table:deletion table:id="ct308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07"/>
          </table:deletions>
        </table:deletion>
        <table:deletion table:id="ct309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08"/>
          </table:deletions>
        </table:deletion>
        <table:deletion table:id="ct310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09"/>
          </table:deletions>
        </table:deletion>
        <table:deletion table:id="ct311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10"/>
          </table:deletions>
        </table:deletion>
        <table:deletion table:id="ct312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11"/>
          </table:deletions>
        </table:deletion>
        <table:deletion table:id="ct313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12"/>
          </table:deletions>
        </table:deletion>
        <table:deletion table:id="ct314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13"/>
          </table:deletions>
        </table:deletion>
        <table:deletion table:id="ct315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14"/>
          </table:deletions>
        </table:deletion>
        <table:deletion table:id="ct316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15"/>
          </table:deletions>
        </table:deletion>
        <table:deletion table:id="ct317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16"/>
          </table:deletions>
        </table:deletion>
        <table:deletion table:id="ct318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17"/>
          </table:deletions>
        </table:deletion>
        <table:deletion table:id="ct319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18"/>
          </table:deletions>
        </table:deletion>
        <table:deletion table:id="ct320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19"/>
          </table:deletions>
        </table:deletion>
        <table:deletion table:id="ct321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20"/>
          </table:deletions>
        </table:deletion>
        <table:deletion table:id="ct322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21"/>
          </table:deletions>
        </table:deletion>
        <table:deletion table:id="ct323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22"/>
          </table:deletions>
        </table:deletion>
        <table:deletion table:id="ct324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23"/>
          </table:deletions>
        </table:deletion>
        <table:deletion table:id="ct325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24"/>
          </table:deletions>
        </table:deletion>
        <table:deletion table:id="ct326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25"/>
          </table:deletions>
        </table:deletion>
        <table:deletion table:id="ct327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26"/>
          </table:deletions>
        </table:deletion>
        <table:deletion table:id="ct328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27"/>
          </table:deletions>
        </table:deletion>
        <table:deletion table:id="ct329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28"/>
          </table:deletions>
        </table:deletion>
        <table:deletion table:id="ct330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29"/>
          </table:deletions>
        </table:deletion>
        <table:deletion table:id="ct331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30"/>
          </table:deletions>
        </table:deletion>
        <table:deletion table:id="ct332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31"/>
          </table:deletions>
        </table:deletion>
        <table:deletion table:id="ct333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32"/>
          </table:deletions>
        </table:deletion>
        <table:deletion table:id="ct334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33"/>
          </table:deletions>
        </table:deletion>
        <table:deletion table:id="ct335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34"/>
          </table:deletions>
        </table:deletion>
        <table:deletion table:id="ct336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35"/>
          </table:deletions>
        </table:deletion>
        <table:deletion table:id="ct337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36"/>
          </table:deletions>
        </table:deletion>
        <table:deletion table:id="ct338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37"/>
          </table:deletions>
        </table:deletion>
        <table:deletion table:id="ct339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38"/>
          </table:deletions>
        </table:deletion>
        <table:deletion table:id="ct340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39"/>
          </table:deletions>
        </table:deletion>
        <table:deletion table:id="ct341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40"/>
          </table:deletions>
        </table:deletion>
        <table:deletion table:id="ct342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41"/>
          </table:deletions>
        </table:deletion>
        <table:deletion table:id="ct343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42"/>
          </table:deletions>
        </table:deletion>
        <table:deletion table:id="ct344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43"/>
          </table:deletions>
        </table:deletion>
        <table:deletion table:id="ct345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44"/>
          </table:deletions>
        </table:deletion>
        <table:deletion table:id="ct346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45"/>
          </table:deletions>
        </table:deletion>
        <table:deletion table:id="ct347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46"/>
          </table:deletions>
        </table:deletion>
        <table:deletion table:id="ct348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47"/>
          </table:deletions>
        </table:deletion>
        <table:deletion table:id="ct349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48"/>
          </table:deletions>
        </table:deletion>
        <table:deletion table:id="ct350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49"/>
          </table:deletions>
        </table:deletion>
        <table:deletion table:id="ct351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50"/>
          </table:deletions>
        </table:deletion>
        <table:deletion table:id="ct352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51"/>
          </table:deletions>
        </table:deletion>
        <table:deletion table:id="ct353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52"/>
          </table:deletions>
        </table:deletion>
        <table:deletion table:id="ct354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53"/>
          </table:deletions>
        </table:deletion>
        <table:deletion table:id="ct355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54"/>
          </table:deletions>
        </table:deletion>
        <table:deletion table:id="ct356" table:acceptance-state="accepted" table:type="row" table:position="8" table:table="0">
          <office:change-info>
            <dc:creator>Paul</dc:creator>
            <dc:date>2021-01-25T11:55:16.49</dc:date>
          </office:change-info>
          <table:deletions>
            <table:change-deletion table:id="ct355"/>
          </table:deletions>
        </table:deletion>
        <table:deletion table:id="ct357" table:acceptance-state="accepted" table:type="row" table:position="8" table:table="0">
          <office:change-info>
            <dc:creator>Paul</dc:creator>
            <dc:date>2021-01-25T11:55:16.50</dc:date>
          </office:change-info>
          <table:deletions>
            <table:change-deletion table:id="ct356"/>
          </table:deletions>
        </table:deletion>
        <table:deletion table:id="ct358" table:acceptance-state="accepted" table:type="row" table:position="8" table:table="0">
          <office:change-info>
            <dc:creator>Paul</dc:creator>
            <dc:date>2021-01-25T11:55:16.50</dc:date>
          </office:change-info>
          <table:deletions>
            <table:change-deletion table:id="ct357"/>
          </table:deletions>
        </table:deletion>
        <table:deletion table:id="ct359" table:acceptance-state="accepted" table:type="row" table:position="8" table:table="0">
          <office:change-info>
            <dc:creator>Paul</dc:creator>
            <dc:date>2021-01-25T11:55:16.50</dc:date>
          </office:change-info>
          <table:deletions>
            <table:change-deletion table:id="ct358"/>
          </table:deletions>
        </table:deletion>
        <table:deletion table:id="ct360" table:acceptance-state="accepted" table:type="row" table:position="8" table:table="0">
          <office:change-info>
            <dc:creator>Paul</dc:creator>
            <dc:date>2021-01-25T11:55:16.50</dc:date>
          </office:change-info>
          <table:deletions>
            <table:change-deletion table:id="ct359"/>
          </table:deletions>
        </table:deletion>
        <table:deletion table:id="ct361" table:acceptance-state="accepted" table:type="row" table:position="8" table:table="0">
          <office:change-info>
            <dc:creator>Paul</dc:creator>
            <dc:date>2021-01-25T11:55:16.50</dc:date>
          </office:change-info>
          <table:deletions>
            <table:change-deletion table:id="ct360"/>
          </table:deletions>
        </table:deletion>
        <table:deletion table:id="ct362" table:acceptance-state="accepted" table:type="row" table:position="8" table:table="0">
          <office:change-info>
            <dc:creator>Paul</dc:creator>
            <dc:date>2021-01-25T11:55:16.50</dc:date>
          </office:change-info>
          <table:deletions>
            <table:change-deletion table:id="ct361"/>
          </table:deletions>
        </table:deletion>
        <table:deletion table:id="ct363" table:acceptance-state="accepted" table:type="row" table:position="8" table:table="0">
          <office:change-info>
            <dc:creator>Paul</dc:creator>
            <dc:date>2021-01-25T11:55:16.50</dc:date>
          </office:change-info>
          <table:deletions>
            <table:change-deletion table:id="ct362"/>
          </table:deletions>
        </table:deletion>
        <table:deletion table:id="ct364" table:acceptance-state="accepted" table:type="row" table:position="8" table:table="0">
          <office:change-info>
            <dc:creator>Paul</dc:creator>
            <dc:date>2021-01-25T11:55:16.50</dc:date>
          </office:change-info>
          <table:deletions>
            <table:change-deletion table:id="ct363"/>
          </table:deletions>
        </table:deletion>
        <table:deletion table:id="ct365" table:acceptance-state="accepted" table:type="row" table:position="8" table:table="0">
          <office:change-info>
            <dc:creator>Paul</dc:creator>
            <dc:date>2021-01-25T11:55:16.50</dc:date>
          </office:change-info>
          <table:deletions>
            <table:change-deletion table:id="ct364"/>
          </table:deletions>
        </table:deletion>
        <table:deletion table:id="ct366" table:acceptance-state="accepted" table:type="row" table:position="8" table:table="0">
          <office:change-info>
            <dc:creator>Paul</dc:creator>
            <dc:date>2021-01-25T11:55:16.50</dc:date>
          </office:change-info>
          <table:deletions>
            <table:change-deletion table:id="ct365"/>
          </table:deletions>
        </table:deletion>
        <table:deletion table:id="ct367" table:acceptance-state="accepted" table:type="row" table:position="8" table:table="0">
          <office:change-info>
            <dc:creator>Paul</dc:creator>
            <dc:date>2021-01-25T11:55:16.50</dc:date>
          </office:change-info>
          <table:deletions>
            <table:change-deletion table:id="ct366"/>
          </table:deletions>
        </table:deletion>
        <table:deletion table:id="ct368" table:acceptance-state="accepted" table:type="row" table:position="8" table:table="0">
          <office:change-info>
            <dc:creator>Paul</dc:creator>
            <dc:date>2021-01-25T11:55:16.50</dc:date>
          </office:change-info>
          <table:deletions>
            <table:change-deletion table:id="ct367"/>
          </table:deletions>
        </table:deletion>
        <table:deletion table:id="ct369" table:acceptance-state="accepted" table:type="row" table:position="8" table:table="0">
          <office:change-info>
            <dc:creator>Paul</dc:creator>
            <dc:date>2021-01-25T11:55:16.50</dc:date>
          </office:change-info>
          <table:deletions>
            <table:change-deletion table:id="ct368"/>
          </table:deletions>
        </table:deletion>
        <table:deletion table:id="ct370" table:acceptance-state="accepted" table:type="row" table:position="6" table:table="0" table:multi-deletion-spanned="35">
          <office:change-info>
            <dc:creator>Paul</dc:creator>
            <dc:date>2021-01-25T11:55:16.50</dc:date>
          </office:change-info>
        </table:deletion>
        <table:deletion table:id="ct371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70"/>
          </table:deletions>
        </table:deletion>
        <table:deletion table:id="ct372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71"/>
          </table:deletions>
        </table:deletion>
        <table:deletion table:id="ct373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72"/>
          </table:deletions>
        </table:deletion>
        <table:deletion table:id="ct374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73"/>
          </table:deletions>
        </table:deletion>
        <table:deletion table:id="ct375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74"/>
          </table:deletions>
        </table:deletion>
        <table:deletion table:id="ct376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75"/>
          </table:deletions>
        </table:deletion>
        <table:deletion table:id="ct377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76"/>
          </table:deletions>
        </table:deletion>
        <table:deletion table:id="ct378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77"/>
          </table:deletions>
        </table:deletion>
        <table:deletion table:id="ct379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78"/>
          </table:deletions>
        </table:deletion>
        <table:deletion table:id="ct380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79"/>
          </table:deletions>
        </table:deletion>
        <table:deletion table:id="ct381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80"/>
          </table:deletions>
        </table:deletion>
        <table:deletion table:id="ct382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81"/>
          </table:deletions>
        </table:deletion>
        <table:deletion table:id="ct383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82"/>
          </table:deletions>
        </table:deletion>
        <table:deletion table:id="ct384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83"/>
          </table:deletions>
        </table:deletion>
        <table:deletion table:id="ct385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84"/>
          </table:deletions>
        </table:deletion>
        <table:deletion table:id="ct386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85"/>
          </table:deletions>
        </table:deletion>
        <table:deletion table:id="ct387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86"/>
          </table:deletions>
        </table:deletion>
        <table:deletion table:id="ct388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87"/>
          </table:deletions>
        </table:deletion>
        <table:deletion table:id="ct389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88"/>
          </table:deletions>
        </table:deletion>
        <table:deletion table:id="ct390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89"/>
          </table:deletions>
        </table:deletion>
        <table:deletion table:id="ct391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90"/>
          </table:deletions>
        </table:deletion>
        <table:deletion table:id="ct392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91"/>
          </table:deletions>
        </table:deletion>
        <table:deletion table:id="ct393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92"/>
          </table:deletions>
        </table:deletion>
        <table:deletion table:id="ct394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93"/>
          </table:deletions>
        </table:deletion>
        <table:deletion table:id="ct395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94"/>
          </table:deletions>
        </table:deletion>
        <table:deletion table:id="ct396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95"/>
          </table:deletions>
        </table:deletion>
        <table:deletion table:id="ct397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96"/>
          </table:deletions>
        </table:deletion>
        <table:deletion table:id="ct398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97"/>
          </table:deletions>
        </table:deletion>
        <table:deletion table:id="ct399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98"/>
          </table:deletions>
        </table:deletion>
        <table:deletion table:id="ct400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399"/>
          </table:deletions>
        </table:deletion>
        <table:deletion table:id="ct401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400"/>
          </table:deletions>
        </table:deletion>
        <table:deletion table:id="ct402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401"/>
          </table:deletions>
        </table:deletion>
        <table:deletion table:id="ct403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402"/>
          </table:deletions>
        </table:deletion>
        <table:deletion table:id="ct404" table:acceptance-state="accepted" table:type="row" table:position="6" table:table="0">
          <office:change-info>
            <dc:creator>Paul</dc:creator>
            <dc:date>2021-01-25T11:55:16.50</dc:date>
          </office:change-info>
          <table:deletions>
            <table:change-deletion table:id="ct403"/>
          </table:deletions>
        </table:deletion>
        <table:deletion table:id="ct405" table:acceptance-state="accepted" table:type="row" table:position="4" table:table="0" table:multi-deletion-spanned="2">
          <office:change-info>
            <dc:creator>Paul</dc:creator>
            <dc:date>2021-01-25T11:55:16.50</dc:date>
          </office:change-info>
        </table:deletion>
        <table:deletion table:id="ct406" table:acceptance-state="accepted" table:type="row" table:position="4" table:table="0">
          <office:change-info>
            <dc:creator>Paul</dc:creator>
            <dc:date>2021-01-25T11:55:16.50</dc:date>
          </office:change-info>
          <table:deletions>
            <table:change-deletion table:id="ct405"/>
          </table:deletions>
        </table:deletion>
        <table:deletion table:id="ct407" table:acceptance-state="accepted" table:type="row" table:position="3" table:table="0" table:multi-deletion-spanned="4">
          <office:change-info>
            <dc:creator>Paul</dc:creator>
            <dc:date>2021-01-25T11:55:16.50</dc:date>
          </office:change-info>
        </table:deletion>
        <table:deletion table:id="ct408" table:acceptance-state="accepted" table:type="row" table:position="3" table:table="0">
          <office:change-info>
            <dc:creator>Paul</dc:creator>
            <dc:date>2021-01-25T11:55:16.50</dc:date>
          </office:change-info>
          <table:deletions>
            <table:change-deletion table:id="ct407"/>
          </table:deletions>
        </table:deletion>
        <table:deletion table:id="ct409" table:acceptance-state="accepted" table:type="row" table:position="3" table:table="0">
          <office:change-info>
            <dc:creator>Paul</dc:creator>
            <dc:date>2021-01-25T11:55:16.50</dc:date>
          </office:change-info>
          <table:deletions>
            <table:change-deletion table:id="ct408"/>
          </table:deletions>
        </table:deletion>
        <table:deletion table:id="ct410" table:acceptance-state="accepted" table:type="row" table:position="3" table:table="0">
          <office:change-info>
            <dc:creator>Paul</dc:creator>
            <dc:date>2021-01-25T11:55:16.50</dc:date>
          </office:change-info>
          <table:deletions>
            <table:change-deletion table:id="ct409"/>
          </table:deletions>
        </table:deletion>
        <table:cell-content-change table:id="ct411" table:acceptance-state="accepted">
          <table:cell-address table:column="0" table:row="5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aetred</text:p>
            </table:change-track-table-cell>
          </table:previous>
        </table:cell-content-change>
        <table:cell-content-change table:id="ct412" table:acceptance-state="accepted">
          <table:cell-address table:column="1" table:row="5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2" table:row="5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reduction term for potential soil evaporation and transpiration</text:p>
            </table:change-track-table-cell>
          </table:previous>
        </table:cell-content-change>
        <table:cell-content-change table:id="ct414" table:acceptance-state="accepted">
          <table:cell-address table:column="5" table:row="5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maxsoil</text:p>
            </table:change-track-table-cell>
          </table:previous>
        </table:cell-content-change>
        <table:cell-content-change table:id="ct415" table:acceptance-state="accepted">
          <table:cell-address table:column="6" table:row="5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16" table:acceptance-state="accepted">
          <table:cell-address table:column="8" table:row="5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17" table:acceptance-state="accepted">
          <table:cell-address table:column="0" table:row="6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deep_gw_discharg</text:p>
            </table:change-track-table-cell>
          </table:previous>
        </table:cell-content-change>
        <table:cell-content-change table:id="ct418" table:acceptance-state="accepted">
          <table:cell-address table:column="3" table:row="6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0" table:row="7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deep_gw_discharge</text:p>
            </table:change-track-table-cell>
          </table:previous>
        </table:cell-content-change>
        <table:cell-content-change table:id="ct420" table:acceptance-state="accepted">
          <table:cell-address table:column="2" table:row="7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Daily contribution of ground water to discharge for each subbasin (output only)</text:p>
            </table:change-track-table-cell>
          </table:previous>
        </table:cell-content-change>
        <table:cell-content-change table:id="ct421" table:acceptance-state="accepted">
          <table:cell-address table:column="3" table:row="7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m³/d</text:p>
            </table:change-track-table-cell>
          </table:previous>
        </table:cell-content-change>
        <table:cell-content-change table:id="ct422" table:acceptance-state="accepted">
          <table:cell-address table:column="5" table:row="7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366,subasin</text:p>
            </table:change-track-table-cell>
          </table:previous>
        </table:cell-content-change>
        <table:cell-content-change table:id="ct423" table:acceptance-state="accepted">
          <table:cell-address table:column="6" table:row="7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hymo_h.f90</text:p>
            </table:change-track-table-cell>
          </table:previous>
        </table:cell-content-change>
        <table:cell-content-change table:id="ct424" table:acceptance-state="accepted">
          <table:cell-address table:column="10" table:row="7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w/r</text:p>
            </table:change-track-table-cell>
          </table:previous>
        </table:cell-content-change>
        <table:cell-content-change table:id="ct425" table:acceptance-state="accepted">
          <table:cell-address table:column="0" table:row="8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hfrac</text:p>
            </table:change-track-table-cell>
          </table:previous>
        </table:cell-content-change>
        <table:cell-content-change table:id="ct426" table:acceptance-state="accepted">
          <table:cell-address table:column="2" table:row="8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fraction of depth of lowest horizon to be reached by roots</text:p>
            </table:change-track-table-cell>
          </table:previous>
        </table:cell-content-change>
        <table:cell-content-change table:id="ct427" table:acceptance-state="accepted">
          <table:cell-address table:column="3" table:row="8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fraction</text:p>
            </table:change-track-table-cell>
          </table:previous>
        </table:cell-content-change>
        <table:cell-content-change table:id="ct428" table:acceptance-state="accepted">
          <table:cell-address table:column="0" table:row="9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intctc</text:p>
            </table:change-track-table-cell>
          </table:previous>
        </table:cell-content-change>
        <table:cell-content-change table:id="ct429" table:acceptance-state="accepted">
          <table:cell-address table:column="2" table:row="9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average interception evaporation of every terrain component </text:p>
            </table:change-track-table-cell>
          </table:previous>
        </table:cell-content-change>
        <table:cell-content-change table:id="ct430" table:acceptance-state="accepted">
          <table:cell-address table:column="3" table:row="9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431" table:acceptance-state="accepted">
          <table:cell-address table:column="0" table:row="10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lai</text:p>
            </table:change-track-table-cell>
          </table:previous>
        </table:cell-content-change>
        <table:cell-content-change table:id="ct432" table:acceptance-state="accepted">
          <table:cell-address table:column="2" table:row="10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key points (nodes) for seasonal dynamics of LAI</text:p>
            </table:change-track-table-cell>
          </table:previous>
        </table:cell-content-change>
        <table:cell-content-change table:id="ct433" table:acceptance-state="accepted">
          <table:cell-address table:column="0" table:row="11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34" table:acceptance-state="accepted">
          <table:cell-address table:column="2" table:row="11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3" table:row="11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5" table:row="11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37" table:acceptance-state="accepted">
          <table:cell-address table:column="6" table:row="11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38" table:acceptance-state="accepted">
          <table:cell-address table:column="8" table:row="11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9" table:row="11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40" table:acceptance-state="accepted">
          <table:cell-address table:column="0" table:row="12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laimun</text:p>
            </table:change-track-table-cell>
          </table:previous>
        </table:cell-content-change>
        <table:cell-content-change table:id="ct441" table:acceptance-state="accepted">
          <table:cell-address table:column="2" table:row="12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daily mean LAI (output, not for computations)</text:p>
            </table:change-track-table-cell>
          </table:previous>
        </table:cell-content-change>
        <table:cell-content-change table:id="ct442" table:acceptance-state="accepted">
          <table:cell-address table:column="3" table:row="12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m²/m²</text:p>
            </table:change-track-table-cell>
          </table:previous>
        </table:cell-content-change>
        <table:cell-content-change table:id="ct443" table:acceptance-state="accepted">
          <table:cell-address table:column="5" table:row="12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366,subasin</text:p>
            </table:change-track-table-cell>
          </table:previous>
        </table:cell-content-change>
        <table:cell-content-change table:id="ct444" table:acceptance-state="accepted">
          <table:cell-address table:column="0" table:row="13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laimun</text:p>
            </table:change-track-table-cell>
          </table:previous>
        </table:cell-content-change>
        <table:cell-content-change table:id="ct445" table:acceptance-state="accepted">
          <table:cell-address table:column="2" table:row="13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daily mean LAI</text:p>
            </table:change-track-table-cell>
          </table:previous>
        </table:cell-content-change>
        <table:cell-content-change table:id="ct446" table:acceptance-state="accepted">
          <table:cell-address table:column="3" table:row="13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m²/m²</text:p>
            </table:change-track-table-cell>
          </table:previous>
        </table:cell-content-change>
        <table:cell-content-change table:id="ct447" table:acceptance-state="accepted">
          <table:cell-address table:column="5" table:row="13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366,subasin</text:p>
            </table:change-track-table-cell>
          </table:previous>
        </table:cell-content-change>
        <table:cell-content-change table:id="ct448" table:acceptance-state="accepted">
          <table:cell-address table:column="6" table:row="13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hymo_h.f90</text:p>
            </table:change-track-table-cell>
          </table:previous>
        </table:cell-content-change>
        <table:cell-content-change table:id="ct449" table:acceptance-state="accepted">
          <table:cell-address table:column="0" table:row="14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laisu</text:p>
            </table:change-track-table-cell>
          </table:previous>
        </table:cell-content-change>
        <table:cell-content-change table:id="ct450" table:acceptance-state="accepted">
          <table:cell-address table:column="2" table:row="14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daily mean LAI</text:p>
            </table:change-track-table-cell>
          </table:previous>
        </table:cell-content-change>
        <table:cell-content-change table:id="ct451" table:acceptance-state="accepted">
          <table:cell-address table:column="3" table:row="14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m²/m²</text:p>
            </table:change-track-table-cell>
          </table:previous>
        </table:cell-content-change>
        <table:cell-content-change table:id="ct452" table:acceptance-state="accepted">
          <table:cell-address table:column="5" table:row="14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maxsoter</text:p>
            </table:change-track-table-cell>
          </table:previous>
        </table:cell-content-change>
        <table:cell-content-change table:id="ct453" table:acceptance-state="accepted">
          <table:cell-address table:column="6" table:row="14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hymo_h.f90</text:p>
            </table:change-track-table-cell>
          </table:previous>
        </table:cell-content-change>
        <table:cell-content-change table:id="ct454" table:acceptance-state="accepted">
          <table:cell-address table:column="9" table:row="14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1" table:row="14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0" table:row="15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qgw</text:p>
            </table:change-track-table-cell>
          </table:previous>
        </table:cell-content-change>
        <table:cell-content-change table:id="ct457" table:acceptance-state="accepted">
          <table:cell-address table:column="2" table:row="15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percolation below root zone (internal representation of gwr)</text:p>
            </table:change-track-table-cell>
          </table:previous>
        </table:cell-content-change>
        <table:cell-content-change table:id="ct458" table:acceptance-state="accepted">
          <table:cell-address table:column="6" table:row="15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soilwat.f90</text:p>
            </table:change-track-table-cell>
          </table:previous>
        </table:cell-content-change>
        <table:cell-content-change table:id="ct459" table:acceptance-state="accepted">
          <table:cell-address table:column="0" table:row="16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qin</text:p>
            </table:change-track-table-cell>
          </table:previous>
        </table:cell-content-change>
        <table:cell-content-change table:id="ct460" table:acceptance-state="accepted">
          <table:cell-address table:column="2" table:row="16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runoff into the Sub-basins in current timestep</text:p>
            </table:change-track-table-cell>
          </table:previous>
        </table:cell-content-change>
        <table:cell-content-change table:id="ct461" table:acceptance-state="accepted">
          <table:cell-address table:column="3" table:row="16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[m**3/s]</text:p>
            </table:change-track-table-cell>
          </table:previous>
        </table:cell-content-change>
        <table:cell-content-change table:id="ct462" table:acceptance-state="accepted">
          <table:cell-address table:column="5" table:row="16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subasin</text:p>
            </table:change-track-table-cell>
          </table:previous>
        </table:cell-content-change>
        <table:cell-content-change table:id="ct463" table:acceptance-state="accepted">
          <table:cell-address table:column="6" table:row="16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allocate_routing.var</text:p>
            </table:change-track-table-cell>
          </table:previous>
        </table:cell-content-change>
        <table:cell-content-change table:id="ct464" table:acceptance-state="accepted">
          <table:cell-address table:column="0" table:row="17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qin_sed</text:p>
            </table:change-track-table-cell>
          </table:previous>
        </table:cell-content-change>
        <table:cell-content-change table:id="ct465" table:acceptance-state="accepted">
          <table:cell-address table:column="2" table:row="17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Sediment inflow into the Sub-basins in current timestep</text:p>
            </table:change-track-table-cell>
          </table:previous>
        </table:cell-content-change>
        <table:cell-content-change table:id="ct466" table:acceptance-state="accepted">
          <table:cell-address table:column="3" table:row="17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[t/d]</text:p>
            </table:change-track-table-cell>
          </table:previous>
        </table:cell-content-change>
        <table:cell-content-change table:id="ct467" table:acceptance-state="accepted">
          <table:cell-address table:column="5" table:row="17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subasin</text:p>
            </table:change-track-table-cell>
          </table:previous>
        </table:cell-content-change>
        <table:cell-content-change table:id="ct468" table:acceptance-state="accepted">
          <table:cell-address table:column="6" table:row="17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routing_h.f90</text:p>
            </table:change-track-table-cell>
          </table:previous>
        </table:cell-content-change>
        <table:cell-content-change table:id="ct469" table:acceptance-state="accepted">
          <table:cell-address table:column="9" table:row="17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70" table:acceptance-state="accepted">
          <table:cell-address table:column="0" table:row="18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qinflow</text:p>
            </table:change-track-table-cell>
          </table:previous>
        </table:cell-content-change>
        <table:cell-content-change table:id="ct471" table:acceptance-state="accepted">
          <table:cell-address table:column="2" table:row="18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inflow discharge into the subbasin's reservoir</text:p>
            </table:change-track-table-cell>
          </table:previous>
        </table:cell-content-change>
        <table:cell-content-change table:id="ct472" table:acceptance-state="accepted">
          <table:cell-address table:column="3" table:row="18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m**3/s and m³</text:p>
            </table:change-track-table-cell>
          </table:previous>
        </table:cell-content-change>
        <table:cell-content-change table:id="ct473" table:acceptance-state="accepted">
          <table:cell-address table:column="5" table:row="18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74" table:acceptance-state="accepted">
          <table:cell-address table:column="6" table:row="18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reservoir_h.f90</text:p>
            </table:change-track-table-cell>
          </table:previous>
        </table:cell-content-change>
        <table:cell-content-change table:id="ct475" table:acceptance-state="accepted">
          <table:cell-address table:column="10" table:row="18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76" table:acceptance-state="accepted">
          <table:cell-address table:column="0" table:row="19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rootdep</text:p>
            </table:change-track-table-cell>
          </table:previous>
        </table:cell-content-change>
        <table:cell-content-change table:id="ct477" table:acceptance-state="accepted">
          <table:cell-address table:column="2" table:row="19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key points (nodes) for seasonal dynamics of vegetation root depth</text:p>
            </table:change-track-table-cell>
          </table:previous>
        </table:cell-content-change>
        <table:cell-content-change table:id="ct478" table:acceptance-state="accepted">
          <table:cell-address table:column="3" table:row="19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m</text:p>
            </table:change-track-table-cell>
          </table:previous>
        </table:cell-content-change>
        <table:cell-content-change table:id="ct479" table:acceptance-state="accepted">
          <table:cell-address table:column="5" table:row="19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nveg,4</text:p>
            </table:change-track-table-cell>
          </table:previous>
        </table:cell-content-change>
        <table:cell-content-change table:id="ct480" table:acceptance-state="accepted">
          <table:cell-address table:column="0" table:row="20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2" table:row="20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82" table:acceptance-state="accepted">
          <table:cell-address table:column="3" table:row="20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83" table:acceptance-state="accepted">
          <table:cell-address table:column="5" table:row="20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6" table:row="20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9" table:row="20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10" table:row="20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0" table:row="21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runoff_TC</text:p>
            </table:change-track-table-cell>
          </table:previous>
        </table:cell-content-change>
        <table:cell-content-change table:id="ct488" table:acceptance-state="accepted">
          <table:cell-address table:column="0" table:row="22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sed_yield_TC</text:p>
            </table:change-track-table-cell>
          </table:previous>
        </table:cell-content-change>
        <table:cell-content-change table:id="ct489" table:acceptance-state="accepted">
          <table:cell-address table:column="0" table:row="23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sediment_in</text:p>
            </table:change-track-table-cell>
          </table:previous>
        </table:cell-content-change>
        <table:cell-content-change table:id="ct490" table:acceptance-state="accepted">
          <table:cell-address table:column="2" table:row="23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sediment entering reach for each particle size class k (? seems to be the sediments LEAVING the reach, otentially going into reservoir) </text:p>
            </table:change-track-table-cell>
          </table:previous>
        </table:cell-content-change>
        <table:cell-content-change table:id="ct491" table:acceptance-state="accepted">
          <table:cell-address table:column="3" table:row="23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(tons/timestep)</text:p>
            </table:change-track-table-cell>
          </table:previous>
        </table:cell-content-change>
        <table:cell-content-change table:id="ct492" table:acceptance-state="accepted">
          <table:cell-address table:column="5" table:row="23" table:table="0"/>
          <office:change-info>
            <dc:creator>Paul</dc:creator>
            <dc:date>2021-01-25T11:55:16.50</dc:date>
          </office:change-info>
          <table:previous>
            <table:change-track-table-cell office:value-type="string">
              <text:p>subasin,n_sed_class</text:p>
            </table:change-track-table-cell>
          </table:previous>
        </table:cell-content-change>
        <table:cell-content-change table:id="ct493" table:acceptance-state="accepted">
          <table:cell-address table:column="6" table:row="23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8" table:row="23" table:table="0"/>
          <office:change-info>
            <dc:creator>Paul</dc:creator>
            <dc:date>2021-01-25T11:55:16.5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10" table:row="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0" table:row="2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ediment_subbasin</text:p>
            </table:change-track-table-cell>
          </table:previous>
        </table:cell-content-change>
        <table:cell-content-change table:id="ct497" table:acceptance-state="accepted">
          <table:cell-address table:column="2" table:row="2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ediment contribution of each subbasin to the river per day</text:p>
            </table:change-track-table-cell>
          </table:previous>
        </table:cell-content-change>
        <table:cell-content-change table:id="ct498" table:acceptance-state="accepted">
          <table:cell-address table:column="3" table:row="2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</text:p>
            </table:change-track-table-cell>
          </table:previous>
        </table:cell-content-change>
        <table:cell-content-change table:id="ct499" table:acceptance-state="accepted">
          <table:cell-address table:column="5" table:row="2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366,subasin,n_sed_class</text:p>
            </table:change-track-table-cell>
          </table:previous>
        </table:cell-content-change>
        <table:cell-content-change table:id="ct500" table:acceptance-state="accepted">
          <table:cell-address table:column="6" table:row="2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erosion_h.f90</text:p>
            </table:change-track-table-cell>
          </table:previous>
        </table:cell-content-change>
        <table:cell-content-change table:id="ct501" table:acceptance-state="accepted">
          <table:cell-address table:column="10" table:row="2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/r</text:p>
            </table:change-track-table-cell>
          </table:previous>
        </table:cell-content-change>
        <table:cell-content-change table:id="ct502" table:acceptance-state="accepted">
          <table:cell-address table:column="0" table:row="2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ediment_subbasin_t</text:p>
            </table:change-track-table-cell>
          </table:previous>
        </table:cell-content-change>
        <table:cell-content-change table:id="ct503" table:acceptance-state="accepted">
          <table:cell-address table:column="1" table:row="2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366*nt,subasin,n_sed_class</text:p>
            </table:change-track-table-cell>
          </table:previous>
        </table:cell-content-change>
        <table:cell-content-change table:id="ct504" table:acceptance-state="accepted">
          <table:cell-address table:column="2" table:row="2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ediment contribution of each subbasin to the river per timestep for all particle classes</text:p>
            </table:change-track-table-cell>
          </table:previous>
        </table:cell-content-change>
        <table:cell-content-change table:id="ct505" table:acceptance-state="accepted">
          <table:cell-address table:column="3" table:row="2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</text:p>
            </table:change-track-table-cell>
          </table:previous>
        </table:cell-content-change>
        <table:cell-content-change table:id="ct506" table:acceptance-state="accepted">
          <table:cell-address table:column="5" table:row="2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366,nt,subasin,n_sed_class</text:p>
            </table:change-track-table-cell>
          </table:previous>
        </table:cell-content-change>
        <table:cell-content-change table:id="ct507" table:acceptance-state="accepted">
          <table:cell-address table:column="6" table:row="2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erosion_h.f90</text:p>
            </table:change-track-table-cell>
          </table:previous>
        </table:cell-content-change>
        <table:cell-content-change table:id="ct508" table:acceptance-state="accepted">
          <table:cell-address table:column="10" table:row="2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/r</text:p>
            </table:change-track-table-cell>
          </table:previous>
        </table:cell-content-change>
        <table:cell-content-change table:id="ct509" table:acceptance-state="accepted">
          <table:cell-address table:column="0" table:row="2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edout_lu</text:p>
            </table:change-track-table-cell>
          </table:previous>
        </table:cell-content-change>
        <table:cell-content-change table:id="ct510" table:acceptance-state="accepted">
          <table:cell-address table:column="2" table:row="2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ediment output of Lus (output only)</text:p>
            </table:change-track-table-cell>
          </table:previous>
        </table:cell-content-change>
        <table:cell-content-change table:id="ct511" table:acceptance-state="accepted">
          <table:cell-address table:column="3" table:row="2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</text:p>
            </table:change-track-table-cell>
          </table:previous>
        </table:cell-content-change>
        <table:cell-content-change table:id="ct512" table:acceptance-state="accepted">
          <table:cell-address table:column="5" table:row="2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366,nt,nsoter</text:p>
            </table:change-track-table-cell>
          </table:previous>
        </table:cell-content-change>
        <table:cell-content-change table:id="ct513" table:acceptance-state="accepted">
          <table:cell-address table:column="6" table:row="2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hymo_h.f90</text:p>
            </table:change-track-table-cell>
          </table:previous>
        </table:cell-content-change>
        <table:cell-content-change table:id="ct514" table:acceptance-state="accepted">
          <table:cell-address table:column="10" table:row="2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/r</text:p>
            </table:change-track-table-cell>
          </table:previous>
        </table:cell-content-change>
        <table:cell-content-change table:id="ct515" table:acceptance-state="accepted">
          <table:cell-address table:column="0" table:row="2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edout_tc</text:p>
            </table:change-track-table-cell>
          </table:previous>
        </table:cell-content-change>
        <table:cell-content-change table:id="ct516" table:acceptance-state="accepted">
          <table:cell-address table:column="2" table:row="2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ediment output of Tcs (output only)</text:p>
            </table:change-track-table-cell>
          </table:previous>
        </table:cell-content-change>
        <table:cell-content-change table:id="ct517" table:acceptance-state="accepted">
          <table:cell-address table:column="3" table:row="2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/km</text:p>
            </table:change-track-table-cell>
          </table:previous>
        </table:cell-content-change>
        <table:cell-content-change table:id="ct518" table:acceptance-state="accepted">
          <table:cell-address table:column="5" table:row="2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366,nt,ntcinst</text:p>
            </table:change-track-table-cell>
          </table:previous>
        </table:cell-content-change>
        <table:cell-content-change table:id="ct519" table:acceptance-state="accepted">
          <table:cell-address table:column="6" table:row="2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hymo_h.f90</text:p>
            </table:change-track-table-cell>
          </table:previous>
        </table:cell-content-change>
        <table:cell-content-change table:id="ct520" table:acceptance-state="accepted">
          <table:cell-address table:column="10" table:row="2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/r</text:p>
            </table:change-track-table-cell>
          </table:previous>
        </table:cell-content-change>
        <table:cell-content-change table:id="ct521" table:acceptance-state="accepted">
          <table:cell-address table:column="0" table:row="28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ubflow_t</text:p>
            </table:change-track-table-cell>
          </table:previous>
        </table:cell-content-change>
        <table:cell-content-change table:id="ct522" table:acceptance-state="accepted">
          <table:cell-address table:column="0" table:row="29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urfflow_tc</text:p>
            </table:change-track-table-cell>
          </table:previous>
        </table:cell-content-change>
        <table:cell-content-change table:id="ct523" table:acceptance-state="accepted">
          <table:cell-address table:column="2" table:row="29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urface runoff of Tcs (output only)</text:p>
            </table:change-track-table-cell>
          </table:previous>
        </table:cell-content-change>
        <table:cell-content-change table:id="ct524" table:acceptance-state="accepted">
          <table:cell-address table:column="3" table:row="29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525" table:acceptance-state="accepted">
          <table:cell-address table:column="5" table:row="29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366,nt,ntcinst</text:p>
            </table:change-track-table-cell>
          </table:previous>
        </table:cell-content-change>
        <table:cell-content-change table:id="ct526" table:acceptance-state="accepted">
          <table:cell-address table:column="0" table:row="30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urfTemp</text:p>
            </table:change-track-table-cell>
          </table:previous>
        </table:cell-content-change>
        <table:cell-content-change table:id="ct527" table:acceptance-state="accepted">
          <table:cell-address table:column="2" table:row="30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now surface temperature</text:p>
            </table:change-track-table-cell>
          </table:previous>
        </table:cell-content-change>
        <table:cell-content-change table:id="ct528" table:acceptance-state="accepted">
          <table:cell-address table:column="3" table:row="30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°C</text:p>
            </table:change-track-table-cell>
          </table:previous>
        </table:cell-content-change>
        <table:cell-content-change table:id="ct529" table:acceptance-state="accepted">
          <table:cell-address table:column="5" table:row="30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366,nt,ntcinst or 1,1,1 depending output activated</text:p>
            </table:change-track-table-cell>
          </table:previous>
        </table:cell-content-change>
        <table:cell-content-change table:id="ct530" table:acceptance-state="accepted">
          <table:cell-address table:column="6" table:row="30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now_h.f90</text:p>
            </table:change-track-table-cell>
          </table:previous>
        </table:cell-content-change>
        <table:cell-content-change table:id="ct531" table:acceptance-state="accepted">
          <table:cell-address table:column="8" table:row="30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532" table:acceptance-state="accepted">
          <table:cell-address table:column="10" table:row="3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33" table:acceptance-state="accepted">
          <table:cell-address table:column="0" table:row="31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urfTempIndices</text:p>
            </table:change-track-table-cell>
          </table:previous>
        </table:cell-content-change>
        <table:cell-content-change table:id="ct534" table:acceptance-state="accepted">
          <table:cell-address table:column="2" table:row="31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Indices for optional output arrays; see function fLog() in snow_h.f90</text:p>
            </table:change-track-table-cell>
          </table:previous>
        </table:cell-content-change>
        <table:cell-content-change table:id="ct535" table:acceptance-state="accepted">
          <table:cell-address table:column="3" table:row="31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/</text:p>
            </table:change-track-table-cell>
          </table:previous>
        </table:cell-content-change>
        <table:cell-content-change table:id="ct536" table:acceptance-state="accepted">
          <table:cell-address table:column="5" table:row="31" table:table="0"/>
          <office:change-info>
            <dc:creator>Paul</dc:creator>
            <dc:date>2021-01-25T11:55:16.51</dc:date>
          </office:change-info>
          <table:previous>
            <table:change-track-table-cell office:value-type="float" office:value="3"/>
          </table:previous>
        </table:cell-content-change>
        <table:cell-content-change table:id="ct537" table:acceptance-state="accepted">
          <table:cell-address table:column="6" table:row="31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now_h.f90</text:p>
            </table:change-track-table-cell>
          </table:previous>
        </table:cell-content-change>
        <table:cell-content-change table:id="ct538" table:acceptance-state="accepted">
          <table:cell-address table:column="8" table:row="31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539" table:acceptance-state="accepted">
          <table:cell-address table:column="10" table:row="3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0" table:row="32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vc_coarse_fac</text:p>
            </table:change-track-table-cell>
          </table:previous>
        </table:cell-content-change>
        <table:cell-content-change table:id="ct541" table:acceptance-state="accepted">
          <table:cell-address table:column="2" table:row="32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contains MUSLE-factor CFRG for each SVC and seasonal node</text:p>
            </table:change-track-table-cell>
          </table:previous>
        </table:cell-content-change>
        <table:cell-content-change table:id="ct542" table:acceptance-state="accepted">
          <table:cell-address table:column="3" table:row="3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43" table:acceptance-state="accepted">
          <table:cell-address table:column="5" table:row="32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Nsvc, 1 or 4</text:p>
            </table:change-track-table-cell>
          </table:previous>
        </table:cell-content-change>
        <table:cell-content-change table:id="ct544" table:acceptance-state="accepted">
          <table:cell-address table:column="6" table:row="3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0" table:row="3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46" table:acceptance-state="accepted">
          <table:cell-address table:column="0" table:row="33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vc_coarse_fac_day</text:p>
            </table:change-track-table-cell>
          </table:previous>
        </table:cell-content-change>
        <table:cell-content-change table:id="ct547" table:acceptance-state="accepted">
          <table:cell-address table:column="2" table:row="33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erosion factor dynamics of current day and subbasin</text:p>
            </table:change-track-table-cell>
          </table:previous>
        </table:cell-content-change>
        <table:cell-content-change table:id="ct548" table:acceptance-state="accepted">
          <table:cell-address table:column="3" table:row="33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-</text:p>
            </table:change-track-table-cell>
          </table:previous>
        </table:cell-content-change>
        <table:cell-content-change table:id="ct549" table:acceptance-state="accepted">
          <table:cell-address table:column="5" table:row="3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50" table:acceptance-state="accepted">
          <table:cell-address table:column="6" table:row="33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erosion_h.f90</text:p>
            </table:change-track-table-cell>
          </table:previous>
        </table:cell-content-change>
        <table:cell-content-change table:id="ct551" table:acceptance-state="accepted">
          <table:cell-address table:column="10" table:row="3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0" table:row="3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vc_k_fac</text:p>
            </table:change-track-table-cell>
          </table:previous>
        </table:cell-content-change>
        <table:cell-content-change table:id="ct553" table:acceptance-state="accepted">
          <table:cell-address table:column="2" table:row="3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MUSLE-factor K for each SVC and seasonal node(LS comes from the TC itself)</text:p>
            </table:change-track-table-cell>
          </table:previous>
        </table:cell-content-change>
        <table:cell-content-change table:id="ct554" table:acceptance-state="accepted">
          <table:cell-address table:column="3" table:row="3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5" table:row="3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Nsvc,4</text:p>
            </table:change-track-table-cell>
          </table:previous>
        </table:cell-content-change>
        <table:cell-content-change table:id="ct556" table:acceptance-state="accepted">
          <table:cell-address table:column="6" table:row="3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erosion_h.f90</text:p>
            </table:change-track-table-cell>
          </table:previous>
        </table:cell-content-change>
        <table:cell-content-change table:id="ct557" table:acceptance-state="accepted">
          <table:cell-address table:column="9" table:row="3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558" table:acceptance-state="accepted">
          <table:cell-address table:column="11" table:row="3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559" table:acceptance-state="accepted">
          <table:cell-address table:column="0" table:row="3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vc_k_fac_day</text:p>
            </table:change-track-table-cell>
          </table:previous>
        </table:cell-content-change>
        <table:cell-content-change table:id="ct560" table:acceptance-state="accepted">
          <table:cell-address table:column="2" table:row="3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erosion factor dynamics of current day and subbasin</text:p>
            </table:change-track-table-cell>
          </table:previous>
        </table:cell-content-change>
        <table:cell-content-change table:id="ct561" table:acceptance-state="accepted">
          <table:cell-address table:column="3" table:row="3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5" table:row="3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nsvc</text:p>
            </table:change-track-table-cell>
          </table:previous>
        </table:cell-content-change>
        <table:cell-content-change table:id="ct563" table:acceptance-state="accepted">
          <table:cell-address table:column="6" table:row="3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erosion_h.90</text:p>
            </table:change-track-table-cell>
          </table:previous>
        </table:cell-content-change>
        <table:cell-content-change table:id="ct564" table:acceptance-state="accepted">
          <table:cell-address table:column="0" table:row="3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c_idx</text:p>
            </table:change-track-table-cell>
          </table:previous>
        </table:cell-content-change>
        <table:cell-content-change table:id="ct565" table:acceptance-state="accepted">
          <table:cell-address table:column="1" table:row="3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emp_idx</text:p>
            </table:change-track-table-cell>
          </table:previous>
        </table:cell-content-change>
        <table:cell-content-change table:id="ct566" table:acceptance-state="accepted">
          <table:cell-address table:column="2" table:row="3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Unique Ids for TC instances, used for daily theta output</text:p>
            </table:change-track-table-cell>
          </table:previous>
        </table:cell-content-change>
        <table:cell-content-change table:id="ct567" table:acceptance-state="accepted">
          <table:cell-address table:column="3" table:row="3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Id</text:p>
            </table:change-track-table-cell>
          </table:previous>
        </table:cell-content-change>
        <table:cell-content-change table:id="ct568" table:acceptance-state="accepted">
          <table:cell-address table:column="0" table:row="3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hfree</text:p>
            </table:change-track-table-cell>
          </table:previous>
        </table:cell-content-change>
        <table:cell-content-change table:id="ct569" table:acceptance-state="accepted">
          <table:cell-address table:column="2" table:row="3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ater content above field capacity </text:p>
            </table:change-track-table-cell>
          </table:previous>
        </table:cell-content-change>
        <table:cell-content-change table:id="ct570" table:acceptance-state="accepted">
          <table:cell-address table:column="3" table:row="3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571" table:acceptance-state="accepted">
          <table:cell-address table:column="5" table:row="3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maxsoil,maxhori</text:p>
            </table:change-track-table-cell>
          </table:previous>
        </table:cell-content-change>
        <table:cell-content-change table:id="ct572" table:acceptance-state="accepted">
          <table:cell-address table:column="0" table:row="38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hsc</text:p>
            </table:change-track-table-cell>
          </table:previous>
        </table:cell-content-change>
        <table:cell-content-change table:id="ct573" table:acceptance-state="accepted">
          <table:cell-address table:column="2" table:row="38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oil moisture of each SC</text:p>
            </table:change-track-table-cell>
          </table:previous>
        </table:cell-content-change>
        <table:cell-content-change table:id="ct574" table:acceptance-state="accepted">
          <table:cell-address table:column="3" table:row="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5" table:row="38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3,366,maxsoil</text:p>
            </table:change-track-table-cell>
          </table:previous>
        </table:cell-content-change>
        <table:cell-content-change table:id="ct576" table:acceptance-state="accepted">
          <table:cell-address table:column="6" table:row="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7" table:row="38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hymo.f</text:p>
            </table:change-track-table-cell>
          </table:previous>
        </table:cell-content-change>
        <table:cell-content-change table:id="ct578" table:acceptance-state="accepted">
          <table:cell-address table:column="8" table:row="38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579" table:acceptance-state="accepted">
          <table:cell-address table:column="0" table:row="39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hsprof</text:p>
            </table:change-track-table-cell>
          </table:previous>
        </table:cell-content-change>
        <table:cell-content-change table:id="ct580" table:acceptance-state="accepted">
          <table:cell-address table:column="2" table:row="39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aturated water content for entire profile</text:p>
            </table:change-track-table-cell>
          </table:previous>
        </table:cell-content-change>
        <table:cell-content-change table:id="ct581" table:acceptance-state="accepted">
          <table:cell-address table:column="3" table:row="39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582" table:acceptance-state="accepted">
          <table:cell-address table:column="5" table:row="39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ntcinst,maxsoil</text:p>
            </table:change-track-table-cell>
          </table:previous>
        </table:cell-content-change>
        <table:cell-content-change table:id="ct583" table:acceptance-state="accepted">
          <table:cell-address table:column="6" table:row="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0" table:row="40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rans_end</text:p>
            </table:change-track-table-cell>
          </table:previous>
        </table:cell-content-change>
        <table:cell-content-change table:id="ct585" table:acceptance-state="accepted">
          <table:cell-address table:column="2" table:row="40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end Sub-basin-ID of transposition and flag indicating destination of water (1:to acude, 2:to river)</text:p>
            </table:change-track-table-cell>
          </table:previous>
        </table:cell-content-change>
        <table:cell-content-change table:id="ct586" table:acceptance-state="accepted">
          <table:cell-address table:column="3" table:row="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4" table:row="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7" table:row="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9" table:row="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12" table:row="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0" table:row="41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rans_start</text:p>
            </table:change-track-table-cell>
          </table:previous>
        </table:cell-content-change>
        <table:cell-content-change table:id="ct592" table:acceptance-state="accepted">
          <table:cell-address table:column="2" table:row="41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tart Sub-basin-ID of transposition and flag indicating source of water (1:from acude, 2:from river)</text:p>
            </table:change-track-table-cell>
          </table:previous>
        </table:cell-content-change>
        <table:cell-content-change table:id="ct593" table:acceptance-state="accepted">
          <table:cell-address table:column="3" table:row="41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/</text:p>
            </table:change-track-table-cell>
          </table:previous>
        </table:cell-content-change>
        <table:cell-content-change table:id="ct594" table:acceptance-state="accepted">
          <table:cell-address table:column="5" table:row="41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2,ntrans</text:p>
            </table:change-track-table-cell>
          </table:previous>
        </table:cell-content-change>
        <table:cell-content-change table:id="ct595" table:acceptance-state="accepted">
          <table:cell-address table:column="6" table:row="41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routing_h.f90</text:p>
            </table:change-track-table-cell>
          </table:previous>
        </table:cell-content-change>
        <table:cell-content-change table:id="ct596" table:acceptance-state="accepted">
          <table:cell-address table:column="9" table:row="4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10" table:row="4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0" table:row="42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sh</text:p>
            </table:change-track-table-cell>
          </table:previous>
        </table:cell-content-change>
        <table:cell-content-change table:id="ct599" table:acceptance-state="accepted">
          <table:cell-address table:column="2" table:row="42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ime of saturation for each horizon</text:p>
            </table:change-track-table-cell>
          </table:previous>
        </table:cell-content-change>
        <table:cell-content-change table:id="ct600" table:acceptance-state="accepted">
          <table:cell-address table:column="3" table:row="42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601" table:acceptance-state="accepted">
          <table:cell-address table:column="5" table:row="42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maxsoil</text:p>
            </table:change-track-table-cell>
          </table:previous>
        </table:cell-content-change>
        <table:cell-content-change table:id="ct602" table:acceptance-state="accepted">
          <table:cell-address table:column="6" table:row="42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oilwat.f90</text:p>
            </table:change-track-table-cell>
          </table:previous>
        </table:cell-content-change>
        <table:cell-content-change table:id="ct603" table:acceptance-state="accepted">
          <table:cell-address table:column="9" table:row="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04" table:acceptance-state="accepted">
          <table:cell-address table:column="10" table:row="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0" table:row="43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start</text:p>
            </table:change-track-table-cell>
          </table:previous>
        </table:cell-content-change>
        <table:cell-content-change table:id="ct606" table:acceptance-state="accepted">
          <table:cell-address table:column="2" table:row="43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tart year of simulalation</text:p>
            </table:change-track-table-cell>
          </table:previous>
        </table:cell-content-change>
        <table:cell-content-change table:id="ct607" table:acceptance-state="accepted">
          <table:cell-address table:column="3" table:row="43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Year</text:p>
            </table:change-track-table-cell>
          </table:previous>
        </table:cell-content-change>
        <table:cell-content-change table:id="ct608" table:acceptance-state="accepted">
          <table:cell-address table:column="12" table:row="43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609" table:acceptance-state="accepted">
          <table:cell-address table:column="0" table:row="4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stop</text:p>
            </table:change-track-table-cell>
          </table:previous>
        </table:cell-content-change>
        <table:cell-content-change table:id="ct610" table:acceptance-state="accepted">
          <table:cell-address table:column="2" table:row="4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End year of calculation</text:p>
            </table:change-track-table-cell>
          </table:previous>
        </table:cell-content-change>
        <table:cell-content-change table:id="ct611" table:acceptance-state="accepted">
          <table:cell-address table:column="3" table:row="4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Year</text:p>
            </table:change-track-table-cell>
          </table:previous>
        </table:cell-content-change>
        <table:cell-content-change table:id="ct612" table:acceptance-state="accepted">
          <table:cell-address table:column="12" table:row="4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613" table:acceptance-state="accepted">
          <table:cell-address table:column="0" table:row="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" table:row="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15" table:acceptance-state="accepted">
          <table:cell-address table:column="3" table:row="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5" table:row="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6" table:row="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12" table:row="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19" table:acceptance-state="accepted">
          <table:cell-address table:column="0" table:row="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" table:row="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21" table:acceptance-state="accepted">
          <table:cell-address table:column="3" table:row="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5" table:row="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6" table:row="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12" table:row="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0" table:row="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" table:row="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3" table:row="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5" table:row="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6" table:row="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12" table:row="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0" table:row="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" table:row="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3" table:row="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5" table:row="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35" table:acceptance-state="accepted">
          <table:cell-address table:column="6" table:row="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12" table:row="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0" table:row="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" table:row="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3" table:row="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5" table:row="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6" table:row="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12" table:row="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43" table:acceptance-state="accepted">
          <table:cell-address table:column="0" table:row="5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44" table:acceptance-state="accepted">
          <table:cell-address table:column="2" table:row="5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3" table:row="5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5" table:row="5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47" table:acceptance-state="accepted">
          <table:cell-address table:column="6" table:row="5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48" table:acceptance-state="accepted">
          <table:cell-address table:column="12" table:row="5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0" table:row="51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upbasin</text:p>
            </table:change-track-table-cell>
          </table:previous>
        </table:cell-content-change>
        <table:cell-content-change table:id="ct650" table:acceptance-state="accepted">
          <table:cell-address table:column="2" table:row="51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Together with downbasin: Ids of upstream and corresponding downstream sub-basins (shouldnt this always be simply [1..subasin]?)</text:p>
            </table:change-track-table-cell>
          </table:previous>
        </table:cell-content-change>
        <table:cell-content-change table:id="ct651" table:acceptance-state="accepted">
          <table:cell-address table:column="6" table:row="51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routing_h.f90</text:p>
            </table:change-track-table-cell>
          </table:previous>
        </table:cell-content-change>
        <table:cell-content-change table:id="ct652" table:acceptance-state="accepted">
          <table:cell-address table:column="0" table:row="52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Vangen</text:p>
            </table:change-track-table-cell>
          </table:previous>
        </table:cell-content-change>
        <table:cell-content-change table:id="ct653" table:acceptance-state="accepted">
          <table:cell-address table:column="2" table:row="52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Relative saturation</text:p>
            </table:change-track-table-cell>
          </table:previous>
        </table:cell-content-change>
        <table:cell-content-change table:id="ct654" table:acceptance-state="accepted">
          <table:cell-address table:column="3" table:row="52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Frac</text:p>
            </table:change-track-table-cell>
          </table:previous>
        </table:cell-content-change>
        <table:cell-content-change table:id="ct655" table:acceptance-state="accepted">
          <table:cell-address table:column="5" table:row="52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Maxhori</text:p>
            </table:change-track-table-cell>
          </table:previous>
        </table:cell-content-change>
        <table:cell-content-change table:id="ct656" table:acceptance-state="accepted">
          <table:cell-address table:column="8" table:row="52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/R</text:p>
            </table:change-track-table-cell>
          </table:previous>
        </table:cell-content-change>
        <table:cell-content-change table:id="ct657" table:acceptance-state="accepted">
          <table:cell-address table:column="0" table:row="53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vol_bat0</text:p>
            </table:change-track-table-cell>
          </table:previous>
        </table:cell-content-change>
        <table:cell-content-change table:id="ct658" table:acceptance-state="accepted">
          <table:cell-address table:column="2" table:row="53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reservoir volume for a given elevation at the initial stage-area-volume curve</text:p>
            </table:change-track-table-cell>
          </table:previous>
        </table:cell-content-change>
        <table:cell-content-change table:id="ct659" table:acceptance-state="accepted">
          <table:cell-address table:column="3" table:row="53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10**3 m**3, later in m**3</text:p>
            </table:change-track-table-cell>
          </table:previous>
        </table:cell-content-change>
        <table:cell-content-change table:id="ct660" table:acceptance-state="accepted">
          <table:cell-address table:column="5" table:row="53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maxval(nbrbat), subasin</text:p>
            </table:change-track-table-cell>
          </table:previous>
        </table:cell-content-change>
        <table:cell-content-change table:id="ct661" table:acceptance-state="accepted">
          <table:cell-address table:column="6" table:row="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62" table:acceptance-state="accepted">
          <table:cell-address table:column="12" table:row="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63" table:acceptance-state="accepted">
          <table:cell-address table:column="0" table:row="5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vol0</text:p>
            </table:change-track-table-cell>
          </table:previous>
        </table:cell-content-change>
        <table:cell-content-change table:id="ct664" table:acceptance-state="accepted">
          <table:cell-address table:column="2" table:row="5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initial volume of the sub-basin's reservoir</text:p>
            </table:change-track-table-cell>
          </table:previous>
        </table:cell-content-change>
        <table:cell-content-change table:id="ct665" table:acceptance-state="accepted">
          <table:cell-address table:column="3" table:row="5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10**3 m**3</text:p>
            </table:change-track-table-cell>
          </table:previous>
        </table:cell-content-change>
        <table:cell-content-change table:id="ct666" table:acceptance-state="accepted">
          <table:cell-address table:column="5" table:row="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67" table:acceptance-state="accepted">
          <table:cell-address table:column="6" table:row="54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reservoir_h.f90</text:p>
            </table:change-track-table-cell>
          </table:previous>
        </table:cell-content-change>
        <table:cell-content-change table:id="ct668" table:acceptance-state="accepted">
          <table:cell-address table:column="12" table:row="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69" table:acceptance-state="accepted">
          <table:cell-address table:column="0" table:row="5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volact</text:p>
            </table:change-track-table-cell>
          </table:previous>
        </table:cell-content-change>
        <table:cell-content-change table:id="ct670" table:acceptance-state="accepted">
          <table:cell-address table:column="2" table:row="5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actual stored volume in the subbasin's reservoir </text:p>
            </table:change-track-table-cell>
          </table:previous>
        </table:cell-content-change>
        <table:cell-content-change table:id="ct671" table:acceptance-state="accepted">
          <table:cell-address table:column="3" table:row="5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m^3 and 10^6 m**3</text:p>
            </table:change-track-table-cell>
          </table:previous>
        </table:cell-content-change>
        <table:cell-content-change table:id="ct672" table:acceptance-state="accepted">
          <table:cell-address table:column="5" table:row="5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366*nt,subasin</text:p>
            </table:change-track-table-cell>
          </table:previous>
        </table:cell-content-change>
        <table:cell-content-change table:id="ct673" table:acceptance-state="accepted">
          <table:cell-address table:column="6" table:row="55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allocate_reservoir_lake.var</text:p>
            </table:change-track-table-cell>
          </table:previous>
        </table:cell-content-change>
        <table:cell-content-change table:id="ct674" table:acceptance-state="accepted">
          <table:cell-address table:column="8" table:row="5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12" table:row="5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76" table:acceptance-state="accepted">
          <table:cell-address table:column="0" table:row="5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volume</text:p>
            </table:change-track-table-cell>
          </table:previous>
        </table:cell-content-change>
        <table:cell-content-change table:id="ct677" table:acceptance-state="accepted">
          <table:cell-address table:column="1" table:row="5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78" table:acceptance-state="accepted">
          <table:cell-address table:column="2" table:row="5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ater in reach during time step</text:p>
            </table:change-track-table-cell>
          </table:previous>
        </table:cell-content-change>
        <table:cell-content-change table:id="ct679" table:acceptance-state="accepted">
          <table:cell-address table:column="3" table:row="5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m^3</text:p>
            </table:change-track-table-cell>
          </table:previous>
        </table:cell-content-change>
        <table:cell-content-change table:id="ct680" table:acceptance-state="accepted">
          <table:cell-address table:column="5" table:row="5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6" table:row="56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route_sediments.f90</text:p>
            </table:change-track-table-cell>
          </table:previous>
        </table:cell-content-change>
        <table:cell-content-change table:id="ct682" table:acceptance-state="accepted">
          <table:cell-address table:column="8" table:row="5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83" table:acceptance-state="accepted">
          <table:cell-address table:column="0" table:row="5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atbal </text:p>
            </table:change-track-table-cell>
          </table:previous>
        </table:cell-content-change>
        <table:cell-content-change table:id="ct684" table:acceptance-state="accepted">
          <table:cell-address table:column="2" table:row="5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checks water balance of TC for each timestep </text:p>
            </table:change-track-table-cell>
          </table:previous>
        </table:cell-content-change>
        <table:cell-content-change table:id="ct685" table:acceptance-state="accepted">
          <table:cell-address table:column="3" table:row="5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686" table:acceptance-state="accepted">
          <table:cell-address table:column="5" table:row="5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87" table:acceptance-state="accepted">
          <table:cell-address table:column="7" table:row="5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soilwat.f90</text:p>
            </table:change-track-table-cell>
          </table:previous>
        </table:cell-content-change>
        <table:cell-content-change table:id="ct688" table:acceptance-state="accepted">
          <table:cell-address table:column="8" table:row="57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689" table:acceptance-state="accepted">
          <table:cell-address table:column="0" table:row="58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Zfrac</text:p>
            </table:change-track-table-cell>
          </table:previous>
        </table:cell-content-change>
        <table:cell-content-change table:id="ct690" table:acceptance-state="accepted">
          <table:cell-address table:column="2" table:row="58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fraction of empty pore space (saturation deficit) of each SVC of current TC</text:p>
            </table:change-track-table-cell>
          </table:previous>
        </table:cell-content-change>
        <table:cell-content-change table:id="ct691" table:acceptance-state="accepted">
          <table:cell-address table:column="3" table:row="58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Vol. fraction</text:p>
            </table:change-track-table-cell>
          </table:previous>
        </table:cell-content-change>
        <table:cell-content-change table:id="ct692" table:acceptance-state="accepted">
          <table:cell-address table:column="8" table:row="58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w/r</text:p>
            </table:change-track-table-cell>
          </table:previous>
        </table:cell-content-change>
        <table:cell-content-change table:id="ct693" table:acceptance-state="accepted">
          <table:cell-address table:column="0" table:row="59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dry_dens</text:p>
            </table:change-track-table-cell>
          </table:previous>
        </table:cell-content-change>
        <table:cell-content-change table:id="ct694" table:acceptance-state="accepted">
          <table:cell-address table:column="2" table:row="59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dry bulk density of the sediment deposited in the subbasin's reservoir [ton/m**3]</text:p>
            </table:change-track-table-cell>
          </table:previous>
        </table:cell-content-change>
        <table:cell-content-change table:id="ct695" table:acceptance-state="accepted">
          <table:cell-address table:column="3" table:row="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96" table:acceptance-state="accepted">
          <table:cell-address table:column="5" table:row="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97" table:acceptance-state="accepted">
          <table:cell-address table:column="6" table:row="59" table:table="0"/>
          <office:change-info>
            <dc:creator>Paul</dc:creator>
            <dc:date>2021-01-25T11:55:16.51</dc:date>
          </office:change-info>
          <table:previous>
            <table:change-track-table-cell office:value-type="string">
              <text:p>reservoir_h.f90</text:p>
            </table:change-track-table-cell>
          </table:previous>
        </table:cell-content-change>
        <table:cell-content-change table:id="ct698" table:acceptance-state="accepted">
          <table:cell-address table:column="8" table:row="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699" table:acceptance-state="accepted">
          <table:cell-address table:column="0" table:row="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00" table:acceptance-state="accepted">
          <table:cell-address table:column="2" table:row="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01" table:acceptance-state="accepted">
          <table:cell-address table:column="3" table:row="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02" table:acceptance-state="accepted">
          <table:cell-address table:column="6" table:row="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03" table:acceptance-state="accepted">
          <table:cell-address table:column="8" table:row="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04" table:acceptance-state="accepted">
          <table:cell-address table:column="0" table:row="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05" table:acceptance-state="accepted">
          <table:cell-address table:column="2" table:row="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06" table:acceptance-state="accepted">
          <table:cell-address table:column="3" table:row="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07" table:acceptance-state="accepted">
          <table:cell-address table:column="6" table:row="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08" table:acceptance-state="accepted">
          <table:cell-address table:column="8" table:row="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09" table:acceptance-state="accepted">
          <table:cell-address table:column="0" table:row="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10" table:acceptance-state="accepted">
          <table:cell-address table:column="2" table:row="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11" table:acceptance-state="accepted">
          <table:cell-address table:column="3" table:row="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12" table:acceptance-state="accepted">
          <table:cell-address table:column="6" table:row="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13" table:acceptance-state="accepted">
          <table:cell-address table:column="8" table:row="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14" table:acceptance-state="accepted">
          <table:cell-address table:column="0" table:row="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15" table:acceptance-state="accepted">
          <table:cell-address table:column="2" table:row="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16" table:acceptance-state="accepted">
          <table:cell-address table:column="3" table:row="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17" table:acceptance-state="accepted">
          <table:cell-address table:column="5" table:row="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18" table:acceptance-state="accepted">
          <table:cell-address table:column="6" table:row="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19" table:acceptance-state="accepted">
          <table:cell-address table:column="9" table:row="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20" table:acceptance-state="accepted">
          <table:cell-address table:column="0" table:row="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21" table:acceptance-state="accepted">
          <table:cell-address table:column="2" table:row="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22" table:acceptance-state="accepted">
          <table:cell-address table:column="3" table:row="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23" table:acceptance-state="accepted">
          <table:cell-address table:column="5" table:row="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24" table:acceptance-state="accepted">
          <table:cell-address table:column="6" table:row="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25" table:acceptance-state="accepted">
          <table:cell-address table:column="9" table:row="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26" table:acceptance-state="accepted">
          <table:cell-address table:column="0" table:row="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27" table:acceptance-state="accepted">
          <table:cell-address table:column="1" table:row="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28" table:acceptance-state="accepted">
          <table:cell-address table:column="2" table:row="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29" table:acceptance-state="accepted">
          <table:cell-address table:column="3" table:row="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30" table:acceptance-state="accepted">
          <table:cell-address table:column="5" table:row="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31" table:acceptance-state="accepted">
          <table:cell-address table:column="7" table:row="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32" table:acceptance-state="accepted">
          <table:cell-address table:column="11" table:row="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33" table:acceptance-state="accepted">
          <table:cell-address table:column="0" table:row="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34" table:acceptance-state="accepted">
          <table:cell-address table:column="2" table:row="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35" table:acceptance-state="accepted">
          <table:cell-address table:column="3" table:row="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36" table:acceptance-state="accepted">
          <table:cell-address table:column="5" table:row="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37" table:acceptance-state="accepted">
          <table:cell-address table:column="7" table:row="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38" table:acceptance-state="accepted">
          <table:cell-address table:column="8" table:row="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39" table:acceptance-state="accepted">
          <table:cell-address table:column="0" table:row="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40" table:acceptance-state="accepted">
          <table:cell-address table:column="1" table:row="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41" table:acceptance-state="accepted">
          <table:cell-address table:column="2" table:row="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42" table:acceptance-state="accepted">
          <table:cell-address table:column="3" table:row="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43" table:acceptance-state="accepted">
          <table:cell-address table:column="5" table:row="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44" table:acceptance-state="accepted">
          <table:cell-address table:column="7" table:row="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45" table:acceptance-state="accepted">
          <table:cell-address table:column="8" table:row="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46" table:acceptance-state="accepted">
          <table:cell-address table:column="9" table:row="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47" table:acceptance-state="accepted">
          <table:cell-address table:column="10" table:row="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48" table:acceptance-state="accepted">
          <table:cell-address table:column="0" table:row="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49" table:acceptance-state="accepted">
          <table:cell-address table:column="2" table:row="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50" table:acceptance-state="accepted">
          <table:cell-address table:column="3" table:row="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51" table:acceptance-state="accepted">
          <table:cell-address table:column="5" table:row="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52" table:acceptance-state="accepted">
          <table:cell-address table:column="6" table:row="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53" table:acceptance-state="accepted">
          <table:cell-address table:column="10" table:row="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54" table:acceptance-state="accepted">
          <table:cell-address table:column="0" table:row="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55" table:acceptance-state="accepted">
          <table:cell-address table:column="2" table:row="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56" table:acceptance-state="accepted">
          <table:cell-address table:column="3" table:row="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57" table:acceptance-state="accepted">
          <table:cell-address table:column="5" table:row="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58" table:acceptance-state="accepted">
          <table:cell-address table:column="7" table:row="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59" table:acceptance-state="accepted">
          <table:cell-address table:column="0" table:row="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60" table:acceptance-state="accepted">
          <table:cell-address table:column="2" table:row="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61" table:acceptance-state="accepted">
          <table:cell-address table:column="3" table:row="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62" table:acceptance-state="accepted">
          <table:cell-address table:column="5" table:row="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63" table:acceptance-state="accepted">
          <table:cell-address table:column="6" table:row="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64" table:acceptance-state="accepted">
          <table:cell-address table:column="10" table:row="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65" table:acceptance-state="accepted">
          <table:cell-address table:column="0" table:row="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66" table:acceptance-state="accepted">
          <table:cell-address table:column="2" table:row="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67" table:acceptance-state="accepted">
          <table:cell-address table:column="3" table:row="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68" table:acceptance-state="accepted">
          <table:cell-address table:column="5" table:row="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69" table:acceptance-state="accepted">
          <table:cell-address table:column="6" table:row="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70" table:acceptance-state="accepted">
          <table:cell-address table:column="9" table:row="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71" table:acceptance-state="accepted">
          <table:cell-address table:column="10" table:row="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72" table:acceptance-state="accepted">
          <table:cell-address table:column="0" table:row="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73" table:acceptance-state="accepted">
          <table:cell-address table:column="2" table:row="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74" table:acceptance-state="accepted">
          <table:cell-address table:column="3" table:row="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75" table:acceptance-state="accepted">
          <table:cell-address table:column="5" table:row="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76" table:acceptance-state="accepted">
          <table:cell-address table:column="6" table:row="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77" table:acceptance-state="accepted">
          <table:cell-address table:column="10" table:row="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78" table:acceptance-state="accepted">
          <table:cell-address table:column="0" table:row="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79" table:acceptance-state="accepted">
          <table:cell-address table:column="2" table:row="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80" table:acceptance-state="accepted">
          <table:cell-address table:column="5" table:row="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81" table:acceptance-state="accepted">
          <table:cell-address table:column="6" table:row="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82" table:acceptance-state="accepted">
          <table:cell-address table:column="10" table:row="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83" table:acceptance-state="accepted">
          <table:cell-address table:column="0" table:row="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84" table:acceptance-state="accepted">
          <table:cell-address table:column="2" table:row="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85" table:acceptance-state="accepted">
          <table:cell-address table:column="3" table:row="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86" table:acceptance-state="accepted">
          <table:cell-address table:column="5" table:row="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87" table:acceptance-state="accepted">
          <table:cell-address table:column="6" table:row="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88" table:acceptance-state="accepted">
          <table:cell-address table:column="10" table:row="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89" table:acceptance-state="accepted">
          <table:cell-address table:column="0" table:row="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90" table:acceptance-state="accepted">
          <table:cell-address table:column="2" table:row="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91" table:acceptance-state="accepted">
          <table:cell-address table:column="3" table:row="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92" table:acceptance-state="accepted">
          <table:cell-address table:column="5" table:row="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93" table:acceptance-state="accepted">
          <table:cell-address table:column="6" table:row="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94" table:acceptance-state="accepted">
          <table:cell-address table:column="0" table:row="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95" table:acceptance-state="accepted">
          <table:cell-address table:column="2" table:row="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96" table:acceptance-state="accepted">
          <table:cell-address table:column="3" table:row="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97" table:acceptance-state="accepted">
          <table:cell-address table:column="5" table:row="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98" table:acceptance-state="accepted">
          <table:cell-address table:column="6" table:row="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799" table:acceptance-state="accepted">
          <table:cell-address table:column="9" table:row="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00" table:acceptance-state="accepted">
          <table:cell-address table:column="10" table:row="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01" table:acceptance-state="accepted">
          <table:cell-address table:column="0" table:row="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02" table:acceptance-state="accepted">
          <table:cell-address table:column="2" table:row="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03" table:acceptance-state="accepted">
          <table:cell-address table:column="3" table:row="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04" table:acceptance-state="accepted">
          <table:cell-address table:column="5" table:row="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05" table:acceptance-state="accepted">
          <table:cell-address table:column="6" table:row="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06" table:acceptance-state="accepted">
          <table:cell-address table:column="8" table:row="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07" table:acceptance-state="accepted">
          <table:cell-address table:column="0" table:row="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08" table:acceptance-state="accepted">
          <table:cell-address table:column="2" table:row="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09" table:acceptance-state="accepted">
          <table:cell-address table:column="3" table:row="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10" table:acceptance-state="accepted">
          <table:cell-address table:column="5" table:row="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11" table:acceptance-state="accepted">
          <table:cell-address table:column="0" table:row="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12" table:acceptance-state="accepted">
          <table:cell-address table:column="2" table:row="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13" table:acceptance-state="accepted">
          <table:cell-address table:column="3" table:row="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14" table:acceptance-state="accepted">
          <table:cell-address table:column="5" table:row="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15" table:acceptance-state="accepted">
          <table:cell-address table:column="6" table:row="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16" table:acceptance-state="accepted">
          <table:cell-address table:column="7" table:row="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17" table:acceptance-state="accepted">
          <table:cell-address table:column="8" table:row="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18" table:acceptance-state="accepted">
          <table:cell-address table:column="0" table:row="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19" table:acceptance-state="accepted">
          <table:cell-address table:column="2" table:row="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20" table:acceptance-state="accepted">
          <table:cell-address table:column="5" table:row="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21" table:acceptance-state="accepted">
          <table:cell-address table:column="6" table:row="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22" table:acceptance-state="accepted">
          <table:cell-address table:column="8" table:row="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23" table:acceptance-state="accepted">
          <table:cell-address table:column="9" table:row="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24" table:acceptance-state="accepted">
          <table:cell-address table:column="0" table:row="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25" table:acceptance-state="accepted">
          <table:cell-address table:column="1" table:row="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26" table:acceptance-state="accepted">
          <table:cell-address table:column="2" table:row="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27" table:acceptance-state="accepted">
          <table:cell-address table:column="3" table:row="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28" table:acceptance-state="accepted">
          <table:cell-address table:column="5" table:row="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29" table:acceptance-state="accepted">
          <table:cell-address table:column="6" table:row="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30" table:acceptance-state="accepted">
          <table:cell-address table:column="8" table:row="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31" table:acceptance-state="accepted">
          <table:cell-address table:column="9" table:row="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32" table:acceptance-state="accepted">
          <table:cell-address table:column="0" table:row="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33" table:acceptance-state="accepted">
          <table:cell-address table:column="2" table:row="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34" table:acceptance-state="accepted">
          <table:cell-address table:column="3" table:row="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35" table:acceptance-state="accepted">
          <table:cell-address table:column="5" table:row="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36" table:acceptance-state="accepted">
          <table:cell-address table:column="6" table:row="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37" table:acceptance-state="accepted">
          <table:cell-address table:column="8" table:row="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38" table:acceptance-state="accepted">
          <table:cell-address table:column="0" table:row="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39" table:acceptance-state="accepted">
          <table:cell-address table:column="2" table:row="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40" table:acceptance-state="accepted">
          <table:cell-address table:column="3" table:row="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41" table:acceptance-state="accepted">
          <table:cell-address table:column="5" table:row="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42" table:acceptance-state="accepted">
          <table:cell-address table:column="6" table:row="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43" table:acceptance-state="accepted">
          <table:cell-address table:column="10" table:row="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44" table:acceptance-state="accepted">
          <table:cell-address table:column="0" table:row="8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45" table:acceptance-state="accepted">
          <table:cell-address table:column="2" table:row="8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46" table:acceptance-state="accepted">
          <table:cell-address table:column="5" table:row="8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47" table:acceptance-state="accepted">
          <table:cell-address table:column="6" table:row="8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48" table:acceptance-state="accepted">
          <table:cell-address table:column="10" table:row="8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49" table:acceptance-state="accepted">
          <table:cell-address table:column="0" table:row="8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50" table:acceptance-state="accepted">
          <table:cell-address table:column="2" table:row="8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51" table:acceptance-state="accepted">
          <table:cell-address table:column="5" table:row="8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52" table:acceptance-state="accepted">
          <table:cell-address table:column="0" table:row="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53" table:acceptance-state="accepted">
          <table:cell-address table:column="2" table:row="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54" table:acceptance-state="accepted">
          <table:cell-address table:column="3" table:row="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55" table:acceptance-state="accepted">
          <table:cell-address table:column="5" table:row="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56" table:acceptance-state="accepted">
          <table:cell-address table:column="0" table:row="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57" table:acceptance-state="accepted">
          <table:cell-address table:column="2" table:row="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58" table:acceptance-state="accepted">
          <table:cell-address table:column="5" table:row="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59" table:acceptance-state="accepted">
          <table:cell-address table:column="6" table:row="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60" table:acceptance-state="accepted">
          <table:cell-address table:column="21" table:row="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61" table:acceptance-state="accepted">
          <table:cell-address table:column="0" table:row="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62" table:acceptance-state="accepted">
          <table:cell-address table:column="2" table:row="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63" table:acceptance-state="accepted">
          <table:cell-address table:column="5" table:row="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64" table:acceptance-state="accepted">
          <table:cell-address table:column="6" table:row="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65" table:acceptance-state="accepted">
          <table:cell-address table:column="0" table:row="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66" table:acceptance-state="accepted">
          <table:cell-address table:column="2" table:row="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67" table:acceptance-state="accepted">
          <table:cell-address table:column="5" table:row="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68" table:acceptance-state="accepted">
          <table:cell-address table:column="6" table:row="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69" table:acceptance-state="accepted">
          <table:cell-address table:column="8" table:row="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70" table:acceptance-state="accepted">
          <table:cell-address table:column="0" table:row="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71" table:acceptance-state="accepted">
          <table:cell-address table:column="1" table:row="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72" table:acceptance-state="accepted">
          <table:cell-address table:column="2" table:row="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73" table:acceptance-state="accepted">
          <table:cell-address table:column="3" table:row="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74" table:acceptance-state="accepted">
          <table:cell-address table:column="6" table:row="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75" table:acceptance-state="accepted">
          <table:cell-address table:column="10" table:row="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76" table:acceptance-state="accepted">
          <table:cell-address table:column="0" table:row="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77" table:acceptance-state="accepted">
          <table:cell-address table:column="1" table:row="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78" table:acceptance-state="accepted">
          <table:cell-address table:column="2" table:row="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79" table:acceptance-state="accepted">
          <table:cell-address table:column="3" table:row="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80" table:acceptance-state="accepted">
          <table:cell-address table:column="6" table:row="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81" table:acceptance-state="accepted">
          <table:cell-address table:column="8" table:row="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82" table:acceptance-state="accepted">
          <table:cell-address table:column="0" table:row="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83" table:acceptance-state="accepted">
          <table:cell-address table:column="1" table:row="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84" table:acceptance-state="accepted">
          <table:cell-address table:column="2" table:row="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85" table:acceptance-state="accepted">
          <table:cell-address table:column="3" table:row="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86" table:acceptance-state="accepted">
          <table:cell-address table:column="6" table:row="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87" table:acceptance-state="accepted">
          <table:cell-address table:column="10" table:row="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88" table:acceptance-state="accepted">
          <table:cell-address table:column="0" table:row="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89" table:acceptance-state="accepted">
          <table:cell-address table:column="2" table:row="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90" table:acceptance-state="accepted">
          <table:cell-address table:column="3" table:row="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91" table:acceptance-state="accepted">
          <table:cell-address table:column="6" table:row="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92" table:acceptance-state="accepted">
          <table:cell-address table:column="8" table:row="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93" table:acceptance-state="accepted">
          <table:cell-address table:column="0" table:row="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94" table:acceptance-state="accepted">
          <table:cell-address table:column="1" table:row="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95" table:acceptance-state="accepted">
          <table:cell-address table:column="2" table:row="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96" table:acceptance-state="accepted">
          <table:cell-address table:column="3" table:row="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97" table:acceptance-state="accepted">
          <table:cell-address table:column="6" table:row="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98" table:acceptance-state="accepted">
          <table:cell-address table:column="0" table:row="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899" table:acceptance-state="accepted">
          <table:cell-address table:column="1" table:row="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00" table:acceptance-state="accepted">
          <table:cell-address table:column="2" table:row="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01" table:acceptance-state="accepted">
          <table:cell-address table:column="3" table:row="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02" table:acceptance-state="accepted">
          <table:cell-address table:column="5" table:row="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03" table:acceptance-state="accepted">
          <table:cell-address table:column="6" table:row="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04" table:acceptance-state="accepted">
          <table:cell-address table:column="7" table:row="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05" table:acceptance-state="accepted">
          <table:cell-address table:column="0" table:row="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06" table:acceptance-state="accepted">
          <table:cell-address table:column="1" table:row="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07" table:acceptance-state="accepted">
          <table:cell-address table:column="2" table:row="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08" table:acceptance-state="accepted">
          <table:cell-address table:column="3" table:row="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09" table:acceptance-state="accepted">
          <table:cell-address table:column="5" table:row="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10" table:acceptance-state="accepted">
          <table:cell-address table:column="6" table:row="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11" table:acceptance-state="accepted">
          <table:cell-address table:column="7" table:row="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12" table:acceptance-state="accepted">
          <table:cell-address table:column="0" table:row="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13" table:acceptance-state="accepted">
          <table:cell-address table:column="1" table:row="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14" table:acceptance-state="accepted">
          <table:cell-address table:column="2" table:row="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15" table:acceptance-state="accepted">
          <table:cell-address table:column="3" table:row="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16" table:acceptance-state="accepted">
          <table:cell-address table:column="5" table:row="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17" table:acceptance-state="accepted">
          <table:cell-address table:column="6" table:row="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18" table:acceptance-state="accepted">
          <table:cell-address table:column="9" table:row="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19" table:acceptance-state="accepted">
          <table:cell-address table:column="0" table:row="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20" table:acceptance-state="accepted">
          <table:cell-address table:column="1" table:row="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21" table:acceptance-state="accepted">
          <table:cell-address table:column="2" table:row="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22" table:acceptance-state="accepted">
          <table:cell-address table:column="3" table:row="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23" table:acceptance-state="accepted">
          <table:cell-address table:column="5" table:row="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24" table:acceptance-state="accepted">
          <table:cell-address table:column="6" table:row="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25" table:acceptance-state="accepted">
          <table:cell-address table:column="9" table:row="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26" table:acceptance-state="accepted">
          <table:cell-address table:column="0" table:row="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27" table:acceptance-state="accepted">
          <table:cell-address table:column="1" table:row="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28" table:acceptance-state="accepted">
          <table:cell-address table:column="2" table:row="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29" table:acceptance-state="accepted">
          <table:cell-address table:column="3" table:row="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30" table:acceptance-state="accepted">
          <table:cell-address table:column="5" table:row="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31" table:acceptance-state="accepted">
          <table:cell-address table:column="6" table:row="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32" table:acceptance-state="accepted">
          <table:cell-address table:column="9" table:row="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33" table:acceptance-state="accepted">
          <table:cell-address table:column="19" table:row="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34" table:acceptance-state="accepted">
          <table:cell-address table:column="0" table:row="1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35" table:acceptance-state="accepted">
          <table:cell-address table:column="1" table:row="1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36" table:acceptance-state="accepted">
          <table:cell-address table:column="2" table:row="1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37" table:acceptance-state="accepted">
          <table:cell-address table:column="3" table:row="1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38" table:acceptance-state="accepted">
          <table:cell-address table:column="5" table:row="1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39" table:acceptance-state="accepted">
          <table:cell-address table:column="6" table:row="1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40" table:acceptance-state="accepted">
          <table:cell-address table:column="9" table:row="1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41" table:acceptance-state="accepted">
          <table:cell-address table:column="0" table:row="1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42" table:acceptance-state="accepted">
          <table:cell-address table:column="2" table:row="1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43" table:acceptance-state="accepted">
          <table:cell-address table:column="3" table:row="1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44" table:acceptance-state="accepted">
          <table:cell-address table:column="5" table:row="1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45" table:acceptance-state="accepted">
          <table:cell-address table:column="6" table:row="1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46" table:acceptance-state="accepted">
          <table:cell-address table:column="12" table:row="1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47" table:acceptance-state="accepted">
          <table:cell-address table:column="0" table:row="1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48" table:acceptance-state="accepted">
          <table:cell-address table:column="1" table:row="1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49" table:acceptance-state="accepted">
          <table:cell-address table:column="2" table:row="1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50" table:acceptance-state="accepted">
          <table:cell-address table:column="3" table:row="1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51" table:acceptance-state="accepted">
          <table:cell-address table:column="4" table:row="1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52" table:acceptance-state="accepted">
          <table:cell-address table:column="5" table:row="1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53" table:acceptance-state="accepted">
          <table:cell-address table:column="7" table:row="1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54" table:acceptance-state="accepted">
          <table:cell-address table:column="8" table:row="1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55" table:acceptance-state="accepted">
          <table:cell-address table:column="0" table:row="1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56" table:acceptance-state="accepted">
          <table:cell-address table:column="1" table:row="1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57" table:acceptance-state="accepted">
          <table:cell-address table:column="2" table:row="1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58" table:acceptance-state="accepted">
          <table:cell-address table:column="3" table:row="1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59" table:acceptance-state="accepted">
          <table:cell-address table:column="5" table:row="1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60" table:acceptance-state="accepted">
          <table:cell-address table:column="7" table:row="1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61" table:acceptance-state="accepted">
          <table:cell-address table:column="8" table:row="1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62" table:acceptance-state="accepted">
          <table:cell-address table:column="0" table:row="1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63" table:acceptance-state="accepted">
          <table:cell-address table:column="1" table:row="1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64" table:acceptance-state="accepted">
          <table:cell-address table:column="2" table:row="1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65" table:acceptance-state="accepted">
          <table:cell-address table:column="3" table:row="1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66" table:acceptance-state="accepted">
          <table:cell-address table:column="5" table:row="1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67" table:acceptance-state="accepted">
          <table:cell-address table:column="6" table:row="1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68" table:acceptance-state="accepted">
          <table:cell-address table:column="9" table:row="1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69" table:acceptance-state="accepted">
          <table:cell-address table:column="0" table:row="1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70" table:acceptance-state="accepted">
          <table:cell-address table:column="1" table:row="1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71" table:acceptance-state="accepted">
          <table:cell-address table:column="2" table:row="1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72" table:acceptance-state="accepted">
          <table:cell-address table:column="3" table:row="1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73" table:acceptance-state="accepted">
          <table:cell-address table:column="5" table:row="1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74" table:acceptance-state="accepted">
          <table:cell-address table:column="6" table:row="1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75" table:acceptance-state="accepted">
          <table:cell-address table:column="9" table:row="1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76" table:acceptance-state="accepted">
          <table:cell-address table:column="0" table:row="1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77" table:acceptance-state="accepted">
          <table:cell-address table:column="1" table:row="1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78" table:acceptance-state="accepted">
          <table:cell-address table:column="2" table:row="1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79" table:acceptance-state="accepted">
          <table:cell-address table:column="3" table:row="1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80" table:acceptance-state="accepted">
          <table:cell-address table:column="5" table:row="1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81" table:acceptance-state="accepted">
          <table:cell-address table:column="6" table:row="1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82" table:acceptance-state="accepted">
          <table:cell-address table:column="9" table:row="1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83" table:acceptance-state="accepted">
          <table:cell-address table:column="0" table:row="1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84" table:acceptance-state="accepted">
          <table:cell-address table:column="1" table:row="1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85" table:acceptance-state="accepted">
          <table:cell-address table:column="2" table:row="1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86" table:acceptance-state="accepted">
          <table:cell-address table:column="3" table:row="1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87" table:acceptance-state="accepted">
          <table:cell-address table:column="5" table:row="1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88" table:acceptance-state="accepted">
          <table:cell-address table:column="6" table:row="1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89" table:acceptance-state="accepted">
          <table:cell-address table:column="9" table:row="1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90" table:acceptance-state="accepted">
          <table:cell-address table:column="0" table:row="1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91" table:acceptance-state="accepted">
          <table:cell-address table:column="2" table:row="1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92" table:acceptance-state="accepted">
          <table:cell-address table:column="3" table:row="1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93" table:acceptance-state="accepted">
          <table:cell-address table:column="5" table:row="1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94" table:acceptance-state="accepted">
          <table:cell-address table:column="6" table:row="1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95" table:acceptance-state="accepted">
          <table:cell-address table:column="8" table:row="1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96" table:acceptance-state="accepted">
          <table:cell-address table:column="0" table:row="1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97" table:acceptance-state="accepted">
          <table:cell-address table:column="2" table:row="1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98" table:acceptance-state="accepted">
          <table:cell-address table:column="3" table:row="1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999" table:acceptance-state="accepted">
          <table:cell-address table:column="5" table:row="1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00" table:acceptance-state="accepted">
          <table:cell-address table:column="8" table:row="1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01" table:acceptance-state="accepted">
          <table:cell-address table:column="0" table:row="1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02" table:acceptance-state="accepted">
          <table:cell-address table:column="2" table:row="1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03" table:acceptance-state="accepted">
          <table:cell-address table:column="3" table:row="1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04" table:acceptance-state="accepted">
          <table:cell-address table:column="5" table:row="1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05" table:acceptance-state="accepted">
          <table:cell-address table:column="6" table:row="1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06" table:acceptance-state="accepted">
          <table:cell-address table:column="8" table:row="1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07" table:acceptance-state="accepted">
          <table:cell-address table:column="0" table:row="1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08" table:acceptance-state="accepted">
          <table:cell-address table:column="2" table:row="1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09" table:acceptance-state="accepted">
          <table:cell-address table:column="3" table:row="1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10" table:acceptance-state="accepted">
          <table:cell-address table:column="4" table:row="1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11" table:acceptance-state="accepted">
          <table:cell-address table:column="7" table:row="1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12" table:acceptance-state="accepted">
          <table:cell-address table:column="8" table:row="1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13" table:acceptance-state="accepted">
          <table:cell-address table:column="18" table:row="1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14" table:acceptance-state="accepted">
          <table:cell-address table:column="0" table:row="1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15" table:acceptance-state="accepted">
          <table:cell-address table:column="2" table:row="1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16" table:acceptance-state="accepted">
          <table:cell-address table:column="3" table:row="1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17" table:acceptance-state="accepted">
          <table:cell-address table:column="5" table:row="1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18" table:acceptance-state="accepted">
          <table:cell-address table:column="0" table:row="1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19" table:acceptance-state="accepted">
          <table:cell-address table:column="2" table:row="1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20" table:acceptance-state="accepted">
          <table:cell-address table:column="3" table:row="1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21" table:acceptance-state="accepted">
          <table:cell-address table:column="5" table:row="1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22" table:acceptance-state="accepted">
          <table:cell-address table:column="6" table:row="1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23" table:acceptance-state="accepted">
          <table:cell-address table:column="10" table:row="1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24" table:acceptance-state="accepted">
          <table:cell-address table:column="0" table:row="1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25" table:acceptance-state="accepted">
          <table:cell-address table:column="1" table:row="1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26" table:acceptance-state="accepted">
          <table:cell-address table:column="2" table:row="1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27" table:acceptance-state="accepted">
          <table:cell-address table:column="5" table:row="1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28" table:acceptance-state="accepted">
          <table:cell-address table:column="7" table:row="1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29" table:acceptance-state="accepted">
          <table:cell-address table:column="8" table:row="1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30" table:acceptance-state="accepted">
          <table:cell-address table:column="0" table:row="1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31" table:acceptance-state="accepted">
          <table:cell-address table:column="1" table:row="1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32" table:acceptance-state="accepted">
          <table:cell-address table:column="2" table:row="1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33" table:acceptance-state="accepted">
          <table:cell-address table:column="3" table:row="1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34" table:acceptance-state="accepted">
          <table:cell-address table:column="5" table:row="1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35" table:acceptance-state="accepted">
          <table:cell-address table:column="7" table:row="1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36" table:acceptance-state="accepted">
          <table:cell-address table:column="8" table:row="1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37" table:acceptance-state="accepted">
          <table:cell-address table:column="0" table:row="1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38" table:acceptance-state="accepted">
          <table:cell-address table:column="2" table:row="1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39" table:acceptance-state="accepted">
          <table:cell-address table:column="3" table:row="1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40" table:acceptance-state="accepted">
          <table:cell-address table:column="5" table:row="1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41" table:acceptance-state="accepted">
          <table:cell-address table:column="7" table:row="1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42" table:acceptance-state="accepted">
          <table:cell-address table:column="8" table:row="1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43" table:acceptance-state="accepted">
          <table:cell-address table:column="9" table:row="1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44" table:acceptance-state="accepted">
          <table:cell-address table:column="0" table:row="1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45" table:acceptance-state="accepted">
          <table:cell-address table:column="2" table:row="1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46" table:acceptance-state="accepted">
          <table:cell-address table:column="5" table:row="1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47" table:acceptance-state="accepted">
          <table:cell-address table:column="7" table:row="1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48" table:acceptance-state="accepted">
          <table:cell-address table:column="8" table:row="1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49" table:acceptance-state="accepted">
          <table:cell-address table:column="18" table:row="1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50" table:acceptance-state="accepted">
          <table:cell-address table:column="0" table:row="1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51" table:acceptance-state="accepted">
          <table:cell-address table:column="2" table:row="1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52" table:acceptance-state="accepted">
          <table:cell-address table:column="3" table:row="1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53" table:acceptance-state="accepted">
          <table:cell-address table:column="5" table:row="1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54" table:acceptance-state="accepted">
          <table:cell-address table:column="6" table:row="1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55" table:acceptance-state="accepted">
          <table:cell-address table:column="10" table:row="1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56" table:acceptance-state="accepted">
          <table:cell-address table:column="0" table:row="1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57" table:acceptance-state="accepted">
          <table:cell-address table:column="2" table:row="1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58" table:acceptance-state="accepted">
          <table:cell-address table:column="3" table:row="1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59" table:acceptance-state="accepted">
          <table:cell-address table:column="5" table:row="1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60" table:acceptance-state="accepted">
          <table:cell-address table:column="6" table:row="1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61" table:acceptance-state="accepted">
          <table:cell-address table:column="10" table:row="1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62" table:acceptance-state="accepted">
          <table:cell-address table:column="0" table:row="1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63" table:acceptance-state="accepted">
          <table:cell-address table:column="2" table:row="1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64" table:acceptance-state="accepted">
          <table:cell-address table:column="3" table:row="1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65" table:acceptance-state="accepted">
          <table:cell-address table:column="5" table:row="1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66" table:acceptance-state="accepted">
          <table:cell-address table:column="6" table:row="1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67" table:acceptance-state="accepted">
          <table:cell-address table:column="7" table:row="1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68" table:acceptance-state="accepted">
          <table:cell-address table:column="8" table:row="1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69" table:acceptance-state="accepted">
          <table:cell-address table:column="0" table:row="1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70" table:acceptance-state="accepted">
          <table:cell-address table:column="2" table:row="1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71" table:acceptance-state="accepted">
          <table:cell-address table:column="3" table:row="1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72" table:acceptance-state="accepted">
          <table:cell-address table:column="5" table:row="1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73" table:acceptance-state="accepted">
          <table:cell-address table:column="6" table:row="1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74" table:acceptance-state="accepted">
          <table:cell-address table:column="9" table:row="1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75" table:acceptance-state="accepted">
          <table:cell-address table:column="10" table:row="1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76" table:acceptance-state="accepted">
          <table:cell-address table:column="0" table:row="1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77" table:acceptance-state="accepted">
          <table:cell-address table:column="1" table:row="1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78" table:acceptance-state="accepted">
          <table:cell-address table:column="2" table:row="1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79" table:acceptance-state="accepted">
          <table:cell-address table:column="3" table:row="1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80" table:acceptance-state="accepted">
          <table:cell-address table:column="4" table:row="1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81" table:acceptance-state="accepted">
          <table:cell-address table:column="7" table:row="1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82" table:acceptance-state="accepted">
          <table:cell-address table:column="8" table:row="1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83" table:acceptance-state="accepted">
          <table:cell-address table:column="0" table:row="1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84" table:acceptance-state="accepted">
          <table:cell-address table:column="2" table:row="1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85" table:acceptance-state="accepted">
          <table:cell-address table:column="0" table:row="1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86" table:acceptance-state="accepted">
          <table:cell-address table:column="2" table:row="1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87" table:acceptance-state="accepted">
          <table:cell-address table:column="3" table:row="1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88" table:acceptance-state="accepted">
          <table:cell-address table:column="5" table:row="1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89" table:acceptance-state="accepted">
          <table:cell-address table:column="6" table:row="1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90" table:acceptance-state="accepted">
          <table:cell-address table:column="8" table:row="1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91" table:acceptance-state="accepted">
          <table:cell-address table:column="12" table:row="1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92" table:acceptance-state="accepted">
          <table:cell-address table:column="0" table:row="1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93" table:acceptance-state="accepted">
          <table:cell-address table:column="2" table:row="1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94" table:acceptance-state="accepted">
          <table:cell-address table:column="3" table:row="1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95" table:acceptance-state="accepted">
          <table:cell-address table:column="6" table:row="1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96" table:acceptance-state="accepted">
          <table:cell-address table:column="8" table:row="1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97" table:acceptance-state="accepted">
          <table:cell-address table:column="0" table:row="1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98" table:acceptance-state="accepted">
          <table:cell-address table:column="2" table:row="1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099" table:acceptance-state="accepted">
          <table:cell-address table:column="3" table:row="1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00" table:acceptance-state="accepted">
          <table:cell-address table:column="5" table:row="1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01" table:acceptance-state="accepted">
          <table:cell-address table:column="6" table:row="1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02" table:acceptance-state="accepted">
          <table:cell-address table:column="8" table:row="1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03" table:acceptance-state="accepted">
          <table:cell-address table:column="9" table:row="1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04" table:acceptance-state="accepted">
          <table:cell-address table:column="0" table:row="1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05" table:acceptance-state="accepted">
          <table:cell-address table:column="2" table:row="1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06" table:acceptance-state="accepted">
          <table:cell-address table:column="3" table:row="1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07" table:acceptance-state="accepted">
          <table:cell-address table:column="5" table:row="1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08" table:acceptance-state="accepted">
          <table:cell-address table:column="6" table:row="1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09" table:acceptance-state="accepted">
          <table:cell-address table:column="9" table:row="1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10" table:acceptance-state="accepted">
          <table:cell-address table:column="0" table:row="1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11" table:acceptance-state="accepted">
          <table:cell-address table:column="2" table:row="1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12" table:acceptance-state="accepted">
          <table:cell-address table:column="3" table:row="1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13" table:acceptance-state="accepted">
          <table:cell-address table:column="5" table:row="1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14" table:acceptance-state="accepted">
          <table:cell-address table:column="6" table:row="1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15" table:acceptance-state="accepted">
          <table:cell-address table:column="8" table:row="1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16" table:acceptance-state="accepted">
          <table:cell-address table:column="11" table:row="1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17" table:acceptance-state="accepted">
          <table:cell-address table:column="0" table:row="1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18" table:acceptance-state="accepted">
          <table:cell-address table:column="2" table:row="1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19" table:acceptance-state="accepted">
          <table:cell-address table:column="3" table:row="1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20" table:acceptance-state="accepted">
          <table:cell-address table:column="5" table:row="1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21" table:acceptance-state="accepted">
          <table:cell-address table:column="6" table:row="1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22" table:acceptance-state="accepted">
          <table:cell-address table:column="8" table:row="1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23" table:acceptance-state="accepted">
          <table:cell-address table:column="0" table:row="13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24" table:acceptance-state="accepted">
          <table:cell-address table:column="2" table:row="13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25" table:acceptance-state="accepted">
          <table:cell-address table:column="3" table:row="13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26" table:acceptance-state="accepted">
          <table:cell-address table:column="5" table:row="13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27" table:acceptance-state="accepted">
          <table:cell-address table:column="6" table:row="13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28" table:acceptance-state="accepted">
          <table:cell-address table:column="8" table:row="13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29" table:acceptance-state="accepted">
          <table:cell-address table:column="0" table:row="13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30" table:acceptance-state="accepted">
          <table:cell-address table:column="2" table:row="13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31" table:acceptance-state="accepted">
          <table:cell-address table:column="3" table:row="13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32" table:acceptance-state="accepted">
          <table:cell-address table:column="5" table:row="13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33" table:acceptance-state="accepted">
          <table:cell-address table:column="6" table:row="13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34" table:acceptance-state="accepted">
          <table:cell-address table:column="9" table:row="13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35" table:acceptance-state="accepted">
          <table:cell-address table:column="10" table:row="13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36" table:acceptance-state="accepted">
          <table:cell-address table:column="0" table:row="13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37" table:acceptance-state="accepted">
          <table:cell-address table:column="2" table:row="13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38" table:acceptance-state="accepted">
          <table:cell-address table:column="3" table:row="13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39" table:acceptance-state="accepted">
          <table:cell-address table:column="5" table:row="13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40" table:acceptance-state="accepted">
          <table:cell-address table:column="6" table:row="13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41" table:acceptance-state="accepted">
          <table:cell-address table:column="10" table:row="13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42" table:acceptance-state="accepted">
          <table:cell-address table:column="0" table:row="13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43" table:acceptance-state="accepted">
          <table:cell-address table:column="2" table:row="13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44" table:acceptance-state="accepted">
          <table:cell-address table:column="3" table:row="13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45" table:acceptance-state="accepted">
          <table:cell-address table:column="5" table:row="13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46" table:acceptance-state="accepted">
          <table:cell-address table:column="6" table:row="13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47" table:acceptance-state="accepted">
          <table:cell-address table:column="0" table:row="13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48" table:acceptance-state="accepted">
          <table:cell-address table:column="2" table:row="13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49" table:acceptance-state="accepted">
          <table:cell-address table:column="3" table:row="13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50" table:acceptance-state="accepted">
          <table:cell-address table:column="5" table:row="13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51" table:acceptance-state="accepted">
          <table:cell-address table:column="6" table:row="13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52" table:acceptance-state="accepted">
          <table:cell-address table:column="0" table:row="13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53" table:acceptance-state="accepted">
          <table:cell-address table:column="2" table:row="13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54" table:acceptance-state="accepted">
          <table:cell-address table:column="3" table:row="13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55" table:acceptance-state="accepted">
          <table:cell-address table:column="5" table:row="13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56" table:acceptance-state="accepted">
          <table:cell-address table:column="6" table:row="13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57" table:acceptance-state="accepted">
          <table:cell-address table:column="10" table:row="13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58" table:acceptance-state="accepted">
          <table:cell-address table:column="0" table:row="1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59" table:acceptance-state="accepted">
          <table:cell-address table:column="2" table:row="1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60" table:acceptance-state="accepted">
          <table:cell-address table:column="3" table:row="1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61" table:acceptance-state="accepted">
          <table:cell-address table:column="5" table:row="1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62" table:acceptance-state="accepted">
          <table:cell-address table:column="6" table:row="1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63" table:acceptance-state="accepted">
          <table:cell-address table:column="10" table:row="1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64" table:acceptance-state="accepted">
          <table:cell-address table:column="0" table:row="13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65" table:acceptance-state="accepted">
          <table:cell-address table:column="2" table:row="13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66" table:acceptance-state="accepted">
          <table:cell-address table:column="3" table:row="13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67" table:acceptance-state="accepted">
          <table:cell-address table:column="5" table:row="13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68" table:acceptance-state="accepted">
          <table:cell-address table:column="6" table:row="13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69" table:acceptance-state="accepted">
          <table:cell-address table:column="17" table:row="13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70" table:acceptance-state="accepted">
          <table:cell-address table:column="0" table:row="1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71" table:acceptance-state="accepted">
          <table:cell-address table:column="2" table:row="1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72" table:acceptance-state="accepted">
          <table:cell-address table:column="3" table:row="1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73" table:acceptance-state="accepted">
          <table:cell-address table:column="5" table:row="1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74" table:acceptance-state="accepted">
          <table:cell-address table:column="6" table:row="1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75" table:acceptance-state="accepted">
          <table:cell-address table:column="8" table:row="1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76" table:acceptance-state="accepted">
          <table:cell-address table:column="0" table:row="1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77" table:acceptance-state="accepted">
          <table:cell-address table:column="1" table:row="1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78" table:acceptance-state="accepted">
          <table:cell-address table:column="2" table:row="1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79" table:acceptance-state="accepted">
          <table:cell-address table:column="3" table:row="1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80" table:acceptance-state="accepted">
          <table:cell-address table:column="6" table:row="1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81" table:acceptance-state="accepted">
          <table:cell-address table:column="10" table:row="1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82" table:acceptance-state="accepted">
          <table:cell-address table:column="0" table:row="1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83" table:acceptance-state="accepted">
          <table:cell-address table:column="2" table:row="1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84" table:acceptance-state="accepted">
          <table:cell-address table:column="5" table:row="1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85" table:acceptance-state="accepted">
          <table:cell-address table:column="6" table:row="1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86" table:acceptance-state="accepted">
          <table:cell-address table:column="10" table:row="1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87" table:acceptance-state="accepted">
          <table:cell-address table:column="0" table:row="14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88" table:acceptance-state="accepted">
          <table:cell-address table:column="2" table:row="14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89" table:acceptance-state="accepted">
          <table:cell-address table:column="3" table:row="14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90" table:acceptance-state="accepted">
          <table:cell-address table:column="5" table:row="14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91" table:acceptance-state="accepted">
          <table:cell-address table:column="6" table:row="14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92" table:acceptance-state="accepted">
          <table:cell-address table:column="0" table:row="1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93" table:acceptance-state="accepted">
          <table:cell-address table:column="2" table:row="1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94" table:acceptance-state="accepted">
          <table:cell-address table:column="3" table:row="1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95" table:acceptance-state="accepted">
          <table:cell-address table:column="5" table:row="1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96" table:acceptance-state="accepted">
          <table:cell-address table:column="6" table:row="1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97" table:acceptance-state="accepted">
          <table:cell-address table:column="9" table:row="1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98" table:acceptance-state="accepted">
          <table:cell-address table:column="0" table:row="14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199" table:acceptance-state="accepted">
          <table:cell-address table:column="2" table:row="14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00" table:acceptance-state="accepted">
          <table:cell-address table:column="3" table:row="14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01" table:acceptance-state="accepted">
          <table:cell-address table:column="5" table:row="14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02" table:acceptance-state="accepted">
          <table:cell-address table:column="6" table:row="14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03" table:acceptance-state="accepted">
          <table:cell-address table:column="0" table:row="14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04" table:acceptance-state="accepted">
          <table:cell-address table:column="2" table:row="14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05" table:acceptance-state="accepted">
          <table:cell-address table:column="5" table:row="14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06" table:acceptance-state="accepted">
          <table:cell-address table:column="6" table:row="14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07" table:acceptance-state="accepted">
          <table:cell-address table:column="0" table:row="1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08" table:acceptance-state="accepted">
          <table:cell-address table:column="2" table:row="1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09" table:acceptance-state="accepted">
          <table:cell-address table:column="3" table:row="1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10" table:acceptance-state="accepted">
          <table:cell-address table:column="5" table:row="1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11" table:acceptance-state="accepted">
          <table:cell-address table:column="6" table:row="1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12" table:acceptance-state="accepted">
          <table:cell-address table:column="12" table:row="1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13" table:acceptance-state="accepted">
          <table:cell-address table:column="0" table:row="1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14" table:acceptance-state="accepted">
          <table:cell-address table:column="2" table:row="1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15" table:acceptance-state="accepted">
          <table:cell-address table:column="3" table:row="1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16" table:acceptance-state="accepted">
          <table:cell-address table:column="5" table:row="1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17" table:acceptance-state="accepted">
          <table:cell-address table:column="6" table:row="1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18" table:acceptance-state="accepted">
          <table:cell-address table:column="12" table:row="1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19" table:acceptance-state="accepted">
          <table:cell-address table:column="0" table:row="1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20" table:acceptance-state="accepted">
          <table:cell-address table:column="2" table:row="1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21" table:acceptance-state="accepted">
          <table:cell-address table:column="3" table:row="1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22" table:acceptance-state="accepted">
          <table:cell-address table:column="5" table:row="1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23" table:acceptance-state="accepted">
          <table:cell-address table:column="6" table:row="1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24" table:acceptance-state="accepted">
          <table:cell-address table:column="12" table:row="1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25" table:acceptance-state="accepted">
          <table:cell-address table:column="18" table:row="1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26" table:acceptance-state="accepted">
          <table:cell-address table:column="0" table:row="1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27" table:acceptance-state="accepted">
          <table:cell-address table:column="2" table:row="1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28" table:acceptance-state="accepted">
          <table:cell-address table:column="3" table:row="1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29" table:acceptance-state="accepted">
          <table:cell-address table:column="5" table:row="1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30" table:acceptance-state="accepted">
          <table:cell-address table:column="6" table:row="1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31" table:acceptance-state="accepted">
          <table:cell-address table:column="12" table:row="1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32" table:acceptance-state="accepted">
          <table:cell-address table:column="0" table:row="1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33" table:acceptance-state="accepted">
          <table:cell-address table:column="2" table:row="1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34" table:acceptance-state="accepted">
          <table:cell-address table:column="3" table:row="1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35" table:acceptance-state="accepted">
          <table:cell-address table:column="5" table:row="1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36" table:acceptance-state="accepted">
          <table:cell-address table:column="6" table:row="1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37" table:acceptance-state="accepted">
          <table:cell-address table:column="8" table:row="1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38" table:acceptance-state="accepted">
          <table:cell-address table:column="0" table:row="15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39" table:acceptance-state="accepted">
          <table:cell-address table:column="2" table:row="15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40" table:acceptance-state="accepted">
          <table:cell-address table:column="3" table:row="15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41" table:acceptance-state="accepted">
          <table:cell-address table:column="5" table:row="15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42" table:acceptance-state="accepted">
          <table:cell-address table:column="0" table:row="15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43" table:acceptance-state="accepted">
          <table:cell-address table:column="2" table:row="15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44" table:acceptance-state="accepted">
          <table:cell-address table:column="3" table:row="15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45" table:acceptance-state="accepted">
          <table:cell-address table:column="5" table:row="15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46" table:acceptance-state="accepted">
          <table:cell-address table:column="6" table:row="15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47" table:acceptance-state="accepted">
          <table:cell-address table:column="0" table:row="15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48" table:acceptance-state="accepted">
          <table:cell-address table:column="2" table:row="15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49" table:acceptance-state="accepted">
          <table:cell-address table:column="3" table:row="15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50" table:acceptance-state="accepted">
          <table:cell-address table:column="5" table:row="15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51" table:acceptance-state="accepted">
          <table:cell-address table:column="6" table:row="15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52" table:acceptance-state="accepted">
          <table:cell-address table:column="0" table:row="1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53" table:acceptance-state="accepted">
          <table:cell-address table:column="2" table:row="1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54" table:acceptance-state="accepted">
          <table:cell-address table:column="3" table:row="1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55" table:acceptance-state="accepted">
          <table:cell-address table:column="5" table:row="1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56" table:acceptance-state="accepted">
          <table:cell-address table:column="6" table:row="1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57" table:acceptance-state="accepted">
          <table:cell-address table:column="10" table:row="1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58" table:acceptance-state="accepted">
          <table:cell-address table:column="19" table:row="1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59" table:acceptance-state="accepted">
          <table:cell-address table:column="0" table:row="1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60" table:acceptance-state="accepted">
          <table:cell-address table:column="2" table:row="1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61" table:acceptance-state="accepted">
          <table:cell-address table:column="4" table:row="1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62" table:acceptance-state="accepted">
          <table:cell-address table:column="5" table:row="1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63" table:acceptance-state="accepted">
          <table:cell-address table:column="6" table:row="1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64" table:acceptance-state="accepted">
          <table:cell-address table:column="7" table:row="1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65" table:acceptance-state="accepted">
          <table:cell-address table:column="9" table:row="1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66" table:acceptance-state="accepted">
          <table:cell-address table:column="11" table:row="1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67" table:acceptance-state="accepted">
          <table:cell-address table:column="0" table:row="15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68" table:acceptance-state="accepted">
          <table:cell-address table:column="2" table:row="15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69" table:acceptance-state="accepted">
          <table:cell-address table:column="3" table:row="15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70" table:acceptance-state="accepted">
          <table:cell-address table:column="0" table:row="15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71" table:acceptance-state="accepted">
          <table:cell-address table:column="2" table:row="15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72" table:acceptance-state="accepted">
          <table:cell-address table:column="3" table:row="15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73" table:acceptance-state="accepted">
          <table:cell-address table:column="5" table:row="15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74" table:acceptance-state="accepted">
          <table:cell-address table:column="0" table:row="15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75" table:acceptance-state="accepted">
          <table:cell-address table:column="2" table:row="15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76" table:acceptance-state="accepted">
          <table:cell-address table:column="3" table:row="15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77" table:acceptance-state="accepted">
          <table:cell-address table:column="6" table:row="15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78" table:acceptance-state="accepted">
          <table:cell-address table:column="0" table:row="15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79" table:acceptance-state="accepted">
          <table:cell-address table:column="1" table:row="15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80" table:acceptance-state="accepted">
          <table:cell-address table:column="2" table:row="15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81" table:acceptance-state="accepted">
          <table:cell-address table:column="3" table:row="15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82" table:acceptance-state="accepted">
          <table:cell-address table:column="5" table:row="15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83" table:acceptance-state="accepted">
          <table:cell-address table:column="6" table:row="15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84" table:acceptance-state="accepted">
          <table:cell-address table:column="0" table:row="1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85" table:acceptance-state="accepted">
          <table:cell-address table:column="1" table:row="1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86" table:acceptance-state="accepted">
          <table:cell-address table:column="2" table:row="1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87" table:acceptance-state="accepted">
          <table:cell-address table:column="3" table:row="1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88" table:acceptance-state="accepted">
          <table:cell-address table:column="5" table:row="1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89" table:acceptance-state="accepted">
          <table:cell-address table:column="6" table:row="1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90" table:acceptance-state="accepted">
          <table:cell-address table:column="7" table:row="1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91" table:acceptance-state="accepted">
          <table:cell-address table:column="8" table:row="1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92" table:acceptance-state="accepted">
          <table:cell-address table:column="0" table:row="1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93" table:acceptance-state="accepted">
          <table:cell-address table:column="2" table:row="1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94" table:acceptance-state="accepted">
          <table:cell-address table:column="3" table:row="1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95" table:acceptance-state="accepted">
          <table:cell-address table:column="5" table:row="1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96" table:acceptance-state="accepted">
          <table:cell-address table:column="6" table:row="1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97" table:acceptance-state="accepted">
          <table:cell-address table:column="9" table:row="1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98" table:acceptance-state="accepted">
          <table:cell-address table:column="0" table:row="1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299" table:acceptance-state="accepted">
          <table:cell-address table:column="2" table:row="1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00" table:acceptance-state="accepted">
          <table:cell-address table:column="5" table:row="1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01" table:acceptance-state="accepted">
          <table:cell-address table:column="6" table:row="1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02" table:acceptance-state="accepted">
          <table:cell-address table:column="9" table:row="1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03" table:acceptance-state="accepted">
          <table:cell-address table:column="0" table:row="1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04" table:acceptance-state="accepted">
          <table:cell-address table:column="2" table:row="1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05" table:acceptance-state="accepted">
          <table:cell-address table:column="3" table:row="1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06" table:acceptance-state="accepted">
          <table:cell-address table:column="5" table:row="1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07" table:acceptance-state="accepted">
          <table:cell-address table:column="8" table:row="1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08" table:acceptance-state="accepted">
          <table:cell-address table:column="0" table:row="1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09" table:acceptance-state="accepted">
          <table:cell-address table:column="2" table:row="1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10" table:acceptance-state="accepted">
          <table:cell-address table:column="3" table:row="1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11" table:acceptance-state="accepted">
          <table:cell-address table:column="5" table:row="1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12" table:acceptance-state="accepted">
          <table:cell-address table:column="6" table:row="1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13" table:acceptance-state="accepted">
          <table:cell-address table:column="8" table:row="1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14" table:acceptance-state="accepted">
          <table:cell-address table:column="0" table:row="1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15" table:acceptance-state="accepted">
          <table:cell-address table:column="2" table:row="1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16" table:acceptance-state="accepted">
          <table:cell-address table:column="3" table:row="1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17" table:acceptance-state="accepted">
          <table:cell-address table:column="5" table:row="1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18" table:acceptance-state="accepted">
          <table:cell-address table:column="7" table:row="1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19" table:acceptance-state="accepted">
          <table:cell-address table:column="8" table:row="1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20" table:acceptance-state="accepted">
          <table:cell-address table:column="0" table:row="1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21" table:acceptance-state="accepted">
          <table:cell-address table:column="2" table:row="1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22" table:acceptance-state="accepted">
          <table:cell-address table:column="3" table:row="1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23" table:acceptance-state="accepted">
          <table:cell-address table:column="5" table:row="1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24" table:acceptance-state="accepted">
          <table:cell-address table:column="6" table:row="1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25" table:acceptance-state="accepted">
          <table:cell-address table:column="12" table:row="1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26" table:acceptance-state="accepted">
          <table:cell-address table:column="0" table:row="1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27" table:acceptance-state="accepted">
          <table:cell-address table:column="2" table:row="1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28" table:acceptance-state="accepted">
          <table:cell-address table:column="3" table:row="1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29" table:acceptance-state="accepted">
          <table:cell-address table:column="5" table:row="1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30" table:acceptance-state="accepted">
          <table:cell-address table:column="6" table:row="1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31" table:acceptance-state="accepted">
          <table:cell-address table:column="12" table:row="1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32" table:acceptance-state="accepted">
          <table:cell-address table:column="0" table:row="1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33" table:acceptance-state="accepted">
          <table:cell-address table:column="2" table:row="1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34" table:acceptance-state="accepted">
          <table:cell-address table:column="3" table:row="1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35" table:acceptance-state="accepted">
          <table:cell-address table:column="5" table:row="1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36" table:acceptance-state="accepted">
          <table:cell-address table:column="6" table:row="1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37" table:acceptance-state="accepted">
          <table:cell-address table:column="12" table:row="1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38" table:acceptance-state="accepted">
          <table:cell-address table:column="18" table:row="1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39" table:acceptance-state="accepted">
          <table:cell-address table:column="19" table:row="1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40" table:acceptance-state="accepted">
          <table:cell-address table:column="0" table:row="1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41" table:acceptance-state="accepted">
          <table:cell-address table:column="2" table:row="1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42" table:acceptance-state="accepted">
          <table:cell-address table:column="3" table:row="1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43" table:acceptance-state="accepted">
          <table:cell-address table:column="5" table:row="1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44" table:acceptance-state="accepted">
          <table:cell-address table:column="6" table:row="1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45" table:acceptance-state="accepted">
          <table:cell-address table:column="12" table:row="1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46" table:acceptance-state="accepted">
          <table:cell-address table:column="0" table:row="1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47" table:acceptance-state="accepted">
          <table:cell-address table:column="1" table:row="1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48" table:acceptance-state="accepted">
          <table:cell-address table:column="2" table:row="1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49" table:acceptance-state="accepted">
          <table:cell-address table:column="3" table:row="1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50" table:acceptance-state="accepted">
          <table:cell-address table:column="5" table:row="1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51" table:acceptance-state="accepted">
          <table:cell-address table:column="6" table:row="1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52" table:acceptance-state="accepted">
          <table:cell-address table:column="12" table:row="1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53" table:acceptance-state="accepted">
          <table:cell-address table:column="18" table:row="1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54" table:acceptance-state="accepted">
          <table:cell-address table:column="19" table:row="1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55" table:acceptance-state="accepted">
          <table:cell-address table:column="0" table:row="1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56" table:acceptance-state="accepted">
          <table:cell-address table:column="2" table:row="1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57" table:acceptance-state="accepted">
          <table:cell-address table:column="3" table:row="1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58" table:acceptance-state="accepted">
          <table:cell-address table:column="5" table:row="1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59" table:acceptance-state="accepted">
          <table:cell-address table:column="6" table:row="1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60" table:acceptance-state="accepted">
          <table:cell-address table:column="12" table:row="1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61" table:acceptance-state="accepted">
          <table:cell-address table:column="0" table:row="1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62" table:acceptance-state="accepted">
          <table:cell-address table:column="2" table:row="1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63" table:acceptance-state="accepted">
          <table:cell-address table:column="3" table:row="1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64" table:acceptance-state="accepted">
          <table:cell-address table:column="5" table:row="1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65" table:acceptance-state="accepted">
          <table:cell-address table:column="6" table:row="1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66" table:acceptance-state="accepted">
          <table:cell-address table:column="12" table:row="1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67" table:acceptance-state="accepted">
          <table:cell-address table:column="0" table:row="1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68" table:acceptance-state="accepted">
          <table:cell-address table:column="2" table:row="1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69" table:acceptance-state="accepted">
          <table:cell-address table:column="3" table:row="1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70" table:acceptance-state="accepted">
          <table:cell-address table:column="5" table:row="1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71" table:acceptance-state="accepted">
          <table:cell-address table:column="6" table:row="1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72" table:acceptance-state="accepted">
          <table:cell-address table:column="12" table:row="1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73" table:acceptance-state="accepted">
          <table:cell-address table:column="0" table:row="1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74" table:acceptance-state="accepted">
          <table:cell-address table:column="2" table:row="1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75" table:acceptance-state="accepted">
          <table:cell-address table:column="3" table:row="1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76" table:acceptance-state="accepted">
          <table:cell-address table:column="5" table:row="1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77" table:acceptance-state="accepted">
          <table:cell-address table:column="6" table:row="1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78" table:acceptance-state="accepted">
          <table:cell-address table:column="12" table:row="1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79" table:acceptance-state="accepted">
          <table:cell-address table:column="0" table:row="1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80" table:acceptance-state="accepted">
          <table:cell-address table:column="2" table:row="1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81" table:acceptance-state="accepted">
          <table:cell-address table:column="3" table:row="1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82" table:acceptance-state="accepted">
          <table:cell-address table:column="5" table:row="1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83" table:acceptance-state="accepted">
          <table:cell-address table:column="6" table:row="1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84" table:acceptance-state="accepted">
          <table:cell-address table:column="10" table:row="1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85" table:acceptance-state="accepted">
          <table:cell-address table:column="0" table:row="1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86" table:acceptance-state="accepted">
          <table:cell-address table:column="2" table:row="1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87" table:acceptance-state="accepted">
          <table:cell-address table:column="5" table:row="1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88" table:acceptance-state="accepted">
          <table:cell-address table:column="6" table:row="1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89" table:acceptance-state="accepted">
          <table:cell-address table:column="10" table:row="1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90" table:acceptance-state="accepted">
          <table:cell-address table:column="0" table:row="1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91" table:acceptance-state="accepted">
          <table:cell-address table:column="2" table:row="1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92" table:acceptance-state="accepted">
          <table:cell-address table:column="3" table:row="1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93" table:acceptance-state="accepted">
          <table:cell-address table:column="5" table:row="1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94" table:acceptance-state="accepted">
          <table:cell-address table:column="6" table:row="1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95" table:acceptance-state="accepted">
          <table:cell-address table:column="0" table:row="1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96" table:acceptance-state="accepted">
          <table:cell-address table:column="2" table:row="1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97" table:acceptance-state="accepted">
          <table:cell-address table:column="3" table:row="1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98" table:acceptance-state="accepted">
          <table:cell-address table:column="5" table:row="1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399" table:acceptance-state="accepted">
          <table:cell-address table:column="6" table:row="1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00" table:acceptance-state="accepted">
          <table:cell-address table:column="9" table:row="1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01" table:acceptance-state="accepted">
          <table:cell-address table:column="0" table:row="1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02" table:acceptance-state="accepted">
          <table:cell-address table:column="2" table:row="1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03" table:acceptance-state="accepted">
          <table:cell-address table:column="3" table:row="1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04" table:acceptance-state="accepted">
          <table:cell-address table:column="5" table:row="1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05" table:acceptance-state="accepted">
          <table:cell-address table:column="6" table:row="1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06" table:acceptance-state="accepted">
          <table:cell-address table:column="8" table:row="1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07" table:acceptance-state="accepted">
          <table:cell-address table:column="0" table:row="1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08" table:acceptance-state="accepted">
          <table:cell-address table:column="2" table:row="1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09" table:acceptance-state="accepted">
          <table:cell-address table:column="3" table:row="1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10" table:acceptance-state="accepted">
          <table:cell-address table:column="5" table:row="1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11" table:acceptance-state="accepted">
          <table:cell-address table:column="6" table:row="1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12" table:acceptance-state="accepted">
          <table:cell-address table:column="9" table:row="1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13" table:acceptance-state="accepted">
          <table:cell-address table:column="0" table:row="1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14" table:acceptance-state="accepted">
          <table:cell-address table:column="2" table:row="1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15" table:acceptance-state="accepted">
          <table:cell-address table:column="3" table:row="1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16" table:acceptance-state="accepted">
          <table:cell-address table:column="5" table:row="1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17" table:acceptance-state="accepted">
          <table:cell-address table:column="6" table:row="1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18" table:acceptance-state="accepted">
          <table:cell-address table:column="16" table:row="1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19" table:acceptance-state="accepted">
          <table:cell-address table:column="0" table:row="1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20" table:acceptance-state="accepted">
          <table:cell-address table:column="2" table:row="1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21" table:acceptance-state="accepted">
          <table:cell-address table:column="5" table:row="1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22" table:acceptance-state="accepted">
          <table:cell-address table:column="6" table:row="1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23" table:acceptance-state="accepted">
          <table:cell-address table:column="10" table:row="1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24" table:acceptance-state="accepted">
          <table:cell-address table:column="0" table:row="1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25" table:acceptance-state="accepted">
          <table:cell-address table:column="2" table:row="1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26" table:acceptance-state="accepted">
          <table:cell-address table:column="3" table:row="1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27" table:acceptance-state="accepted">
          <table:cell-address table:column="5" table:row="1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28" table:acceptance-state="accepted">
          <table:cell-address table:column="6" table:row="1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29" table:acceptance-state="accepted">
          <table:cell-address table:column="12" table:row="1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30" table:acceptance-state="accepted">
          <table:cell-address table:column="0" table:row="1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31" table:acceptance-state="accepted">
          <table:cell-address table:column="2" table:row="1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32" table:acceptance-state="accepted">
          <table:cell-address table:column="3" table:row="1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33" table:acceptance-state="accepted">
          <table:cell-address table:column="5" table:row="1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34" table:acceptance-state="accepted">
          <table:cell-address table:column="6" table:row="1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35" table:acceptance-state="accepted">
          <table:cell-address table:column="12" table:row="1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36" table:acceptance-state="accepted">
          <table:cell-address table:column="0" table:row="18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37" table:acceptance-state="accepted">
          <table:cell-address table:column="2" table:row="18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38" table:acceptance-state="accepted">
          <table:cell-address table:column="3" table:row="18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39" table:acceptance-state="accepted">
          <table:cell-address table:column="5" table:row="18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40" table:acceptance-state="accepted">
          <table:cell-address table:column="6" table:row="18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41" table:acceptance-state="accepted">
          <table:cell-address table:column="0" table:row="18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42" table:acceptance-state="accepted">
          <table:cell-address table:column="2" table:row="18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43" table:acceptance-state="accepted">
          <table:cell-address table:column="3" table:row="18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44" table:acceptance-state="accepted">
          <table:cell-address table:column="5" table:row="18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45" table:acceptance-state="accepted">
          <table:cell-address table:column="6" table:row="18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46" table:acceptance-state="accepted">
          <table:cell-address table:column="0" table:row="1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47" table:acceptance-state="accepted">
          <table:cell-address table:column="2" table:row="1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48" table:acceptance-state="accepted">
          <table:cell-address table:column="3" table:row="1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49" table:acceptance-state="accepted">
          <table:cell-address table:column="5" table:row="1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50" table:acceptance-state="accepted">
          <table:cell-address table:column="6" table:row="1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51" table:acceptance-state="accepted">
          <table:cell-address table:column="9" table:row="1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52" table:acceptance-state="accepted">
          <table:cell-address table:column="10" table:row="1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53" table:acceptance-state="accepted">
          <table:cell-address table:column="0" table:row="1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54" table:acceptance-state="accepted">
          <table:cell-address table:column="2" table:row="1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55" table:acceptance-state="accepted">
          <table:cell-address table:column="3" table:row="1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56" table:acceptance-state="accepted">
          <table:cell-address table:column="5" table:row="1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57" table:acceptance-state="accepted">
          <table:cell-address table:column="6" table:row="1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58" table:acceptance-state="accepted">
          <table:cell-address table:column="9" table:row="1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59" table:acceptance-state="accepted">
          <table:cell-address table:column="10" table:row="1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60" table:acceptance-state="accepted">
          <table:cell-address table:column="0" table:row="1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61" table:acceptance-state="accepted">
          <table:cell-address table:column="2" table:row="1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62" table:acceptance-state="accepted">
          <table:cell-address table:column="3" table:row="1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63" table:acceptance-state="accepted">
          <table:cell-address table:column="7" table:row="1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64" table:acceptance-state="accepted">
          <table:cell-address table:column="8" table:row="1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65" table:acceptance-state="accepted">
          <table:cell-address table:column="0" table:row="1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66" table:acceptance-state="accepted">
          <table:cell-address table:column="2" table:row="1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67" table:acceptance-state="accepted">
          <table:cell-address table:column="3" table:row="1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68" table:acceptance-state="accepted">
          <table:cell-address table:column="7" table:row="1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69" table:acceptance-state="accepted">
          <table:cell-address table:column="8" table:row="1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70" table:acceptance-state="accepted">
          <table:cell-address table:column="0" table:row="1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71" table:acceptance-state="accepted">
          <table:cell-address table:column="2" table:row="1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72" table:acceptance-state="accepted">
          <table:cell-address table:column="3" table:row="1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73" table:acceptance-state="accepted">
          <table:cell-address table:column="5" table:row="1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74" table:acceptance-state="accepted">
          <table:cell-address table:column="6" table:row="1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75" table:acceptance-state="accepted">
          <table:cell-address table:column="10" table:row="1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76" table:acceptance-state="accepted">
          <table:cell-address table:column="0" table:row="1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77" table:acceptance-state="accepted">
          <table:cell-address table:column="2" table:row="1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78" table:acceptance-state="accepted">
          <table:cell-address table:column="3" table:row="1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79" table:acceptance-state="accepted">
          <table:cell-address table:column="5" table:row="1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80" table:acceptance-state="accepted">
          <table:cell-address table:column="6" table:row="1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81" table:acceptance-state="accepted">
          <table:cell-address table:column="8" table:row="1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82" table:acceptance-state="accepted">
          <table:cell-address table:column="0" table:row="1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83" table:acceptance-state="accepted">
          <table:cell-address table:column="2" table:row="1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84" table:acceptance-state="accepted">
          <table:cell-address table:column="3" table:row="1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85" table:acceptance-state="accepted">
          <table:cell-address table:column="5" table:row="1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86" table:acceptance-state="accepted">
          <table:cell-address table:column="6" table:row="1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87" table:acceptance-state="accepted">
          <table:cell-address table:column="0" table:row="1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88" table:acceptance-state="accepted">
          <table:cell-address table:column="2" table:row="1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89" table:acceptance-state="accepted">
          <table:cell-address table:column="3" table:row="1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90" table:acceptance-state="accepted">
          <table:cell-address table:column="5" table:row="1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91" table:acceptance-state="accepted">
          <table:cell-address table:column="6" table:row="1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92" table:acceptance-state="accepted">
          <table:cell-address table:column="10" table:row="1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93" table:acceptance-state="accepted">
          <table:cell-address table:column="15" table:row="1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94" table:acceptance-state="accepted">
          <table:cell-address table:column="0" table:row="1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95" table:acceptance-state="accepted">
          <table:cell-address table:column="2" table:row="1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96" table:acceptance-state="accepted">
          <table:cell-address table:column="3" table:row="1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97" table:acceptance-state="accepted">
          <table:cell-address table:column="5" table:row="1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98" table:acceptance-state="accepted">
          <table:cell-address table:column="6" table:row="1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499" table:acceptance-state="accepted">
          <table:cell-address table:column="21" table:row="1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00" table:acceptance-state="accepted">
          <table:cell-address table:column="0" table:row="1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01" table:acceptance-state="accepted">
          <table:cell-address table:column="1" table:row="1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02" table:acceptance-state="accepted">
          <table:cell-address table:column="2" table:row="1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03" table:acceptance-state="accepted">
          <table:cell-address table:column="3" table:row="1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04" table:acceptance-state="accepted">
          <table:cell-address table:column="6" table:row="1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05" table:acceptance-state="accepted">
          <table:cell-address table:column="8" table:row="1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06" table:acceptance-state="accepted">
          <table:cell-address table:column="0" table:row="1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07" table:acceptance-state="accepted">
          <table:cell-address table:column="1" table:row="1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08" table:acceptance-state="accepted">
          <table:cell-address table:column="2" table:row="1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09" table:acceptance-state="accepted">
          <table:cell-address table:column="3" table:row="1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10" table:acceptance-state="accepted">
          <table:cell-address table:column="6" table:row="1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11" table:acceptance-state="accepted">
          <table:cell-address table:column="8" table:row="1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12" table:acceptance-state="accepted">
          <table:cell-address table:column="0" table:row="1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13" table:acceptance-state="accepted">
          <table:cell-address table:column="1" table:row="1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14" table:acceptance-state="accepted">
          <table:cell-address table:column="2" table:row="1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15" table:acceptance-state="accepted">
          <table:cell-address table:column="3" table:row="1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16" table:acceptance-state="accepted">
          <table:cell-address table:column="7" table:row="1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17" table:acceptance-state="accepted">
          <table:cell-address table:column="8" table:row="1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18" table:acceptance-state="accepted">
          <table:cell-address table:column="0" table:row="1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19" table:acceptance-state="accepted">
          <table:cell-address table:column="2" table:row="1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20" table:acceptance-state="accepted">
          <table:cell-address table:column="3" table:row="1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21" table:acceptance-state="accepted">
          <table:cell-address table:column="5" table:row="1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22" table:acceptance-state="accepted">
          <table:cell-address table:column="6" table:row="1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23" table:acceptance-state="accepted">
          <table:cell-address table:column="7" table:row="1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24" table:acceptance-state="accepted">
          <table:cell-address table:column="8" table:row="1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25" table:acceptance-state="accepted">
          <table:cell-address table:column="0" table:row="1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26" table:acceptance-state="accepted">
          <table:cell-address table:column="1" table:row="1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27" table:acceptance-state="accepted">
          <table:cell-address table:column="2" table:row="1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28" table:acceptance-state="accepted">
          <table:cell-address table:column="3" table:row="1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29" table:acceptance-state="accepted">
          <table:cell-address table:column="7" table:row="1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30" table:acceptance-state="accepted">
          <table:cell-address table:column="8" table:row="1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31" table:acceptance-state="accepted">
          <table:cell-address table:column="0" table:row="2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32" table:acceptance-state="accepted">
          <table:cell-address table:column="2" table:row="2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33" table:acceptance-state="accepted">
          <table:cell-address table:column="3" table:row="2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34" table:acceptance-state="accepted">
          <table:cell-address table:column="5" table:row="2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35" table:acceptance-state="accepted">
          <table:cell-address table:column="6" table:row="2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36" table:acceptance-state="accepted">
          <table:cell-address table:column="10" table:row="2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37" table:acceptance-state="accepted">
          <table:cell-address table:column="0" table:row="2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38" table:acceptance-state="accepted">
          <table:cell-address table:column="2" table:row="2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39" table:acceptance-state="accepted">
          <table:cell-address table:column="3" table:row="2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40" table:acceptance-state="accepted">
          <table:cell-address table:column="5" table:row="2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41" table:acceptance-state="accepted">
          <table:cell-address table:column="6" table:row="2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42" table:acceptance-state="accepted">
          <table:cell-address table:column="0" table:row="2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43" table:acceptance-state="accepted">
          <table:cell-address table:column="2" table:row="2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44" table:acceptance-state="accepted">
          <table:cell-address table:column="3" table:row="2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45" table:acceptance-state="accepted">
          <table:cell-address table:column="5" table:row="2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46" table:acceptance-state="accepted">
          <table:cell-address table:column="6" table:row="2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47" table:acceptance-state="accepted">
          <table:cell-address table:column="0" table:row="2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48" table:acceptance-state="accepted">
          <table:cell-address table:column="2" table:row="2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49" table:acceptance-state="accepted">
          <table:cell-address table:column="3" table:row="2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50" table:acceptance-state="accepted">
          <table:cell-address table:column="5" table:row="2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51" table:acceptance-state="accepted">
          <table:cell-address table:column="6" table:row="2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52" table:acceptance-state="accepted">
          <table:cell-address table:column="0" table:row="2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53" table:acceptance-state="accepted">
          <table:cell-address table:column="2" table:row="2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54" table:acceptance-state="accepted">
          <table:cell-address table:column="3" table:row="2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55" table:acceptance-state="accepted">
          <table:cell-address table:column="5" table:row="2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56" table:acceptance-state="accepted">
          <table:cell-address table:column="6" table:row="2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57" table:acceptance-state="accepted">
          <table:cell-address table:column="10" table:row="2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58" table:acceptance-state="accepted">
          <table:cell-address table:column="18" table:row="2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59" table:acceptance-state="accepted">
          <table:cell-address table:column="0" table:row="2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60" table:acceptance-state="accepted">
          <table:cell-address table:column="2" table:row="2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61" table:acceptance-state="accepted">
          <table:cell-address table:column="3" table:row="2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62" table:acceptance-state="accepted">
          <table:cell-address table:column="5" table:row="2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63" table:acceptance-state="accepted">
          <table:cell-address table:column="6" table:row="2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64" table:acceptance-state="accepted">
          <table:cell-address table:column="7" table:row="2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65" table:acceptance-state="accepted">
          <table:cell-address table:column="8" table:row="2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66" table:acceptance-state="accepted">
          <table:cell-address table:column="18" table:row="2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67" table:acceptance-state="accepted">
          <table:cell-address table:column="0" table:row="2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68" table:acceptance-state="accepted">
          <table:cell-address table:column="2" table:row="2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69" table:acceptance-state="accepted">
          <table:cell-address table:column="3" table:row="2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70" table:acceptance-state="accepted">
          <table:cell-address table:column="5" table:row="2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71" table:acceptance-state="accepted">
          <table:cell-address table:column="6" table:row="2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72" table:acceptance-state="accepted">
          <table:cell-address table:column="8" table:row="2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73" table:acceptance-state="accepted">
          <table:cell-address table:column="0" table:row="2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74" table:acceptance-state="accepted">
          <table:cell-address table:column="2" table:row="2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75" table:acceptance-state="accepted">
          <table:cell-address table:column="3" table:row="2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76" table:acceptance-state="accepted">
          <table:cell-address table:column="5" table:row="2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77" table:acceptance-state="accepted">
          <table:cell-address table:column="6" table:row="2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78" table:acceptance-state="accepted">
          <table:cell-address table:column="8" table:row="2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79" table:acceptance-state="accepted">
          <table:cell-address table:column="0" table:row="2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80" table:acceptance-state="accepted">
          <table:cell-address table:column="2" table:row="2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81" table:acceptance-state="accepted">
          <table:cell-address table:column="3" table:row="2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82" table:acceptance-state="accepted">
          <table:cell-address table:column="5" table:row="2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83" table:acceptance-state="accepted">
          <table:cell-address table:column="6" table:row="2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84" table:acceptance-state="accepted">
          <table:cell-address table:column="13" table:row="2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85" table:acceptance-state="accepted">
          <table:cell-address table:column="21" table:row="2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86" table:acceptance-state="accepted">
          <table:cell-address table:column="0" table:row="2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87" table:acceptance-state="accepted">
          <table:cell-address table:column="2" table:row="2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88" table:acceptance-state="accepted">
          <table:cell-address table:column="3" table:row="2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89" table:acceptance-state="accepted">
          <table:cell-address table:column="5" table:row="2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90" table:acceptance-state="accepted">
          <table:cell-address table:column="0" table:row="2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91" table:acceptance-state="accepted">
          <table:cell-address table:column="1" table:row="2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92" table:acceptance-state="accepted">
          <table:cell-address table:column="2" table:row="2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93" table:acceptance-state="accepted">
          <table:cell-address table:column="3" table:row="2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94" table:acceptance-state="accepted">
          <table:cell-address table:column="5" table:row="2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95" table:acceptance-state="accepted">
          <table:cell-address table:column="6" table:row="2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96" table:acceptance-state="accepted">
          <table:cell-address table:column="13" table:row="2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97" table:acceptance-state="accepted">
          <table:cell-address table:column="0" table:row="2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98" table:acceptance-state="accepted">
          <table:cell-address table:column="1" table:row="2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599" table:acceptance-state="accepted">
          <table:cell-address table:column="2" table:row="2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00" table:acceptance-state="accepted">
          <table:cell-address table:column="3" table:row="2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01" table:acceptance-state="accepted">
          <table:cell-address table:column="5" table:row="2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02" table:acceptance-state="accepted">
          <table:cell-address table:column="0" table:row="2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03" table:acceptance-state="accepted">
          <table:cell-address table:column="2" table:row="2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04" table:acceptance-state="accepted">
          <table:cell-address table:column="3" table:row="2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05" table:acceptance-state="accepted">
          <table:cell-address table:column="5" table:row="2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06" table:acceptance-state="accepted">
          <table:cell-address table:column="6" table:row="2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07" table:acceptance-state="accepted">
          <table:cell-address table:column="7" table:row="2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08" table:acceptance-state="accepted">
          <table:cell-address table:column="8" table:row="2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09" table:acceptance-state="accepted">
          <table:cell-address table:column="0" table:row="2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10" table:acceptance-state="accepted">
          <table:cell-address table:column="1" table:row="2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11" table:acceptance-state="accepted">
          <table:cell-address table:column="2" table:row="2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12" table:acceptance-state="accepted">
          <table:cell-address table:column="3" table:row="2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13" table:acceptance-state="accepted">
          <table:cell-address table:column="5" table:row="2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14" table:acceptance-state="accepted">
          <table:cell-address table:column="6" table:row="2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15" table:acceptance-state="accepted">
          <table:cell-address table:column="10" table:row="2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16" table:acceptance-state="accepted">
          <table:cell-address table:column="0" table:row="2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17" table:acceptance-state="accepted">
          <table:cell-address table:column="2" table:row="2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18" table:acceptance-state="accepted">
          <table:cell-address table:column="3" table:row="2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19" table:acceptance-state="accepted">
          <table:cell-address table:column="6" table:row="2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20" table:acceptance-state="accepted">
          <table:cell-address table:column="21" table:row="2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21" table:acceptance-state="accepted">
          <table:cell-address table:column="0" table:row="2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22" table:acceptance-state="accepted">
          <table:cell-address table:column="2" table:row="2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23" table:acceptance-state="accepted">
          <table:cell-address table:column="3" table:row="2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24" table:acceptance-state="accepted">
          <table:cell-address table:column="5" table:row="2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25" table:acceptance-state="accepted">
          <table:cell-address table:column="6" table:row="2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26" table:acceptance-state="accepted">
          <table:cell-address table:column="0" table:row="2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27" table:acceptance-state="accepted">
          <table:cell-address table:column="2" table:row="2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28" table:acceptance-state="accepted">
          <table:cell-address table:column="3" table:row="2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29" table:acceptance-state="accepted">
          <table:cell-address table:column="5" table:row="2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30" table:acceptance-state="accepted">
          <table:cell-address table:column="6" table:row="2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31" table:acceptance-state="accepted">
          <table:cell-address table:column="22" table:row="2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32" table:acceptance-state="accepted">
          <table:cell-address table:column="0" table:row="2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33" table:acceptance-state="accepted">
          <table:cell-address table:column="2" table:row="2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34" table:acceptance-state="accepted">
          <table:cell-address table:column="3" table:row="2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35" table:acceptance-state="accepted">
          <table:cell-address table:column="5" table:row="2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36" table:acceptance-state="accepted">
          <table:cell-address table:column="6" table:row="2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37" table:acceptance-state="accepted">
          <table:cell-address table:column="21" table:row="2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38" table:acceptance-state="accepted">
          <table:cell-address table:column="0" table:row="2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39" table:acceptance-state="accepted">
          <table:cell-address table:column="2" table:row="2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40" table:acceptance-state="accepted">
          <table:cell-address table:column="3" table:row="2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41" table:acceptance-state="accepted">
          <table:cell-address table:column="0" table:row="2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42" table:acceptance-state="accepted">
          <table:cell-address table:column="2" table:row="2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43" table:acceptance-state="accepted">
          <table:cell-address table:column="3" table:row="2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44" table:acceptance-state="accepted">
          <table:cell-address table:column="5" table:row="2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45" table:acceptance-state="accepted">
          <table:cell-address table:column="6" table:row="2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46" table:acceptance-state="accepted">
          <table:cell-address table:column="21" table:row="2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47" table:acceptance-state="accepted">
          <table:cell-address table:column="0" table:row="2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48" table:acceptance-state="accepted">
          <table:cell-address table:column="2" table:row="2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49" table:acceptance-state="accepted">
          <table:cell-address table:column="3" table:row="2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50" table:acceptance-state="accepted">
          <table:cell-address table:column="5" table:row="2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51" table:acceptance-state="accepted">
          <table:cell-address table:column="6" table:row="2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52" table:acceptance-state="accepted">
          <table:cell-address table:column="0" table:row="2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53" table:acceptance-state="accepted">
          <table:cell-address table:column="2" table:row="2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54" table:acceptance-state="accepted">
          <table:cell-address table:column="3" table:row="2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55" table:acceptance-state="accepted">
          <table:cell-address table:column="5" table:row="2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56" table:acceptance-state="accepted">
          <table:cell-address table:column="6" table:row="2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57" table:acceptance-state="accepted">
          <table:cell-address table:column="0" table:row="2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58" table:acceptance-state="accepted">
          <table:cell-address table:column="2" table:row="2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59" table:acceptance-state="accepted">
          <table:cell-address table:column="3" table:row="2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60" table:acceptance-state="accepted">
          <table:cell-address table:column="5" table:row="2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61" table:acceptance-state="accepted">
          <table:cell-address table:column="6" table:row="2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62" table:acceptance-state="accepted">
          <table:cell-address table:column="21" table:row="2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63" table:acceptance-state="accepted">
          <table:cell-address table:column="0" table:row="2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64" table:acceptance-state="accepted">
          <table:cell-address table:column="2" table:row="2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65" table:acceptance-state="accepted">
          <table:cell-address table:column="3" table:row="2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66" table:acceptance-state="accepted">
          <table:cell-address table:column="5" table:row="2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67" table:acceptance-state="accepted">
          <table:cell-address table:column="6" table:row="2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68" table:acceptance-state="accepted">
          <table:cell-address table:column="21" table:row="2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69" table:acceptance-state="accepted">
          <table:cell-address table:column="0" table:row="2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70" table:acceptance-state="accepted">
          <table:cell-address table:column="2" table:row="2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71" table:acceptance-state="accepted">
          <table:cell-address table:column="3" table:row="2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72" table:acceptance-state="accepted">
          <table:cell-address table:column="5" table:row="2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73" table:acceptance-state="accepted">
          <table:cell-address table:column="6" table:row="2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74" table:acceptance-state="accepted">
          <table:cell-address table:column="22" table:row="2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75" table:acceptance-state="accepted">
          <table:cell-address table:column="24" table:row="2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76" table:acceptance-state="accepted">
          <table:cell-address table:column="0" table:row="2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77" table:acceptance-state="accepted">
          <table:cell-address table:column="2" table:row="2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78" table:acceptance-state="accepted">
          <table:cell-address table:column="3" table:row="2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79" table:acceptance-state="accepted">
          <table:cell-address table:column="5" table:row="2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80" table:acceptance-state="accepted">
          <table:cell-address table:column="6" table:row="2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81" table:acceptance-state="accepted">
          <table:cell-address table:column="0" table:row="2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82" table:acceptance-state="accepted">
          <table:cell-address table:column="2" table:row="2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83" table:acceptance-state="accepted">
          <table:cell-address table:column="3" table:row="2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84" table:acceptance-state="accepted">
          <table:cell-address table:column="5" table:row="2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85" table:acceptance-state="accepted">
          <table:cell-address table:column="6" table:row="2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86" table:acceptance-state="accepted">
          <table:cell-address table:column="0" table:row="2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87" table:acceptance-state="accepted">
          <table:cell-address table:column="2" table:row="2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88" table:acceptance-state="accepted">
          <table:cell-address table:column="3" table:row="2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89" table:acceptance-state="accepted">
          <table:cell-address table:column="5" table:row="2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90" table:acceptance-state="accepted">
          <table:cell-address table:column="6" table:row="2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91" table:acceptance-state="accepted">
          <table:cell-address table:column="0" table:row="2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92" table:acceptance-state="accepted">
          <table:cell-address table:column="2" table:row="2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93" table:acceptance-state="accepted">
          <table:cell-address table:column="3" table:row="2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94" table:acceptance-state="accepted">
          <table:cell-address table:column="5" table:row="2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95" table:acceptance-state="accepted">
          <table:cell-address table:column="6" table:row="2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96" table:acceptance-state="accepted">
          <table:cell-address table:column="20" table:row="2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97" table:acceptance-state="accepted">
          <table:cell-address table:column="0" table:row="2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98" table:acceptance-state="accepted">
          <table:cell-address table:column="2" table:row="2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699" table:acceptance-state="accepted">
          <table:cell-address table:column="3" table:row="2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00" table:acceptance-state="accepted">
          <table:cell-address table:column="5" table:row="2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01" table:acceptance-state="accepted">
          <table:cell-address table:column="6" table:row="2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02" table:acceptance-state="accepted">
          <table:cell-address table:column="8" table:row="2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03" table:acceptance-state="accepted">
          <table:cell-address table:column="0" table:row="23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04" table:acceptance-state="accepted">
          <table:cell-address table:column="2" table:row="23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05" table:acceptance-state="accepted">
          <table:cell-address table:column="3" table:row="23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06" table:acceptance-state="accepted">
          <table:cell-address table:column="5" table:row="23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07" table:acceptance-state="accepted">
          <table:cell-address table:column="6" table:row="23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08" table:acceptance-state="accepted">
          <table:cell-address table:column="8" table:row="23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09" table:acceptance-state="accepted">
          <table:cell-address table:column="0" table:row="23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10" table:acceptance-state="accepted">
          <table:cell-address table:column="2" table:row="23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11" table:acceptance-state="accepted">
          <table:cell-address table:column="3" table:row="23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12" table:acceptance-state="accepted">
          <table:cell-address table:column="5" table:row="23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13" table:acceptance-state="accepted">
          <table:cell-address table:column="6" table:row="23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14" table:acceptance-state="accepted">
          <table:cell-address table:column="0" table:row="23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15" table:acceptance-state="accepted">
          <table:cell-address table:column="6" table:row="23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16" table:acceptance-state="accepted">
          <table:cell-address table:column="0" table:row="23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17" table:acceptance-state="accepted">
          <table:cell-address table:column="2" table:row="23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18" table:acceptance-state="accepted">
          <table:cell-address table:column="3" table:row="23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19" table:acceptance-state="accepted">
          <table:cell-address table:column="5" table:row="23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20" table:acceptance-state="accepted">
          <table:cell-address table:column="6" table:row="23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21" table:acceptance-state="accepted">
          <table:cell-address table:column="0" table:row="23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22" table:acceptance-state="accepted">
          <table:cell-address table:column="2" table:row="23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23" table:acceptance-state="accepted">
          <table:cell-address table:column="3" table:row="23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24" table:acceptance-state="accepted">
          <table:cell-address table:column="5" table:row="23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25" table:acceptance-state="accepted">
          <table:cell-address table:column="6" table:row="23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26" table:acceptance-state="accepted">
          <table:cell-address table:column="10" table:row="23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27" table:acceptance-state="accepted">
          <table:cell-address table:column="21" table:row="23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28" table:acceptance-state="accepted">
          <table:cell-address table:column="0" table:row="23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29" table:acceptance-state="accepted">
          <table:cell-address table:column="2" table:row="23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30" table:acceptance-state="accepted">
          <table:cell-address table:column="3" table:row="23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31" table:acceptance-state="accepted">
          <table:cell-address table:column="5" table:row="23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32" table:acceptance-state="accepted">
          <table:cell-address table:column="0" table:row="2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33" table:acceptance-state="accepted">
          <table:cell-address table:column="2" table:row="2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34" table:acceptance-state="accepted">
          <table:cell-address table:column="3" table:row="2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35" table:acceptance-state="accepted">
          <table:cell-address table:column="5" table:row="2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36" table:acceptance-state="accepted">
          <table:cell-address table:column="6" table:row="2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37" table:acceptance-state="accepted">
          <table:cell-address table:column="17" table:row="2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38" table:acceptance-state="accepted">
          <table:cell-address table:column="21" table:row="2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39" table:acceptance-state="accepted">
          <table:cell-address table:column="23" table:row="23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40" table:acceptance-state="accepted">
          <table:cell-address table:column="0" table:row="23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41" table:acceptance-state="accepted">
          <table:cell-address table:column="2" table:row="23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42" table:acceptance-state="accepted">
          <table:cell-address table:column="4" table:row="23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43" table:acceptance-state="accepted">
          <table:cell-address table:column="7" table:row="23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44" table:acceptance-state="accepted">
          <table:cell-address table:column="8" table:row="23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45" table:acceptance-state="accepted">
          <table:cell-address table:column="0" table:row="2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46" table:acceptance-state="accepted">
          <table:cell-address table:column="2" table:row="2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47" table:acceptance-state="accepted">
          <table:cell-address table:column="3" table:row="2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48" table:acceptance-state="accepted">
          <table:cell-address table:column="5" table:row="2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49" table:acceptance-state="accepted">
          <table:cell-address table:column="7" table:row="2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50" table:acceptance-state="accepted">
          <table:cell-address table:column="8" table:row="23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51" table:acceptance-state="accepted">
          <table:cell-address table:column="0" table:row="2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52" table:acceptance-state="accepted">
          <table:cell-address table:column="2" table:row="2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53" table:acceptance-state="accepted">
          <table:cell-address table:column="3" table:row="2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54" table:acceptance-state="accepted">
          <table:cell-address table:column="5" table:row="2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55" table:acceptance-state="accepted">
          <table:cell-address table:column="6" table:row="2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56" table:acceptance-state="accepted">
          <table:cell-address table:column="9" table:row="2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57" table:acceptance-state="accepted">
          <table:cell-address table:column="10" table:row="23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58" table:acceptance-state="accepted">
          <table:cell-address table:column="0" table:row="2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59" table:acceptance-state="accepted">
          <table:cell-address table:column="2" table:row="2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60" table:acceptance-state="accepted">
          <table:cell-address table:column="5" table:row="2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61" table:acceptance-state="accepted">
          <table:cell-address table:column="6" table:row="24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62" table:acceptance-state="accepted">
          <table:cell-address table:column="0" table:row="24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63" table:acceptance-state="accepted">
          <table:cell-address table:column="1" table:row="24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64" table:acceptance-state="accepted">
          <table:cell-address table:column="2" table:row="24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65" table:acceptance-state="accepted">
          <table:cell-address table:column="5" table:row="24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66" table:acceptance-state="accepted">
          <table:cell-address table:column="6" table:row="24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67" table:acceptance-state="accepted">
          <table:cell-address table:column="7" table:row="24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68" table:acceptance-state="accepted">
          <table:cell-address table:column="0" table:row="2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69" table:acceptance-state="accepted">
          <table:cell-address table:column="1" table:row="2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70" table:acceptance-state="accepted">
          <table:cell-address table:column="2" table:row="2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71" table:acceptance-state="accepted">
          <table:cell-address table:column="5" table:row="2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72" table:acceptance-state="accepted">
          <table:cell-address table:column="6" table:row="2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73" table:acceptance-state="accepted">
          <table:cell-address table:column="7" table:row="2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74" table:acceptance-state="accepted">
          <table:cell-address table:column="8" table:row="24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75" table:acceptance-state="accepted">
          <table:cell-address table:column="0" table:row="24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76" table:acceptance-state="accepted">
          <table:cell-address table:column="2" table:row="24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77" table:acceptance-state="accepted">
          <table:cell-address table:column="3" table:row="24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78" table:acceptance-state="accepted">
          <table:cell-address table:column="5" table:row="24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79" table:acceptance-state="accepted">
          <table:cell-address table:column="6" table:row="24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80" table:acceptance-state="accepted">
          <table:cell-address table:column="9" table:row="24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81" table:acceptance-state="accepted">
          <table:cell-address table:column="11" table:row="24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82" table:acceptance-state="accepted">
          <table:cell-address table:column="0" table:row="24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83" table:acceptance-state="accepted">
          <table:cell-address table:column="2" table:row="24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84" table:acceptance-state="accepted">
          <table:cell-address table:column="3" table:row="24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85" table:acceptance-state="accepted">
          <table:cell-address table:column="5" table:row="24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86" table:acceptance-state="accepted">
          <table:cell-address table:column="6" table:row="24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87" table:acceptance-state="accepted">
          <table:cell-address table:column="9" table:row="24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88" table:acceptance-state="accepted">
          <table:cell-address table:column="0" table:row="2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89" table:acceptance-state="accepted">
          <table:cell-address table:column="2" table:row="2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90" table:acceptance-state="accepted">
          <table:cell-address table:column="3" table:row="2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91" table:acceptance-state="accepted">
          <table:cell-address table:column="5" table:row="2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92" table:acceptance-state="accepted">
          <table:cell-address table:column="6" table:row="2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93" table:acceptance-state="accepted">
          <table:cell-address table:column="9" table:row="2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94" table:acceptance-state="accepted">
          <table:cell-address table:column="11" table:row="24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95" table:acceptance-state="accepted">
          <table:cell-address table:column="0" table:row="2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96" table:acceptance-state="accepted">
          <table:cell-address table:column="2" table:row="2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97" table:acceptance-state="accepted">
          <table:cell-address table:column="3" table:row="2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98" table:acceptance-state="accepted">
          <table:cell-address table:column="5" table:row="2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799" table:acceptance-state="accepted">
          <table:cell-address table:column="6" table:row="2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00" table:acceptance-state="accepted">
          <table:cell-address table:column="9" table:row="2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01" table:acceptance-state="accepted">
          <table:cell-address table:column="11" table:row="24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02" table:acceptance-state="accepted">
          <table:cell-address table:column="0" table:row="2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03" table:acceptance-state="accepted">
          <table:cell-address table:column="2" table:row="2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04" table:acceptance-state="accepted">
          <table:cell-address table:column="5" table:row="2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05" table:acceptance-state="accepted">
          <table:cell-address table:column="6" table:row="2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06" table:acceptance-state="accepted">
          <table:cell-address table:column="10" table:row="24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07" table:acceptance-state="accepted">
          <table:cell-address table:column="0" table:row="2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08" table:acceptance-state="accepted">
          <table:cell-address table:column="2" table:row="2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09" table:acceptance-state="accepted">
          <table:cell-address table:column="5" table:row="2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10" table:acceptance-state="accepted">
          <table:cell-address table:column="6" table:row="2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11" table:acceptance-state="accepted">
          <table:cell-address table:column="10" table:row="24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12" table:acceptance-state="accepted">
          <table:cell-address table:column="0" table:row="2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13" table:acceptance-state="accepted">
          <table:cell-address table:column="2" table:row="2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14" table:acceptance-state="accepted">
          <table:cell-address table:column="5" table:row="24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15" table:acceptance-state="accepted">
          <table:cell-address table:column="0" table:row="25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16" table:acceptance-state="accepted">
          <table:cell-address table:column="2" table:row="25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17" table:acceptance-state="accepted">
          <table:cell-address table:column="5" table:row="25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18" table:acceptance-state="accepted">
          <table:cell-address table:column="0" table:row="25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19" table:acceptance-state="accepted">
          <table:cell-address table:column="2" table:row="25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20" table:acceptance-state="accepted">
          <table:cell-address table:column="3" table:row="25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21" table:acceptance-state="accepted">
          <table:cell-address table:column="5" table:row="25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22" table:acceptance-state="accepted">
          <table:cell-address table:column="0" table:row="25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23" table:acceptance-state="accepted">
          <table:cell-address table:column="2" table:row="25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24" table:acceptance-state="accepted">
          <table:cell-address table:column="5" table:row="25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25" table:acceptance-state="accepted">
          <table:cell-address table:column="6" table:row="25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26" table:acceptance-state="accepted">
          <table:cell-address table:column="0" table:row="2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27" table:acceptance-state="accepted">
          <table:cell-address table:column="2" table:row="2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28" table:acceptance-state="accepted">
          <table:cell-address table:column="3" table:row="2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29" table:acceptance-state="accepted">
          <table:cell-address table:column="5" table:row="2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30" table:acceptance-state="accepted">
          <table:cell-address table:column="6" table:row="2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31" table:acceptance-state="accepted">
          <table:cell-address table:column="10" table:row="25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32" table:acceptance-state="accepted">
          <table:cell-address table:column="0" table:row="2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33" table:acceptance-state="accepted">
          <table:cell-address table:column="1" table:row="2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34" table:acceptance-state="accepted">
          <table:cell-address table:column="2" table:row="2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35" table:acceptance-state="accepted">
          <table:cell-address table:column="3" table:row="2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36" table:acceptance-state="accepted">
          <table:cell-address table:column="5" table:row="2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37" table:acceptance-state="accepted">
          <table:cell-address table:column="6" table:row="2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38" table:acceptance-state="accepted">
          <table:cell-address table:column="10" table:row="25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39" table:acceptance-state="accepted">
          <table:cell-address table:column="0" table:row="25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40" table:acceptance-state="accepted">
          <table:cell-address table:column="2" table:row="25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41" table:acceptance-state="accepted">
          <table:cell-address table:column="3" table:row="25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42" table:acceptance-state="accepted">
          <table:cell-address table:column="5" table:row="25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43" table:acceptance-state="accepted">
          <table:cell-address table:column="6" table:row="25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44" table:acceptance-state="accepted">
          <table:cell-address table:column="10" table:row="25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45" table:acceptance-state="accepted">
          <table:cell-address table:column="0" table:row="25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46" table:acceptance-state="accepted">
          <table:cell-address table:column="2" table:row="25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47" table:acceptance-state="accepted">
          <table:cell-address table:column="3" table:row="25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48" table:acceptance-state="accepted">
          <table:cell-address table:column="5" table:row="25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49" table:acceptance-state="accepted">
          <table:cell-address table:column="6" table:row="25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50" table:acceptance-state="accepted">
          <table:cell-address table:column="10" table:row="25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51" table:acceptance-state="accepted">
          <table:cell-address table:column="0" table:row="25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52" table:acceptance-state="accepted">
          <table:cell-address table:column="2" table:row="25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53" table:acceptance-state="accepted">
          <table:cell-address table:column="3" table:row="25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54" table:acceptance-state="accepted">
          <table:cell-address table:column="5" table:row="25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55" table:acceptance-state="accepted">
          <table:cell-address table:column="6" table:row="25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56" table:acceptance-state="accepted">
          <table:cell-address table:column="10" table:row="25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57" table:acceptance-state="accepted">
          <table:cell-address table:column="0" table:row="25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58" table:acceptance-state="accepted">
          <table:cell-address table:column="2" table:row="25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59" table:acceptance-state="accepted">
          <table:cell-address table:column="3" table:row="25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60" table:acceptance-state="accepted">
          <table:cell-address table:column="5" table:row="25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61" table:acceptance-state="accepted">
          <table:cell-address table:column="7" table:row="25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62" table:acceptance-state="accepted">
          <table:cell-address table:column="9" table:row="25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63" table:acceptance-state="accepted">
          <table:cell-address table:column="0" table:row="2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64" table:acceptance-state="accepted">
          <table:cell-address table:column="2" table:row="2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65" table:acceptance-state="accepted">
          <table:cell-address table:column="3" table:row="2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66" table:acceptance-state="accepted">
          <table:cell-address table:column="5" table:row="2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67" table:acceptance-state="accepted">
          <table:cell-address table:column="7" table:row="2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68" table:acceptance-state="accepted">
          <table:cell-address table:column="8" table:row="2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69" table:acceptance-state="accepted">
          <table:cell-address table:column="11" table:row="25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70" table:acceptance-state="accepted">
          <table:cell-address table:column="0" table:row="2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71" table:acceptance-state="accepted">
          <table:cell-address table:column="2" table:row="2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72" table:acceptance-state="accepted">
          <table:cell-address table:column="3" table:row="2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73" table:acceptance-state="accepted">
          <table:cell-address table:column="5" table:row="2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74" table:acceptance-state="accepted">
          <table:cell-address table:column="6" table:row="2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75" table:acceptance-state="accepted">
          <table:cell-address table:column="10" table:row="26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76" table:acceptance-state="accepted">
          <table:cell-address table:column="0" table:row="2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77" table:acceptance-state="accepted">
          <table:cell-address table:column="2" table:row="2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78" table:acceptance-state="accepted">
          <table:cell-address table:column="3" table:row="2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79" table:acceptance-state="accepted">
          <table:cell-address table:column="5" table:row="2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80" table:acceptance-state="accepted">
          <table:cell-address table:column="6" table:row="2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81" table:acceptance-state="accepted">
          <table:cell-address table:column="9" table:row="26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82" table:acceptance-state="accepted">
          <table:cell-address table:column="0" table:row="2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83" table:acceptance-state="accepted">
          <table:cell-address table:column="2" table:row="2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84" table:acceptance-state="accepted">
          <table:cell-address table:column="3" table:row="2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85" table:acceptance-state="accepted">
          <table:cell-address table:column="5" table:row="2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86" table:acceptance-state="accepted">
          <table:cell-address table:column="6" table:row="2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87" table:acceptance-state="accepted">
          <table:cell-address table:column="10" table:row="26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88" table:acceptance-state="accepted">
          <table:cell-address table:column="0" table:row="2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89" table:acceptance-state="accepted">
          <table:cell-address table:column="2" table:row="2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90" table:acceptance-state="accepted">
          <table:cell-address table:column="3" table:row="2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91" table:acceptance-state="accepted">
          <table:cell-address table:column="5" table:row="2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92" table:acceptance-state="accepted">
          <table:cell-address table:column="6" table:row="2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93" table:acceptance-state="accepted">
          <table:cell-address table:column="8" table:row="26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94" table:acceptance-state="accepted">
          <table:cell-address table:column="0" table:row="2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95" table:acceptance-state="accepted">
          <table:cell-address table:column="2" table:row="2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96" table:acceptance-state="accepted">
          <table:cell-address table:column="3" table:row="2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97" table:acceptance-state="accepted">
          <table:cell-address table:column="5" table:row="2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98" table:acceptance-state="accepted">
          <table:cell-address table:column="6" table:row="2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899" table:acceptance-state="accepted">
          <table:cell-address table:column="10" table:row="26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00" table:acceptance-state="accepted">
          <table:cell-address table:column="0" table:row="2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01" table:acceptance-state="accepted">
          <table:cell-address table:column="2" table:row="2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02" table:acceptance-state="accepted">
          <table:cell-address table:column="3" table:row="2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03" table:acceptance-state="accepted">
          <table:cell-address table:column="5" table:row="2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04" table:acceptance-state="accepted">
          <table:cell-address table:column="6" table:row="2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05" table:acceptance-state="accepted">
          <table:cell-address table:column="10" table:row="26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06" table:acceptance-state="accepted">
          <table:cell-address table:column="0" table:row="2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07" table:acceptance-state="accepted">
          <table:cell-address table:column="2" table:row="2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08" table:acceptance-state="accepted">
          <table:cell-address table:column="3" table:row="2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09" table:acceptance-state="accepted">
          <table:cell-address table:column="5" table:row="2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10" table:acceptance-state="accepted">
          <table:cell-address table:column="6" table:row="2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11" table:acceptance-state="accepted">
          <table:cell-address table:column="10" table:row="26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12" table:acceptance-state="accepted">
          <table:cell-address table:column="0" table:row="2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13" table:acceptance-state="accepted">
          <table:cell-address table:column="2" table:row="2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14" table:acceptance-state="accepted">
          <table:cell-address table:column="3" table:row="2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15" table:acceptance-state="accepted">
          <table:cell-address table:column="5" table:row="2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16" table:acceptance-state="accepted">
          <table:cell-address table:column="6" table:row="2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17" table:acceptance-state="accepted">
          <table:cell-address table:column="10" table:row="2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18" table:acceptance-state="accepted">
          <table:cell-address table:column="18" table:row="26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19" table:acceptance-state="accepted">
          <table:cell-address table:column="0" table:row="2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20" table:acceptance-state="accepted">
          <table:cell-address table:column="2" table:row="2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21" table:acceptance-state="accepted">
          <table:cell-address table:column="3" table:row="2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22" table:acceptance-state="accepted">
          <table:cell-address table:column="5" table:row="2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23" table:acceptance-state="accepted">
          <table:cell-address table:column="6" table:row="2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24" table:acceptance-state="accepted">
          <table:cell-address table:column="8" table:row="2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25" table:acceptance-state="accepted">
          <table:cell-address table:column="9" table:row="2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26" table:acceptance-state="accepted">
          <table:cell-address table:column="10" table:row="26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27" table:acceptance-state="accepted">
          <table:cell-address table:column="0" table:row="2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28" table:acceptance-state="accepted">
          <table:cell-address table:column="2" table:row="2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29" table:acceptance-state="accepted">
          <table:cell-address table:column="3" table:row="2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30" table:acceptance-state="accepted">
          <table:cell-address table:column="5" table:row="2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31" table:acceptance-state="accepted">
          <table:cell-address table:column="6" table:row="26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32" table:acceptance-state="accepted">
          <table:cell-address table:column="0" table:row="2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33" table:acceptance-state="accepted">
          <table:cell-address table:column="2" table:row="2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34" table:acceptance-state="accepted">
          <table:cell-address table:column="3" table:row="2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35" table:acceptance-state="accepted">
          <table:cell-address table:column="5" table:row="2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36" table:acceptance-state="accepted">
          <table:cell-address table:column="6" table:row="27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37" table:acceptance-state="accepted">
          <table:cell-address table:column="0" table:row="2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38" table:acceptance-state="accepted">
          <table:cell-address table:column="2" table:row="2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39" table:acceptance-state="accepted">
          <table:cell-address table:column="3" table:row="27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40" table:acceptance-state="accepted">
          <table:cell-address table:column="0" table:row="2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41" table:acceptance-state="accepted">
          <table:cell-address table:column="2" table:row="2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42" table:acceptance-state="accepted">
          <table:cell-address table:column="3" table:row="27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43" table:acceptance-state="accepted">
          <table:cell-address table:column="0" table:row="2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44" table:acceptance-state="accepted">
          <table:cell-address table:column="1" table:row="2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45" table:acceptance-state="accepted">
          <table:cell-address table:column="2" table:row="2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46" table:acceptance-state="accepted">
          <table:cell-address table:column="3" table:row="2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47" table:acceptance-state="accepted">
          <table:cell-address table:column="5" table:row="2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48" table:acceptance-state="accepted">
          <table:cell-address table:column="6" table:row="2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49" table:acceptance-state="accepted">
          <table:cell-address table:column="12" table:row="2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50" table:acceptance-state="accepted">
          <table:cell-address table:column="18" table:row="2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51" table:acceptance-state="accepted">
          <table:cell-address table:column="19" table:row="27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52" table:acceptance-state="accepted">
          <table:cell-address table:column="0" table:row="2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53" table:acceptance-state="accepted">
          <table:cell-address table:column="2" table:row="2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54" table:acceptance-state="accepted">
          <table:cell-address table:column="3" table:row="2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55" table:acceptance-state="accepted">
          <table:cell-address table:column="5" table:row="2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56" table:acceptance-state="accepted">
          <table:cell-address table:column="6" table:row="2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57" table:acceptance-state="accepted">
          <table:cell-address table:column="10" table:row="27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58" table:acceptance-state="accepted">
          <table:cell-address table:column="0" table:row="2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59" table:acceptance-state="accepted">
          <table:cell-address table:column="2" table:row="2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60" table:acceptance-state="accepted">
          <table:cell-address table:column="5" table:row="2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61" table:acceptance-state="accepted">
          <table:cell-address table:column="6" table:row="2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62" table:acceptance-state="accepted">
          <table:cell-address table:column="10" table:row="27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63" table:acceptance-state="accepted">
          <table:cell-address table:column="0" table:row="2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64" table:acceptance-state="accepted">
          <table:cell-address table:column="2" table:row="2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65" table:acceptance-state="accepted">
          <table:cell-address table:column="3" table:row="2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66" table:acceptance-state="accepted">
          <table:cell-address table:column="5" table:row="2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67" table:acceptance-state="accepted">
          <table:cell-address table:column="6" table:row="2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68" table:acceptance-state="accepted">
          <table:cell-address table:column="10" table:row="27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69" table:acceptance-state="accepted">
          <table:cell-address table:column="0" table:row="2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70" table:acceptance-state="accepted">
          <table:cell-address table:column="2" table:row="2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71" table:acceptance-state="accepted">
          <table:cell-address table:column="3" table:row="2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72" table:acceptance-state="accepted">
          <table:cell-address table:column="5" table:row="2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73" table:acceptance-state="accepted">
          <table:cell-address table:column="6" table:row="2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74" table:acceptance-state="accepted">
          <table:cell-address table:column="10" table:row="27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75" table:acceptance-state="accepted">
          <table:cell-address table:column="0" table:row="2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76" table:acceptance-state="accepted">
          <table:cell-address table:column="2" table:row="2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77" table:acceptance-state="accepted">
          <table:cell-address table:column="5" table:row="2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78" table:acceptance-state="accepted">
          <table:cell-address table:column="6" table:row="2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79" table:acceptance-state="accepted">
          <table:cell-address table:column="10" table:row="27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80" table:acceptance-state="accepted">
          <table:cell-address table:column="0" table:row="2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81" table:acceptance-state="accepted">
          <table:cell-address table:column="2" table:row="2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82" table:acceptance-state="accepted">
          <table:cell-address table:column="3" table:row="2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83" table:acceptance-state="accepted">
          <table:cell-address table:column="5" table:row="2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84" table:acceptance-state="accepted">
          <table:cell-address table:column="6" table:row="2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85" table:acceptance-state="accepted">
          <table:cell-address table:column="10" table:row="27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86" table:acceptance-state="accepted">
          <table:cell-address table:column="0" table:row="2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87" table:acceptance-state="accepted">
          <table:cell-address table:column="2" table:row="2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88" table:acceptance-state="accepted">
          <table:cell-address table:column="3" table:row="2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89" table:acceptance-state="accepted">
          <table:cell-address table:column="5" table:row="2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90" table:acceptance-state="accepted">
          <table:cell-address table:column="6" table:row="2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91" table:acceptance-state="accepted">
          <table:cell-address table:column="10" table:row="28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92" table:acceptance-state="accepted">
          <table:cell-address table:column="0" table:row="2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93" table:acceptance-state="accepted">
          <table:cell-address table:column="2" table:row="2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94" table:acceptance-state="accepted">
          <table:cell-address table:column="5" table:row="2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95" table:acceptance-state="accepted">
          <table:cell-address table:column="6" table:row="2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96" table:acceptance-state="accepted">
          <table:cell-address table:column="9" table:row="2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97" table:acceptance-state="accepted">
          <table:cell-address table:column="11" table:row="28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98" table:acceptance-state="accepted">
          <table:cell-address table:column="0" table:row="2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1999" table:acceptance-state="accepted">
          <table:cell-address table:column="2" table:row="2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00" table:acceptance-state="accepted">
          <table:cell-address table:column="5" table:row="2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01" table:acceptance-state="accepted">
          <table:cell-address table:column="6" table:row="28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02" table:acceptance-state="accepted">
          <table:cell-address table:column="0" table:row="2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03" table:acceptance-state="accepted">
          <table:cell-address table:column="2" table:row="2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04" table:acceptance-state="accepted">
          <table:cell-address table:column="3" table:row="2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05" table:acceptance-state="accepted">
          <table:cell-address table:column="5" table:row="2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06" table:acceptance-state="accepted">
          <table:cell-address table:column="6" table:row="2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07" table:acceptance-state="accepted">
          <table:cell-address table:column="12" table:row="28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08" table:acceptance-state="accepted">
          <table:cell-address table:column="0" table:row="28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09" table:acceptance-state="accepted">
          <table:cell-address table:column="2" table:row="28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10" table:acceptance-state="accepted">
          <table:cell-address table:column="5" table:row="28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11" table:acceptance-state="accepted">
          <table:cell-address table:column="0" table:row="28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12" table:acceptance-state="accepted">
          <table:cell-address table:column="2" table:row="28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13" table:acceptance-state="accepted">
          <table:cell-address table:column="3" table:row="28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14" table:acceptance-state="accepted">
          <table:cell-address table:column="6" table:row="28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15" table:acceptance-state="accepted">
          <table:cell-address table:column="0" table:row="2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16" table:acceptance-state="accepted">
          <table:cell-address table:column="2" table:row="2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17" table:acceptance-state="accepted">
          <table:cell-address table:column="3" table:row="2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18" table:acceptance-state="accepted">
          <table:cell-address table:column="5" table:row="2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19" table:acceptance-state="accepted">
          <table:cell-address table:column="6" table:row="2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20" table:acceptance-state="accepted">
          <table:cell-address table:column="14" table:row="28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21" table:acceptance-state="accepted">
          <table:cell-address table:column="0" table:row="2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22" table:acceptance-state="accepted">
          <table:cell-address table:column="2" table:row="2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23" table:acceptance-state="accepted">
          <table:cell-address table:column="5" table:row="2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24" table:acceptance-state="accepted">
          <table:cell-address table:column="6" table:row="2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25" table:acceptance-state="accepted">
          <table:cell-address table:column="9" table:row="28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26" table:acceptance-state="accepted">
          <table:cell-address table:column="0" table:row="2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27" table:acceptance-state="accepted">
          <table:cell-address table:column="1" table:row="2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28" table:acceptance-state="accepted">
          <table:cell-address table:column="2" table:row="2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29" table:acceptance-state="accepted">
          <table:cell-address table:column="3" table:row="2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30" table:acceptance-state="accepted">
          <table:cell-address table:column="6" table:row="2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31" table:acceptance-state="accepted">
          <table:cell-address table:column="7" table:row="2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32" table:acceptance-state="accepted">
          <table:cell-address table:column="10" table:row="28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33" table:acceptance-state="accepted">
          <table:cell-address table:column="0" table:row="2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34" table:acceptance-state="accepted">
          <table:cell-address table:column="1" table:row="2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35" table:acceptance-state="accepted">
          <table:cell-address table:column="2" table:row="2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36" table:acceptance-state="accepted">
          <table:cell-address table:column="3" table:row="2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37" table:acceptance-state="accepted">
          <table:cell-address table:column="6" table:row="2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38" table:acceptance-state="accepted">
          <table:cell-address table:column="10" table:row="28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39" table:acceptance-state="accepted">
          <table:cell-address table:column="0" table:row="2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40" table:acceptance-state="accepted">
          <table:cell-address table:column="1" table:row="2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41" table:acceptance-state="accepted">
          <table:cell-address table:column="2" table:row="2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42" table:acceptance-state="accepted">
          <table:cell-address table:column="3" table:row="2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43" table:acceptance-state="accepted">
          <table:cell-address table:column="6" table:row="2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44" table:acceptance-state="accepted">
          <table:cell-address table:column="8" table:row="29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45" table:acceptance-state="accepted">
          <table:cell-address table:column="0" table:row="2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46" table:acceptance-state="accepted">
          <table:cell-address table:column="1" table:row="2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47" table:acceptance-state="accepted">
          <table:cell-address table:column="2" table:row="2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48" table:acceptance-state="accepted">
          <table:cell-address table:column="3" table:row="2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49" table:acceptance-state="accepted">
          <table:cell-address table:column="5" table:row="2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50" table:acceptance-state="accepted">
          <table:cell-address table:column="6" table:row="2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51" table:acceptance-state="accepted">
          <table:cell-address table:column="10" table:row="29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52" table:acceptance-state="accepted">
          <table:cell-address table:column="0" table:row="2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53" table:acceptance-state="accepted">
          <table:cell-address table:column="2" table:row="2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54" table:acceptance-state="accepted">
          <table:cell-address table:column="3" table:row="2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55" table:acceptance-state="accepted">
          <table:cell-address table:column="6" table:row="29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56" table:acceptance-state="accepted">
          <table:cell-address table:column="0" table:row="2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57" table:acceptance-state="accepted">
          <table:cell-address table:column="2" table:row="2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58" table:acceptance-state="accepted">
          <table:cell-address table:column="3" table:row="2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59" table:acceptance-state="accepted">
          <table:cell-address table:column="5" table:row="2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60" table:acceptance-state="accepted">
          <table:cell-address table:column="6" table:row="2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61" table:acceptance-state="accepted">
          <table:cell-address table:column="10" table:row="29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62" table:acceptance-state="accepted">
          <table:cell-address table:column="0" table:row="2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63" table:acceptance-state="accepted">
          <table:cell-address table:column="1" table:row="2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64" table:acceptance-state="accepted">
          <table:cell-address table:column="2" table:row="2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65" table:acceptance-state="accepted">
          <table:cell-address table:column="3" table:row="2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66" table:acceptance-state="accepted">
          <table:cell-address table:column="6" table:row="2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67" table:acceptance-state="accepted">
          <table:cell-address table:column="7" table:row="2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68" table:acceptance-state="accepted">
          <table:cell-address table:column="8" table:row="29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69" table:acceptance-state="accepted">
          <table:cell-address table:column="0" table:row="2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70" table:acceptance-state="accepted">
          <table:cell-address table:column="1" table:row="2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71" table:acceptance-state="accepted">
          <table:cell-address table:column="2" table:row="2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72" table:acceptance-state="accepted">
          <table:cell-address table:column="3" table:row="2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73" table:acceptance-state="accepted">
          <table:cell-address table:column="6" table:row="2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74" table:acceptance-state="accepted">
          <table:cell-address table:column="10" table:row="29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75" table:acceptance-state="accepted">
          <table:cell-address table:column="0" table:row="2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76" table:acceptance-state="accepted">
          <table:cell-address table:column="2" table:row="2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77" table:acceptance-state="accepted">
          <table:cell-address table:column="3" table:row="2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78" table:acceptance-state="accepted">
          <table:cell-address table:column="6" table:row="2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79" table:acceptance-state="accepted">
          <table:cell-address table:column="7" table:row="2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80" table:acceptance-state="accepted">
          <table:cell-address table:column="8" table:row="29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81" table:acceptance-state="accepted">
          <table:cell-address table:column="0" table:row="2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82" table:acceptance-state="accepted">
          <table:cell-address table:column="2" table:row="2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83" table:acceptance-state="accepted">
          <table:cell-address table:column="3" table:row="2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84" table:acceptance-state="accepted">
          <table:cell-address table:column="4" table:row="2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85" table:acceptance-state="accepted">
          <table:cell-address table:column="7" table:row="2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86" table:acceptance-state="accepted">
          <table:cell-address table:column="8" table:row="29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87" table:acceptance-state="accepted">
          <table:cell-address table:column="0" table:row="2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88" table:acceptance-state="accepted">
          <table:cell-address table:column="2" table:row="2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89" table:acceptance-state="accepted">
          <table:cell-address table:column="4" table:row="2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90" table:acceptance-state="accepted">
          <table:cell-address table:column="7" table:row="2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91" table:acceptance-state="accepted">
          <table:cell-address table:column="8" table:row="29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92" table:acceptance-state="accepted">
          <table:cell-address table:column="0" table:row="2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93" table:acceptance-state="accepted">
          <table:cell-address table:column="2" table:row="2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94" table:acceptance-state="accepted">
          <table:cell-address table:column="3" table:row="2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95" table:acceptance-state="accepted">
          <table:cell-address table:column="6" table:row="29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96" table:acceptance-state="accepted">
          <table:cell-address table:column="0" table:row="3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97" table:acceptance-state="accepted">
          <table:cell-address table:column="2" table:row="3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98" table:acceptance-state="accepted">
          <table:cell-address table:column="3" table:row="3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099" table:acceptance-state="accepted">
          <table:cell-address table:column="5" table:row="3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00" table:acceptance-state="accepted">
          <table:cell-address table:column="8" table:row="30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01" table:acceptance-state="accepted">
          <table:cell-address table:column="0" table:row="3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02" table:acceptance-state="accepted">
          <table:cell-address table:column="1" table:row="3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03" table:acceptance-state="accepted">
          <table:cell-address table:column="2" table:row="3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04" table:acceptance-state="accepted">
          <table:cell-address table:column="3" table:row="3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05" table:acceptance-state="accepted">
          <table:cell-address table:column="5" table:row="3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06" table:acceptance-state="accepted">
          <table:cell-address table:column="6" table:row="3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07" table:acceptance-state="accepted">
          <table:cell-address table:column="9" table:row="30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08" table:acceptance-state="accepted">
          <table:cell-address table:column="0" table:row="3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09" table:acceptance-state="accepted">
          <table:cell-address table:column="2" table:row="3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10" table:acceptance-state="accepted">
          <table:cell-address table:column="5" table:row="3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11" table:acceptance-state="accepted">
          <table:cell-address table:column="6" table:row="30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12" table:acceptance-state="accepted">
          <table:cell-address table:column="0" table:row="3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13" table:acceptance-state="accepted">
          <table:cell-address table:column="2" table:row="3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14" table:acceptance-state="accepted">
          <table:cell-address table:column="5" table:row="3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15" table:acceptance-state="accepted">
          <table:cell-address table:column="6" table:row="3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16" table:acceptance-state="accepted">
          <table:cell-address table:column="21" table:row="30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17" table:acceptance-state="accepted">
          <table:cell-address table:column="0" table:row="3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18" table:acceptance-state="accepted">
          <table:cell-address table:column="2" table:row="3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19" table:acceptance-state="accepted">
          <table:cell-address table:column="3" table:row="3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20" table:acceptance-state="accepted">
          <table:cell-address table:column="7" table:row="3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21" table:acceptance-state="accepted">
          <table:cell-address table:column="8" table:row="30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22" table:acceptance-state="accepted">
          <table:cell-address table:column="0" table:row="3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23" table:acceptance-state="accepted">
          <table:cell-address table:column="2" table:row="3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24" table:acceptance-state="accepted">
          <table:cell-address table:column="3" table:row="3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25" table:acceptance-state="accepted">
          <table:cell-address table:column="8" table:row="30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26" table:acceptance-state="accepted">
          <table:cell-address table:column="0" table:row="3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27" table:acceptance-state="accepted">
          <table:cell-address table:column="2" table:row="3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28" table:acceptance-state="accepted">
          <table:cell-address table:column="3" table:row="3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29" table:acceptance-state="accepted">
          <table:cell-address table:column="7" table:row="3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30" table:acceptance-state="accepted">
          <table:cell-address table:column="8" table:row="30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31" table:acceptance-state="accepted">
          <table:cell-address table:column="0" table:row="3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32" table:acceptance-state="accepted">
          <table:cell-address table:column="2" table:row="3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33" table:acceptance-state="accepted">
          <table:cell-address table:column="3" table:row="3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34" table:acceptance-state="accepted">
          <table:cell-address table:column="6" table:row="3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35" table:acceptance-state="accepted">
          <table:cell-address table:column="8" table:row="30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36" table:acceptance-state="accepted">
          <table:cell-address table:column="0" table:row="3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37" table:acceptance-state="accepted">
          <table:cell-address table:column="1" table:row="3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38" table:acceptance-state="accepted">
          <table:cell-address table:column="2" table:row="3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39" table:acceptance-state="accepted">
          <table:cell-address table:column="3" table:row="3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40" table:acceptance-state="accepted">
          <table:cell-address table:column="5" table:row="3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41" table:acceptance-state="accepted">
          <table:cell-address table:column="6" table:row="3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42" table:acceptance-state="accepted">
          <table:cell-address table:column="10" table:row="30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43" table:acceptance-state="accepted">
          <table:cell-address table:column="0" table:row="3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44" table:acceptance-state="accepted">
          <table:cell-address table:column="2" table:row="3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45" table:acceptance-state="accepted">
          <table:cell-address table:column="3" table:row="3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46" table:acceptance-state="accepted">
          <table:cell-address table:column="5" table:row="3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47" table:acceptance-state="accepted">
          <table:cell-address table:column="6" table:row="3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48" table:acceptance-state="accepted">
          <table:cell-address table:column="8" table:row="30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49" table:acceptance-state="accepted">
          <table:cell-address table:column="0" table:row="3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50" table:acceptance-state="accepted">
          <table:cell-address table:column="2" table:row="3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51" table:acceptance-state="accepted">
          <table:cell-address table:column="3" table:row="3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52" table:acceptance-state="accepted">
          <table:cell-address table:column="5" table:row="3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53" table:acceptance-state="accepted">
          <table:cell-address table:column="6" table:row="3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54" table:acceptance-state="accepted">
          <table:cell-address table:column="8" table:row="31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55" table:acceptance-state="accepted">
          <table:cell-address table:column="0" table:row="3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56" table:acceptance-state="accepted">
          <table:cell-address table:column="2" table:row="3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57" table:acceptance-state="accepted">
          <table:cell-address table:column="5" table:row="3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58" table:acceptance-state="accepted">
          <table:cell-address table:column="7" table:row="3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59" table:acceptance-state="accepted">
          <table:cell-address table:column="8" table:row="31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60" table:acceptance-state="accepted">
          <table:cell-address table:column="0" table:row="3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61" table:acceptance-state="accepted">
          <table:cell-address table:column="2" table:row="3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62" table:acceptance-state="accepted">
          <table:cell-address table:column="3" table:row="3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63" table:acceptance-state="accepted">
          <table:cell-address table:column="5" table:row="31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64" table:acceptance-state="accepted">
          <table:cell-address table:column="0" table:row="3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65" table:acceptance-state="accepted">
          <table:cell-address table:column="2" table:row="3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66" table:acceptance-state="accepted">
          <table:cell-address table:column="3" table:row="3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67" table:acceptance-state="accepted">
          <table:cell-address table:column="5" table:row="3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68" table:acceptance-state="accepted">
          <table:cell-address table:column="6" table:row="31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69" table:acceptance-state="accepted">
          <table:cell-address table:column="0" table:row="3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70" table:acceptance-state="accepted">
          <table:cell-address table:column="2" table:row="3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71" table:acceptance-state="accepted">
          <table:cell-address table:column="3" table:row="3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72" table:acceptance-state="accepted">
          <table:cell-address table:column="5" table:row="3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73" table:acceptance-state="accepted">
          <table:cell-address table:column="6" table:row="3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74" table:acceptance-state="accepted">
          <table:cell-address table:column="12" table:row="31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75" table:acceptance-state="accepted">
          <table:cell-address table:column="0" table:row="3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76" table:acceptance-state="accepted">
          <table:cell-address table:column="2" table:row="3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77" table:acceptance-state="accepted">
          <table:cell-address table:column="3" table:row="3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78" table:acceptance-state="accepted">
          <table:cell-address table:column="5" table:row="3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79" table:acceptance-state="accepted">
          <table:cell-address table:column="6" table:row="3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80" table:acceptance-state="accepted">
          <table:cell-address table:column="12" table:row="31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81" table:acceptance-state="accepted">
          <table:cell-address table:column="0" table:row="3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82" table:acceptance-state="accepted">
          <table:cell-address table:column="2" table:row="3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83" table:acceptance-state="accepted">
          <table:cell-address table:column="3" table:row="3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84" table:acceptance-state="accepted">
          <table:cell-address table:column="5" table:row="3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85" table:acceptance-state="accepted">
          <table:cell-address table:column="6" table:row="31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86" table:acceptance-state="accepted">
          <table:cell-address table:column="0" table:row="3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87" table:acceptance-state="accepted">
          <table:cell-address table:column="2" table:row="3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88" table:acceptance-state="accepted">
          <table:cell-address table:column="3" table:row="3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89" table:acceptance-state="accepted">
          <table:cell-address table:column="5" table:row="3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90" table:acceptance-state="accepted">
          <table:cell-address table:column="8" table:row="31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91" table:acceptance-state="accepted">
          <table:cell-address table:column="0" table:row="3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92" table:acceptance-state="accepted">
          <table:cell-address table:column="2" table:row="3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93" table:acceptance-state="accepted">
          <table:cell-address table:column="3" table:row="3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94" table:acceptance-state="accepted">
          <table:cell-address table:column="5" table:row="3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95" table:acceptance-state="accepted">
          <table:cell-address table:column="6" table:row="31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96" table:acceptance-state="accepted">
          <table:cell-address table:column="0" table:row="3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97" table:acceptance-state="accepted">
          <table:cell-address table:column="2" table:row="3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98" table:acceptance-state="accepted">
          <table:cell-address table:column="3" table:row="3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199" table:acceptance-state="accepted">
          <table:cell-address table:column="6" table:row="31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00" table:acceptance-state="accepted">
          <table:cell-address table:column="0" table:row="3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01" table:acceptance-state="accepted">
          <table:cell-address table:column="2" table:row="3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02" table:acceptance-state="accepted">
          <table:cell-address table:column="3" table:row="3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03" table:acceptance-state="accepted">
          <table:cell-address table:column="7" table:row="3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04" table:acceptance-state="accepted">
          <table:cell-address table:column="8" table:row="320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05" table:acceptance-state="accepted">
          <table:cell-address table:column="0" table:row="3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06" table:acceptance-state="accepted">
          <table:cell-address table:column="1" table:row="3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07" table:acceptance-state="accepted">
          <table:cell-address table:column="2" table:row="3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08" table:acceptance-state="accepted">
          <table:cell-address table:column="3" table:row="3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09" table:acceptance-state="accepted">
          <table:cell-address table:column="5" table:row="3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10" table:acceptance-state="accepted">
          <table:cell-address table:column="6" table:row="3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11" table:acceptance-state="accepted">
          <table:cell-address table:column="10" table:row="3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12" table:acceptance-state="accepted">
          <table:cell-address table:column="19" table:row="321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13" table:acceptance-state="accepted">
          <table:cell-address table:column="0" table:row="3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14" table:acceptance-state="accepted">
          <table:cell-address table:column="1" table:row="3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15" table:acceptance-state="accepted">
          <table:cell-address table:column="2" table:row="3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16" table:acceptance-state="accepted">
          <table:cell-address table:column="3" table:row="3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17" table:acceptance-state="accepted">
          <table:cell-address table:column="5" table:row="3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18" table:acceptance-state="accepted">
          <table:cell-address table:column="6" table:row="3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19" table:acceptance-state="accepted">
          <table:cell-address table:column="10" table:row="3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20" table:acceptance-state="accepted">
          <table:cell-address table:column="19" table:row="322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21" table:acceptance-state="accepted">
          <table:cell-address table:column="0" table:row="3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22" table:acceptance-state="accepted">
          <table:cell-address table:column="2" table:row="3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23" table:acceptance-state="accepted">
          <table:cell-address table:column="3" table:row="3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24" table:acceptance-state="accepted">
          <table:cell-address table:column="5" table:row="3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25" table:acceptance-state="accepted">
          <table:cell-address table:column="8" table:row="3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26" table:acceptance-state="accepted">
          <table:cell-address table:column="9" table:row="323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27" table:acceptance-state="accepted">
          <table:cell-address table:column="0" table:row="3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28" table:acceptance-state="accepted">
          <table:cell-address table:column="2" table:row="3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29" table:acceptance-state="accepted">
          <table:cell-address table:column="3" table:row="3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30" table:acceptance-state="accepted">
          <table:cell-address table:column="5" table:row="3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31" table:acceptance-state="accepted">
          <table:cell-address table:column="8" table:row="3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32" table:acceptance-state="accepted">
          <table:cell-address table:column="9" table:row="324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33" table:acceptance-state="accepted">
          <table:cell-address table:column="0" table:row="3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34" table:acceptance-state="accepted">
          <table:cell-address table:column="2" table:row="3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35" table:acceptance-state="accepted">
          <table:cell-address table:column="3" table:row="3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36" table:acceptance-state="accepted">
          <table:cell-address table:column="5" table:row="3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37" table:acceptance-state="accepted">
          <table:cell-address table:column="6" table:row="3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38" table:acceptance-state="accepted">
          <table:cell-address table:column="8" table:row="325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39" table:acceptance-state="accepted">
          <table:cell-address table:column="0" table:row="3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40" table:acceptance-state="accepted">
          <table:cell-address table:column="2" table:row="3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41" table:acceptance-state="accepted">
          <table:cell-address table:column="3" table:row="3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42" table:acceptance-state="accepted">
          <table:cell-address table:column="5" table:row="326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43" table:acceptance-state="accepted">
          <table:cell-address table:column="0" table:row="3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44" table:acceptance-state="accepted">
          <table:cell-address table:column="2" table:row="3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45" table:acceptance-state="accepted">
          <table:cell-address table:column="3" table:row="3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46" table:acceptance-state="accepted">
          <table:cell-address table:column="5" table:row="3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47" table:acceptance-state="accepted">
          <table:cell-address table:column="6" table:row="3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48" table:acceptance-state="accepted">
          <table:cell-address table:column="19" table:row="327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49" table:acceptance-state="accepted">
          <table:cell-address table:column="0" table:row="3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50" table:acceptance-state="accepted">
          <table:cell-address table:column="2" table:row="3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51" table:acceptance-state="accepted">
          <table:cell-address table:column="3" table:row="3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52" table:acceptance-state="accepted">
          <table:cell-address table:column="5" table:row="328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53" table:acceptance-state="accepted">
          <table:cell-address table:column="0" table:row="3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54" table:acceptance-state="accepted">
          <table:cell-address table:column="2" table:row="3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55" table:acceptance-state="accepted">
          <table:cell-address table:column="3" table:row="3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56" table:acceptance-state="accepted">
          <table:cell-address table:column="5" table:row="3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57" table:acceptance-state="accepted">
          <table:cell-address table:column="6" table:row="329" table:table="0"/>
          <office:change-info>
            <dc:creator>Paul</dc:creator>
            <dc:date>2021-01-25T11:55:16.51</dc:date>
          </office:change-info>
          <table:previous>
            <table:change-track-table-cell/>
          </table:previous>
        </table:cell-content-change>
        <table:cell-content-change table:id="ct2258" table:acceptance-state="accepted">
          <table:cell-address table:column="0" table:row="33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59" table:acceptance-state="accepted">
          <table:cell-address table:column="2" table:row="33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60" table:acceptance-state="accepted">
          <table:cell-address table:column="3" table:row="33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61" table:acceptance-state="accepted">
          <table:cell-address table:column="5" table:row="33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62" table:acceptance-state="accepted">
          <table:cell-address table:column="6" table:row="33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63" table:acceptance-state="accepted">
          <table:cell-address table:column="12" table:row="33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64" table:acceptance-state="accepted">
          <table:cell-address table:column="0" table:row="33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65" table:acceptance-state="accepted">
          <table:cell-address table:column="2" table:row="33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66" table:acceptance-state="accepted">
          <table:cell-address table:column="3" table:row="33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67" table:acceptance-state="accepted">
          <table:cell-address table:column="5" table:row="33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68" table:acceptance-state="accepted">
          <table:cell-address table:column="6" table:row="33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69" table:acceptance-state="accepted">
          <table:cell-address table:column="12" table:row="33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70" table:acceptance-state="accepted">
          <table:cell-address table:column="0" table:row="33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71" table:acceptance-state="accepted">
          <table:cell-address table:column="2" table:row="33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72" table:acceptance-state="accepted">
          <table:cell-address table:column="3" table:row="33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73" table:acceptance-state="accepted">
          <table:cell-address table:column="5" table:row="33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74" table:acceptance-state="accepted">
          <table:cell-address table:column="6" table:row="33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75" table:acceptance-state="accepted">
          <table:cell-address table:column="12" table:row="33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76" table:acceptance-state="accepted">
          <table:cell-address table:column="0" table:row="33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77" table:acceptance-state="accepted">
          <table:cell-address table:column="2" table:row="33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78" table:acceptance-state="accepted">
          <table:cell-address table:column="3" table:row="33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79" table:acceptance-state="accepted">
          <table:cell-address table:column="5" table:row="33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80" table:acceptance-state="accepted">
          <table:cell-address table:column="6" table:row="33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81" table:acceptance-state="accepted">
          <table:cell-address table:column="12" table:row="33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82" table:acceptance-state="accepted">
          <table:cell-address table:column="0" table:row="33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83" table:acceptance-state="accepted">
          <table:cell-address table:column="2" table:row="33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84" table:acceptance-state="accepted">
          <table:cell-address table:column="3" table:row="33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85" table:acceptance-state="accepted">
          <table:cell-address table:column="5" table:row="33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86" table:acceptance-state="accepted">
          <table:cell-address table:column="6" table:row="33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87" table:acceptance-state="accepted">
          <table:cell-address table:column="12" table:row="33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88" table:acceptance-state="accepted">
          <table:cell-address table:column="0" table:row="33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89" table:acceptance-state="accepted">
          <table:cell-address table:column="2" table:row="33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90" table:acceptance-state="accepted">
          <table:cell-address table:column="3" table:row="33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91" table:acceptance-state="accepted">
          <table:cell-address table:column="5" table:row="33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92" table:acceptance-state="accepted">
          <table:cell-address table:column="6" table:row="33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93" table:acceptance-state="accepted">
          <table:cell-address table:column="12" table:row="33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94" table:acceptance-state="accepted">
          <table:cell-address table:column="0" table:row="33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95" table:acceptance-state="accepted">
          <table:cell-address table:column="2" table:row="33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96" table:acceptance-state="accepted">
          <table:cell-address table:column="3" table:row="33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97" table:acceptance-state="accepted">
          <table:cell-address table:column="5" table:row="33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98" table:acceptance-state="accepted">
          <table:cell-address table:column="6" table:row="33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299" table:acceptance-state="accepted">
          <table:cell-address table:column="12" table:row="33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00" table:acceptance-state="accepted">
          <table:cell-address table:column="0" table:row="33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01" table:acceptance-state="accepted">
          <table:cell-address table:column="2" table:row="33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02" table:acceptance-state="accepted">
          <table:cell-address table:column="3" table:row="33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03" table:acceptance-state="accepted">
          <table:cell-address table:column="5" table:row="33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04" table:acceptance-state="accepted">
          <table:cell-address table:column="6" table:row="33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05" table:acceptance-state="accepted">
          <table:cell-address table:column="12" table:row="33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06" table:acceptance-state="accepted">
          <table:cell-address table:column="0" table:row="33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07" table:acceptance-state="accepted">
          <table:cell-address table:column="2" table:row="33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08" table:acceptance-state="accepted">
          <table:cell-address table:column="3" table:row="33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09" table:acceptance-state="accepted">
          <table:cell-address table:column="5" table:row="33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10" table:acceptance-state="accepted">
          <table:cell-address table:column="6" table:row="33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11" table:acceptance-state="accepted">
          <table:cell-address table:column="12" table:row="33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12" table:acceptance-state="accepted">
          <table:cell-address table:column="0" table:row="33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13" table:acceptance-state="accepted">
          <table:cell-address table:column="2" table:row="33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14" table:acceptance-state="accepted">
          <table:cell-address table:column="3" table:row="33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15" table:acceptance-state="accepted">
          <table:cell-address table:column="5" table:row="33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16" table:acceptance-state="accepted">
          <table:cell-address table:column="6" table:row="33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17" table:acceptance-state="accepted">
          <table:cell-address table:column="12" table:row="33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18" table:acceptance-state="accepted">
          <table:cell-address table:column="0" table:row="34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19" table:acceptance-state="accepted">
          <table:cell-address table:column="2" table:row="34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20" table:acceptance-state="accepted">
          <table:cell-address table:column="3" table:row="34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21" table:acceptance-state="accepted">
          <table:cell-address table:column="5" table:row="34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22" table:acceptance-state="accepted">
          <table:cell-address table:column="6" table:row="34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23" table:acceptance-state="accepted">
          <table:cell-address table:column="12" table:row="34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24" table:acceptance-state="accepted">
          <table:cell-address table:column="0" table:row="34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25" table:acceptance-state="accepted">
          <table:cell-address table:column="2" table:row="34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26" table:acceptance-state="accepted">
          <table:cell-address table:column="3" table:row="34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27" table:acceptance-state="accepted">
          <table:cell-address table:column="5" table:row="34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28" table:acceptance-state="accepted">
          <table:cell-address table:column="6" table:row="34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29" table:acceptance-state="accepted">
          <table:cell-address table:column="12" table:row="34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30" table:acceptance-state="accepted">
          <table:cell-address table:column="0" table:row="34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31" table:acceptance-state="accepted">
          <table:cell-address table:column="2" table:row="34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32" table:acceptance-state="accepted">
          <table:cell-address table:column="3" table:row="34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33" table:acceptance-state="accepted">
          <table:cell-address table:column="5" table:row="34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34" table:acceptance-state="accepted">
          <table:cell-address table:column="6" table:row="34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35" table:acceptance-state="accepted">
          <table:cell-address table:column="12" table:row="34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36" table:acceptance-state="accepted">
          <table:cell-address table:column="0" table:row="34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37" table:acceptance-state="accepted">
          <table:cell-address table:column="2" table:row="34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38" table:acceptance-state="accepted">
          <table:cell-address table:column="3" table:row="34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39" table:acceptance-state="accepted">
          <table:cell-address table:column="5" table:row="34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40" table:acceptance-state="accepted">
          <table:cell-address table:column="6" table:row="34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41" table:acceptance-state="accepted">
          <table:cell-address table:column="12" table:row="34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42" table:acceptance-state="accepted">
          <table:cell-address table:column="0" table:row="34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43" table:acceptance-state="accepted">
          <table:cell-address table:column="2" table:row="34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44" table:acceptance-state="accepted">
          <table:cell-address table:column="3" table:row="34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45" table:acceptance-state="accepted">
          <table:cell-address table:column="5" table:row="34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46" table:acceptance-state="accepted">
          <table:cell-address table:column="6" table:row="34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47" table:acceptance-state="accepted">
          <table:cell-address table:column="12" table:row="34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48" table:acceptance-state="accepted">
          <table:cell-address table:column="0" table:row="34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49" table:acceptance-state="accepted">
          <table:cell-address table:column="2" table:row="34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50" table:acceptance-state="accepted">
          <table:cell-address table:column="3" table:row="34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51" table:acceptance-state="accepted">
          <table:cell-address table:column="5" table:row="34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52" table:acceptance-state="accepted">
          <table:cell-address table:column="6" table:row="34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53" table:acceptance-state="accepted">
          <table:cell-address table:column="12" table:row="34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54" table:acceptance-state="accepted">
          <table:cell-address table:column="0" table:row="34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55" table:acceptance-state="accepted">
          <table:cell-address table:column="2" table:row="34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56" table:acceptance-state="accepted">
          <table:cell-address table:column="3" table:row="34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57" table:acceptance-state="accepted">
          <table:cell-address table:column="5" table:row="34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58" table:acceptance-state="accepted">
          <table:cell-address table:column="6" table:row="34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59" table:acceptance-state="accepted">
          <table:cell-address table:column="12" table:row="34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60" table:acceptance-state="accepted">
          <table:cell-address table:column="0" table:row="34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61" table:acceptance-state="accepted">
          <table:cell-address table:column="2" table:row="34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62" table:acceptance-state="accepted">
          <table:cell-address table:column="3" table:row="34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63" table:acceptance-state="accepted">
          <table:cell-address table:column="5" table:row="34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64" table:acceptance-state="accepted">
          <table:cell-address table:column="6" table:row="34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65" table:acceptance-state="accepted">
          <table:cell-address table:column="12" table:row="34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66" table:acceptance-state="accepted">
          <table:cell-address table:column="0" table:row="34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67" table:acceptance-state="accepted">
          <table:cell-address table:column="2" table:row="34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68" table:acceptance-state="accepted">
          <table:cell-address table:column="3" table:row="34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69" table:acceptance-state="accepted">
          <table:cell-address table:column="5" table:row="34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70" table:acceptance-state="accepted">
          <table:cell-address table:column="6" table:row="34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71" table:acceptance-state="accepted">
          <table:cell-address table:column="25" table:row="34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72" table:acceptance-state="accepted">
          <table:cell-address table:column="0" table:row="34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73" table:acceptance-state="accepted">
          <table:cell-address table:column="2" table:row="34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74" table:acceptance-state="accepted">
          <table:cell-address table:column="3" table:row="34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75" table:acceptance-state="accepted">
          <table:cell-address table:column="5" table:row="34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76" table:acceptance-state="accepted">
          <table:cell-address table:column="6" table:row="34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77" table:acceptance-state="accepted">
          <table:cell-address table:column="25" table:row="34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78" table:acceptance-state="accepted">
          <table:cell-address table:column="0" table:row="35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79" table:acceptance-state="accepted">
          <table:cell-address table:column="2" table:row="35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80" table:acceptance-state="accepted">
          <table:cell-address table:column="3" table:row="35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81" table:acceptance-state="accepted">
          <table:cell-address table:column="5" table:row="35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82" table:acceptance-state="accepted">
          <table:cell-address table:column="6" table:row="35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83" table:acceptance-state="accepted">
          <table:cell-address table:column="12" table:row="35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84" table:acceptance-state="accepted">
          <table:cell-address table:column="0" table:row="35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85" table:acceptance-state="accepted">
          <table:cell-address table:column="2" table:row="35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86" table:acceptance-state="accepted">
          <table:cell-address table:column="3" table:row="35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87" table:acceptance-state="accepted">
          <table:cell-address table:column="5" table:row="35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88" table:acceptance-state="accepted">
          <table:cell-address table:column="6" table:row="35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89" table:acceptance-state="accepted">
          <table:cell-address table:column="12" table:row="35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90" table:acceptance-state="accepted">
          <table:cell-address table:column="0" table:row="35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91" table:acceptance-state="accepted">
          <table:cell-address table:column="2" table:row="35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92" table:acceptance-state="accepted">
          <table:cell-address table:column="3" table:row="35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93" table:acceptance-state="accepted">
          <table:cell-address table:column="5" table:row="35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94" table:acceptance-state="accepted">
          <table:cell-address table:column="6" table:row="35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95" table:acceptance-state="accepted">
          <table:cell-address table:column="12" table:row="35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96" table:acceptance-state="accepted">
          <table:cell-address table:column="0" table:row="35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97" table:acceptance-state="accepted">
          <table:cell-address table:column="2" table:row="35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98" table:acceptance-state="accepted">
          <table:cell-address table:column="3" table:row="35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399" table:acceptance-state="accepted">
          <table:cell-address table:column="5" table:row="35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00" table:acceptance-state="accepted">
          <table:cell-address table:column="6" table:row="35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01" table:acceptance-state="accepted">
          <table:cell-address table:column="12" table:row="35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02" table:acceptance-state="accepted">
          <table:cell-address table:column="0" table:row="35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03" table:acceptance-state="accepted">
          <table:cell-address table:column="2" table:row="35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04" table:acceptance-state="accepted">
          <table:cell-address table:column="3" table:row="35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05" table:acceptance-state="accepted">
          <table:cell-address table:column="5" table:row="35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06" table:acceptance-state="accepted">
          <table:cell-address table:column="6" table:row="35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07" table:acceptance-state="accepted">
          <table:cell-address table:column="8" table:row="35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08" table:acceptance-state="accepted">
          <table:cell-address table:column="0" table:row="35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09" table:acceptance-state="accepted">
          <table:cell-address table:column="2" table:row="35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10" table:acceptance-state="accepted">
          <table:cell-address table:column="3" table:row="35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11" table:acceptance-state="accepted">
          <table:cell-address table:column="5" table:row="35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12" table:acceptance-state="accepted">
          <table:cell-address table:column="6" table:row="35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13" table:acceptance-state="accepted">
          <table:cell-address table:column="8" table:row="35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14" table:acceptance-state="accepted">
          <table:cell-address table:column="0" table:row="35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15" table:acceptance-state="accepted">
          <table:cell-address table:column="2" table:row="35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16" table:acceptance-state="accepted">
          <table:cell-address table:column="3" table:row="35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17" table:acceptance-state="accepted">
          <table:cell-address table:column="5" table:row="35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18" table:acceptance-state="accepted">
          <table:cell-address table:column="6" table:row="35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19" table:acceptance-state="accepted">
          <table:cell-address table:column="8" table:row="35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20" table:acceptance-state="accepted">
          <table:cell-address table:column="0" table:row="35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21" table:acceptance-state="accepted">
          <table:cell-address table:column="2" table:row="35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22" table:acceptance-state="accepted">
          <table:cell-address table:column="3" table:row="35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23" table:acceptance-state="accepted">
          <table:cell-address table:column="5" table:row="35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24" table:acceptance-state="accepted">
          <table:cell-address table:column="6" table:row="35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25" table:acceptance-state="accepted">
          <table:cell-address table:column="8" table:row="35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26" table:acceptance-state="accepted">
          <table:cell-address table:column="0" table:row="35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27" table:acceptance-state="accepted">
          <table:cell-address table:column="2" table:row="35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28" table:acceptance-state="accepted">
          <table:cell-address table:column="3" table:row="35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29" table:acceptance-state="accepted">
          <table:cell-address table:column="5" table:row="35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30" table:acceptance-state="accepted">
          <table:cell-address table:column="6" table:row="35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31" table:acceptance-state="accepted">
          <table:cell-address table:column="8" table:row="35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32" table:acceptance-state="accepted">
          <table:cell-address table:column="0" table:row="35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33" table:acceptance-state="accepted">
          <table:cell-address table:column="2" table:row="35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34" table:acceptance-state="accepted">
          <table:cell-address table:column="3" table:row="35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35" table:acceptance-state="accepted">
          <table:cell-address table:column="5" table:row="35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36" table:acceptance-state="accepted">
          <table:cell-address table:column="6" table:row="35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37" table:acceptance-state="accepted">
          <table:cell-address table:column="8" table:row="35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38" table:acceptance-state="accepted">
          <table:cell-address table:column="0" table:row="36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39" table:acceptance-state="accepted">
          <table:cell-address table:column="2" table:row="36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40" table:acceptance-state="accepted">
          <table:cell-address table:column="3" table:row="36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41" table:acceptance-state="accepted">
          <table:cell-address table:column="5" table:row="36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42" table:acceptance-state="accepted">
          <table:cell-address table:column="6" table:row="36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43" table:acceptance-state="accepted">
          <table:cell-address table:column="8" table:row="36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44" table:acceptance-state="accepted">
          <table:cell-address table:column="0" table:row="36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45" table:acceptance-state="accepted">
          <table:cell-address table:column="2" table:row="36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46" table:acceptance-state="accepted">
          <table:cell-address table:column="3" table:row="36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47" table:acceptance-state="accepted">
          <table:cell-address table:column="5" table:row="36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48" table:acceptance-state="accepted">
          <table:cell-address table:column="6" table:row="36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49" table:acceptance-state="accepted">
          <table:cell-address table:column="8" table:row="36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50" table:acceptance-state="accepted">
          <table:cell-address table:column="0" table:row="36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51" table:acceptance-state="accepted">
          <table:cell-address table:column="2" table:row="36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52" table:acceptance-state="accepted">
          <table:cell-address table:column="3" table:row="36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53" table:acceptance-state="accepted">
          <table:cell-address table:column="5" table:row="36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54" table:acceptance-state="accepted">
          <table:cell-address table:column="6" table:row="36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55" table:acceptance-state="accepted">
          <table:cell-address table:column="8" table:row="36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56" table:acceptance-state="accepted">
          <table:cell-address table:column="0" table:row="36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57" table:acceptance-state="accepted">
          <table:cell-address table:column="2" table:row="36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58" table:acceptance-state="accepted">
          <table:cell-address table:column="3" table:row="36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59" table:acceptance-state="accepted">
          <table:cell-address table:column="5" table:row="36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60" table:acceptance-state="accepted">
          <table:cell-address table:column="6" table:row="36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61" table:acceptance-state="accepted">
          <table:cell-address table:column="8" table:row="36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62" table:acceptance-state="accepted">
          <table:cell-address table:column="0" table:row="36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63" table:acceptance-state="accepted">
          <table:cell-address table:column="2" table:row="36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64" table:acceptance-state="accepted">
          <table:cell-address table:column="3" table:row="36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65" table:acceptance-state="accepted">
          <table:cell-address table:column="5" table:row="36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66" table:acceptance-state="accepted">
          <table:cell-address table:column="6" table:row="36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67" table:acceptance-state="accepted">
          <table:cell-address table:column="8" table:row="36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68" table:acceptance-state="accepted">
          <table:cell-address table:column="0" table:row="36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69" table:acceptance-state="accepted">
          <table:cell-address table:column="2" table:row="36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70" table:acceptance-state="accepted">
          <table:cell-address table:column="3" table:row="36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71" table:acceptance-state="accepted">
          <table:cell-address table:column="5" table:row="36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72" table:acceptance-state="accepted">
          <table:cell-address table:column="6" table:row="36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73" table:acceptance-state="accepted">
          <table:cell-address table:column="8" table:row="36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74" table:acceptance-state="accepted">
          <table:cell-address table:column="0" table:row="36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75" table:acceptance-state="accepted">
          <table:cell-address table:column="2" table:row="36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76" table:acceptance-state="accepted">
          <table:cell-address table:column="3" table:row="36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77" table:acceptance-state="accepted">
          <table:cell-address table:column="5" table:row="36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78" table:acceptance-state="accepted">
          <table:cell-address table:column="6" table:row="36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79" table:acceptance-state="accepted">
          <table:cell-address table:column="8" table:row="36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80" table:acceptance-state="accepted">
          <table:cell-address table:column="0" table:row="36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81" table:acceptance-state="accepted">
          <table:cell-address table:column="2" table:row="36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82" table:acceptance-state="accepted">
          <table:cell-address table:column="3" table:row="36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83" table:acceptance-state="accepted">
          <table:cell-address table:column="5" table:row="36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84" table:acceptance-state="accepted">
          <table:cell-address table:column="6" table:row="36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85" table:acceptance-state="accepted">
          <table:cell-address table:column="8" table:row="36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86" table:acceptance-state="accepted">
          <table:cell-address table:column="0" table:row="36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87" table:acceptance-state="accepted">
          <table:cell-address table:column="2" table:row="36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88" table:acceptance-state="accepted">
          <table:cell-address table:column="3" table:row="36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89" table:acceptance-state="accepted">
          <table:cell-address table:column="5" table:row="36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90" table:acceptance-state="accepted">
          <table:cell-address table:column="6" table:row="36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91" table:acceptance-state="accepted">
          <table:cell-address table:column="8" table:row="36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92" table:acceptance-state="accepted">
          <table:cell-address table:column="0" table:row="36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93" table:acceptance-state="accepted">
          <table:cell-address table:column="2" table:row="36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94" table:acceptance-state="accepted">
          <table:cell-address table:column="3" table:row="36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95" table:acceptance-state="accepted">
          <table:cell-address table:column="5" table:row="36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96" table:acceptance-state="accepted">
          <table:cell-address table:column="6" table:row="36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97" table:acceptance-state="accepted">
          <table:cell-address table:column="8" table:row="36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98" table:acceptance-state="accepted">
          <table:cell-address table:column="0" table:row="37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499" table:acceptance-state="accepted">
          <table:cell-address table:column="2" table:row="37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00" table:acceptance-state="accepted">
          <table:cell-address table:column="3" table:row="37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01" table:acceptance-state="accepted">
          <table:cell-address table:column="5" table:row="37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02" table:acceptance-state="accepted">
          <table:cell-address table:column="6" table:row="37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03" table:acceptance-state="accepted">
          <table:cell-address table:column="8" table:row="37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04" table:acceptance-state="accepted">
          <table:cell-address table:column="0" table:row="37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05" table:acceptance-state="accepted">
          <table:cell-address table:column="2" table:row="37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06" table:acceptance-state="accepted">
          <table:cell-address table:column="3" table:row="37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07" table:acceptance-state="accepted">
          <table:cell-address table:column="5" table:row="37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08" table:acceptance-state="accepted">
          <table:cell-address table:column="6" table:row="37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09" table:acceptance-state="accepted">
          <table:cell-address table:column="8" table:row="37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10" table:acceptance-state="accepted">
          <table:cell-address table:column="0" table:row="37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11" table:acceptance-state="accepted">
          <table:cell-address table:column="2" table:row="37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12" table:acceptance-state="accepted">
          <table:cell-address table:column="3" table:row="37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13" table:acceptance-state="accepted">
          <table:cell-address table:column="5" table:row="37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14" table:acceptance-state="accepted">
          <table:cell-address table:column="6" table:row="37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15" table:acceptance-state="accepted">
          <table:cell-address table:column="8" table:row="37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16" table:acceptance-state="accepted">
          <table:cell-address table:column="0" table:row="37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17" table:acceptance-state="accepted">
          <table:cell-address table:column="2" table:row="37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18" table:acceptance-state="accepted">
          <table:cell-address table:column="3" table:row="37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19" table:acceptance-state="accepted">
          <table:cell-address table:column="5" table:row="37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20" table:acceptance-state="accepted">
          <table:cell-address table:column="6" table:row="37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21" table:acceptance-state="accepted">
          <table:cell-address table:column="8" table:row="37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22" table:acceptance-state="accepted">
          <table:cell-address table:column="0" table:row="37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23" table:acceptance-state="accepted">
          <table:cell-address table:column="2" table:row="37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24" table:acceptance-state="accepted">
          <table:cell-address table:column="3" table:row="37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25" table:acceptance-state="accepted">
          <table:cell-address table:column="5" table:row="37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26" table:acceptance-state="accepted">
          <table:cell-address table:column="6" table:row="37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27" table:acceptance-state="accepted">
          <table:cell-address table:column="8" table:row="37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28" table:acceptance-state="accepted">
          <table:cell-address table:column="0" table:row="37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29" table:acceptance-state="accepted">
          <table:cell-address table:column="2" table:row="37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30" table:acceptance-state="accepted">
          <table:cell-address table:column="3" table:row="37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31" table:acceptance-state="accepted">
          <table:cell-address table:column="5" table:row="37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32" table:acceptance-state="accepted">
          <table:cell-address table:column="6" table:row="37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33" table:acceptance-state="accepted">
          <table:cell-address table:column="8" table:row="37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34" table:acceptance-state="accepted">
          <table:cell-address table:column="0" table:row="37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35" table:acceptance-state="accepted">
          <table:cell-address table:column="2" table:row="37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36" table:acceptance-state="accepted">
          <table:cell-address table:column="3" table:row="37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37" table:acceptance-state="accepted">
          <table:cell-address table:column="5" table:row="37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38" table:acceptance-state="accepted">
          <table:cell-address table:column="6" table:row="37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39" table:acceptance-state="accepted">
          <table:cell-address table:column="8" table:row="37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40" table:acceptance-state="accepted">
          <table:cell-address table:column="0" table:row="37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41" table:acceptance-state="accepted">
          <table:cell-address table:column="2" table:row="37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42" table:acceptance-state="accepted">
          <table:cell-address table:column="3" table:row="37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43" table:acceptance-state="accepted">
          <table:cell-address table:column="5" table:row="37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44" table:acceptance-state="accepted">
          <table:cell-address table:column="6" table:row="37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45" table:acceptance-state="accepted">
          <table:cell-address table:column="9" table:row="37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46" table:acceptance-state="accepted">
          <table:cell-address table:column="0" table:row="37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47" table:acceptance-state="accepted">
          <table:cell-address table:column="2" table:row="37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48" table:acceptance-state="accepted">
          <table:cell-address table:column="3" table:row="37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49" table:acceptance-state="accepted">
          <table:cell-address table:column="5" table:row="37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50" table:acceptance-state="accepted">
          <table:cell-address table:column="6" table:row="37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51" table:acceptance-state="accepted">
          <table:cell-address table:column="9" table:row="37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52" table:acceptance-state="accepted">
          <table:cell-address table:column="0" table:row="37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53" table:acceptance-state="accepted">
          <table:cell-address table:column="2" table:row="37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54" table:acceptance-state="accepted">
          <table:cell-address table:column="3" table:row="37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55" table:acceptance-state="accepted">
          <table:cell-address table:column="5" table:row="37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56" table:acceptance-state="accepted">
          <table:cell-address table:column="6" table:row="37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57" table:acceptance-state="accepted">
          <table:cell-address table:column="8" table:row="37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58" table:acceptance-state="accepted">
          <table:cell-address table:column="0" table:row="38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59" table:acceptance-state="accepted">
          <table:cell-address table:column="2" table:row="38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60" table:acceptance-state="accepted">
          <table:cell-address table:column="3" table:row="38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61" table:acceptance-state="accepted">
          <table:cell-address table:column="5" table:row="38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62" table:acceptance-state="accepted">
          <table:cell-address table:column="6" table:row="38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63" table:acceptance-state="accepted">
          <table:cell-address table:column="8" table:row="38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64" table:acceptance-state="accepted">
          <table:cell-address table:column="0" table:row="38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65" table:acceptance-state="accepted">
          <table:cell-address table:column="2" table:row="38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66" table:acceptance-state="accepted">
          <table:cell-address table:column="3" table:row="38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67" table:acceptance-state="accepted">
          <table:cell-address table:column="5" table:row="38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68" table:acceptance-state="accepted">
          <table:cell-address table:column="6" table:row="38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69" table:acceptance-state="accepted">
          <table:cell-address table:column="8" table:row="38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70" table:acceptance-state="accepted">
          <table:cell-address table:column="0" table:row="38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71" table:acceptance-state="accepted">
          <table:cell-address table:column="2" table:row="38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72" table:acceptance-state="accepted">
          <table:cell-address table:column="3" table:row="38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73" table:acceptance-state="accepted">
          <table:cell-address table:column="5" table:row="38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74" table:acceptance-state="accepted">
          <table:cell-address table:column="6" table:row="38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75" table:acceptance-state="accepted">
          <table:cell-address table:column="8" table:row="38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76" table:acceptance-state="accepted">
          <table:cell-address table:column="0" table:row="38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77" table:acceptance-state="accepted">
          <table:cell-address table:column="2" table:row="38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78" table:acceptance-state="accepted">
          <table:cell-address table:column="3" table:row="38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79" table:acceptance-state="accepted">
          <table:cell-address table:column="5" table:row="38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80" table:acceptance-state="accepted">
          <table:cell-address table:column="6" table:row="38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81" table:acceptance-state="accepted">
          <table:cell-address table:column="8" table:row="38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82" table:acceptance-state="accepted">
          <table:cell-address table:column="0" table:row="38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83" table:acceptance-state="accepted">
          <table:cell-address table:column="2" table:row="38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84" table:acceptance-state="accepted">
          <table:cell-address table:column="3" table:row="38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85" table:acceptance-state="accepted">
          <table:cell-address table:column="5" table:row="38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86" table:acceptance-state="accepted">
          <table:cell-address table:column="6" table:row="38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87" table:acceptance-state="accepted">
          <table:cell-address table:column="8" table:row="38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88" table:acceptance-state="accepted">
          <table:cell-address table:column="0" table:row="38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89" table:acceptance-state="accepted">
          <table:cell-address table:column="2" table:row="38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90" table:acceptance-state="accepted">
          <table:cell-address table:column="3" table:row="38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91" table:acceptance-state="accepted">
          <table:cell-address table:column="5" table:row="38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92" table:acceptance-state="accepted">
          <table:cell-address table:column="6" table:row="38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93" table:acceptance-state="accepted">
          <table:cell-address table:column="8" table:row="38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94" table:acceptance-state="accepted">
          <table:cell-address table:column="0" table:row="38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95" table:acceptance-state="accepted">
          <table:cell-address table:column="2" table:row="38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96" table:acceptance-state="accepted">
          <table:cell-address table:column="3" table:row="38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97" table:acceptance-state="accepted">
          <table:cell-address table:column="5" table:row="38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98" table:acceptance-state="accepted">
          <table:cell-address table:column="6" table:row="38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599" table:acceptance-state="accepted">
          <table:cell-address table:column="8" table:row="38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00" table:acceptance-state="accepted">
          <table:cell-address table:column="0" table:row="38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01" table:acceptance-state="accepted">
          <table:cell-address table:column="2" table:row="38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02" table:acceptance-state="accepted">
          <table:cell-address table:column="3" table:row="38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03" table:acceptance-state="accepted">
          <table:cell-address table:column="5" table:row="38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04" table:acceptance-state="accepted">
          <table:cell-address table:column="6" table:row="38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05" table:acceptance-state="accepted">
          <table:cell-address table:column="8" table:row="38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06" table:acceptance-state="accepted">
          <table:cell-address table:column="0" table:row="38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07" table:acceptance-state="accepted">
          <table:cell-address table:column="2" table:row="38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08" table:acceptance-state="accepted">
          <table:cell-address table:column="3" table:row="38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09" table:acceptance-state="accepted">
          <table:cell-address table:column="5" table:row="38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10" table:acceptance-state="accepted">
          <table:cell-address table:column="6" table:row="38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11" table:acceptance-state="accepted">
          <table:cell-address table:column="8" table:row="38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12" table:acceptance-state="accepted">
          <table:cell-address table:column="0" table:row="38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13" table:acceptance-state="accepted">
          <table:cell-address table:column="2" table:row="38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14" table:acceptance-state="accepted">
          <table:cell-address table:column="3" table:row="38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15" table:acceptance-state="accepted">
          <table:cell-address table:column="5" table:row="38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16" table:acceptance-state="accepted">
          <table:cell-address table:column="6" table:row="38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17" table:acceptance-state="accepted">
          <table:cell-address table:column="8" table:row="38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18" table:acceptance-state="accepted">
          <table:cell-address table:column="0" table:row="39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19" table:acceptance-state="accepted">
          <table:cell-address table:column="2" table:row="39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20" table:acceptance-state="accepted">
          <table:cell-address table:column="3" table:row="39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21" table:acceptance-state="accepted">
          <table:cell-address table:column="5" table:row="39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22" table:acceptance-state="accepted">
          <table:cell-address table:column="6" table:row="39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23" table:acceptance-state="accepted">
          <table:cell-address table:column="8" table:row="39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24" table:acceptance-state="accepted">
          <table:cell-address table:column="0" table:row="39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25" table:acceptance-state="accepted">
          <table:cell-address table:column="2" table:row="39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26" table:acceptance-state="accepted">
          <table:cell-address table:column="3" table:row="39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27" table:acceptance-state="accepted">
          <table:cell-address table:column="5" table:row="39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28" table:acceptance-state="accepted">
          <table:cell-address table:column="6" table:row="39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29" table:acceptance-state="accepted">
          <table:cell-address table:column="0" table:row="39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30" table:acceptance-state="accepted">
          <table:cell-address table:column="2" table:row="39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31" table:acceptance-state="accepted">
          <table:cell-address table:column="3" table:row="39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32" table:acceptance-state="accepted">
          <table:cell-address table:column="5" table:row="39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33" table:acceptance-state="accepted">
          <table:cell-address table:column="6" table:row="39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34" table:acceptance-state="accepted">
          <table:cell-address table:column="0" table:row="39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35" table:acceptance-state="accepted">
          <table:cell-address table:column="2" table:row="39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36" table:acceptance-state="accepted">
          <table:cell-address table:column="3" table:row="39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37" table:acceptance-state="accepted">
          <table:cell-address table:column="5" table:row="39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38" table:acceptance-state="accepted">
          <table:cell-address table:column="6" table:row="39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39" table:acceptance-state="accepted">
          <table:cell-address table:column="0" table:row="39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40" table:acceptance-state="accepted">
          <table:cell-address table:column="2" table:row="39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41" table:acceptance-state="accepted">
          <table:cell-address table:column="3" table:row="39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42" table:acceptance-state="accepted">
          <table:cell-address table:column="5" table:row="39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43" table:acceptance-state="accepted">
          <table:cell-address table:column="6" table:row="39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44" table:acceptance-state="accepted">
          <table:cell-address table:column="0" table:row="39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45" table:acceptance-state="accepted">
          <table:cell-address table:column="2" table:row="39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46" table:acceptance-state="accepted">
          <table:cell-address table:column="3" table:row="39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47" table:acceptance-state="accepted">
          <table:cell-address table:column="5" table:row="39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48" table:acceptance-state="accepted">
          <table:cell-address table:column="6" table:row="39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49" table:acceptance-state="accepted">
          <table:cell-address table:column="0" table:row="39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50" table:acceptance-state="accepted">
          <table:cell-address table:column="2" table:row="39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51" table:acceptance-state="accepted">
          <table:cell-address table:column="3" table:row="39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52" table:acceptance-state="accepted">
          <table:cell-address table:column="5" table:row="39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53" table:acceptance-state="accepted">
          <table:cell-address table:column="6" table:row="39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54" table:acceptance-state="accepted">
          <table:cell-address table:column="0" table:row="39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55" table:acceptance-state="accepted">
          <table:cell-address table:column="2" table:row="39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56" table:acceptance-state="accepted">
          <table:cell-address table:column="3" table:row="39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57" table:acceptance-state="accepted">
          <table:cell-address table:column="6" table:row="39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58" table:acceptance-state="accepted">
          <table:cell-address table:column="0" table:row="39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59" table:acceptance-state="accepted">
          <table:cell-address table:column="2" table:row="39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60" table:acceptance-state="accepted">
          <table:cell-address table:column="3" table:row="39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61" table:acceptance-state="accepted">
          <table:cell-address table:column="5" table:row="39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62" table:acceptance-state="accepted">
          <table:cell-address table:column="6" table:row="39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63" table:acceptance-state="accepted">
          <table:cell-address table:column="0" table:row="39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64" table:acceptance-state="accepted">
          <table:cell-address table:column="2" table:row="39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65" table:acceptance-state="accepted">
          <table:cell-address table:column="3" table:row="39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66" table:acceptance-state="accepted">
          <table:cell-address table:column="5" table:row="39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67" table:acceptance-state="accepted">
          <table:cell-address table:column="6" table:row="39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68" table:acceptance-state="accepted">
          <table:cell-address table:column="0" table:row="40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69" table:acceptance-state="accepted">
          <table:cell-address table:column="2" table:row="40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70" table:acceptance-state="accepted">
          <table:cell-address table:column="3" table:row="40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71" table:acceptance-state="accepted">
          <table:cell-address table:column="5" table:row="40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72" table:acceptance-state="accepted">
          <table:cell-address table:column="6" table:row="40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73" table:acceptance-state="accepted">
          <table:cell-address table:column="0" table:row="40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74" table:acceptance-state="accepted">
          <table:cell-address table:column="2" table:row="40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75" table:acceptance-state="accepted">
          <table:cell-address table:column="3" table:row="40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76" table:acceptance-state="accepted">
          <table:cell-address table:column="5" table:row="40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77" table:acceptance-state="accepted">
          <table:cell-address table:column="6" table:row="40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78" table:acceptance-state="accepted">
          <table:cell-address table:column="0" table:row="40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79" table:acceptance-state="accepted">
          <table:cell-address table:column="2" table:row="40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80" table:acceptance-state="accepted">
          <table:cell-address table:column="3" table:row="40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81" table:acceptance-state="accepted">
          <table:cell-address table:column="5" table:row="40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82" table:acceptance-state="accepted">
          <table:cell-address table:column="6" table:row="40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83" table:acceptance-state="accepted">
          <table:cell-address table:column="0" table:row="40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84" table:acceptance-state="accepted">
          <table:cell-address table:column="2" table:row="40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85" table:acceptance-state="accepted">
          <table:cell-address table:column="3" table:row="40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86" table:acceptance-state="accepted">
          <table:cell-address table:column="5" table:row="40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87" table:acceptance-state="accepted">
          <table:cell-address table:column="6" table:row="40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88" table:acceptance-state="accepted">
          <table:cell-address table:column="0" table:row="40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89" table:acceptance-state="accepted">
          <table:cell-address table:column="2" table:row="40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90" table:acceptance-state="accepted">
          <table:cell-address table:column="3" table:row="40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91" table:acceptance-state="accepted">
          <table:cell-address table:column="5" table:row="40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92" table:acceptance-state="accepted">
          <table:cell-address table:column="6" table:row="40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93" table:acceptance-state="accepted">
          <table:cell-address table:column="0" table:row="40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94" table:acceptance-state="accepted">
          <table:cell-address table:column="2" table:row="40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95" table:acceptance-state="accepted">
          <table:cell-address table:column="3" table:row="40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96" table:acceptance-state="accepted">
          <table:cell-address table:column="5" table:row="40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97" table:acceptance-state="accepted">
          <table:cell-address table:column="6" table:row="40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98" table:acceptance-state="accepted">
          <table:cell-address table:column="0" table:row="40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699" table:acceptance-state="accepted">
          <table:cell-address table:column="2" table:row="40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00" table:acceptance-state="accepted">
          <table:cell-address table:column="3" table:row="40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01" table:acceptance-state="accepted">
          <table:cell-address table:column="5" table:row="40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02" table:acceptance-state="accepted">
          <table:cell-address table:column="6" table:row="40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03" table:acceptance-state="accepted">
          <table:cell-address table:column="0" table:row="40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04" table:acceptance-state="accepted">
          <table:cell-address table:column="2" table:row="40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05" table:acceptance-state="accepted">
          <table:cell-address table:column="3" table:row="40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06" table:acceptance-state="accepted">
          <table:cell-address table:column="5" table:row="40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07" table:acceptance-state="accepted">
          <table:cell-address table:column="6" table:row="40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08" table:acceptance-state="accepted">
          <table:cell-address table:column="0" table:row="40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09" table:acceptance-state="accepted">
          <table:cell-address table:column="2" table:row="40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10" table:acceptance-state="accepted">
          <table:cell-address table:column="3" table:row="40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11" table:acceptance-state="accepted">
          <table:cell-address table:column="5" table:row="40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12" table:acceptance-state="accepted">
          <table:cell-address table:column="6" table:row="40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13" table:acceptance-state="accepted">
          <table:cell-address table:column="0" table:row="40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14" table:acceptance-state="accepted">
          <table:cell-address table:column="2" table:row="40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15" table:acceptance-state="accepted">
          <table:cell-address table:column="3" table:row="40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16" table:acceptance-state="accepted">
          <table:cell-address table:column="5" table:row="40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17" table:acceptance-state="accepted">
          <table:cell-address table:column="6" table:row="40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18" table:acceptance-state="accepted">
          <table:cell-address table:column="0" table:row="41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19" table:acceptance-state="accepted">
          <table:cell-address table:column="2" table:row="41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20" table:acceptance-state="accepted">
          <table:cell-address table:column="3" table:row="41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21" table:acceptance-state="accepted">
          <table:cell-address table:column="5" table:row="41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22" table:acceptance-state="accepted">
          <table:cell-address table:column="6" table:row="41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23" table:acceptance-state="accepted">
          <table:cell-address table:column="0" table:row="41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24" table:acceptance-state="accepted">
          <table:cell-address table:column="2" table:row="41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25" table:acceptance-state="accepted">
          <table:cell-address table:column="3" table:row="41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26" table:acceptance-state="accepted">
          <table:cell-address table:column="5" table:row="41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27" table:acceptance-state="accepted">
          <table:cell-address table:column="6" table:row="41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28" table:acceptance-state="accepted">
          <table:cell-address table:column="0" table:row="41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29" table:acceptance-state="accepted">
          <table:cell-address table:column="2" table:row="41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30" table:acceptance-state="accepted">
          <table:cell-address table:column="3" table:row="41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31" table:acceptance-state="accepted">
          <table:cell-address table:column="5" table:row="41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32" table:acceptance-state="accepted">
          <table:cell-address table:column="6" table:row="41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33" table:acceptance-state="accepted">
          <table:cell-address table:column="0" table:row="41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34" table:acceptance-state="accepted">
          <table:cell-address table:column="2" table:row="41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35" table:acceptance-state="accepted">
          <table:cell-address table:column="3" table:row="41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36" table:acceptance-state="accepted">
          <table:cell-address table:column="5" table:row="41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37" table:acceptance-state="accepted">
          <table:cell-address table:column="6" table:row="41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38" table:acceptance-state="accepted">
          <table:cell-address table:column="0" table:row="41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39" table:acceptance-state="accepted">
          <table:cell-address table:column="2" table:row="41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40" table:acceptance-state="accepted">
          <table:cell-address table:column="3" table:row="41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41" table:acceptance-state="accepted">
          <table:cell-address table:column="5" table:row="41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42" table:acceptance-state="accepted">
          <table:cell-address table:column="6" table:row="41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43" table:acceptance-state="accepted">
          <table:cell-address table:column="0" table:row="41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44" table:acceptance-state="accepted">
          <table:cell-address table:column="2" table:row="41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45" table:acceptance-state="accepted">
          <table:cell-address table:column="3" table:row="41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46" table:acceptance-state="accepted">
          <table:cell-address table:column="5" table:row="41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47" table:acceptance-state="accepted">
          <table:cell-address table:column="6" table:row="41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48" table:acceptance-state="accepted">
          <table:cell-address table:column="0" table:row="41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49" table:acceptance-state="accepted">
          <table:cell-address table:column="2" table:row="41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50" table:acceptance-state="accepted">
          <table:cell-address table:column="3" table:row="41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51" table:acceptance-state="accepted">
          <table:cell-address table:column="5" table:row="41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52" table:acceptance-state="accepted">
          <table:cell-address table:column="6" table:row="41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53" table:acceptance-state="accepted">
          <table:cell-address table:column="0" table:row="41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54" table:acceptance-state="accepted">
          <table:cell-address table:column="2" table:row="41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55" table:acceptance-state="accepted">
          <table:cell-address table:column="3" table:row="41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56" table:acceptance-state="accepted">
          <table:cell-address table:column="5" table:row="41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57" table:acceptance-state="accepted">
          <table:cell-address table:column="6" table:row="41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58" table:acceptance-state="accepted">
          <table:cell-address table:column="0" table:row="41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59" table:acceptance-state="accepted">
          <table:cell-address table:column="2" table:row="41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60" table:acceptance-state="accepted">
          <table:cell-address table:column="3" table:row="41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61" table:acceptance-state="accepted">
          <table:cell-address table:column="5" table:row="41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62" table:acceptance-state="accepted">
          <table:cell-address table:column="6" table:row="41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63" table:acceptance-state="accepted">
          <table:cell-address table:column="0" table:row="41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64" table:acceptance-state="accepted">
          <table:cell-address table:column="2" table:row="41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65" table:acceptance-state="accepted">
          <table:cell-address table:column="3" table:row="41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66" table:acceptance-state="accepted">
          <table:cell-address table:column="5" table:row="41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67" table:acceptance-state="accepted">
          <table:cell-address table:column="6" table:row="41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68" table:acceptance-state="accepted">
          <table:cell-address table:column="0" table:row="42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69" table:acceptance-state="accepted">
          <table:cell-address table:column="2" table:row="42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70" table:acceptance-state="accepted">
          <table:cell-address table:column="3" table:row="42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71" table:acceptance-state="accepted">
          <table:cell-address table:column="5" table:row="42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72" table:acceptance-state="accepted">
          <table:cell-address table:column="6" table:row="42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73" table:acceptance-state="accepted">
          <table:cell-address table:column="0" table:row="42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74" table:acceptance-state="accepted">
          <table:cell-address table:column="2" table:row="42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75" table:acceptance-state="accepted">
          <table:cell-address table:column="3" table:row="42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76" table:acceptance-state="accepted">
          <table:cell-address table:column="5" table:row="42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77" table:acceptance-state="accepted">
          <table:cell-address table:column="6" table:row="42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78" table:acceptance-state="accepted">
          <table:cell-address table:column="0" table:row="42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79" table:acceptance-state="accepted">
          <table:cell-address table:column="2" table:row="42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80" table:acceptance-state="accepted">
          <table:cell-address table:column="3" table:row="42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81" table:acceptance-state="accepted">
          <table:cell-address table:column="5" table:row="42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82" table:acceptance-state="accepted">
          <table:cell-address table:column="6" table:row="42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83" table:acceptance-state="accepted">
          <table:cell-address table:column="8" table:row="42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84" table:acceptance-state="accepted">
          <table:cell-address table:column="0" table:row="42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85" table:acceptance-state="accepted">
          <table:cell-address table:column="2" table:row="42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86" table:acceptance-state="accepted">
          <table:cell-address table:column="3" table:row="42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87" table:acceptance-state="accepted">
          <table:cell-address table:column="5" table:row="42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88" table:acceptance-state="accepted">
          <table:cell-address table:column="6" table:row="42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89" table:acceptance-state="accepted">
          <table:cell-address table:column="8" table:row="42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90" table:acceptance-state="accepted">
          <table:cell-address table:column="0" table:row="42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91" table:acceptance-state="accepted">
          <table:cell-address table:column="2" table:row="42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92" table:acceptance-state="accepted">
          <table:cell-address table:column="3" table:row="42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93" table:acceptance-state="accepted">
          <table:cell-address table:column="5" table:row="42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94" table:acceptance-state="accepted">
          <table:cell-address table:column="6" table:row="42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95" table:acceptance-state="accepted">
          <table:cell-address table:column="8" table:row="42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96" table:acceptance-state="accepted">
          <table:cell-address table:column="0" table:row="42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97" table:acceptance-state="accepted">
          <table:cell-address table:column="2" table:row="42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98" table:acceptance-state="accepted">
          <table:cell-address table:column="3" table:row="42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799" table:acceptance-state="accepted">
          <table:cell-address table:column="5" table:row="42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00" table:acceptance-state="accepted">
          <table:cell-address table:column="6" table:row="42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01" table:acceptance-state="accepted">
          <table:cell-address table:column="8" table:row="42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02" table:acceptance-state="accepted">
          <table:cell-address table:column="0" table:row="42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03" table:acceptance-state="accepted">
          <table:cell-address table:column="2" table:row="42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04" table:acceptance-state="accepted">
          <table:cell-address table:column="3" table:row="42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05" table:acceptance-state="accepted">
          <table:cell-address table:column="5" table:row="42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06" table:acceptance-state="accepted">
          <table:cell-address table:column="6" table:row="42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07" table:acceptance-state="accepted">
          <table:cell-address table:column="8" table:row="42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08" table:acceptance-state="accepted">
          <table:cell-address table:column="0" table:row="42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09" table:acceptance-state="accepted">
          <table:cell-address table:column="2" table:row="42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10" table:acceptance-state="accepted">
          <table:cell-address table:column="3" table:row="42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11" table:acceptance-state="accepted">
          <table:cell-address table:column="5" table:row="42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12" table:acceptance-state="accepted">
          <table:cell-address table:column="6" table:row="42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13" table:acceptance-state="accepted">
          <table:cell-address table:column="0" table:row="42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14" table:acceptance-state="accepted">
          <table:cell-address table:column="2" table:row="42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15" table:acceptance-state="accepted">
          <table:cell-address table:column="3" table:row="42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16" table:acceptance-state="accepted">
          <table:cell-address table:column="5" table:row="42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17" table:acceptance-state="accepted">
          <table:cell-address table:column="6" table:row="42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18" table:acceptance-state="accepted">
          <table:cell-address table:column="0" table:row="42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19" table:acceptance-state="accepted">
          <table:cell-address table:column="2" table:row="42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20" table:acceptance-state="accepted">
          <table:cell-address table:column="3" table:row="42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21" table:acceptance-state="accepted">
          <table:cell-address table:column="5" table:row="42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22" table:acceptance-state="accepted">
          <table:cell-address table:column="6" table:row="42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23" table:acceptance-state="accepted">
          <table:cell-address table:column="0" table:row="43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24" table:acceptance-state="accepted">
          <table:cell-address table:column="2" table:row="43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25" table:acceptance-state="accepted">
          <table:cell-address table:column="3" table:row="43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26" table:acceptance-state="accepted">
          <table:cell-address table:column="5" table:row="43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27" table:acceptance-state="accepted">
          <table:cell-address table:column="6" table:row="43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28" table:acceptance-state="accepted">
          <table:cell-address table:column="0" table:row="43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29" table:acceptance-state="accepted">
          <table:cell-address table:column="2" table:row="43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30" table:acceptance-state="accepted">
          <table:cell-address table:column="3" table:row="43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31" table:acceptance-state="accepted">
          <table:cell-address table:column="5" table:row="43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32" table:acceptance-state="accepted">
          <table:cell-address table:column="6" table:row="43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33" table:acceptance-state="accepted">
          <table:cell-address table:column="0" table:row="43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34" table:acceptance-state="accepted">
          <table:cell-address table:column="2" table:row="43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35" table:acceptance-state="accepted">
          <table:cell-address table:column="0" table:row="43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36" table:acceptance-state="accepted">
          <table:cell-address table:column="2" table:row="43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37" table:acceptance-state="accepted">
          <table:cell-address table:column="3" table:row="43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38" table:acceptance-state="accepted">
          <table:cell-address table:column="5" table:row="43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39" table:acceptance-state="accepted">
          <table:cell-address table:column="6" table:row="43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40" table:acceptance-state="accepted">
          <table:cell-address table:column="0" table:row="43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41" table:acceptance-state="accepted">
          <table:cell-address table:column="2" table:row="43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42" table:acceptance-state="accepted">
          <table:cell-address table:column="3" table:row="43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43" table:acceptance-state="accepted">
          <table:cell-address table:column="6" table:row="43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44" table:acceptance-state="accepted">
          <table:cell-address table:column="0" table:row="43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45" table:acceptance-state="accepted">
          <table:cell-address table:column="2" table:row="43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46" table:acceptance-state="accepted">
          <table:cell-address table:column="3" table:row="43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47" table:acceptance-state="accepted">
          <table:cell-address table:column="5" table:row="43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48" table:acceptance-state="accepted">
          <table:cell-address table:column="0" table:row="43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49" table:acceptance-state="accepted">
          <table:cell-address table:column="2" table:row="43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50" table:acceptance-state="accepted">
          <table:cell-address table:column="3" table:row="43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51" table:acceptance-state="accepted">
          <table:cell-address table:column="5" table:row="43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52" table:acceptance-state="accepted">
          <table:cell-address table:column="0" table:row="43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53" table:acceptance-state="accepted">
          <table:cell-address table:column="2" table:row="43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54" table:acceptance-state="accepted">
          <table:cell-address table:column="3" table:row="43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55" table:acceptance-state="accepted">
          <table:cell-address table:column="6" table:row="43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56" table:acceptance-state="accepted">
          <table:cell-address table:column="0" table:row="43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57" table:acceptance-state="accepted">
          <table:cell-address table:column="2" table:row="43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58" table:acceptance-state="accepted">
          <table:cell-address table:column="3" table:row="43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59" table:acceptance-state="accepted">
          <table:cell-address table:column="6" table:row="43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60" table:acceptance-state="accepted">
          <table:cell-address table:column="0" table:row="43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61" table:acceptance-state="accepted">
          <table:cell-address table:column="2" table:row="43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62" table:acceptance-state="accepted">
          <table:cell-address table:column="3" table:row="43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63" table:acceptance-state="accepted">
          <table:cell-address table:column="6" table:row="43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64" table:acceptance-state="accepted">
          <table:cell-address table:column="0" table:row="44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65" table:acceptance-state="accepted">
          <table:cell-address table:column="2" table:row="44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66" table:acceptance-state="accepted">
          <table:cell-address table:column="5" table:row="44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67" table:acceptance-state="accepted">
          <table:cell-address table:column="6" table:row="44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68" table:acceptance-state="accepted">
          <table:cell-address table:column="26" table:row="44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69" table:acceptance-state="accepted">
          <table:cell-address table:column="0" table:row="44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70" table:acceptance-state="accepted">
          <table:cell-address table:column="2" table:row="44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71" table:acceptance-state="accepted">
          <table:cell-address table:column="3" table:row="44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72" table:acceptance-state="accepted">
          <table:cell-address table:column="5" table:row="44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73" table:acceptance-state="accepted">
          <table:cell-address table:column="0" table:row="44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74" table:acceptance-state="accepted">
          <table:cell-address table:column="2" table:row="44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75" table:acceptance-state="accepted">
          <table:cell-address table:column="3" table:row="44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76" table:acceptance-state="accepted">
          <table:cell-address table:column="5" table:row="44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77" table:acceptance-state="accepted">
          <table:cell-address table:column="0" table:row="44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78" table:acceptance-state="accepted">
          <table:cell-address table:column="2" table:row="44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79" table:acceptance-state="accepted">
          <table:cell-address table:column="3" table:row="44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80" table:acceptance-state="accepted">
          <table:cell-address table:column="5" table:row="44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81" table:acceptance-state="accepted">
          <table:cell-address table:column="0" table:row="44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82" table:acceptance-state="accepted">
          <table:cell-address table:column="2" table:row="44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83" table:acceptance-state="accepted">
          <table:cell-address table:column="3" table:row="44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84" table:acceptance-state="accepted">
          <table:cell-address table:column="0" table:row="44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85" table:acceptance-state="accepted">
          <table:cell-address table:column="2" table:row="44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86" table:acceptance-state="accepted">
          <table:cell-address table:column="5" table:row="44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87" table:acceptance-state="accepted">
          <table:cell-address table:column="6" table:row="44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88" table:acceptance-state="accepted">
          <table:cell-address table:column="21" table:row="44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89" table:acceptance-state="accepted">
          <table:cell-address table:column="27" table:row="44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90" table:acceptance-state="accepted">
          <table:cell-address table:column="0" table:row="44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91" table:acceptance-state="accepted">
          <table:cell-address table:column="2" table:row="44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92" table:acceptance-state="accepted">
          <table:cell-address table:column="3" table:row="44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93" table:acceptance-state="accepted">
          <table:cell-address table:column="5" table:row="44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94" table:acceptance-state="accepted">
          <table:cell-address table:column="0" table:row="44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95" table:acceptance-state="accepted">
          <table:cell-address table:column="2" table:row="44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96" table:acceptance-state="accepted">
          <table:cell-address table:column="5" table:row="44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97" table:acceptance-state="accepted">
          <table:cell-address table:column="6" table:row="44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98" table:acceptance-state="accepted">
          <table:cell-address table:column="7" table:row="44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899" table:acceptance-state="accepted">
          <table:cell-address table:column="8" table:row="44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00" table:acceptance-state="accepted">
          <table:cell-address table:column="9" table:row="44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01" table:acceptance-state="accepted">
          <table:cell-address table:column="0" table:row="44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02" table:acceptance-state="accepted">
          <table:cell-address table:column="2" table:row="44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03" table:acceptance-state="accepted">
          <table:cell-address table:column="6" table:row="44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04" table:acceptance-state="accepted">
          <table:cell-address table:column="7" table:row="44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05" table:acceptance-state="accepted">
          <table:cell-address table:column="8" table:row="44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06" table:acceptance-state="accepted">
          <table:cell-address table:column="9" table:row="44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07" table:acceptance-state="accepted">
          <table:cell-address table:column="0" table:row="44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08" table:acceptance-state="accepted">
          <table:cell-address table:column="2" table:row="44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09" table:acceptance-state="accepted">
          <table:cell-address table:column="6" table:row="44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10" table:acceptance-state="accepted">
          <table:cell-address table:column="7" table:row="44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11" table:acceptance-state="accepted">
          <table:cell-address table:column="8" table:row="44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12" table:acceptance-state="accepted">
          <table:cell-address table:column="9" table:row="44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13" table:acceptance-state="accepted">
          <table:cell-address table:column="0" table:row="45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14" table:acceptance-state="accepted">
          <table:cell-address table:column="2" table:row="45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15" table:acceptance-state="accepted">
          <table:cell-address table:column="5" table:row="45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16" table:acceptance-state="accepted">
          <table:cell-address table:column="6" table:row="45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17" table:acceptance-state="accepted">
          <table:cell-address table:column="7" table:row="45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18" table:acceptance-state="accepted">
          <table:cell-address table:column="8" table:row="45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19" table:acceptance-state="accepted">
          <table:cell-address table:column="9" table:row="45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20" table:acceptance-state="accepted">
          <table:cell-address table:column="0" table:row="45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21" table:acceptance-state="accepted">
          <table:cell-address table:column="2" table:row="45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22" table:acceptance-state="accepted">
          <table:cell-address table:column="5" table:row="45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23" table:acceptance-state="accepted">
          <table:cell-address table:column="6" table:row="45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24" table:acceptance-state="accepted">
          <table:cell-address table:column="7" table:row="45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25" table:acceptance-state="accepted">
          <table:cell-address table:column="8" table:row="45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26" table:acceptance-state="accepted">
          <table:cell-address table:column="9" table:row="45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27" table:acceptance-state="accepted">
          <table:cell-address table:column="0" table:row="45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28" table:acceptance-state="accepted">
          <table:cell-address table:column="2" table:row="45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29" table:acceptance-state="accepted">
          <table:cell-address table:column="6" table:row="45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30" table:acceptance-state="accepted">
          <table:cell-address table:column="7" table:row="45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31" table:acceptance-state="accepted">
          <table:cell-address table:column="0" table:row="45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32" table:acceptance-state="accepted">
          <table:cell-address table:column="2" table:row="45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33" table:acceptance-state="accepted">
          <table:cell-address table:column="6" table:row="45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34" table:acceptance-state="accepted">
          <table:cell-address table:column="7" table:row="45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35" table:acceptance-state="accepted">
          <table:cell-address table:column="0" table:row="45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36" table:acceptance-state="accepted">
          <table:cell-address table:column="2" table:row="45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37" table:acceptance-state="accepted">
          <table:cell-address table:column="6" table:row="45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38" table:acceptance-state="accepted">
          <table:cell-address table:column="7" table:row="45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39" table:acceptance-state="accepted">
          <table:cell-address table:column="0" table:row="45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40" table:acceptance-state="accepted">
          <table:cell-address table:column="2" table:row="45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41" table:acceptance-state="accepted">
          <table:cell-address table:column="5" table:row="45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42" table:acceptance-state="accepted">
          <table:cell-address table:column="6" table:row="45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43" table:acceptance-state="accepted">
          <table:cell-address table:column="7" table:row="45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44" table:acceptance-state="accepted">
          <table:cell-address table:column="8" table:row="45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45" table:acceptance-state="accepted">
          <table:cell-address table:column="9" table:row="45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46" table:acceptance-state="accepted">
          <table:cell-address table:column="0" table:row="45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47" table:acceptance-state="accepted">
          <table:cell-address table:column="2" table:row="45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48" table:acceptance-state="accepted">
          <table:cell-address table:column="6" table:row="45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49" table:acceptance-state="accepted">
          <table:cell-address table:column="7" table:row="45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50" table:acceptance-state="accepted">
          <table:cell-address table:column="0" table:row="45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51" table:acceptance-state="accepted">
          <table:cell-address table:column="2" table:row="45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52" table:acceptance-state="accepted">
          <table:cell-address table:column="5" table:row="45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53" table:acceptance-state="accepted">
          <table:cell-address table:column="6" table:row="45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54" table:acceptance-state="accepted">
          <table:cell-address table:column="7" table:row="45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55" table:acceptance-state="accepted">
          <table:cell-address table:column="8" table:row="45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56" table:acceptance-state="accepted">
          <table:cell-address table:column="0" table:row="45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57" table:acceptance-state="accepted">
          <table:cell-address table:column="2" table:row="45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58" table:acceptance-state="accepted">
          <table:cell-address table:column="6" table:row="45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59" table:acceptance-state="accepted">
          <table:cell-address table:column="7" table:row="45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60" table:acceptance-state="accepted">
          <table:cell-address table:column="0" table:row="45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61" table:acceptance-state="accepted">
          <table:cell-address table:column="2" table:row="45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62" table:acceptance-state="accepted">
          <table:cell-address table:column="5" table:row="45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63" table:acceptance-state="accepted">
          <table:cell-address table:column="6" table:row="45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64" table:acceptance-state="accepted">
          <table:cell-address table:column="7" table:row="45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65" table:acceptance-state="accepted">
          <table:cell-address table:column="0" table:row="46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66" table:acceptance-state="accepted">
          <table:cell-address table:column="2" table:row="46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67" table:acceptance-state="accepted">
          <table:cell-address table:column="5" table:row="46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68" table:acceptance-state="accepted">
          <table:cell-address table:column="6" table:row="46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69" table:acceptance-state="accepted">
          <table:cell-address table:column="7" table:row="46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70" table:acceptance-state="accepted">
          <table:cell-address table:column="0" table:row="46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71" table:acceptance-state="accepted">
          <table:cell-address table:column="2" table:row="46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72" table:acceptance-state="accepted">
          <table:cell-address table:column="5" table:row="46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73" table:acceptance-state="accepted">
          <table:cell-address table:column="6" table:row="46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74" table:acceptance-state="accepted">
          <table:cell-address table:column="7" table:row="46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75" table:acceptance-state="accepted">
          <table:cell-address table:column="0" table:row="46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76" table:acceptance-state="accepted">
          <table:cell-address table:column="2" table:row="46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77" table:acceptance-state="accepted">
          <table:cell-address table:column="6" table:row="46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78" table:acceptance-state="accepted">
          <table:cell-address table:column="7" table:row="46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79" table:acceptance-state="accepted">
          <table:cell-address table:column="0" table:row="46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80" table:acceptance-state="accepted">
          <table:cell-address table:column="2" table:row="46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81" table:acceptance-state="accepted">
          <table:cell-address table:column="5" table:row="46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82" table:acceptance-state="accepted">
          <table:cell-address table:column="6" table:row="46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83" table:acceptance-state="accepted">
          <table:cell-address table:column="7" table:row="46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84" table:acceptance-state="accepted">
          <table:cell-address table:column="8" table:row="46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85" table:acceptance-state="accepted">
          <table:cell-address table:column="0" table:row="46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86" table:acceptance-state="accepted">
          <table:cell-address table:column="2" table:row="46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87" table:acceptance-state="accepted">
          <table:cell-address table:column="5" table:row="46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88" table:acceptance-state="accepted">
          <table:cell-address table:column="6" table:row="46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89" table:acceptance-state="accepted">
          <table:cell-address table:column="7" table:row="46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90" table:acceptance-state="accepted">
          <table:cell-address table:column="8" table:row="46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91" table:acceptance-state="accepted">
          <table:cell-address table:column="0" table:row="46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92" table:acceptance-state="accepted">
          <table:cell-address table:column="2" table:row="46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93" table:acceptance-state="accepted">
          <table:cell-address table:column="5" table:row="46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94" table:acceptance-state="accepted">
          <table:cell-address table:column="6" table:row="46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95" table:acceptance-state="accepted">
          <table:cell-address table:column="7" table:row="46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96" table:acceptance-state="accepted">
          <table:cell-address table:column="8" table:row="46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97" table:acceptance-state="accepted">
          <table:cell-address table:column="0" table:row="46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98" table:acceptance-state="accepted">
          <table:cell-address table:column="2" table:row="46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2999" table:acceptance-state="accepted">
          <table:cell-address table:column="5" table:row="46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00" table:acceptance-state="accepted">
          <table:cell-address table:column="6" table:row="46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01" table:acceptance-state="accepted">
          <table:cell-address table:column="7" table:row="46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02" table:acceptance-state="accepted">
          <table:cell-address table:column="8" table:row="46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03" table:acceptance-state="accepted">
          <table:cell-address table:column="0" table:row="46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04" table:acceptance-state="accepted">
          <table:cell-address table:column="2" table:row="46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05" table:acceptance-state="accepted">
          <table:cell-address table:column="5" table:row="46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06" table:acceptance-state="accepted">
          <table:cell-address table:column="6" table:row="46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07" table:acceptance-state="accepted">
          <table:cell-address table:column="7" table:row="46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08" table:acceptance-state="accepted">
          <table:cell-address table:column="8" table:row="46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09" table:acceptance-state="accepted">
          <table:cell-address table:column="0" table:row="46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10" table:acceptance-state="accepted">
          <table:cell-address table:column="2" table:row="46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11" table:acceptance-state="accepted">
          <table:cell-address table:column="5" table:row="46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12" table:acceptance-state="accepted">
          <table:cell-address table:column="6" table:row="46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13" table:acceptance-state="accepted">
          <table:cell-address table:column="7" table:row="46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14" table:acceptance-state="accepted">
          <table:cell-address table:column="8" table:row="46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15" table:acceptance-state="accepted">
          <table:cell-address table:column="0" table:row="46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16" table:acceptance-state="accepted">
          <table:cell-address table:column="2" table:row="46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17" table:acceptance-state="accepted">
          <table:cell-address table:column="5" table:row="46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18" table:acceptance-state="accepted">
          <table:cell-address table:column="6" table:row="46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19" table:acceptance-state="accepted">
          <table:cell-address table:column="7" table:row="46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20" table:acceptance-state="accepted">
          <table:cell-address table:column="8" table:row="46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21" table:acceptance-state="accepted">
          <table:cell-address table:column="0" table:row="47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22" table:acceptance-state="accepted">
          <table:cell-address table:column="2" table:row="47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23" table:acceptance-state="accepted">
          <table:cell-address table:column="5" table:row="47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24" table:acceptance-state="accepted">
          <table:cell-address table:column="6" table:row="47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25" table:acceptance-state="accepted">
          <table:cell-address table:column="7" table:row="47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26" table:acceptance-state="accepted">
          <table:cell-address table:column="8" table:row="47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27" table:acceptance-state="accepted">
          <table:cell-address table:column="0" table:row="47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28" table:acceptance-state="accepted">
          <table:cell-address table:column="2" table:row="47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29" table:acceptance-state="accepted">
          <table:cell-address table:column="5" table:row="47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30" table:acceptance-state="accepted">
          <table:cell-address table:column="6" table:row="47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31" table:acceptance-state="accepted">
          <table:cell-address table:column="7" table:row="47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32" table:acceptance-state="accepted">
          <table:cell-address table:column="8" table:row="47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33" table:acceptance-state="accepted">
          <table:cell-address table:column="0" table:row="47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34" table:acceptance-state="accepted">
          <table:cell-address table:column="2" table:row="47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35" table:acceptance-state="accepted">
          <table:cell-address table:column="5" table:row="47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36" table:acceptance-state="accepted">
          <table:cell-address table:column="6" table:row="47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37" table:acceptance-state="accepted">
          <table:cell-address table:column="7" table:row="47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38" table:acceptance-state="accepted">
          <table:cell-address table:column="8" table:row="47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39" table:acceptance-state="accepted">
          <table:cell-address table:column="0" table:row="47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40" table:acceptance-state="accepted">
          <table:cell-address table:column="2" table:row="47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41" table:acceptance-state="accepted">
          <table:cell-address table:column="5" table:row="47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42" table:acceptance-state="accepted">
          <table:cell-address table:column="6" table:row="47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43" table:acceptance-state="accepted">
          <table:cell-address table:column="7" table:row="47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44" table:acceptance-state="accepted">
          <table:cell-address table:column="8" table:row="47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45" table:acceptance-state="accepted">
          <table:cell-address table:column="0" table:row="47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46" table:acceptance-state="accepted">
          <table:cell-address table:column="2" table:row="47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47" table:acceptance-state="accepted">
          <table:cell-address table:column="5" table:row="47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48" table:acceptance-state="accepted">
          <table:cell-address table:column="6" table:row="47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49" table:acceptance-state="accepted">
          <table:cell-address table:column="7" table:row="47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50" table:acceptance-state="accepted">
          <table:cell-address table:column="8" table:row="47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51" table:acceptance-state="accepted">
          <table:cell-address table:column="0" table:row="47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52" table:acceptance-state="accepted">
          <table:cell-address table:column="2" table:row="47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53" table:acceptance-state="accepted">
          <table:cell-address table:column="5" table:row="47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54" table:acceptance-state="accepted">
          <table:cell-address table:column="6" table:row="47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55" table:acceptance-state="accepted">
          <table:cell-address table:column="7" table:row="47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56" table:acceptance-state="accepted">
          <table:cell-address table:column="8" table:row="47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57" table:acceptance-state="accepted">
          <table:cell-address table:column="0" table:row="47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58" table:acceptance-state="accepted">
          <table:cell-address table:column="2" table:row="47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59" table:acceptance-state="accepted">
          <table:cell-address table:column="5" table:row="47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60" table:acceptance-state="accepted">
          <table:cell-address table:column="6" table:row="47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61" table:acceptance-state="accepted">
          <table:cell-address table:column="7" table:row="47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62" table:acceptance-state="accepted">
          <table:cell-address table:column="8" table:row="47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63" table:acceptance-state="accepted">
          <table:cell-address table:column="0" table:row="47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64" table:acceptance-state="accepted">
          <table:cell-address table:column="2" table:row="47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65" table:acceptance-state="accepted">
          <table:cell-address table:column="5" table:row="47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66" table:acceptance-state="accepted">
          <table:cell-address table:column="6" table:row="47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67" table:acceptance-state="accepted">
          <table:cell-address table:column="7" table:row="47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68" table:acceptance-state="accepted">
          <table:cell-address table:column="8" table:row="47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69" table:acceptance-state="accepted">
          <table:cell-address table:column="0" table:row="47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70" table:acceptance-state="accepted">
          <table:cell-address table:column="2" table:row="47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71" table:acceptance-state="accepted">
          <table:cell-address table:column="5" table:row="47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72" table:acceptance-state="accepted">
          <table:cell-address table:column="6" table:row="47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73" table:acceptance-state="accepted">
          <table:cell-address table:column="7" table:row="47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74" table:acceptance-state="accepted">
          <table:cell-address table:column="8" table:row="47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75" table:acceptance-state="accepted">
          <table:cell-address table:column="0" table:row="47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76" table:acceptance-state="accepted">
          <table:cell-address table:column="2" table:row="47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77" table:acceptance-state="accepted">
          <table:cell-address table:column="5" table:row="47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78" table:acceptance-state="accepted">
          <table:cell-address table:column="6" table:row="47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79" table:acceptance-state="accepted">
          <table:cell-address table:column="7" table:row="47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80" table:acceptance-state="accepted">
          <table:cell-address table:column="8" table:row="47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81" table:acceptance-state="accepted">
          <table:cell-address table:column="0" table:row="48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82" table:acceptance-state="accepted">
          <table:cell-address table:column="2" table:row="48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83" table:acceptance-state="accepted">
          <table:cell-address table:column="5" table:row="48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84" table:acceptance-state="accepted">
          <table:cell-address table:column="6" table:row="48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85" table:acceptance-state="accepted">
          <table:cell-address table:column="7" table:row="48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86" table:acceptance-state="accepted">
          <table:cell-address table:column="8" table:row="48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87" table:acceptance-state="accepted">
          <table:cell-address table:column="0" table:row="48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88" table:acceptance-state="accepted">
          <table:cell-address table:column="2" table:row="48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89" table:acceptance-state="accepted">
          <table:cell-address table:column="6" table:row="48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90" table:acceptance-state="accepted">
          <table:cell-address table:column="7" table:row="48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91" table:acceptance-state="accepted">
          <table:cell-address table:column="0" table:row="48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92" table:acceptance-state="accepted">
          <table:cell-address table:column="2" table:row="48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93" table:acceptance-state="accepted">
          <table:cell-address table:column="5" table:row="48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94" table:acceptance-state="accepted">
          <table:cell-address table:column="6" table:row="48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95" table:acceptance-state="accepted">
          <table:cell-address table:column="7" table:row="48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96" table:acceptance-state="accepted">
          <table:cell-address table:column="8" table:row="48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97" table:acceptance-state="accepted">
          <table:cell-address table:column="9" table:row="482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98" table:acceptance-state="accepted">
          <table:cell-address table:column="0" table:row="48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099" table:acceptance-state="accepted">
          <table:cell-address table:column="2" table:row="48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00" table:acceptance-state="accepted">
          <table:cell-address table:column="6" table:row="48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01" table:acceptance-state="accepted">
          <table:cell-address table:column="7" table:row="483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02" table:acceptance-state="accepted">
          <table:cell-address table:column="0" table:row="48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03" table:acceptance-state="accepted">
          <table:cell-address table:column="2" table:row="48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04" table:acceptance-state="accepted">
          <table:cell-address table:column="5" table:row="48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05" table:acceptance-state="accepted">
          <table:cell-address table:column="6" table:row="48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06" table:acceptance-state="accepted">
          <table:cell-address table:column="7" table:row="484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07" table:acceptance-state="accepted">
          <table:cell-address table:column="0" table:row="48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08" table:acceptance-state="accepted">
          <table:cell-address table:column="2" table:row="48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09" table:acceptance-state="accepted">
          <table:cell-address table:column="6" table:row="48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10" table:acceptance-state="accepted">
          <table:cell-address table:column="7" table:row="48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11" table:acceptance-state="accepted">
          <table:cell-address table:column="8" table:row="485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12" table:acceptance-state="accepted">
          <table:cell-address table:column="0" table:row="48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13" table:acceptance-state="accepted">
          <table:cell-address table:column="2" table:row="48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14" table:acceptance-state="accepted">
          <table:cell-address table:column="6" table:row="48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15" table:acceptance-state="accepted">
          <table:cell-address table:column="7" table:row="486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16" table:acceptance-state="accepted">
          <table:cell-address table:column="0" table:row="48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17" table:acceptance-state="accepted">
          <table:cell-address table:column="2" table:row="48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18" table:acceptance-state="accepted">
          <table:cell-address table:column="6" table:row="48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19" table:acceptance-state="accepted">
          <table:cell-address table:column="7" table:row="487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20" table:acceptance-state="accepted">
          <table:cell-address table:column="0" table:row="48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21" table:acceptance-state="accepted">
          <table:cell-address table:column="2" table:row="48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22" table:acceptance-state="accepted">
          <table:cell-address table:column="6" table:row="48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23" table:acceptance-state="accepted">
          <table:cell-address table:column="7" table:row="488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24" table:acceptance-state="accepted">
          <table:cell-address table:column="0" table:row="48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25" table:acceptance-state="accepted">
          <table:cell-address table:column="2" table:row="48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26" table:acceptance-state="accepted">
          <table:cell-address table:column="6" table:row="48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27" table:acceptance-state="accepted">
          <table:cell-address table:column="7" table:row="489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28" table:acceptance-state="accepted">
          <table:cell-address table:column="0" table:row="49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29" table:acceptance-state="accepted">
          <table:cell-address table:column="2" table:row="49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30" table:acceptance-state="accepted">
          <table:cell-address table:column="6" table:row="49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31" table:acceptance-state="accepted">
          <table:cell-address table:column="7" table:row="490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32" table:acceptance-state="accepted">
          <table:cell-address table:column="0" table:row="49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33" table:acceptance-state="accepted">
          <table:cell-address table:column="2" table:row="49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34" table:acceptance-state="accepted">
          <table:cell-address table:column="6" table:row="49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  <table:cell-content-change table:id="ct3135" table:acceptance-state="accepted">
          <table:cell-address table:column="7" table:row="491" table:table="0"/>
          <office:change-info>
            <dc:creator>Paul</dc:creator>
            <dc:date>2021-01-25T11:55:16.52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visibility="collapse" table:default-cell-style-name="ce1"/>
        <table:table-column table:style-name="co9" table:number-columns-repeated="16" table:default-cell-style-name="ce1"/>
        <table:table-column table:style-name="co10" table:number-columns-repeated="4" table:default-cell-style-name="ce1"/>
        <table:table-column table:style-name="co11" table:number-columns-repeated="996" table:default-cell-style-name="ce1"/>
        <table:table-row table:style-name="ro1">
          <table:table-cell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table:style-name="ce12"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9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1004"/>
        </table:table-row>
        <table:table-row table:style-name="ro1">
          <table:table-cell/>
          <table:table-cell table:style-name="ce4"/>
          <table:table-cell table:number-columns-repeated="5"/>
          <table:table-cell table:style-name="ce12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 office:value-type="string">
            <text:p>model_state_io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 office:value-type="string">
            <text:p>routing_coefficients.f90</text:p>
          </table:table-cell>
          <table:table-cell table:style-name="ce5" office:value-type="string">
            <text:p>route_sediments.f90</text:p>
          </table:table-cell>
          <table:table-cell office:value-type="string">
            <text:p>muskingum.f90</text:p>
          </table:table-cell>
          <table:table-cell office:value-type="string">
            <text:p>snow_h.f90</text:p>
          </table:table-cell>
          <table:table-cell office:value-type="string">
            <text:p>semres.f90</text:p>
          </table:table-cell>
          <table:table-cell office:value-type="string">
            <text:p>reservoir.f90</text:p>
          </table:table-cell>
          <table:table-cell table:number-columns-repeated="996"/>
        </table:table-row>
        <table:table-row table:style-name="ro1">
          <table:table-cell table:style-name="ce5" office:value-type="string">
            <text:p>a_i30</text:p>
          </table:table-cell>
          <table:table-cell/>
          <table:table-cell table:style-name="ce7" office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erosion_h.90</text:p>
          </table:table-cell>
          <table:table-cell table:style-name="ce12"/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8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aeth</text:p>
          </table:table-cell>
          <table:table-cell/>
          <table:table-cell office:value-type="string">
            <text:p>hourly evapotranspiration</text:p>
          </table:table-cell>
          <table:table-cell table:style-name="ce8"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 table:style-name="ce12"/>
          <table:table-cell office:value-type="string">
            <text:p>R/W</text:p>
          </table:table-cell>
          <table:table-cell table:number-columns-repeated="1015"/>
        </table:table-row>
        <table:table-row table:style-name="ro1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office:value-type="string">
            <text:p>mm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9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style-name="ce12"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area_TC</text:p>
          </table:table-cell>
          <table:table-cell/>
          <table:table-cell office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>
            <text:p><text:span text:style-name="T4">subasin</text:span><text:span text:style-name="T5">,</text:span><text:span text:style-name="T4">nterrain</text:span></text:p>
          </table:table-cell>
          <table:table-cell office:value-type="string">
            <text:p>erosion_h.90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5" office:value-type="string">
            <text:p>b_i30</text:p>
          </table:table-cell>
          <table:table-cell/>
          <table:table-cell table:style-name="ce7" office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erosion_h.90</text:p>
          </table:table-cell>
          <table:table-cell table:style-name="ce12"/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, R</text:p>
          </table:table-cell>
          <table:table-cell table:number-columns-repeated="1014"/>
        </table:table-row>
        <table:table-row table:style-name="ro1">
          <table:table-cell office:value-type="string">
            <text:p>conduns</text:p>
          </table:table-cell>
          <table:table-cell/>
          <table:table-cell office:value-type="string">
            <text:p>unsaturated hydraulic conductivity of a horizon</text:p>
          </table:table-cell>
          <table:table-cell table:number-columns-repeated="2"/>
          <table:table-cell office:value-type="string">
            <text:p>maxhori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cum_deposition_TC</text:p>
          </table:table-cell>
          <table:table-cell/>
          <table:table-cell office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>
            <text:p><text:span text:style-name="T4">subasin</text:span><text:span text:style-name="T5">,</text:span><text:span text:style-name="T4">nterrain</text:span></text:p>
          </table:table-cell>
          <table:table-cell office:value-type="string">
            <text:p>erosion_h.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cum_erosion_TC</text:p>
          </table:table-cell>
          <table:table-cell/>
          <table:table-cell office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>
            <text:p><text:span text:style-name="T4">subasin</text:span><text:span text:style-name="T5">,</text:span><text:span text:style-name="T4">nterrain</text:span></text:p>
          </table:table-cell>
          <table:table-cell office:value-type="string">
            <text:p>erosion_h.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(simulation) 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daymon</text:p>
          </table:table-cell>
          <table:table-cell/>
          <table:table-cell office:value-type="string">
            <text:p>days per month (of current? Year)</text:p>
          </table:table-cell>
          <table:table-cell office:value-type="string">
            <text:p>[-]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table:style-name="ce11" office:value-type="string">
            <text:p>daylastyear</text:p>
          </table:table-cell>
          <table:table-cell/>
          <table:table-cell office:value-type="string">
            <text:p>days simulated in previous simulatio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time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time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8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deep_gw_rescharge</text:p>
          </table:table-cell>
          <table:table-cell/>
          <table:table-cell office:value-type="string">
            <text:p>ground water recharge for each subbasin (output only)</text:p>
          </table:table-cell>
          <table:table-cell table:style-name="ce8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deepgw</text:p>
          </table:table-cell>
          <table:table-cell/>
          <table:table-cell office:value-type="string">
            <text:p>actual deep groundwater storage for each LU in each subbasin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deepgwrtc</text:p>
          </table:table-cell>
          <table:table-cell/>
          <table:table-cell office:value-type="string">
            <text:p>deep groundwater recharge for each TC, summed up onto daily level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deposition_TC</text:p>
          </table:table-cell>
          <table:table-cell/>
          <table:table-cell office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>
            <text:p><text:span text:style-name="T4">subasin</text:span><text:span text:style-name="T5">,</text:span><text:span text:style-name="T4">nterrain</text:span></text:p>
          </table:table-cell>
          <table:table-cell office:value-type="string">
            <text:p>erosion_h.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table:style-name="ce12"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9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9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9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9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9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9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9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9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9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9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downbasin</text:p>
          </table:table-cell>
          <table:table-cell/>
          <table:table-cell office:value-type="string">
            <text:p>Together with upbasin: Ids of upstream and corresponding downstream sub-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dprev</text:p>
          </table:table-cell>
          <table:table-cell/>
          <table:table-cell office:value-type="string">
            <text:p>simulation day number of previous day (related to d)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>
            <text:p>dstart</text:p>
          </table:table-cell>
          <table:table-cell/>
          <table:table-cell office:value-type="string">
            <text:p>start day (of month) of simulation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general_h.f99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dstop</text:p>
          </table:table-cell>
          <table:table-cell/>
          <table:table-cell office:value-type="string">
            <text:p>start day (of month) of simulation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general_h.f99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common_h.f90</text:p>
          </table:table-cell>
          <table:table-cell table:style-name="ce12"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/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mm</text:p>
          </table:table-cell>
          <table:table-cell table:number-columns-repeated="2"/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mm</text:p>
          </table:table-cell>
          <table:table-cell table:number-columns-repeated="2"/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frac_conc2diff</text:p>
          </table:table-cell>
          <table:table-cell/>
          <table:table-cell office:value-type="string">
            <text:p>fraction of rillflow that gets dispersed within the TC</text:p>
          </table:table-cell>
          <table:table-cell office:value-type="string">
            <text:p>-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frac_diff2conc</text:p>
          </table:table-cell>
          <table:table-cell/>
          <table:table-cell office:value-type="string">
            <text:p>fraction of sheetflow that gets concentrated within the TC</text:p>
          </table:table-cell>
          <table:table-cell office:value-type="string">
            <text:p>-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12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ntcinst,maxsoil</text:p>
          </table:table-cell>
          <table:table-cell/>
          <table:table-cell table:style-name="ce12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ntcinst</text:p>
          </table:table-cell>
          <table:table-cell/>
          <table:table-cell table:style-name="ce12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12" office:value-type="string">
            <text:p>shared_data.f90</text:p>
          </table:table-cell>
          <table:table-cell table:number-columns-repeated="1016"/>
        </table:table-row>
        <table:table-row table:style-name="ro1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8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hfrac</text:p>
          </table:table-cell>
          <table:table-cell/>
          <table:table-cell office:value-type="string">
            <text:p>fraction of depth of lowest horizon to be reached by roots</text:p>
          </table:table-cell>
          <table:table-cell office:value-type="string">
            <text:p>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horitemp</text:p>
          </table:table-cell>
          <table:table-cell/>
          <table:table-cell office:value-type="string">
            <text:p>Relative distribution of free pore space along horizons of current profile (?)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8"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style-name="ce12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style-name="ce12"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style-name="ce12"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hortf</text:p>
          </table:table-cell>
          <table:table-cell/>
          <table:table-cell office:value-type="string">
            <text:p>hortonian overland flow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8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ntcinst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/>
          <table:table-cell table:style-name="ce12"/>
          <table:table-cell table:number-columns-repeated="1016"/>
        </table:table-row>
        <table:table-row table:style-name="ro3">
          <table:table-cell office:value-type="string">
            <text:p>hrout</text:p>
          </table:table-cell>
          <table:table-cell/>
          <table:table-cell table:style-name="ce13" office:value-type="string">
            <text:p>memory for triangular unit hydrograph (allochtonous runoff)</text:p>
          </table:table-cell>
          <table:table-cell table:number-columns-repeated="2"/>
          <table:table-cell office:value-type="string">
            <text:p><text:span text:style-name="T5">[dyn], </text:span>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3"/>
          <table:table-cell office:value-type="string">
            <text:p>w/r</text:p>
          </table:table-cell>
          <table:table-cell table:number-columns-repeated="1002"/>
        </table:table-row>
        <table:table-row table:style-name="ro3">
          <table:table-cell table:style-name="ce11" office:value-type="string">
            <text:p>hrout_intern</text:p>
          </table:table-cell>
          <table:table-cell/>
          <table:table-cell table:style-name="ce13" office:value-type="string">
            <text:p>memory for triangular unit hydrograph (autochtonous runoff)</text:p>
          </table:table-cell>
          <table:table-cell table:number-columns-repeated="2"/>
          <table:table-cell office:value-type="string">
            <text:p><text:span text:style-name="T5">[dyn], </text:span>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(-type ?)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12"/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12"/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 (indexed by LU-type)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12" office:value-type="string">
            <text:p>shared_data.f90</text:p>
          </table:table-cell>
          <table:table-cell table:number-columns-repeated="1016"/>
        </table:table-row>
        <table:table-row table:style-name="ro1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12" office:value-type="string">
            <text:p>shared_data.f90</text:p>
          </table:table-cell>
          <table:table-cell table:number-columns-repeated="1016"/>
        </table:table-row>
        <table:table-row table:style-name="ro1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/R</text:p>
          </table:table-cell>
          <table:table-cell table:number-columns-repeated="9"/>
          <table:table-cell office:value-type="string">
            <text:p>climo.f90, reservoir.f90, routing.f90</text:p>
          </table:table-cell>
          <table:table-cell table:number-columns-repeated="1004"/>
        </table:table-row>
        <table:table-row table:style-name="ro1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/R</text:p>
          </table:table-cell>
          <table:table-cell table:number-columns-repeated="1014"/>
        </table:table-row>
        <table:table-row table:style-name="ro1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table:style-name="ce12"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12" office:value-type="string">
            <text:p>soilwat.f90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/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12" office:value-type="string">
            <text:p>soilwat.f90</text:p>
          </table:table-cell>
          <table:table-cell office:value-type="string">
            <text:p>W/R</text:p>
          </table:table-cell>
          <table:table-cell table:number-columns-repeated="9"/>
          <table:table-cell office:value-type="string">
            <text:p>precip_eff</text:p>
          </table:table-cell>
          <table:table-cell table:number-columns-repeated="1005"/>
        </table:table-row>
        <table:table-row table:style-name="ro1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8" office:value-type="string">
            <text:p>maxsoil</text:p>
          </table:table-cell>
          <table:table-cell table:style-name="ce8"/>
          <table:table-cell table:style-name="ce12"/>
          <table:table-cell table:number-columns-repeated="1016"/>
        </table:table-row>
        <table:table-row table:style-name="ro1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</text:p>
          </table:table-cell>
          <table:table-cell table:style-name="ce8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intc_evap</text:p>
          </table:table-cell>
          <table:table-cell table:style-name="ce8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8" office:value-type="string">
            <text:p>Maxsoil</text:p>
          </table:table-cell>
          <table:table-cell/>
          <table:table-cell table:style-name="ce12" office:value-type="string">
            <text:p>soilwat.f9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table:style-name="ce12" office:value-type="string">
            <text:p>hymo.f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12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8" office:value-type="string">
            <text:p>Maxsoil</text:p>
          </table:table-cell>
          <table:table-cell table:style-name="ce8"/>
          <table:table-cell table:style-name="ce12" office:value-type="string">
            <text:p>soilwat.f90</text:p>
          </table:table-cell>
          <table:table-cell office:value-type="string">
            <text:p>W</text:p>
          </table:table-cell>
          <table:table-cell table:number-columns-repeated="9"/>
          <table:table-cell office:value-type="string">
            <text:p>intercept_act</text:p>
          </table:table-cell>
          <table:table-cell table:number-columns-repeated="1005"/>
        </table:table-row>
        <table:table-row table:style-name="ro1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8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</text:p>
          </table:table-cell>
          <table:table-cell table:style-name="ce8"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Intercept</text:p>
          </table:table-cell>
          <table:table-cell/>
          <table:table-cell table:style-name="ce8" office:value-type="string">
            <text:p>interception storage of each SC in each TC (mm)</text:p>
          </table:table-cell>
          <table:table-cell table:style-name="ce8" office:value-type="string">
            <text:p>mm</text:p>
          </table:table-cell>
          <table:table-cell/>
          <table:table-cell office:value-type="string">
            <text:p>ntcinst,maxsoil</text:p>
          </table:table-cell>
          <table:table-cell office:value-type="string">
            <text:p>hymo_h.f90</text:p>
          </table:table-cell>
          <table:table-cell table:style-name="ce12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015"/>
        </table:table-row>
        <table:table-row table:style-name="ro1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style-name="ce12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</text:p>
          </table:table-cell>
          <table:table-cell table:style-name="ce8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12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kfkorr</text:p>
          </table:table-cell>
          <table:table-cell/>
          <table:table-cell office:value-type="string">
            <text:p>Coefficient for time-invariantvariant kfcorr</text:p>
          </table:table-cell>
          <table:table-cell table:number-columns-repeated="4"/>
          <table:table-cell table:style-name="ce12"/>
          <table:table-cell table:number-columns-repeated="1016"/>
        </table:table-row>
        <table:table-row table:style-name="ro1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 table:style-name="ce12"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kfkorr_day</text:p>
          </table:table-cell>
          <table:table-cell/>
          <table:table-cell office:value-type="string">
            <text:p>Computed 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 table:style-name="ce12"/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kfkorrc</text:p>
          </table:table-cell>
          <table:table-cell/>
          <table:table-cell office:value-type="string">
            <text:p>Temporally constant 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table:style-name="ce14" office:value-type="string">
            <text:p>hymo_h.f90</text:p>
          </table:table-cell>
          <table:table-cell table:style-name="ce12"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kfsu</text:p>
          </table:table-cell>
          <table:table-cell/>
          <table:table-cell office:value-type="string">
            <text:p>hydr. conductivity of bedrock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 table:style-name="ce14"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style-name="ce12"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8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lakeinflow</text:p>
          </table:table-cell>
          <table:table-cell/>
          <table:table-cell office:value-type="string">
            <text:p>river inflow (into lakes?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lakewater_hrr</text:p>
          </table:table-cell>
          <table:table-cell/>
          <table:table-cell office:value-type="string">
            <text:p>water retention in the hypothetical representative reservoir from each class</text:p>
          </table:table-cell>
          <table:table-cell office:value-type="string">
            <text:p>m**3</text:p>
          </table:table-cell>
          <table:table-cell/>
          <table:table-cell office:value-type="string">
            <text:p>366*nt,subasin,5</text:p>
          </table:table-cell>
          <table:table-cell office:value-type="string">
            <text:p>lake_h.f90</text:p>
          </table:table-cell>
          <table:table-cell table:style-name="ce12"/>
          <table:table-cell table:number-columns-repeated="9"/>
          <table:table-cell office:value-type="string">
            <text:p>R</text:p>
          </table:table-cell>
          <table:table-cell table:number-columns-repeated="1006"/>
        </table:table-row>
        <table:table-row table:style-name="ro1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8" office:value-type="string">
            <text:p>m**3</text:p>
          </table:table-cell>
          <table:table-cell/>
          <table:table-cell office:value-type="string">
            <text:p>ntcinst,maxthickness/500+1</text:p>
          </table:table-cell>
          <table:table-cell office:value-type="string">
            <text:p>hymo_h.f90</text:p>
          </table:table-cell>
          <table:table-cell table:style-name="ce12"/>
          <table:table-cell office:value-type="string">
            <text:p>R/W</text:p>
          </table:table-cell>
          <table:table-cell table:number-columns-repeated="1015"/>
        </table:table-row>
        <table:table-row table:style-name="ro1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luid_instance</text:p>
          </table:table-cell>
          <table:table-cell/>
          <table:table-cell office:value-type="string">
            <text:p>(internal) id of LU-instance (unique subbas-LU-combination)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luse_lu</text:p>
          </table:table-cell>
          <table:table-cell/>
          <table:table-cell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1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luse_subbas</text:p>
          </table:table-cell>
          <table:table-cell/>
          <table:table-cell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0</text:p>
          </table:table-cell>
          <table:table-cell table:style-name="ce12"/>
          <table:table-cell/>
          <table:table-cell office:value-type="string">
            <text:p>W/R</text:p>
          </table:table-cell>
          <table:table-cell table:number-columns-repeated="1014"/>
        </table:table-row>
        <table:table-row table:style-name="ro1">
          <table:table-cell office:value-type="string">
            <text:p>luse_tc</text:p>
          </table:table-cell>
          <table:table-cell/>
          <table:table-cell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2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macro</text:p>
          </table:table-cell>
          <table:table-cell/>
          <table:table-cell office:value-type="string">
            <text:p>macroporosity?</text:p>
          </table:table-cell>
          <table:table-cell table:number-columns-repeated="2"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Maxsoter</text:p>
          </table:table-cell>
          <table:table-cell/>
          <table:table-cell office:value-type="string">
            <text:p>MAXIMUM NUMBER OF LUs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5"/>
          <table:table-cell office:value-type="string">
            <text:p>Maxlu</text:p>
          </table:table-cell>
          <table:table-cell table:number-columns-repeated="1005"/>
        </table:table-row>
        <table:table-row table:style-name="ro1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merkalluv</text:p>
          </table:table-cell>
          <table:table-cell/>
          <table:table-cell office:value-type="string">
            <text:p>fraction of SVC covered by alluvial soil (i.e. 0 or fraction of SVC)</text:p>
          </table:table-cell>
          <table:table-cell office:value-type="string">
            <text:p>-</text:p>
          </table:table-cell>
          <table:table-cell/>
          <table:table-cell table:style-name="ce5" office:value-type="string">
            <text:p>nbr_svc(tcid_instance2)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mon_day</text:p>
          </table:table-cell>
          <table:table-cell/>
          <table:table-cell office:value-type="string">
            <text:p>start day of month (julian day)</text:p>
          </table:table-cell>
          <table:table-cell office:value-type="string">
            <text:p>julian day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table:style-name="ce5" office:value-type="string">
            <text:p>msk_k</text:p>
          </table:table-cell>
          <table:table-cell/>
          <table:table-cell table:style-name="ce7" office:value-type="string">
            <text:p>weighting factor controlling relative importance of inflow rate and outflow rate in determining storage on reach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5" office:value-type="string">
            <text:p>msk_x</text:p>
          </table:table-cell>
          <table:table-cell/>
          <table:table-cell table:style-name="ce7" office:value-type="string">
            <text:p>storage time constant for the reach on current day (hours)</text:p>
          </table:table-cell>
          <table:table-cell office:value-type="string">
            <text:p>hours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8"/>
          <table:table-cell office:value-type="string">
            <text:p>W</text:p>
          </table:table-cell>
          <table:table-cell table:number-columns-repeated="1004"/>
        </table:table-row>
        <table:table-row table:style-name="ro1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12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n_sed_class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3"/>
          <table:table-cell table:style-name="ce12"/>
          <table:table-cell table:number-columns-repeated="1016"/>
        </table:table-row>
        <table:table-row table:style-name="ro1">
          <table:table-cell office:value-type="string">
            <text:p>na</text:p>
          </table:table-cell>
          <table:table-cell/>
          <table:table-cell office:value-type="string">
            <text:p>soil pore volume to be filled by infiltrating water</text:p>
          </table:table-cell>
          <table:table-cell table:style-name="ce8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>
            <text:p>namic</text:p>
          </table:table-cell>
          <table:table-cell/>
          <table:table-cell office:value-type="string">
            <text:p>effective refillable porosity in micropores</text:p>
          </table:table-cell>
          <table:table-cell office:value-type="string">
            <text:p>[-]</text:p>
          </table:table-cell>
          <table:table-cell table:number-columns-repeated="2"/>
          <table:table-cell office:value-type="string">
            <text:p>soilwat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nbr_svc</text:p>
          </table:table-cell>
          <table:table-cell office:value-type="string">
            <text:p>nbrsoil</text:p>
          </table:table-cell>
          <table:table-cell table:style-name="ce8" office:value-type="string">
            <text:p>number of soils / SVCs in each instance of Subbas/LU/TC-combination (indexed by TC-instance)</text:p>
          </table:table-cell>
          <table:table-cell table:style-name="ce8" office:value-type="string">
            <text:p>Count</text:p>
          </table:table-cell>
          <table:table-cell table:style-name="ce8"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12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/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nbrrooth</text:p>
          </table:table-cell>
          <table:table-cell/>
          <table:table-cell office:value-type="string">
            <text:p>determine 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12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npointsxsect</text:p>
          </table:table-cell>
          <table:table-cell/>
          <table:table-cell office:value-type="string">
            <text:p>number of points (x,y) along the cross sections and also number of cross sections at the strategic reservoirs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reservoir_lake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Nsoter</text:p>
          </table:table-cell>
          <table:table-cell/>
          <table:table-cell office:value-type="string">
            <text:p>TOTAL NUMBER OF landscape UNITS (types)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5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1004"/>
        </table:table-row>
        <table:table-row table:style-name="ro1">
          <table:table-cell office:value-type="string">
            <text:p>Nsvc</text:p>
          </table:table-cell>
          <table:table-cell/>
          <table:table-cell office:value-type="string">
            <text:p>TOTAL NUMBER OF SVC IN STUDY AREA (i.e. svc-typ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ntcinst</text:p>
          </table:table-cell>
          <table:table-cell office:value-type="string">
            <text:p>nmunsutc, sv_comb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5"/>
          <table:table-cell office:value-type="string">
            <text:p>Nntcinst</text:p>
          </table:table-cell>
          <table:table-cell office:value-type="string">
            <text:p>Eva</text:p>
          </table:table-cell>
          <table:table-cell table:number-columns-repeated="1004"/>
        </table:table-row>
        <table:table-row table:style-name="ro1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nxsection_res</text:p>
          </table:table-cell>
          <table:table-cell/>
          <table:table-cell office:value-type="string">
            <text:p>number of cross sections at the strategic reservoirs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reservoir_lake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</text:p>
          </table:table-cell>
          <table:table-cell/>
          <table:table-cell office:value-type="string">
            <text:p>wetted perimeter</text:p>
          </table:table-cell>
          <table:table-cell office:value-type="string">
            <text:p>m</text:p>
          </table:table-cell>
          <table:table-cell/>
          <table:table-cell office:value-type="string">
            <text:p>'-</text:p>
          </table:table-cell>
          <table:table-cell office:value-type="string">
            <text:p>muskingum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Pet</text:p>
          </table:table-cell>
          <table:table-cell/>
          <table:table-cell office:value-type="string">
            <text:p>daily potential evapotranspiration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8"/>
          <table:table-cell office:value-type="string">
            <text:p>W</text:p>
          </table:table-cell>
          <table:table-cell table:number-columns-repeated="1007"/>
        </table:table-row>
        <table:table-row table:style-name="ro1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12" office:value-type="string">
            <text:p>soilwat.f90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12" office:value-type="string">
            <text:p>soilwat.f90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style-name="ce12"/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2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8"/>
        </table:table-row>
        <table:table-row table:style-name="ro1">
          <table:table-cell office:value-type="string">
            <text:p>prout</text:p>
          </table:table-cell>
          <table:table-cell/>
          <table:table-cell office:value-type="string">
            <text:p>routing parameter (lag time and retention time)</text:p>
          </table:table-cell>
          <table:table-cell office:value-type="string">
            <text:p>days</text:p>
          </table:table-cell>
          <table:table-cell/>
          <table:table-cell office:value-type="string">
            <text:p>subasin,2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3"/>
          <table:table-cell office:value-type="string">
            <text:p>w/r</text:p>
          </table:table-cell>
          <table:table-cell table:number-columns-repeated="1002"/>
        </table:table-row>
        <table:table-row table:style-name="ro1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 table:style-name="ce12"/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</text:p>
          </table:table-cell>
          <table:table-cell table:style-name="ce8" office:value-type="string">
            <text:p>M**3</text:p>
          </table:table-cell>
          <table:table-cell table:number-columns-repeated="3"/>
          <table:table-cell table:style-name="ce12" office:value-type="string">
            <text:p>soilwat.f90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q_surf_out</text:p>
          </table:table-cell>
          <table:table-cell/>
          <table:table-cell table:style-name="ce7" office:value-type="string">
            <text:p>surface runoff towards lower TC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2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8" office:value-type="string">
            <text:p>surface runoff towards lower TC</text:p>
          </table:table-cell>
          <table:table-cell table:style-name="ce8" office:value-type="string">
            <text:p>M**3</text:p>
          </table:table-cell>
          <table:table-cell table:number-columns-repeated="3"/>
          <table:table-cell table:style-name="ce12" office:value-type="string">
            <text:p>soilwat.f9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qin</text:p>
          </table:table-cell>
          <table:table-cell/>
          <table:table-cell office:value-type="string">
            <text:p>runoff into the Sub-basins in current timestep</text:p>
          </table:table-cell>
          <table:table-cell office:value-type="string">
            <text:p>[m**3/s]</text:p>
          </table:table-cell>
          <table:table-cell/>
          <table:table-cell office:value-type="string">
            <text:p>subasin</text:p>
          </table:table-cell>
          <table:table-cell office:value-type="string">
            <text:p>allocate_routing.var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qin_sed</text:p>
          </table:table-cell>
          <table:table-cell/>
          <table:table-cell office:value-type="string">
            <text:p>Sediment inflow into the Sub-basins in current timestep</text:p>
          </table:table-cell>
          <table:table-cell office:value-type="string">
            <text:p>[t/d]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1005"/>
        </table:table-row>
        <table:table-row table:style-name="ro1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2" office:value-type="string">
            <text:p>soilwat.f90</text:p>
          </table:table-cell>
          <table:table-cell office:value-type="string">
            <text:p>W</text:p>
          </table:table-cell>
          <table:table-cell table:number-columns-repeated="9"/>
          <table:table-cell office:value-type="string">
            <text:p>Infilt_exs1</text:p>
          </table:table-cell>
          <table:table-cell table:number-columns-repeated="1005"/>
        </table:table-row>
        <table:table-row table:style-name="ro1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4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qout</text:p>
          </table:table-cell>
          <table:table-cell/>
          <table:table-cell office:value-type="string">
            <text:p>runoff out of the Sub-basins</text:p>
          </table:table-cell>
          <table:table-cell office:value-type="string">
            <text:p>[m**3/s]</text:p>
          </table:table-cell>
          <table:table-cell/>
          <table:table-cell office:value-type="string">
            <text:p>[variable],subasin</text:p>
          </table:table-cell>
          <table:table-cell office:value-type="string">
            <text:p>allocate_routing.var</text:p>
          </table:table-cell>
          <table:table-cell table:style-name="ce12"/>
          <table:table-cell table:number-columns-repeated="5"/>
          <table:table-cell office:value-type="string">
            <text:p>A/R</text:p>
          </table:table-cell>
          <table:table-cell table:number-columns-repeated="7"/>
          <table:table-cell office:value-type="string">
            <text:p>A/R</text:p>
          </table:table-cell>
          <table:table-cell table:number-columns-repeated="1002"/>
        </table:table-row>
        <table:table-row table:style-name="ro1">
          <table:table-cell office:value-type="string">
            <text:p>!qsediment</text:p>
          </table:table-cell>
          <table:table-cell/>
          <table:table-cell table:style-name="ce7" office:value-type="string">
            <text:p>daily total sediment output</text:p>
          </table:table-cell>
          <table:table-cell table:style-name="ce7" office:value-type="string">
            <text:p>tons/day</text:p>
          </table:table-cell>
          <table:table-cell/>
          <table:table-cell office:value-type="string">
            <text:p>[variable],subasin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table:style-name="ce5" office:value-type="string">
            <text:p>qsediment2_t</text:p>
          </table:table-cell>
          <table:table-cell office:value-type="string">
            <text:p>Riverflow</text:p>
          </table:table-cell>
          <table:table-cell table:style-name="ce7" office:value-type="string">
            <text:p>total sediment leaving reach (sum of all size classes</text:p>
          </table:table-cell>
          <table:table-cell table:style-name="ce7" office:value-type="string">
            <text:p>tons/timestep</text:p>
          </table:table-cell>
          <table:table-cell/>
          <table:table-cell office:value-type="string">
            <text:p>366,nt,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5"/>
          <table:table-cell office:value-type="string">
            <text:p>W/R</text:p>
          </table:table-cell>
          <table:table-cell table:number-columns-repeated="1010"/>
        </table:table-row>
        <table:table-row table:style-name="ro1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8" office:value-type="string">
            <text:p>m³/d</text:p>
          </table:table-cell>
          <table:table-cell/>
          <table:table-cell office:value-type="string">
            <text:p>maxsoter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 office:value-type="string">
            <text:p>m³</text:p>
          </table:table-cell>
          <table:table-cell/>
          <table:table-cell table:style-name="ce8" office:value-type="string">
            <text:p>Maxsoil</text:p>
          </table:table-cell>
          <table:table-cell table:style-name="ce8" office:value-type="string">
            <text:p>soilwat.f90</text:p>
          </table:table-cell>
          <table:table-cell table:style-name="ce12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r_cover</text:p>
          </table:table-cell>
          <table:table-cell/>
          <table:table-cell table:style-name="ce7" office:value-type="string">
            <text:p>channel cover factor</text:p>
          </table:table-cell>
          <table:table-cell office:value-type="string">
            <text:p>0-1</text:p>
          </table:table-cell>
          <table:table-cell table:number-columns-repeated="2"/>
          <table:table-cell office:value-type="string">
            <text:p>routing_h.f90</text:p>
          </table:table-cell>
          <table:table-cell table:style-name="ce12"/>
          <table:table-cell table:number-columns-repeated="13"/>
          <table:table-cell office:value-type="string">
            <text:p>r</text:p>
          </table:table-cell>
          <table:table-cell table:number-columns-repeated="1002"/>
        </table:table-row>
        <table:table-row table:style-name="ro1">
          <table:table-cell office:value-type="string">
            <text:p>r_depth</text:p>
          </table:table-cell>
          <table:table-cell/>
          <table:table-cell office:value-type="string">
            <text:p>river channel depth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r_depth_cur</text:p>
          </table:table-cell>
          <table:table-cell/>
          <table:table-cell office:value-type="string">
            <text:p>current river depth at calculation step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4"/>
          <table:table-cell office:value-type="string">
            <text:p>W</text:p>
          </table:table-cell>
          <table:table-cell table:number-columns-repeated="1001"/>
        </table:table-row>
        <table:table-row table:style-name="ro1">
          <table:table-cell table:style-name="ce5" office:value-type="string">
            <text:p>r_efactor</text:p>
          </table:table-cell>
          <table:table-cell/>
          <table:table-cell table:style-name="ce7" office:value-type="string">
            <text:p>channel erodibility factor (0.0-1.0)</text:p>
          </table:table-cell>
          <table:table-cell office:value-type="string">
            <text:p>0-1</text:p>
          </table:table-cell>
          <table:table-cell/>
          <table:table-cell office:value-type="string">
            <text:p>'-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3"/>
          <table:table-cell office:value-type="string">
            <text:p>r</text:p>
          </table:table-cell>
          <table:table-cell table:number-columns-repeated="1002"/>
        </table:table-row>
        <table:table-row table:style-name="ro1">
          <table:table-cell office:value-type="string">
            <text:p>r_infil</text:p>
          </table:table-cell>
          <table:table-cell/>
          <table:table-cell office:value-type="string">
            <text:p>transmission losses from reach in time step in current reach</text:p>
          </table:table-cell>
          <table:table-cell office:value-type="string">
            <text:p>m**3</text:p>
          </table:table-cell>
          <table:table-cell table:number-columns-repeated="3"/>
          <table:table-cell table:style-name="ce12"/>
          <table:table-cell table:number-columns-repeated="1016"/>
        </table:table-row>
        <table:table-row table:style-name="ro1">
          <table:table-cell office:value-type="string">
            <text:p>r_ksat</text:p>
          </table:table-cell>
          <table:table-cell/>
          <table:table-cell office:value-type="string">
            <text:p>effective hydraulic conductivity of main channel alluvium</text:p>
          </table:table-cell>
          <table:table-cell office:value-type="string">
            <text:p>mm/h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3"/>
          <table:table-cell office:value-type="string">
            <text:p>w</text:p>
          </table:table-cell>
          <table:table-cell table:number-columns-repeated="1002"/>
        </table:table-row>
        <table:table-row table:style-name="ro1">
          <table:table-cell office:value-type="string">
            <text:p>r_length</text:p>
          </table:table-cell>
          <table:table-cell/>
          <table:table-cell office:value-type="string">
            <text:p>river length</text:p>
          </table:table-cell>
          <table:table-cell office:value-type="string">
            <text:p>k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3"/>
          <table:table-cell office:value-type="string">
            <text:p>w/r</text:p>
          </table:table-cell>
          <table:table-cell table:number-columns-repeated="1002"/>
        </table:table-row>
        <table:table-row table:style-name="ro1">
          <table:table-cell table:style-name="ce5" office:value-type="string">
            <text:p>r_sediment_storage</text:p>
          </table:table-cell>
          <table:table-cell/>
          <table:table-cell table:style-name="ce7" office:value-type="string">
            <text:p>sediment storage in reach (for current day and output only)</text:p>
          </table:table-cell>
          <table:table-cell office:value-type="string">
            <text:p>t</text:p>
          </table:table-cell>
          <table:table-cell/>
          <table:table-cell table:style-name="ce5" office:value-type="string">
            <text:p>subasin</text:p>
          </table:table-cell>
          <table:table-cell office:value-type="string">
            <text:p>routing_new.f90</text:p>
          </table:table-cell>
          <table:table-cell table:style-name="ce12"/>
          <table:table-cell table:number-columns-repeated="13"/>
          <table:table-cell office:value-type="string">
            <text:p>W</text:p>
          </table:table-cell>
          <table:table-cell table:number-columns-repeated="1002"/>
        </table:table-row>
        <table:table-row table:style-name="ro1">
          <table:table-cell office:value-type="string">
            <text:p>r_storage</text:p>
          </table:table-cell>
          <table:table-cell/>
          <table:table-cell office:value-type="string">
            <text:p>storage volume in river reach</text:p>
          </table:table-cell>
          <table:table-cell office:value-type="string">
            <text:p>m3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4"/>
          <table:table-cell office:value-type="string">
            <text:p>W/R</text:p>
          </table:table-cell>
          <table:table-cell/>
          <table:table-cell office:value-type="string">
            <text:p>W</text:p>
          </table:table-cell>
          <table:table-cell table:number-columns-repeated="999"/>
        </table:table-row>
        <table:table-row table:style-name="ro1">
          <table:table-cell office:value-type="string">
            <text:p>r_width</text:p>
          </table:table-cell>
          <table:table-cell/>
          <table:table-cell office:value-type="string">
            <text:p>river channel width (bankful width)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r_width_fp</text:p>
          </table:table-cell>
          <table:table-cell/>
          <table:table-cell office:value-type="string">
            <text:p>river bottom width of floodplain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daily mean shortwave radiation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Radex</text:p>
          </table:table-cell>
          <table:table-cell/>
          <table:table-cell office:value-type="string">
            <text:p>incoming radiation above atmosphere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12"/>
          <table:table-cell office:value-type="string">
            <text:p>R</text:p>
          </table:table-cell>
          <table:table-cell table:number-columns-repeated="1003"/>
        </table:table-row>
        <table:table-row table:style-name="ro1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size(latred,2)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res_flag</text:p>
          </table:table-cell>
          <table:table-cell/>
          <table:table-cell office:value-type="string">
            <text:p>flag: does a subbasin contain a strategic reservoir?</text:p>
          </table:table-cell>
          <table:table-cell office:value-type="string">
            <text:p>.true./.false.</text:p>
          </table:table-cell>
          <table:table-cell/>
          <table:table-cell office:value-type="string">
            <text:p>subasin</text:p>
          </table:table-cell>
          <table:table-cell office:value-type="string">
            <text:p>reservoir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5" office:value-type="string">
            <text:p>river_infiltration_t</text:p>
          </table:table-cell>
          <table:table-cell/>
          <table:table-cell office:value-type="string">
            <text:p>infiltration into riverbed, loss from model domain</text:p>
          </table:table-cell>
          <table:table-cell office:value-type="string">
            <text:p>m**3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r</text:p>
          </table:table-cell>
          <table:table-cell table:number-columns-repeated="10"/>
          <table:table-cell office:value-type="string">
            <text:p>w</text:p>
          </table:table-cell>
          <table:table-cell table:number-columns-repeated="1002"/>
        </table:table-row>
        <table:table-row table:style-name="ro1">
          <table:table-cell table:style-name="ce5" office:value-type="string">
            <text:p>river_sediment_storage</text:p>
          </table:table-cell>
          <table:table-cell/>
          <table:table-cell table:style-name="ce7" office:value-type="string">
            <text:p>sediment storage in reach (for output only, if enabled)</text:p>
          </table:table-cell>
          <table:table-cell office:value-type="string">
            <text:p>t</text:p>
          </table:table-cell>
          <table:table-cell/>
          <table:table-cell office:value-type="string">
            <text:p>366,nt,subasin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table:style-name="ce5" office:value-type="string">
            <text:p>riverbed_storage</text:p>
          </table:table-cell>
          <table:table-cell/>
          <table:table-cell table:style-name="ce7" office:value-type="string">
            <text:p>temporary storage of sediment on top of the riverbed in river reach (=deposited sediments?)</text:p>
          </table:table-cell>
          <table:table-cell office:value-type="string">
            <text:p>t</text:p>
          </table:table-cell>
          <table:table-cell/>
          <table:table-cell table:style-name="ce5" office:value-type="string">
            <text:p>subasin,n_sed_class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9"/>
          <table:table-cell office:value-type="string">
            <text:p>R/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R/W</text:p>
          </table:table-cell>
          <table:table-cell table:number-columns-repeated="1000"/>
        </table:table-row>
        <table:table-row table:style-name="ro1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12" office:value-type="string">
            <text:p>soilwat.f9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ntcinst</text:p>
          </table:table-cell>
          <table:table-cell/>
          <table:table-cell table:style-name="ce12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style-name="ce12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runoff_TC</text:p>
          </table:table-cell>
          <table:table-cell/>
          <table:table-cell office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>
            <text:p><text:span text:style-name="T4">subasin</text:span><text:span text:style-name="T5">,</text:span><text:span text:style-name="T4">nterrain</text:span></text:p>
          </table:table-cell>
          <table:table-cell office:value-type="string">
            <text:p>erosion_h.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table:style-name="ce12" office:value-type="string">
            <text:p>hymo.f</text:p>
          </table:table-cell>
          <table:table-cell table:number-columns-repeated="1016"/>
        </table:table-row>
        <table:table-row table:style-name="ro1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table:style-name="ce12" office:value-type="string">
            <text:p>hymo.f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sdr_lu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style-name="ce12"/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12"/>
        </table:table-row>
        <table:table-row table:style-name="ro1">
          <table:table-cell office:value-type="string">
            <text:p>sdr_tc</text:p>
          </table:table-cell>
          <table:table-cell/>
          <table:table-cell office:value-type="string">
            <text:p>optionally specified sediment delivery ratio for Tcs</text:p>
          </table:table-cell>
          <table:table-cell office:value-type="string">
            <text:p>0-1</text:p>
          </table:table-cell>
          <table:table-cell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seasonality_c</text:p>
          </table:table-cell>
          <table:table-cell/>
          <table:table-cell office:value-type="string">
            <text:p>key points (nodes) for seasonal dynamics of C-factor</text:p>
          </table:table-cell>
          <table:table-cell office:value-type="string">
            <text:p>Dayofyear</text:p>
          </table:table-cell>
          <table:table-cell/>
          <table:table-cell office:value-type="string">
            <text:p>1:Subbasin,(1:4)*simulation_years</text:p>
          </table:table-cell>
          <table:table-cell office:value-type="string">
            <text:p>erosion_h.90</text:p>
          </table:table-cell>
          <table:table-cell table:style-name="ce12"/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1:Subbasin,(1:4)*simulation_years</text:p>
          </table:table-cell>
          <table:table-cell office:value-type="string">
            <text:p>erosion_h.90</text:p>
          </table:table-cell>
          <table:table-cell table:style-name="ce12"/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table:style-name="ce5" office:value-type="string">
            <text:p>sed_storage</text:p>
          </table:table-cell>
          <table:table-cell/>
          <table:table-cell table:style-name="ce7" office:value-type="string">
            <text:p>amount of suspended sediment stored in river reach for each particle size class k in current timestep</text:p>
          </table:table-cell>
          <table:table-cell office:value-type="string">
            <text:p>t</text:p>
          </table:table-cell>
          <table:table-cell/>
          <table:table-cell table:style-name="ce5" office:value-type="string">
            <text:p>subasin,n_sed_class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>
            <text:p>sed_yield_TC</text:p>
          </table:table-cell>
          <table:table-cell/>
          <table:table-cell office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>
            <text:p><text:span text:style-name="T4">subasin</text:span><text:span text:style-name="T5">,</text:span><text:span text:style-name="T4">nterrain</text:span></text:p>
          </table:table-cell>
          <table:table-cell office:value-type="string">
            <text:p>erosion_h.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8" office:value-type="string">
            <text:p>366,nt,subasin,n_sed_class</text:p>
          </table:table-cell>
          <table:table-cell office:value-type="string">
            <text:p>erosion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edout_lu</text:p>
          </table:table-cell>
          <table:table-cell/>
          <table:table-cell office:value-type="string">
            <text:p>sediment output of Lus (output only)</text:p>
          </table:table-cell>
          <table:table-cell office:value-type="string">
            <text:p>t</text:p>
          </table:table-cell>
          <table:table-cell/>
          <table:table-cell office:value-type="string">
            <text:p>366,nt,nsoter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 and timestep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12" office:value-type="string">
            <text:p>shared_data.f90</text:p>
          </table:table-cell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slope</text:p>
          </table:table-cell>
          <table:table-cell/>
          <table:table-cell office:value-type="string">
            <text:p>slope of terrain component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12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8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12"/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8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7"/>
          <table:table-cell office:value-type="string">
            <text:p>soilm_lu</text:p>
          </table:table-cell>
          <table:table-cell table:number-columns-repeated="1005"/>
        </table:table-row>
        <table:table-row table:style-name="ro1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12"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ntcinst</text:p>
          </table:table-cell>
          <table:table-cell office:value-type="string">
            <text:p>hymo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5" office:value-type="string">
            <text:p>spcon</text:p>
          </table:table-cell>
          <table:table-cell/>
          <table:table-cell office:value-type="string">
            <text:p>linear parameter for calculating sediment reentrained in channel sediment routing</text:p>
          </table:table-cell>
          <table:table-cell table:style-name="ce7" office:value-type="string">
            <text:p>0.0001-0.01</text:p>
          </table:table-cell>
          <table:table-cell table:number-columns-repeated="3"/>
          <table:table-cell table:style-name="ce12"/>
          <table:table-cell table:number-columns-repeated="1016"/>
        </table:table-row>
        <table:table-row table:style-name="ro1">
          <table:table-cell table:style-name="ce7" office:value-type="string">
            <text:p>spexp</text:p>
          </table:table-cell>
          <table:table-cell/>
          <table:table-cell office:value-type="string">
            <text:p>Exponent parameter for calculating sediment reentrained in channel sediment routing</text:p>
          </table:table-cell>
          <table:table-cell table:style-name="ce7" office:value-type="string">
            <text:p>1.0-1.5</text:p>
          </table:table-cell>
          <table:table-cell table:number-columns-repeated="3"/>
          <table:table-cell table:style-name="ce12"/>
          <table:table-cell table:number-columns-repeated="1016"/>
        </table:table-row>
        <table:table-row table:style-name="ro1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params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5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1004"/>
        </table:table-row>
        <table:table-row table:style-name="ro1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8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style-name="ce12"/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vc_coarse_fac</text:p>
          </table:table-cell>
          <table:table-cell/>
          <table:table-cell table:style-name="ce7" office:value-type="string">
            <text:p>contains MUSLE-factor CFRG for each SVC and seasonal node</text:p>
          </table:table-cell>
          <table:table-cell table:number-columns-repeated="2"/>
          <table:table-cell table:style-name="ce5" office:value-type="string">
            <text:p>Nsvc, 1 or 4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table:style-name="ce5" office:value-type="string">
            <text:p>svc_coarse_fac_day</text:p>
          </table:table-cell>
          <table:table-cell/>
          <table:table-cell table:style-name="ce7" office:value-type="string">
            <text:p>erosion factor dynamics of current day and subbasin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erosion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6"/>
          <table:table-cell office:value-type="string">
            <text:p>w/r</text:p>
          </table:table-cell>
          <table:table-cell table:number-columns-repeated="1009"/>
        </table:table-row>
        <table:table-row table:style-name="ro1">
          <table:table-cell office:value-type="string">
            <text:p>tc_contains_svc2</text:p>
          </table:table-cell>
          <table:table-cell/>
          <table:table-cell office:value-type="string">
            <text:p>contains which SVCs are contained in each TC, indexed by TC-types (field %p, which contains fields %svc_id and %fraction)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12"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12"/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mm</text:p>
          </table:table-cell>
          <table:table-cell table:number-columns-repeated="2"/>
          <table:table-cell table:style-name="ce12" office:value-type="string">
            <text:p>soilwat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>
            <text:p>Tcarea2</text:p>
          </table:table-cell>
          <table:table-cell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8" office:value-type="string">
            <text:p>km**2</text:p>
          </table:table-cell>
          <table:table-cell table:number-columns-repeated="2"/>
          <table:table-cell table:number-columns-repeated="2" table:style-name="ce12" office:value-type="string">
            <text:p>soilwat.f90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12" office:value-type="string">
            <text:p>soilwat.f90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table:style-name="ce8" office:value-type="string">
            <text:p>tcintc</text:p>
          </table:table-cell>
          <table:table-cell table:style-name="ce8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12" office:value-type="string">
            <text:p>soilwat.f9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tclai</text:p>
          </table:table-cell>
          <table:table-cell/>
          <table:table-cell table:style-name="ce8" office:value-type="string">
            <text:p>Current LAI of TC</text:p>
          </table:table-cell>
          <table:table-cell table:style-name="ce8"/>
          <table:table-cell office:value-type="string">
            <text:p>?</text:p>
          </table:table-cell>
          <table:table-cell table:number-columns-repeated="2"/>
          <table:table-cell table:style-name="ce12" office:value-type="string">
            <text:p>soilwat.f9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tcsoil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mm</text:p>
          </table:table-cell>
          <table:table-cell table:number-columns-repeated="2"/>
          <table:table-cell table:style-name="ce12" office:value-type="string">
            <text:p>soilwat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tctheta_s</text:p>
          </table:table-cell>
          <table:table-cell/>
          <table:table-cell office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>
            <text:p>mm</text:p>
          </table:table-cell>
          <table:table-cell/>
          <table:table-cell office:value-type="string">
            <text:p>5,2,ntcinst,maxsoil</text:p>
          </table:table-cell>
          <table:table-cell/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style-name="ce12"/>
          <table:table-cell/>
          <table:table-cell office:value-type="string">
            <text:p>W/R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temp_sediment</text:p>
          </table:table-cell>
          <table:table-cell/>
          <table:table-cell office:value-type="string">
            <text:p>for computing daily averages of sediment output</text:p>
          </table:table-cell>
          <table:table-cell table:number-columns-repeated="2"/>
          <table:table-cell office:value-type="string">
            <text:p>subasin</text:p>
          </table:table-cell>
          <table:table-cell office:value-type="string">
            <text:p>routing_new.f90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5" office:value-type="string">
            <text:p>temp_water</text:p>
          </table:table-cell>
          <table:table-cell/>
          <table:table-cell office:value-type="string">
            <text:p>for computing daily averages of water output</text:p>
          </table:table-cell>
          <table:table-cell table:number-columns-repeated="2"/>
          <table:table-cell office:value-type="string">
            <text:p>subasin</text:p>
          </table:table-cell>
          <table:table-cell office:value-type="string">
            <text:p>routing_new.f90</text:p>
          </table:table-cell>
          <table:table-cell table:style-name="ce12"/>
          <table:table-cell table:number-columns-repeated="13"/>
          <table:table-cell office:value-type="string">
            <text:p>W/R</text:p>
          </table:table-cell>
          <table:table-cell table:number-columns-repeated="1002"/>
        </table:table-row>
        <table:table-row table:style-name="ro1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</text:p>
          </table:table-cell>
          <table:table-cell table:style-name="ce8" office:value-type="string">
            <text:p>m**3</text:p>
          </table:table-cell>
          <table:table-cell table:number-columns-repeated="3"/>
          <table:table-cell table:style-name="ce12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testi</text:p>
          </table:table-cell>
          <table:table-cell/>
          <table:table-cell office:value-type="string">
            <text:p>some obscure switch to enable distributions of saturation,? See tctheta_s</text:p>
          </table:table-cell>
          <table:table-cell office:value-type="string">
            <text:p>-</text:p>
          </table:table-cell>
          <table:table-cell table:number-columns-repeated="3"/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12" office:value-type="string">
            <text:p>soilwat.f9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12"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/r</text:p>
          </table:table-cell>
          <table:table-cell table:number-columns-repeated="1013"/>
        </table:table-row>
        <table:table-row table:style-name="ro1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12"/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thfree</text:p>
          </table:table-cell>
          <table:table-cell/>
          <table:table-cell office:value-type="string">
            <text:p>water content above field capacity</text:p>
          </table:table-cell>
          <table:table-cell table:style-name="ce8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table:style-name="ce12" office:value-type="string">
            <text:p>hymo.f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thsprof</text:p>
          </table:table-cell>
          <table:table-cell/>
          <table:table-cell office:value-type="string">
            <text:p>saturated water content for entire profile</text:p>
          </table:table-cell>
          <table:table-cell office:value-type="string">
            <text:p>mm</text:p>
          </table:table-cell>
          <table:table-cell/>
          <table:table-cell office:value-type="string">
            <text:p>ntcinst,maxsoil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>
            <text:p>tsh</text:p>
          </table:table-cell>
          <table:table-cell/>
          <table:table-cell office:value-type="string">
            <text:p>time of saturation for each horizon</text:p>
          </table:table-cell>
          <table:table-cell office:value-type="string">
            <text:p>?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upbasin</text:p>
          </table:table-cell>
          <table:table-cell/>
          <table:table-cell office:value-type="string">
            <text:p>Together with downbasin: Ids of upstream and corresponding downstream sub-basins (shouldnt this always be simply [1..subasin]?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/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volact</text:p>
          </table:table-cell>
          <table:table-cell/>
          <table:table-cell office:value-type="string">
            <text:p>actual stored volume in the subbasin's reservoir</text:p>
          </table:table-cell>
          <table:table-cell table:style-name="ce13" office:value-type="string">
            <text:p>m^3 and 10^6 m**3</text:p>
          </table:table-cell>
          <table:table-cell/>
          <table:table-cell office:value-type="string">
            <text:p>366*nt,subasin</text:p>
          </table:table-cell>
          <table:table-cell office:value-type="string">
            <text:p>allocate_reservoir_lake.var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7" office:value-type="string">
            <text:p>volume</text:p>
          </table:table-cell>
          <table:table-cell/>
          <table:table-cell table:style-name="ce7" office:value-type="string">
            <text:p>water in reach during time step</text:p>
          </table:table-cell>
          <table:table-cell table:style-name="ce7" office:value-type="string">
            <text:p>m^3</text:p>
          </table:table-cell>
          <table:table-cell table:number-columns-repeated="2"/>
          <table:table-cell office:value-type="string">
            <text:p>route_sediments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watbal</text:p>
          </table:table-cell>
          <table:table-cell/>
          <table:table-cell table:style-name="ce8" office:value-type="string">
            <text:p>checks water balance of TC for each timestep</text:p>
          </table:table-cell>
          <table:table-cell table:style-name="ce8" office:value-type="string">
            <text:p>mm</text:p>
          </table:table-cell>
          <table:table-cell table:number-columns-repeated="3"/>
          <table:table-cell table:style-name="ce12" office:value-type="string">
            <text:p>soilwat.f9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8"/>
          <table:table-cell office:value-type="string">
            <text:p>Eva! Noch umnennen</text:p>
          </table:table-cell>
          <table:table-cell table:number-columns-repeated="1004"/>
        </table:table-row>
        <table:table-row table:style-name="ro1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2"/>
          <table:table-cell table:number-columns-repeated="2"/>
          <table:table-cell office:value-type="string">
            <text:p>W</text:p>
          </table:table-cell>
          <table:table-cell table:number-columns-repeated="8"/>
          <table:table-cell office:value-type="string">
            <text:p>Eva! Noch umnennen</text:p>
          </table:table-cell>
          <table:table-cell table:number-columns-repeated="1004"/>
        </table:table-row>
        <table:table-row table:style-name="ro1">
          <table:table-cell office:value-type="string">
            <text:p>wstressmax</text:p>
          </table:table-cell>
          <table:table-cell/>
          <table:table-cell office:value-type="string">
            <text:p>suction threshold for water stress effect on resistance (total closure of stomata - wilting point)</text:p>
          </table:table-cell>
          <table:table-cell office:value-type="string">
            <text:p>hPa</text:p>
          </table:table-cell>
          <table:table-cell/>
          <table:table-cell office:value-type="string">
            <text:p>nveg</text:p>
          </table:table-cell>
          <table:table-cell/>
          <table:table-cell table:style-name="ce12"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wstressmin</text:p>
          </table:table-cell>
          <table:table-cell/>
          <table:table-cell office:value-type="string">
            <text:p>suction threshold for water stress effect on resistance (begin of stomata closure)</text:p>
          </table:table-cell>
          <table:table-cell office:value-type="string">
            <text:p>hPa</text:p>
          </table:table-cell>
          <table:table-cell/>
          <table:table-cell office:value-type="string">
            <text:p>nveg</text:p>
          </table:table-cell>
          <table:table-cell/>
          <table:table-cell table:style-name="ce12"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/r</text:p>
          </table:table-cell>
          <table:table-cell table:number-columns-repeated="1015"/>
        </table:table-row>
        <table:table-row table:style-name="ro1">
          <table:table-cell office:value-type="string">
            <text:p>riverflow_t</text:p>
          </table:table-cell>
          <table:table-cell/>
          <table:table-cell office:value-type="string">
            <text:p>subdaily riverflow</text:p>
          </table:table-cell>
          <table:table-cell office:value-type="string">
            <text:p>m³/s</text:p>
          </table:table-cell>
          <table:table-cell/>
          <table:table-cell office:value-type="string">
            <text:p>366 (output_interval),nt,subasin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table:style-name="ce11" office:value-type="string">
            <text:p>lakewater</text:p>
          </table:table-cell>
          <table:table-cell/>
          <table:table-cell office:value-type="string">
            <text:p>Total water storage of small reservoirs over all reservoirs</text:p>
          </table:table-cell>
          <table:table-cell office:value-type="string">
            <text:p>m³</text:p>
          </table:table-cell>
          <table:table-cell/>
          <table:table-cell table:style-name="ce11" office:value-type="string">
            <text:p>366*nt,subasin,5</text:p>
          </table:table-cell>
          <table:table-cell office:value-type="string">
            <text:p>lake_h.f90</text:p>
          </table:table-cell>
          <table:table-cell table:style-name="ce12"/>
          <table:table-cell table:number-columns-repeated="11"/>
          <table:table-cell office:value-type="string">
            <text:p>W/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maxlake</text:p>
          </table:table-cell>
          <table:table-cell/>
          <table:table-cell table:style-name="ce13" office:value-type="string">
            <text:p>maximum storage capacity of the hypothetical representative reservoir from each class (from geometric mean of class boundaries)</text:p>
          </table:table-cell>
          <table:table-cell office:value-type="string">
            <text:p>m³</text:p>
          </table:table-cell>
          <table:table-cell/>
          <table:table-cell table:style-name="ce11" office:value-type="string">
            <text:p>subasin,5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table:style-name="ce11" office:value-type="string">
            <text:p>lake_vol0_factor</text:p>
          </table:table-cell>
          <table:table-cell/>
          <table:table-cell table:style-name="ce13" office:value-type="string">
            <text:p>Percentage <text:s/>of maximum volume per reservoir size class</text:p>
          </table:table-cell>
          <table:table-cell office:value-type="string">
            <text:p>-</text:p>
          </table:table-cell>
          <table:table-cell/>
          <table:table-cell office:value-type="float" office:value="5">
            <text:p>5</text:p>
          </table:table-cell>
          <table:table-cell office:value-type="string">
            <text:p>lake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precipSeconds</text:p>
          </table:table-cell>
          <table:table-cell/>
          <table:table-cell office:value-type="string">
            <text:p>Length of referenceInterval/time step (seconds)</text:p>
          </table:table-cell>
          <table:table-cell office:value-type="string">
            <text:p>s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a0</text:p>
          </table:table-cell>
          <table:table-cell/>
          <table:table-cell office:value-type="string">
            <text:p>Empirical coeff.</text:p>
          </table:table-cell>
          <table:table-cell office:value-type="string">
            <text:p>m/s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a1</text:p>
          </table:table-cell>
          <table:table-cell/>
          <table:table-cell office:value-type="string">
            <text:p>Empirical coeff.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kSatSnow</text:p>
          </table:table-cell>
          <table:table-cell/>
          <table:table-cell office:value-type="string">
            <text:p>Saturated hydraulic conductivity of snow</text:p>
          </table:table-cell>
          <table:table-cell office:value-type="string">
            <text:p>m/s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densDrySnow</text:p>
          </table:table-cell>
          <table:table-cell/>
          <table:table-cell office:value-type="string">
            <text:p>Density of dry snow</text:p>
          </table:table-cell>
          <table:table-cell office:value-type="string">
            <text:p>kg/m³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specCapRet</text:p>
          </table:table-cell>
          <table:table-cell/>
          <table:table-cell office:value-type="string">
            <text:p>Capill. retent. vol as fraction of solid SWE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emissivitySnowMin</text:p>
          </table:table-cell>
          <table:table-cell/>
          <table:table-cell office:value-type="string">
            <text:p>Minimum snow emissivity used for old snow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emissivitySnowMax</text:p>
          </table:table-cell>
          <table:table-cell/>
          <table:table-cell office:value-type="string">
            <text:p>Maximum snow emissivity used for new snow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tempAir_crit</text:p>
          </table:table-cell>
          <table:table-cell/>
          <table:table-cell office:value-type="string">
            <text:p>Threshold temp. for rain-/snowfall</text:p>
          </table:table-cell>
          <table:table-cell office:value-type="string">
            <text:p>°C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albedoMin</text:p>
          </table:table-cell>
          <table:table-cell/>
          <table:table-cell office:value-type="string">
            <text:p>Minimum albedo used for old snow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albedoMax</text:p>
          </table:table-cell>
          <table:table-cell/>
          <table:table-cell office:value-type="string">
            <text:p>Maximum albedo used for new snow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agingRate_tAirPos</text:p>
          </table:table-cell>
          <table:table-cell/>
          <table:table-cell office:value-type="string">
            <text:p>Aging rate for air temperatures &gt; 0</text:p>
          </table:table-cell>
          <table:table-cell office:value-type="string">
            <text:p>1/s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agingRate_tAirNeg</text:p>
          </table:table-cell>
          <table:table-cell/>
          <table:table-cell office:value-type="string">
            <text:p>Aging rate for air temperatures &lt; 0</text:p>
          </table:table-cell>
          <table:table-cell office:value-type="string">
            <text:p>1/s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soilDepth</text:p>
          </table:table-cell>
          <table:table-cell/>
          <table:table-cell office:value-type="string">
            <text:p>Depth of interacting soil layer</text:p>
          </table:table-cell>
          <table:table-cell office:value-type="string">
            <text:p>m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soilDens</text:p>
          </table:table-cell>
          <table:table-cell/>
          <table:table-cell office:value-type="string">
            <text:p>Density of soil</text:p>
          </table:table-cell>
          <table:table-cell office:value-type="string">
            <text:p>kg/m³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soilSpecHeat</text:p>
          </table:table-cell>
          <table:table-cell/>
          <table:table-cell office:value-type="string">
            <text:p>Spec. heat capacity of soil</text:p>
          </table:table-cell>
          <table:table-cell office:value-type="string">
            <text:p>kJ/kg/K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weightAirTemp</text:p>
          </table:table-cell>
          <table:table-cell/>
          <table:table-cell office:value-type="string">
            <text:p>Weighting param. for air temp.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lat,lon</text:p>
          </table:table-cell>
          <table:table-cell/>
          <table:table-cell office:value-type="string">
            <text:p>Latitude / Longitude of centre of study area (transformend from degree to rad during read in)</text:p>
          </table:table-cell>
          <table:table-cell office:value-type="string">
            <text:p>rad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radiation_tc</text:p>
          </table:table-cell>
          <table:table-cell/>
          <table:table-cell office:value-type="string">
            <text:p>hourly radiation for current TC corrected for slope and aspect</text:p>
          </table:table-cell>
          <table:table-cell office:value-type="string">
            <text:p>W/m²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snow_h.f90</text:p>
          </table:table-cell>
          <table:table-cell table:style-name="ce12"/>
          <table:table-cell table:number-columns-repeated="17"/>
          <table:table-cell office:value-type="string">
            <text:p>W</text:p>
          </table:table-cell>
          <table:table-cell table:number-columns-repeated="998"/>
        </table:table-row>
        <table:table-row table:style-name="ro1">
          <table:table-cell office:value-type="string">
            <text:p>temperature_tc</text:p>
          </table:table-cell>
          <table:table-cell/>
          <table:table-cell office:value-type="string">
            <text:p>hourly temperature from daily temperature for current TC modified according to altitude with simple daily dynamic</text:p>
          </table:table-cell>
          <table:table-cell office:value-type="string">
            <text:p>°C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snow_h.f90</text:p>
          </table:table-cell>
          <table:table-cell table:style-name="ce12"/>
          <table:table-cell table:number-columns-repeated="17"/>
          <table:table-cell office:value-type="string">
            <text:p>W</text:p>
          </table:table-cell>
          <table:table-cell table:number-columns-repeated="998"/>
        </table:table-row>
        <table:table-row table:style-name="ro1">
          <table:table-cell office:value-type="string">
            <text:p>tempLaps</text:p>
          </table:table-cell>
          <table:table-cell/>
          <table:table-cell office:value-type="string">
            <text:p>Temperature lapse rate for modification depending on elevation of TC</text:p>
          </table:table-cell>
          <table:table-cell office:value-type="string">
            <text:p>°C/m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tempAmplitude</text:p>
          </table:table-cell>
          <table:table-cell/>
          <table:table-cell office:value-type="string">
            <text:p>Temperature amplitude to simulate daily cycle</text:p>
          </table:table-cell>
          <table:table-cell office:value-type="string">
            <text:p>°C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tempMaxOffset</text:p>
          </table:table-cell>
          <table:table-cell/>
          <table:table-cell office:value-type="string">
            <text:p>Offset of daily temperature maximum from 12:00</text:p>
          </table:table-cell>
          <table:table-cell office:value-type="string">
            <text:p>h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snowFracThresh</text:p>
          </table:table-cell>
          <table:table-cell/>
          <table:table-cell office:value-type="string">
            <text:p>Threshold to determine when TC snow covered</text:p>
          </table:table-cell>
          <table:table-cell office:value-type="string">
            <text:p>m</text:p>
          </table:table-cell>
          <table:table-cell/>
          <table:table-cell office:value-type="string">
            <text:p>/</text:p>
          </table:table-cell>
          <table:table-cell office:value-type="string">
            <text:p>snow_h.f90</text:p>
          </table:table-cell>
          <table:table-cell table:style-name="ce12"/>
          <table:table-cell table:number-columns-repeated="4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office:value-type="string">
            <text:p>snowEnergyCont</text:p>
          </table:table-cell>
          <table:table-cell/>
          <table:table-cell office:value-type="string">
            <text:p>Snow energy content</text:p>
          </table:table-cell>
          <table:table-cell office:value-type="string">
            <text:p>kJ/m²</text:p>
          </table:table-cell>
          <table:table-cell/>
          <table:table-cell office:value-type="string">
            <text:p>366,nt,ntcinst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snowWaterEquiv</text:p>
          </table:table-cell>
          <table:table-cell/>
          <table:table-cell office:value-type="string">
            <text:p>Snow water equivalent</text:p>
          </table:table-cell>
          <table:table-cell office:value-type="string">
            <text:p>m</text:p>
          </table:table-cell>
          <table:table-cell/>
          <table:table-cell office:value-type="string">
            <text:p>366,nt,ntcinst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snowAlbedo</text:p>
          </table:table-cell>
          <table:table-cell/>
          <table:table-cell office:value-type="string">
            <text:p>Albedo snow cover</text:p>
          </table:table-cell>
          <table:table-cell office:value-type="string">
            <text:p>/</text:p>
          </table:table-cell>
          <table:table-cell/>
          <table:table-cell office:value-type="string">
            <text:p>366,nt,ntcinst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snowCover</text:p>
          </table:table-cell>
          <table:table-cell/>
          <table:table-cell office:value-type="string">
            <text:p>Snow cover fraction</text:p>
          </table:table-cell>
          <table:table-cell office:value-type="string">
            <text:p>/</text:p>
          </table:table-cell>
          <table:table-cell/>
          <table:table-cell office:value-type="string">
            <text:p>366,nt,ntcinst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precipMod</text:p>
          </table:table-cell>
          <table:table-cell/>
          <table:table-cell office:value-type="string">
            <text:p>Precipitation signal modified by snow module</text:p>
          </table:table-cell>
          <table:table-cell office:value-type="string">
            <text:p>mm</text:p>
          </table:table-cell>
          <table:table-cell/>
          <table:table-cell office:value-type="string">
            <text:p>366,nt,ntcinst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radiMod</text:p>
          </table:table-cell>
          <table:table-cell/>
          <table:table-cell office:value-type="string">
            <text:p>Radiation signal corrected for aspect and slope</text:p>
          </table:table-cell>
          <table:table-cell office:value-type="string">
            <text:p>W/m²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temperaMod</text:p>
          </table:table-cell>
          <table:table-cell/>
          <table:table-cell office:value-type="string">
            <text:p>Height-modified temperature signal</text:p>
          </table:table-cell>
          <table:table-cell office:value-type="string">
            <text:p>°C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cloudFrac</text:p>
          </table:table-cell>
          <table:table-cell/>
          <table:table-cell office:value-type="string">
            <text:p>Cloud fraction</text:p>
          </table:table-cell>
          <table:table-cell office:value-type="string">
            <text:p>/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rel_elevation</text:p>
          </table:table-cell>
          <table:table-cell/>
          <table:table-cell office:value-type="string">
            <text:p>Relative elevation of TC to mean subbasin</text:p>
          </table:table-cell>
          <table:table-cell office:value-type="string">
            <text:p>m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snowTemp</text:p>
          </table:table-cell>
          <table:table-cell/>
          <table:table-cell office:value-type="string">
            <text:p>Mean temperatur of the snow pack</text:p>
          </table:table-cell>
          <table:table-cell office:value-type="string">
            <text:p>°C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surfTemp</text:p>
          </table:table-cell>
          <table:table-cell/>
          <table:table-cell office:value-type="string">
            <text:p>Snow surface temperature</text:p>
          </table:table-cell>
          <table:table-cell office:value-type="string">
            <text:p>°C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3">
          <table:table-cell office:value-type="string">
            <text:p>liquFrac</text:p>
          </table:table-cell>
          <table:table-cell/>
          <table:table-cell office:value-type="string">
            <text:p>Fraction of liquid water <text:span text:style-name="T2">in snowpack</text:span></text:p>
          </table:table-cell>
          <table:table-cell office:value-type="string">
            <text:p>/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fluxPrec</text:p>
          </table:table-cell>
          <table:table-cell/>
          <table:table-cell office:value-type="string">
            <text:p>Precipitation mass flux into snow cover</text:p>
          </table:table-cell>
          <table:table-cell office:value-type="string">
            <text:p>m/s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fluxSubl</text:p>
          </table:table-cell>
          <table:table-cell/>
          <table:table-cell office:value-type="string">
            <text:p>Sublimation mass flux</text:p>
          </table:table-cell>
          <table:table-cell office:value-type="string">
            <text:p>m/s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fluxFlow</text:p>
          </table:table-cell>
          <table:table-cell/>
          <table:table-cell office:value-type="string">
            <text:p>Meltwater flux</text:p>
          </table:table-cell>
          <table:table-cell office:value-type="string">
            <text:p>m/s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fluxNetS</text:p>
          </table:table-cell>
          <table:table-cell/>
          <table:table-cell office:value-type="string">
            <text:p>Short-wave radiation balance</text:p>
          </table:table-cell>
          <table:table-cell office:value-type="string">
            <text:p>W/m²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fluxNetL</text:p>
          </table:table-cell>
          <table:table-cell/>
          <table:table-cell office:value-type="string">
            <text:p>Long-wave radiation balance</text:p>
          </table:table-cell>
          <table:table-cell office:value-type="string">
            <text:p>W/m²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fluxSoil</text:p>
          </table:table-cell>
          <table:table-cell/>
          <table:table-cell office:value-type="string">
            <text:p>Soil heat flux</text:p>
          </table:table-cell>
          <table:table-cell office:value-type="string">
            <text:p>W/m²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fluxSens</text:p>
          </table:table-cell>
          <table:table-cell/>
          <table:table-cell office:value-type="string">
            <text:p>Sensible heat flux</text:p>
          </table:table-cell>
          <table:table-cell office:value-type="string">
            <text:p>W/m²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stoiPrec</text:p>
          </table:table-cell>
          <table:table-cell/>
          <table:table-cell office:value-type="string">
            <text:p>Conversion of precipitaion mass flux (m/s) to energy flux (kJ/m2/s)</text:p>
          </table:table-cell>
          <table:table-cell office:value-type="string">
            <text:p>kJ/m3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stoiSubl</text:p>
          </table:table-cell>
          <table:table-cell/>
          <table:table-cell office:value-type="string">
            <text:p>Conversion of sublimation mass flux (m/s) to energy flux (kJ/kg/K)</text:p>
          </table:table-cell>
          <table:table-cell office:value-type="string">
            <text:p>kJ/m3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stoiFlow</text:p>
          </table:table-cell>
          <table:table-cell/>
          <table:table-cell office:value-type="string">
            <text:p>Conversion of meltwater loss mass flux (m/s) to energy flux (kJ/m2/s)</text:p>
          </table:table-cell>
          <table:table-cell office:value-type="string">
            <text:p>kJ/m3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rateAlbe</text:p>
          </table:table-cell>
          <table:table-cell/>
          <table:table-cell office:value-type="string">
            <text:p>Change rate of albedo</text:p>
          </table:table-cell>
          <table:table-cell office:value-type="string">
            <text:p>1/s</text:p>
          </table:table-cell>
          <table:table-cell/>
          <table:table-cell office:value-type="string">
            <text:p>366,nt,ntcinst or 1,1,1 depending output activated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lu_aspect</text:p>
          </table:table-cell>
          <table:table-cell/>
          <table:table-cell office:value-type="string">
            <text:p>mean aspect of a LU in radiants (south=0°, north=180° and west=90°, east=-90)</text:p>
          </table:table-cell>
          <table:table-cell office:value-type="string">
            <text:p>°</text:p>
          </table:table-cell>
          <table:table-cell/>
          <table:table-cell office:value-type="string">
            <text:p>nsoter</text:p>
          </table:table-cell>
          <table:table-cell office:value-type="string">
            <text:p>snow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lu_alt</text:p>
          </table:table-cell>
          <table:table-cell/>
          <table:table-cell office:value-type="string">
            <text:p>mean LU altitude over subbasin outlet</text:p>
          </table:table-cell>
          <table:table-cell office:value-type="string">
            <text:p>m</text:p>
          </table:table-cell>
          <table:table-cell/>
          <table:table-cell office:value-type="string">
            <text:p>nsoter</text:p>
          </table:table-cell>
          <table:table-cell office:value-type="string">
            <text:p>snow_h.f90</text:p>
          </table:table-cell>
          <table:table-cell table:style-name="ce12"/>
          <table:table-cell/>
          <table:table-cell office:value-type="string">
            <text:p>W</text:p>
          </table:table-cell>
          <table:table-cell table:number-columns-repeated="1014"/>
        </table:table-row>
        <table:table-row table:style-name="ro1">
          <table:table-cell office:value-type="string">
            <text:p>radiModIndices</text:p>
          </table:table-cell>
          <table:table-cell/>
          <table:table-cell office:value-type="string">
            <text:p>Indices for optional output arrays; see function fLog() in snow_h.f90</text:p>
          </table:table-cell>
          <table:table-cell office:value-type="string">
            <text:p>/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temperaModIndices</text:p>
          </table:table-cell>
          <table:table-cell/>
          <table:table-cell office:value-type="string">
            <text:p>Indices for optional output arrays; see function fLog() in snow_h.f90</text:p>
          </table:table-cell>
          <table:table-cell office:value-type="string">
            <text:p>/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cloudFracIndices</text:p>
          </table:table-cell>
          <table:table-cell/>
          <table:table-cell office:value-type="string">
            <text:p>Indices for optional output arrays; see function fLog() in snow_h.f90</text:p>
          </table:table-cell>
          <table:table-cell office:value-type="string">
            <text:p>/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snowTempIndices</text:p>
          </table:table-cell>
          <table:table-cell/>
          <table:table-cell office:value-type="string">
            <text:p>Indices for optional output arrays; see function fLog() in snow_h.f90</text:p>
          </table:table-cell>
          <table:table-cell office:value-type="string">
            <text:p>/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surfTempIndices</text:p>
          </table:table-cell>
          <table:table-cell/>
          <table:table-cell office:value-type="string">
            <text:p>Indices for optional output arrays; see function fLog() in snow_h.f90</text:p>
          </table:table-cell>
          <table:table-cell office:value-type="string">
            <text:p>/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liquFracIndices</text:p>
          </table:table-cell>
          <table:table-cell/>
          <table:table-cell office:value-type="string">
            <text:p>Indices for optional output arrays; see function fLog() in snow_h.f90</text:p>
          </table:table-cell>
          <table:table-cell office:value-type="string">
            <text:p>/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fluxPrecIndices</text:p>
          </table:table-cell>
          <table:table-cell/>
          <table:table-cell office:value-type="string">
            <text:p>Indices for optional output arrays; see function fLog() in snow_h.f90</text:p>
          </table:table-cell>
          <table:table-cell office:value-type="string">
            <text:p>/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fluxSublIndices</text:p>
          </table:table-cell>
          <table:table-cell/>
          <table:table-cell office:value-type="string">
            <text:p>Indices for optional output arrays; see function fLog() in snow_h.f90</text:p>
          </table:table-cell>
          <table:table-cell office:value-type="string">
            <text:p>/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fluxFlowIndices</text:p>
          </table:table-cell>
          <table:table-cell/>
          <table:table-cell office:value-type="string">
            <text:p>Indices for optional output arrays; see function fLog() in snow_h.f90</text:p>
          </table:table-cell>
          <table:table-cell office:value-type="string">
            <text:p>/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fluxNetSIndices</text:p>
          </table:table-cell>
          <table:table-cell/>
          <table:table-cell office:value-type="string">
            <text:p>Indices for optional output arrays; see function fLog() in snow_h.f90</text:p>
          </table:table-cell>
          <table:table-cell office:value-type="string">
            <text:p>/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fluxNetLIndices</text:p>
          </table:table-cell>
          <table:table-cell/>
          <table:table-cell office:value-type="string">
            <text:p>Indices for optional output arrays; see function fLog() in snow_h.f90</text:p>
          </table:table-cell>
          <table:table-cell office:value-type="string">
            <text:p>/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fluxSoilIndices</text:p>
          </table:table-cell>
          <table:table-cell/>
          <table:table-cell office:value-type="string">
            <text:p>Indices for optional output arrays; see function fLog() in snow_h.f90</text:p>
          </table:table-cell>
          <table:table-cell office:value-type="string">
            <text:p>/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now_h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precipSumMM</text:p>
          </table:table-cell>
          <table:table-cell/>
          <table:table-cell office:value-type="string">
            <text:p>Precipitation sum (mm/referenceInterval) input snow cover</text:p>
          </table:table-cell>
          <table:table-cell office:value-type="string">
            <text:p>mm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hortRad</text:p>
          </table:table-cell>
          <table:table-cell/>
          <table:table-cell office:value-type="string">
            <text:p>Incoming short wave radiation snow cover current time step</text:p>
          </table:table-cell>
          <table:table-cell office:value-type="string">
            <text:p>W/m²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tempAir</text:p>
          </table:table-cell>
          <table:table-cell/>
          <table:table-cell office:value-type="string">
            <text:p>Air temperature current time step snow cover</text:p>
          </table:table-cell>
          <table:table-cell office:value-type="string">
            <text:p>°C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pressAir</text:p>
          </table:table-cell>
          <table:table-cell/>
          <table:table-cell office:value-type="string">
            <text:p>Air pressure</text:p>
          </table:table-cell>
          <table:table-cell office:value-type="string">
            <text:p>hPa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relHumid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windSpeed</text:p>
          </table:table-cell>
          <table:table-cell/>
          <table:table-cell office:value-type="string">
            <text:p>Wind speed</text:p>
          </table:table-cell>
          <table:table-cell office:value-type="string">
            <text:p>m/s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cloudCoverage</text:p>
          </table:table-cell>
          <table:table-cell/>
          <table:table-cell office:value-type="string">
            <text:p>Cloud cover (0 = clear sky, 1 = fully covered)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nowEnergyContent</text:p>
          </table:table-cell>
          <table:table-cell/>
          <table:table-cell office:value-type="string">
            <text:p>Snow energy content of previous time step</text:p>
          </table:table-cell>
          <table:table-cell office:value-type="string">
            <text:p>kJ/m2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nowWaterEquivalent</text:p>
          </table:table-cell>
          <table:table-cell/>
          <table:table-cell office:value-type="string">
            <text:p>Snow water equivalent of previous time step</text:p>
          </table:table-cell>
          <table:table-cell office:value-type="string">
            <text:p>m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albedo</text:p>
          </table:table-cell>
          <table:table-cell/>
          <table:table-cell office:value-type="string">
            <text:p>Albedo snow previous time step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nowEnergyCont_new</text:p>
          </table:table-cell>
          <table:table-cell/>
          <table:table-cell office:value-type="string">
            <text:p>Snow energy content new</text:p>
          </table:table-cell>
          <table:table-cell office:value-type="string">
            <text:p>kJ/m2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nowWaterEquiv_new</text:p>
          </table:table-cell>
          <table:table-cell/>
          <table:table-cell office:value-type="string">
            <text:p>Snow water equivalent new</text:p>
          </table:table-cell>
          <table:table-cell office:value-type="string">
            <text:p>m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albedo_new</text:p>
          </table:table-cell>
          <table:table-cell/>
          <table:table-cell office:value-type="string">
            <text:p>Albedo new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nowCov</text:p>
          </table:table-cell>
          <table:table-cell/>
          <table:table-cell office:value-type="string">
            <text:p>Snow cover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precipModif</text:p>
          </table:table-cell>
          <table:table-cell/>
          <table:table-cell office:value-type="string">
            <text:p>Precipitation modified by snow module</text:p>
          </table:table-cell>
          <table:table-cell office:value-type="string">
            <text:p>mm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cloudFraction</text:p>
          </table:table-cell>
          <table:table-cell/>
          <table:table-cell office:value-type="string">
            <text:p>cloud fraction caclulated based on radiation [-] (collect for debugging purposes)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nowResults</text:p>
          </table:table-cell>
          <table:table-cell/>
          <table:table-cell office:value-type="string">
            <text:p>array to collect results of calculations snow compute</text:p>
          </table:table-cell>
          <table:table-cell office:value-type="string">
            <text:p>/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TEMP_MEAN</text:p>
          </table:table-cell>
          <table:table-cell/>
          <table:table-cell office:value-type="string">
            <text:p>Mean temperatur of the snow pack</text:p>
          </table:table-cell>
          <table:table-cell office:value-type="string">
            <text:p>°C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TEMP_SURF</text:p>
          </table:table-cell>
          <table:table-cell/>
          <table:table-cell office:value-type="string">
            <text:p>Snow surface temperature</text:p>
          </table:table-cell>
          <table:table-cell office:value-type="string">
            <text:p>°C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LIQU_FRAC</text:p>
          </table:table-cell>
          <table:table-cell/>
          <table:table-cell office:value-type="string">
            <text:p>Fraction of liquid water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flux_M_prec</text:p>
          </table:table-cell>
          <table:table-cell/>
          <table:table-cell office:value-type="string">
            <text:p>Precipitation mass flux</text:p>
          </table:table-cell>
          <table:table-cell office:value-type="string">
            <text:p>m/s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flux_M_subl</text:p>
          </table:table-cell>
          <table:table-cell/>
          <table:table-cell office:value-type="string">
            <text:p>Sublimation mass flux</text:p>
          </table:table-cell>
          <table:table-cell office:value-type="string">
            <text:p>m/s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flux_M_flow</text:p>
          </table:table-cell>
          <table:table-cell/>
          <table:table-cell office:value-type="string">
            <text:p>Meltwater flux</text:p>
          </table:table-cell>
          <table:table-cell office:value-type="string">
            <text:p>m/s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flux_R_netS</text:p>
          </table:table-cell>
          <table:table-cell/>
          <table:table-cell office:value-type="string">
            <text:p>Short-wave radiation balance</text:p>
          </table:table-cell>
          <table:table-cell office:value-type="string">
            <text:p>W/m²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flux_R_netL</text:p>
          </table:table-cell>
          <table:table-cell/>
          <table:table-cell office:value-type="string">
            <text:p>Long-wave radiation balance</text:p>
          </table:table-cell>
          <table:table-cell office:value-type="string">
            <text:p>W/m²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flux_R_soil</text:p>
          </table:table-cell>
          <table:table-cell/>
          <table:table-cell office:value-type="string">
            <text:p>Soil heat flux</text:p>
          </table:table-cell>
          <table:table-cell office:value-type="string">
            <text:p>W/m²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flux_R_sens</text:p>
          </table:table-cell>
          <table:table-cell/>
          <table:table-cell office:value-type="string">
            <text:p>Sensible heat flux</text:p>
          </table:table-cell>
          <table:table-cell office:value-type="string">
            <text:p>W/m²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toi_f_prec</text:p>
          </table:table-cell>
          <table:table-cell/>
          <table:table-cell office:value-type="string">
            <text:p>Conversion of precipitaion mass flux</text:p>
          </table:table-cell>
          <table:table-cell office:value-type="string">
            <text:p>kJ/m3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toi_f_subl</text:p>
          </table:table-cell>
          <table:table-cell/>
          <table:table-cell office:value-type="string">
            <text:p>Conversion of sublimation mass flux</text:p>
          </table:table-cell>
          <table:table-cell office:value-type="string">
            <text:p>kJ/m3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stoi_f_flow</text:p>
          </table:table-cell>
          <table:table-cell/>
          <table:table-cell office:value-type="string">
            <text:p>Conversion of meltwater loss mass flux</text:p>
          </table:table-cell>
          <table:table-cell office:value-type="string">
            <text:p>kJ/m3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rate_G_alb</text:p>
          </table:table-cell>
          <table:table-cell/>
          <table:table-cell office:value-type="string">
            <text:p>Change rate of albedo</text:p>
          </table:table-cell>
          <table:table-cell office:value-type="string">
            <text:p>kJ/m3</text:p>
          </table:table-cell>
          <table:table-cell/>
          <table:table-cell office:value-type="string">
            <text:p>/</text:p>
          </table:table-cell>
          <table:table-cell office:value-type="string">
            <text:p>snow_compute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prec</text:p>
          </table:table-cell>
          <table:table-cell/>
          <table:table-cell office:value-type="string">
            <text:p>precipitation current time step potentially modified in snow module</text:p>
          </table:table-cell>
          <table:table-cell office:value-type="string">
            <text:p>mm</text:p>
          </table:table-cell>
          <table:table-cell/>
          <table:table-cell office:value-type="string">
            <text:p>/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temperature</text:p>
          </table:table-cell>
          <table:table-cell/>
          <table:table-cell office:value-type="string">
            <text:p>temperature of current time step potentially modified in snow module</text:p>
          </table:table-cell>
          <table:table-cell office:value-type="string">
            <text:p>°C</text:p>
          </table:table-cell>
          <table:table-cell/>
          <table:table-cell office:value-type="string">
            <text:p>/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radiation</text:p>
          </table:table-cell>
          <table:table-cell/>
          <table:table-cell office:value-type="string">
            <text:p>radiation of current time step potentially modified in snow module</text:p>
          </table:table-cell>
          <table:table-cell office:value-type="string">
            <text:p>W/m²</text:p>
          </table:table-cell>
          <table:table-cell/>
          <table:table-cell office:value-type="string">
            <text:p>/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cloudFraction</text:p>
          </table:table-cell>
          <table:table-cell/>
          <table:table-cell office:value-type="string">
            <text:p>cloudiness fraction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office:value-type="string">
            <text:p>airPress</text:p>
          </table:table-cell>
          <table:table-cell/>
          <table:table-cell office:value-type="string">
            <text:p>Air pressure of current time step</text:p>
          </table:table-cell>
          <table:table-cell office:value-type="string">
            <text:p>hPa</text:p>
          </table:table-cell>
          <table:table-cell/>
          <table:table-cell office:value-type="string">
            <text:p>/</text:p>
          </table:table-cell>
          <table:table-cell office:value-type="string">
            <text:p>soilwat.f90</text:p>
          </table:table-cell>
          <table:table-cell table:style-name="ce12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table:style-name="ce11" office:value-type="string">
            <text:p>append_output</text:p>
          </table:table-cell>
          <table:table-cell/>
          <table:table-cell table:style-name="ce13" office:value-type="string">
            <text:p>append model output to potentially existing file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common_h.f90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11" office:value-type="string">
            <text:p>save_states_yearly</text:p>
          </table:table-cell>
          <table:table-cell/>
          <table:table-cell table:style-name="ce13" office:value-type="string">
            <text:p>save model state at the end of each simulation year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common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daystorcap</text:p>
          </table:table-cell>
          <table:table-cell/>
          <table:table-cell office:value-type="string">
            <text:p>storage capacity in the subbasin's reservoir</text:p>
          </table:table-cell>
          <table:table-cell office:value-type="string">
            <text:p>m**3 and 10**6 m**3</text:p>
          </table:table-cell>
          <table:table-cell/>
          <table:table-cell office:value-type="string">
            <text:p>366*nt,subasin</text:p>
          </table:table-cell>
          <table:table-cell office:value-type="string">
            <text:p>reservoir_h.f90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11" office:value-type="string">
            <text:p>fvol_over</text:p>
          </table:table-cell>
          <table:table-cell/>
          <table:table-cell table:style-name="ce13" office:value-type="string">
            <text:p>flag to simulate reservoir routing during spillway overflow of the sub-basin's reservoir [0 = without time delay; 1 = with time delay]</text:p>
          </table:table-cell>
          <table:table-cell office:value-type="string">
            <text:p>0/1</text:p>
          </table:table-cell>
          <table:table-cell/>
          <table:table-cell office:value-type="string">
            <text:p>/</text:p>
          </table:table-cell>
          <table:table-cell office:value-type="string">
            <text:p>reservoir_h.f90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13" office:value-type="string">
            <text:p>trans_start</text:p>
          </table:table-cell>
          <table:table-cell/>
          <table:table-cell table:style-name="ce13" office:value-type="string">
            <text:p>start Sub-basin-ID of transposition and flag indicating source of water (1:from acude, 2:from river)</text:p>
          </table:table-cell>
          <table:table-cell office:value-type="string">
            <text:p>/</text:p>
          </table:table-cell>
          <table:table-cell/>
          <table:table-cell office:value-type="string">
            <text:p>2,ntrans</text:p>
          </table:table-cell>
          <table:table-cell office:value-type="string">
            <text:p>routing_h.f90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13" office:value-type="string">
            <text:p>trans_end</text:p>
          </table:table-cell>
          <table:table-cell/>
          <table:table-cell table:style-name="ce13" office:value-type="string">
            <text:p>end Sub-basin-ID of transposition and flag indicating destination of water (1:to acude, 2:to river)</text:p>
          </table:table-cell>
          <table:table-cell table:number-columns-repeated="4"/>
          <table:table-cell table:style-name="ce12"/>
          <table:table-cell table:number-columns-repeated="1016"/>
        </table:table-row>
        <table:table-row table:style-name="ro1">
          <table:table-cell table:style-name="ce11" office:value-type="string">
            <text:p>sed_inflow</text:p>
          </table:table-cell>
          <table:table-cell/>
          <table:table-cell table:style-name="ce13" office:value-type="string">
            <text:p>sediment inflow discharge into the subbasin's reservoir [ton/timestep]</text:p>
          </table:table-cell>
          <table:table-cell table:style-name="ce13" office:value-type="string">
            <text:p>ton/timestep</text:p>
          </table:table-cell>
          <table:table-cell/>
          <table:table-cell table:style-name="ce11" office:value-type="string">
            <text:p>366*nt,subasin</text:p>
          </table:table-cell>
          <table:table-cell office:value-type="string">
            <text:p>reservoir_h.f90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11" office:value-type="string">
            <text:p>nt</text:p>
          </table:table-cell>
          <table:table-cell/>
          <table:table-cell table:style-name="ce13" office:value-type="string">
            <text:p>number of timesteps per day (computed as 24/dt)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common_h.f90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11" office:value-type="string">
            <text:p>frsediment_in</text:p>
          </table:table-cell>
          <table:table-cell/>
          <table:table-cell table:style-name="ce13" office:value-type="string">
            <text:p>grain size distribution of the sediment inflow into the subbasin's reservoir [-]</text:p>
          </table:table-cell>
          <table:table-cell office:value-type="string">
            <text:p>/</text:p>
          </table:table-cell>
          <table:table-cell/>
          <table:table-cell table:style-name="ce11" office:value-type="string">
            <text:p>subasin,n_sed_class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table:style-name="ce11" office:value-type="string">
            <text:p>sediment_in</text:p>
          </table:table-cell>
          <table:table-cell/>
          <table:table-cell table:style-name="ce13" office:value-type="string">
            <text:p>sediment entering reach for each particle size class k</text:p>
          </table:table-cell>
          <table:table-cell table:style-name="ce13" office:value-type="string">
            <text:p>(tons/timestep)</text:p>
          </table:table-cell>
          <table:table-cell/>
          <table:table-cell table:style-name="ce11" office:value-type="string">
            <text:p>subasin,n_sed_class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table:style-name="ce11" office:value-type="string">
            <text:p>vol0</text:p>
          </table:table-cell>
          <table:table-cell/>
          <table:table-cell table:style-name="ce13" office:value-type="string">
            <text:p>initial volume of the sub-basin's reservoir</text:p>
          </table:table-cell>
          <table:table-cell table:style-name="ce13" office:value-type="string">
            <text:p>10**3 m**3</text:p>
          </table:table-cell>
          <table:table-cell table:number-columns-repeated="2"/>
          <table:table-cell office:value-type="string">
            <text:p>reservoir_h.f90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11" office:value-type="string">
            <text:p>storcap</text:p>
          </table:table-cell>
          <table:table-cell/>
          <table:table-cell table:style-name="ce13" office:value-type="string">
            <text:p>initial storage capacity in the sub-basin's reservoir</text:p>
          </table:table-cell>
          <table:table-cell table:style-name="ce13" office:value-type="string">
            <text:p>Read as 10**3 m**3, later converted into 10**6 m**3</text:p>
          </table:table-cell>
          <table:table-cell table:number-columns-repeated="2"/>
          <table:table-cell office:value-type="string">
            <text:p>reservoir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qinflow</text:p>
          </table:table-cell>
          <table:table-cell/>
          <table:table-cell table:style-name="ce13" office:value-type="string">
            <text:p>inflow discharge into the subbasin's reservoir</text:p>
          </table:table-cell>
          <table:table-cell table:style-name="ce13" office:value-type="string">
            <text:p>m**3/s and m³</text:p>
          </table:table-cell>
          <table:table-cell table:number-columns-repeated="2"/>
          <table:table-cell office:value-type="string">
            <text:p>reservoir_h.f90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x_sec</text:p>
          </table:table-cell>
          <table:table-cell/>
          <table:table-cell office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>
            <text:p>npointsxsect,nxsection_res,subasin</text:p>
          </table:table-cell>
          <table:table-cell office:value-type="string">
            <text:p>reservoir_h.f90</text:p>
          </table:table-cell>
          <table:table-cell table:style-name="ce12"/>
          <table:table-cell table:number-columns-repeated="18"/>
          <table:table-cell office:value-type="string">
            <text:p>w</text:p>
          </table:table-cell>
          <table:table-cell table:number-columns-repeated="997"/>
        </table:table-row>
        <table:table-row table:style-name="ro1">
          <table:table-cell office:value-type="string">
            <text:p>damvol0</text:p>
          </table:table-cell>
          <table:table-cell/>
          <table:table-cell office:value-type="string">
            <text:p>reservoir volume at the beginning of the simulation timestep in the sub-basin</text:p>
          </table:table-cell>
          <table:table-cell office:value-type="string">
            <text:p>10**6 m**3 ?, later in m**3</text:p>
          </table:table-cell>
          <table:table-cell/>
          <table:table-cell office:value-type="string">
            <text:p>subasin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>
            <text:p>vol_bat0</text:p>
          </table:table-cell>
          <table:table-cell/>
          <table:table-cell office:value-type="string">
            <text:p>reservoir volume for a given elevation at the initial stage-area-volume curve</text:p>
          </table:table-cell>
          <table:table-cell office:value-type="string">
            <text:p>10**3 m**3, later in m**3</text:p>
          </table:table-cell>
          <table:table-cell/>
          <table:table-cell office:value-type="string">
            <text:p>maxval(nbrbat), subasin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table:style-name="ce15" office:value-type="string">
            <text:p>res_index</text:p>
          </table:table-cell>
          <table:table-cell/>
          <table:table-cell table:style-name="ce16" office:value-type="string">
            <text:p>indices for each subbasin to the corresponding entry in the reservoir arrays</text:p>
          </table:table-cell>
          <table:table-cell office:value-type="string">
            <text:p>index</text:p>
          </table:table-cell>
          <table:table-cell/>
          <table:table-cell office:value-type="string">
            <text:p>subasin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table:style-name="ce15" office:value-type="string">
            <text:p>n_reservoir</text:p>
          </table:table-cell>
          <table:table-cell/>
          <table:table-cell table:style-name="ce16" office:value-type="string">
            <text:p>number of reservoirs (subbasins with reservoirs)</text:p>
          </table:table-cell>
          <table:table-cell office:value-type="string">
            <text:p>'-</text:p>
          </table:table-cell>
          <table:table-cell table:number-columns-repeated="3"/>
          <table:table-cell table:style-name="ce12"/>
          <table:table-cell table:number-columns-repeated="1016"/>
        </table:table-row>
        <table:table-row table:style-name="ro1">
          <table:table-cell table:style-name="ce15" office:value-type="string">
            <text:p>latflow_res</text:p>
          </table:table-cell>
          <table:table-cell/>
          <table:table-cell office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>
            <text:p>subasin</text:p>
          </table:table-cell>
          <table:table-cell office:value-type="string">
            <text:p>reservoir_h.f90</text:p>
          </table:table-cell>
          <table:table-cell table:style-name="ce12"/>
          <table:table-cell table:number-columns-repeated="13"/>
          <table:table-cell office:value-type="string">
            <text:p>r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96"/>
        </table:table-row>
        <table:table-row table:style-name="ro1">
          <table:table-cell office:value-type="string">
            <text:p>reservoir_down</text:p>
          </table:table-cell>
          <table:table-cell/>
          <table:table-cell office:value-type="string">
            <text:p>arrays used for the routing of lateral inflow into the downstream reservoir (route subbasin output into other reservoirs)</text:p>
          </table:table-cell>
          <table:table-cell office:value-type="string">
            <text:p>interneal subbasin Ids</text:p>
          </table:table-cell>
          <table:table-cell/>
          <table:table-cell office:value-type="string">
            <text:p>subasin</text:p>
          </table:table-cell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>
            <text:p>doirrigation</text:p>
          </table:table-cell>
          <table:table-cell/>
          <table:table-cell office:value-type="string">
            <text:p>from do.dat switches on irrigation modules</text:p>
          </table:table-cell>
          <table:table-cell table:number-columns-repeated="2"/>
          <table:table-cell office:value-type="string">
            <text:p>Logical</text:p>
          </table:table-cell>
          <table:table-cell office:value-type="string">
            <text:p>common_h</text:p>
          </table:table-cell>
          <table:table-cell office:value-type="string">
            <text:p>readhymo</text:p>
          </table:table-cell>
          <table:table-cell office:value-type="string">
            <text:p>readgen</text:p>
          </table:table-cell>
          <table:table-cell office:value-type="string">
            <text:p>wasa</text:p>
          </table:table-cell>
          <table:table-cell table:number-columns-repeated="1014"/>
        </table:table-row>
        <table:table-row table:style-name="ro1">
          <table:table-cell office:value-type="string">
            <text:p>f_irri_supply</text:p>
          </table:table-cell>
          <table:table-cell/>
          <table:table-cell office:value-type="string">
            <text:p>flag to produce outfile of supplied water for each subbasin and timestep</text:p>
          </table:table-cell>
          <table:table-cell table:number-columns-repeated="3"/>
          <table:table-cell office:value-type="string">
            <text:p>common_h</text:p>
          </table:table-cell>
          <table:table-cell office:value-type="string">
            <text:p>allocate_h</text:p>
          </table:table-cell>
          <table:table-cell office:value-type="string">
            <text:p>readgen</text:p>
          </table:table-cell>
          <table:table-cell office:value-type="string">
            <text:p>hymo_all</text:p>
          </table:table-cell>
          <table:table-cell table:number-columns-repeated="1014"/>
        </table:table-row>
        <table:table-row table:style-name="ro1">
          <table:table-cell office:value-type="string">
            <text:p>f_irri_abstraction</text:p>
          </table:table-cell>
          <table:table-cell/>
          <table:table-cell office:value-type="string">
            <text:p>flag to produce outfile of abstracted water for each subbasin and timestep</text:p>
          </table:table-cell>
          <table:table-cell table:number-columns-repeated="3"/>
          <table:table-cell office:value-type="string">
            <text:p>common_h</text:p>
          </table:table-cell>
          <table:table-cell office:value-type="string">
            <text:p>allocate_h</text:p>
          </table:table-cell>
          <table:table-cell office:value-type="string">
            <text:p>readgen</text:p>
          </table:table-cell>
          <table:table-cell office:value-type="string">
            <text:p>hymo_all</text:p>
          </table:table-cell>
          <table:table-cell table:number-columns-repeated="1014"/>
        </table:table-row>
        <table:table-row table:style-name="ro1">
          <table:table-cell office:value-type="string">
            <text:p>irri_supply_record</text:p>
          </table:table-cell>
          <table:table-cell/>
          <table:table-cell office:value-type="string">
            <text:p>array for outfile. Received irrigation water for each subbasin and each timestep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</text:p>
          </table:table-cell>
          <table:table-cell office:value-type="string">
            <text:p>allocate_h</text:p>
          </table:table-cell>
          <table:table-cell office:value-type="string">
            <text:p>hymo_all</text:p>
          </table:table-cell>
          <table:table-cell office:value-type="string">
            <text:p>irrigation_abstraction</text:p>
          </table:table-cell>
          <table:table-cell table:number-columns-repeated="1014"/>
        </table:table-row>
        <table:table-row table:style-name="ro1">
          <table:table-cell office:value-type="string">
            <text:p>irri_abstraction_record</text:p>
          </table:table-cell>
          <table:table-cell/>
          <table:table-cell office:value-type="string">
            <text:p>array for outfile. Water abstraction for each subbasin and each timestep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</text:p>
          </table:table-cell>
          <table:table-cell office:value-type="string">
            <text:p>allocate_h</text:p>
          </table:table-cell>
          <table:table-cell office:value-type="string">
            <text:p>hymo_all</text:p>
          </table:table-cell>
          <table:table-cell office:value-type="string">
            <text:p>irrigation_abstraction</text:p>
          </table:table-cell>
          <table:table-cell table:number-columns-repeated="1014"/>
        </table:table-row>
        <table:table-row table:style-name="ro1">
          <table:table-cell office:value-type="string">
            <text:p>frac_irr_tc</text:p>
          </table:table-cell>
          <table:table-cell/>
          <table:table-cell office:value-type="string">
            <text:p>fraction of irrigated area in current TC</text:p>
          </table:table-cell>
          <table:table-cell table:number-columns-repeated="3"/>
          <table:table-cell office:value-type="string">
            <text:p>readhymo</text:p>
          </table:table-cell>
          <table:table-cell office:value-type="string">
            <text:p>readhymo</text:p>
          </table:table-cell>
          <table:table-cell table:number-columns-repeated="1016"/>
        </table:table-row>
        <table:table-row table:style-name="ro1">
          <table:table-cell office:value-type="string">
            <text:p>frac_irr_lu</text:p>
          </table:table-cell>
          <table:table-cell/>
          <table:table-cell office:value-type="string">
            <text:p>fraction of irrigated area in current LU</text:p>
          </table:table-cell>
          <table:table-cell table:number-columns-repeated="3"/>
          <table:table-cell office:value-type="string">
            <text:p>readhymo</text:p>
          </table:table-cell>
          <table:table-cell office:value-type="string">
            <text:p>readhymo</text:p>
          </table:table-cell>
          <table:table-cell table:number-columns-repeated="1016"/>
        </table:table-row>
        <table:table-row table:style-name="ro1">
          <table:table-cell office:value-type="string">
            <text:p>frac_svc_x</text:p>
          </table:table-cell>
          <table:table-cell/>
          <table:table-cell office:value-type="string">
            <text:p>fraction of svc on of TC</text:p>
          </table:table-cell>
          <table:table-cell table:number-columns-repeated="3"/>
          <table:table-cell office:value-type="string">
            <text:p>readhymo</text:p>
          </table:table-cell>
          <table:table-cell office:value-type="string">
            <text:p>readhymo</text:p>
          </table:table-cell>
          <table:table-cell table:number-columns-repeated="1016"/>
        </table:table-row>
        <table:table-row table:style-name="ro1">
          <table:table-cell office:value-type="string">
            <text:p>frac_irr_sub</text:p>
          </table:table-cell>
          <table:table-cell/>
          <table:table-cell office:value-type="string">
            <text:p>fraction of irrigated area in current subbasin</text:p>
          </table:table-cell>
          <table:table-cell table:number-columns-repeated="2"/>
          <table:table-cell office:value-type="string">
            <text:p>subasin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office:value-type="string">
            <text:p>soilwat</text:p>
          </table:table-cell>
          <table:table-cell table:number-columns-repeated="1014"/>
        </table:table-row>
        <table:table-row table:style-name="ro1">
          <table:table-cell office:value-type="string">
            <text:p>column_test</text:p>
          </table:table-cell>
          <table:table-cell/>
          <table:table-cell office:value-type="string">
            <text:p>number of columns in svc.dat</text:p>
          </table:table-cell>
          <table:table-cell table:number-columns-repeated="3"/>
          <table:table-cell office:value-type="string">
            <text:p>readhymo</text:p>
          </table:table-cell>
          <table:table-cell office:value-type="string">
            <text:p>readhymo</text:p>
          </table:table-cell>
          <table:table-cell table:number-columns-repeated="1016"/>
        </table:table-row>
        <table:table-row table:style-name="ro1">
          <table:table-cell office:value-type="string">
            <text:p>svc_irr</text:p>
          </table:table-cell>
          <table:table-cell/>
          <table:table-cell office:value-type="string">
            <text:p>contains the flags for irrigated SVCs (0 = no irrigation, 1 = irrigation)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soilwat</text:p>
          </table:table-cell>
          <table:table-cell table:number-columns-repeated="1015"/>
        </table:table-row>
        <table:table-row table:style-name="ro1">
          <table:table-cell office:value-type="string">
            <text:p>nbr_irri_records</text:p>
          </table:table-cell>
          <table:table-cell/>
          <table:table-cell office:value-type="string">
            <text:p>rows in irri.dat without header</text:p>
          </table:table-cell>
          <table:table-cell table:number-columns-repeated="3"/>
          <table:table-cell office:value-type="string">
            <text:p>hymo_h</text:p>
          </table:table-cell>
          <table:table-cell office:value-type="string">
            <text:p>soilwat</text:p>
          </table:table-cell>
          <table:table-cell table:number-columns-repeated="1016"/>
        </table:table-row>
        <table:table-row table:style-name="ro1">
          <table:table-cell office:value-type="string">
            <text:p>source_options</text:p>
          </table:table-cell>
          <table:table-cell/>
          <table:table-cell office:value-type="string">
            <text:p>array to store the possible irrigation source options. For error check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adhymmo</text:p>
          </table:table-cell>
          <table:table-cell office:value-type="string">
            <text:p>readhymo</text:p>
          </table:table-cell>
          <table:table-cell table:number-columns-repeated="1016"/>
        </table:table-row>
        <table:table-row table:style-name="ro1">
          <table:table-cell office:value-type="string">
            <text:p>rule_options</text:p>
          </table:table-cell>
          <table:table-cell/>
          <table:table-cell office:value-type="string">
            <text:p>array to store the possible irrigation rule options. For error check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readhymo</text:p>
          </table:table-cell>
          <table:table-cell office:value-type="string">
            <text:p>readhymo</text:p>
          </table:table-cell>
          <table:table-cell table:number-columns-repeated="1016"/>
        </table:table-row>
        <table:table-row table:style-name="ro1">
          <table:table-cell office:value-type="string">
            <text:p>irri_rate</text:p>
          </table:table-cell>
          <table:table-cell/>
          <table:table-cell office:value-type="string">
            <text:p>temporary array to store rates from irri.da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adhymo</text:p>
          </table:table-cell>
          <table:table-cell office:value-type="string">
            <text:p>readhymo</text:p>
          </table:table-cell>
          <table:table-cell table:number-columns-repeated="1016"/>
        </table:table-row>
        <table:table-row table:style-name="ro1">
          <table:table-cell office:value-type="string">
            <text:p>loss</text:p>
          </table:table-cell>
          <table:table-cell/>
          <table:table-cell office:value-type="string">
            <text:p>loss_factor read from irri.dat</text:p>
          </table:table-cell>
          <table:table-cell table:number-columns-repeated="3"/>
          <table:table-cell office:value-type="string">
            <text:p>readhymo</text:p>
          </table:table-cell>
          <table:table-cell office:value-type="string">
            <text:p>readhymo</text:p>
          </table:table-cell>
          <table:table-cell table:number-columns-repeated="1016"/>
        </table:table-row>
        <table:table-row table:style-name="ro1">
          <table:table-cell office:value-type="string">
            <text:p>sub_source</text:p>
          </table:table-cell>
          <table:table-cell/>
          <table:table-cell office:value-type="string">
            <text:p>Donor Subbasin from irri.dat (first column)</text:p>
          </table:table-cell>
          <table:table-cell table:number-columns-repeated="2"/>
          <table:table-cell office:value-type="string">
            <text:p>nbr_irri_records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sub_reciever</text:p>
          </table:table-cell>
          <table:table-cell/>
          <table:table-cell office:value-type="string">
            <text:p>Reciever Subbasin from irri.dat(second column)</text:p>
          </table:table-cell>
          <table:table-cell table:number-columns-repeated="2"/>
          <table:table-cell office:value-type="string">
            <text:p>nbr_irri_records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irri_rule</text:p>
          </table:table-cell>
          <table:table-cell/>
          <table:table-cell office:value-type="string">
            <text:p>Irrigation rule from irri.dat (third column)</text:p>
          </table:table-cell>
          <table:table-cell table:number-columns-repeated="2"/>
          <table:table-cell office:value-type="string">
            <text:p>nbr_irri_records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irri_rate_riv</text:p>
          </table:table-cell>
          <table:table-cell/>
          <table:table-cell office:value-type="string">
            <text:p>for reading irri.dat, rates for river abstraction</text:p>
          </table:table-cell>
          <table:table-cell table:number-columns-repeated="2"/>
          <table:table-cell office:value-type="string">
            <text:p>subasin+1,subasin, 4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irri_rate_res</text:p>
          </table:table-cell>
          <table:table-cell/>
          <table:table-cell office:value-type="string">
            <text:p>for reading irri.dat, rates for reservoir abstraction</text:p>
          </table:table-cell>
          <table:table-cell table:number-columns-repeated="2"/>
          <table:table-cell office:value-type="string">
            <text:p>subasin+1,subasin, 4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irri_rate_gw</text:p>
          </table:table-cell>
          <table:table-cell/>
          <table:table-cell office:value-type="string">
            <text:p>for reading irri.dat, rates for groundwater abstraction</text:p>
          </table:table-cell>
          <table:table-cell table:number-columns-repeated="2"/>
          <table:table-cell office:value-type="string">
            <text:p>subasin+1,subasin, 4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irri_rate_lake</text:p>
          </table:table-cell>
          <table:table-cell/>
          <table:table-cell office:value-type="string">
            <text:p>for reading irri.dat, rates for lake abstraction</text:p>
          </table:table-cell>
          <table:table-cell table:number-columns-repeated="2"/>
          <table:table-cell office:value-type="string">
            <text:p>subasin+1,subasin, 4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irri_rate_ext</text:p>
          </table:table-cell>
          <table:table-cell/>
          <table:table-cell office:value-type="string">
            <text:p>for reading irri.dat, rates for external abstraction</text:p>
          </table:table-cell>
          <table:table-cell table:number-columns-repeated="2"/>
          <table:table-cell office:value-type="string">
            <text:p>subasin+1, 4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cwd_gw</text:p>
          </table:table-cell>
          <table:table-cell/>
          <table:table-cell office:value-type="string">
            <text:p>for storing crop water demand factors when water is from groundwater</text:p>
          </table:table-cell>
          <table:table-cell table:number-columns-repeated="2"/>
          <table:table-cell office:value-type="string">
            <text:p>subasin+1,subasin, 4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cwd_res</text:p>
          </table:table-cell>
          <table:table-cell/>
          <table:table-cell office:value-type="string">
            <text:p>for storing crop water demand factors when water is from reservoir</text:p>
          </table:table-cell>
          <table:table-cell table:number-columns-repeated="2"/>
          <table:table-cell office:value-type="string">
            <text:p>subasin+1,subasin, 4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cwd_riv</text:p>
          </table:table-cell>
          <table:table-cell/>
          <table:table-cell office:value-type="string">
            <text:p>for storing crop water demand factors when water is from river</text:p>
          </table:table-cell>
          <table:table-cell table:number-columns-repeated="2"/>
          <table:table-cell office:value-type="string">
            <text:p>subasin+1,subasin, 4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cwd_lake</text:p>
          </table:table-cell>
          <table:table-cell/>
          <table:table-cell office:value-type="string">
            <text:p>for storing crop water demand factors when water is from lake</text:p>
          </table:table-cell>
          <table:table-cell table:number-columns-repeated="2"/>
          <table:table-cell office:value-type="string">
            <text:p>subasin+1,subasin, 4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cwd_ext</text:p>
          </table:table-cell>
          <table:table-cell/>
          <table:table-cell office:value-type="string">
            <text:p>for storing crop water demand factors when water is from external source</text:p>
          </table:table-cell>
          <table:table-cell table:number-columns-repeated="2"/>
          <table:table-cell office:value-type="string">
            <text:p>subasin+1, 4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loss_gw</text:p>
          </table:table-cell>
          <table:table-cell/>
          <table:table-cell office:value-type="string">
            <text:p>for storing loss factor for groundwater sources</text:p>
          </table:table-cell>
          <table:table-cell table:number-columns-repeated="2"/>
          <table:table-cell office:value-type="string">
            <text:p>subasin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loss_riv</text:p>
          </table:table-cell>
          <table:table-cell/>
          <table:table-cell office:value-type="string">
            <text:p>for storing loss factor for river sources</text:p>
          </table:table-cell>
          <table:table-cell table:number-columns-repeated="2"/>
          <table:table-cell office:value-type="string">
            <text:p>subasin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loss_res</text:p>
          </table:table-cell>
          <table:table-cell/>
          <table:table-cell office:value-type="string">
            <text:p>for storing loss factor for reservoir sources</text:p>
          </table:table-cell>
          <table:table-cell table:number-columns-repeated="2"/>
          <table:table-cell office:value-type="string">
            <text:p>subasin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loss_lake</text:p>
          </table:table-cell>
          <table:table-cell/>
          <table:table-cell office:value-type="string">
            <text:p>for storing loss factor for lake sources</text:p>
          </table:table-cell>
          <table:table-cell table:number-columns-repeated="2"/>
          <table:table-cell office:value-type="string">
            <text:p>subasin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loss_ext</text:p>
          </table:table-cell>
          <table:table-cell/>
          <table:table-cell office:value-type="string">
            <text:p>for storing loss factor for external sources</text:p>
          </table:table-cell>
          <table:table-cell table:number-columns-repeated="2"/>
          <table:table-cell office:value-type="string">
            <text:p>subasin</text:p>
          </table:table-cell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irri_source</text:p>
          </table:table-cell>
          <table:table-cell/>
          <table:table-cell office:value-type="string">
            <text:p>where is the irrigation extracted from sub_reciever (reservoir,river,groundwater), temporary array to sort irri.dat</text:p>
          </table:table-cell>
          <table:table-cell table:number-columns-repeated="3"/>
          <table:table-cell office:value-type="string">
            <text:p>hymo_h</text:p>
          </table:table-cell>
          <table:table-cell office:value-type="string">
            <text:p>readhymo</text:p>
          </table:table-cell>
          <table:table-cell table:number-columns-repeated="1016"/>
        </table:table-row>
        <table:table-row table:style-name="ro1">
          <table:table-cell office:value-type="string">
            <text:p>irri_supply</text:p>
          </table:table-cell>
          <table:table-cell/>
          <table:table-cell office:value-type="string">
            <text:p>Amount of irrigation water that each subbasin recieves in next timestep</text:p>
          </table:table-cell>
          <table:table-cell table:number-columns-repeated="2"/>
          <table:table-cell office:value-type="string">
            <text:p>subasin</text:p>
          </table:table-cell>
          <table:table-cell office:value-type="string">
            <text:p>hymo_h, <text:s/>allocated in readhymo</text:p>
          </table:table-cell>
          <table:table-cell office:value-type="string">
            <text:p>soilwat</text:p>
          </table:table-cell>
          <table:table-cell office:value-type="string">
            <text:p>irrigation_abstraction</text:p>
          </table:table-cell>
          <table:table-cell office:value-type="string">
            <text:p>soilwat</text:p>
          </table:table-cell>
          <table:table-cell table:number-columns-repeated="1014"/>
        </table:table-row>
        <table:table-row table:style-name="ro1">
          <table:table-cell office:value-type="string">
            <text:p>irri_abstraction </text:p>
          </table:table-cell>
          <table:table-cell/>
          <table:table-cell office:value-type="string">
            <text:p>Amount of irrigation water that was extracted from eacch subbasin</text:p>
          </table:table-cell>
          <table:table-cell table:number-columns-repeated="3"/>
          <table:table-cell office:value-type="string">
            <text:p>hymo_h</text:p>
          </table:table-cell>
          <table:table-cell office:value-type="string">
            <text:p>irri_abstraction</text:p>
          </table:table-cell>
          <table:table-cell table:number-columns-repeated="1016"/>
        </table:table-row>
        <table:table-row table:style-name="ro1">
          <table:table-cell office:value-type="string">
            <text:p>irri_input</text:p>
          </table:table-cell>
          <table:table-cell/>
          <table:table-cell office:value-type="string">
            <text:p>water input by irrigtion for each SVC in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hymo_h</text:p>
          </table:table-cell>
          <table:table-cell office:value-type="string">
            <text:p>soilwat</text:p>
          </table:table-cell>
          <table:table-cell table:number-columns-repeated="1016"/>
        </table:table-row>
        <table:table-row table:style-name="ro1">
          <table:table-cell office:value-type="string">
            <text:p>seasonality_irri</text:p>
          </table:table-cell>
          <table:table-cell/>
          <table:table-cell office:value-type="string">
            <text:p>array that stores the data from irri_seasons.dat. Used for calculating seasonal irrigation ratess</text:p>
          </table:table-cell>
          <table:table-cell table:number-columns-repeated="3"/>
          <table:table-cell office:value-type="string">
            <text:p>hymo_h</text:p>
          </table:table-cell>
          <table:table-cell office:value-type="string">
            <text:p>readhymo</text:p>
          </table:table-cell>
          <table:table-cell office:value-type="string">
            <text:p>irrigation_abstraction</text:p>
          </table:table-cell>
          <table:table-cell table:number-columns-repeated="1015"/>
        </table:table-row>
        <table:table-row table:style-name="ro1">
          <table:table-cell office:value-type="string">
            <text:p>abstraction_requested</text:p>
          </table:table-cell>
          <table:table-cell/>
          <table:table-cell office:value-type="string">
            <text:p>irrigation water is demanded to be requested from current subbasin</text:p>
          </table:table-cell>
          <table:table-cell table:number-columns-repeated="3"/>
          <table:table-cell office:value-type="string">
            <text:p>irrigation_abstraction</text:p>
          </table:table-cell>
          <table:table-cell office:value-type="string">
            <text:p>irrigation_abstraction</text:p>
          </table:table-cell>
          <table:table-cell table:number-columns-repeated="1016"/>
        </table:table-row>
        <table:table-row table:style-name="ro1">
          <table:table-cell office:value-type="string">
            <text:p>abstraction_available</text:p>
          </table:table-cell>
          <table:table-cell/>
          <table:table-cell office:value-type="string">
            <text:p>irrigation water is available to be abstracted from current subbasin</text:p>
          </table:table-cell>
          <table:table-cell table:number-columns-repeated="3"/>
          <table:table-cell office:value-type="string">
            <text:p>irrigation_abstraction</text:p>
          </table:table-cell>
          <table:table-cell office:value-type="string">
            <text:p>irrigation_abstraction</text:p>
          </table:table-cell>
          <table:table-cell table:number-columns-repeated="1016"/>
        </table:table-row>
        <table:table-row table:style-name="ro1">
          <table:table-cell office:value-type="string">
            <text:p>receiver_basins</text:p>
          </table:table-cell>
          <table:table-cell/>
          <table:table-cell office:value-type="string">
            <text:p>subbasins that receive irrigation water from current subbasin</text:p>
          </table:table-cell>
          <table:table-cell table:number-columns-repeated="3"/>
          <table:table-cell office:value-type="string">
            <text:p>irrigation_abstraction</text:p>
          </table:table-cell>
          <table:table-cell office:value-type="string">
            <text:p>irrigation_abstraction</text:p>
          </table:table-cell>
          <table:table-cell table:number-columns-repeated="1016"/>
        </table:table-row>
        <table:table-row table:style-name="ro1">
          <table:table-cell office:value-type="string">
            <text:p>rate</text:p>
          </table:table-cell>
          <table:table-cell/>
          <table:table-cell office:value-type="string">
            <text:p>temporary storage of water request to current subbasin</text:p>
          </table:table-cell>
          <table:table-cell table:number-columns-repeated="3"/>
          <table:table-cell office:value-type="string">
            <text:p>irrigation_abstraction</text:p>
          </table:table-cell>
          <table:table-cell office:value-type="string">
            <text:p>irrigation_abstraction</text:p>
          </table:table-cell>
          <table:table-cell table:number-columns-repeated="1016"/>
        </table:table-row>
        <table:table-row table:style-name="ro1">
          <table:table-cell office:value-type="string">
            <text:p>rate_cwd</text:p>
          </table:table-cell>
          <table:table-cell/>
          <table:table-cell office:value-type="string">
            <text:p>temporary storage of water request to current subbasin from crop water demand</text:p>
          </table:table-cell>
          <table:table-cell table:number-columns-repeated="3"/>
          <table:table-cell office:value-type="string">
            <text:p>irrigation_abstraction</text:p>
          </table:table-cell>
          <table:table-cell office:value-type="string">
            <text:p>irrigation_abstraction</text:p>
          </table:table-cell>
          <table:table-cell table:number-columns-repeated="1016"/>
        </table:table-row>
        <table:table-row table:style-name="ro1">
          <table:table-cell office:value-type="string">
            <text:p>all_request</text:p>
          </table:table-cell>
          <table:table-cell/>
          <table:table-cell office:value-type="string">
            <text:p>stores abstraction_requested for later purpose, temporal</text:p>
          </table:table-cell>
          <table:table-cell table:number-columns-repeated="3"/>
          <table:table-cell office:value-type="string">
            <text:p>irrigation_abstraction</text:p>
          </table:table-cell>
          <table:table-cell office:value-type="string">
            <text:p>irrigation_abstraction</text:p>
          </table:table-cell>
          <table:table-cell table:number-columns-repeated="1016"/>
        </table:table-row>
        <table:table-row table:style-name="ro1" table:number-rows-repeated="31521">
          <table:table-cell table:number-columns-repeated="7"/>
          <table:table-cell table:style-name="ce12"/>
          <table:table-cell table:number-columns-repeated="1016"/>
        </table:table-row>
        <table:table-row table:style-name="ro1" table:number-rows-repeated="1016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9" table:default-cell-style-name="ce1"/>
        <table:table-column table:style-name="co11" table:number-columns-repeated="1023" table:default-cell-style-name="ce1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1">
        <table:table-column table:style-name="co9" table:default-cell-style-name="ce1"/>
        <table:table-column table:style-name="co11" table:number-columns-repeated="1023" table:default-cell-style-name="ce1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__Anonymous_Sheet_DB__0" table:target-range-address="Tabelle1.A3:Tabelle1.AMJ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onsolas2" svg:font-family="Consolas"/>
    <style:font-face style:name="Consolas1" svg:font-family="Consolas1"/>
    <style:font-face style:name="Consolas" svg:font-family="Consolas" style:font-family-generic="modern"/>
    <style:font-face style:name="Arial2" svg:font-family="Arial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5">25.01.2021</text:date>, <text:time>12:55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creator>Paul Voit</dc:creator>
    <meta:creation-date>2005-06-23T12:25:26Z</meta:creation-date>
    <dc:date>2021-01-25T12:55:47.50</dc:date>
    <meta:editing-cycles>269</meta:editing-cycles>
    <meta:editing-duration>PT0S</meta:editing-duration>
    <meta:document-statistic meta:table-count="3" meta:cell-count="2791" meta:object-count="0"/>
    <meta:user-defined meta:name="Info 1"/>
    <meta:user-defined meta:name="Info 2"/>
    <meta:user-defined meta:name="Info 3"/>
    <meta:user-defined meta:name="Info 4"/>
  </office:meta>
</office:document-meta>
</file>